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76mm"/>
    </style:style>
    <style:style style:name="co2" style:family="table-column">
      <style:table-column-properties fo:break-before="auto" style:column-width="41.73mm"/>
    </style:style>
    <style:style style:name="co3" style:family="table-column">
      <style:table-column-properties fo:break-before="auto" style:column-width="91.78mm"/>
    </style:style>
    <style:style style:name="co4" style:family="table-column">
      <style:table-column-properties fo:break-before="auto" style:column-width="35.65mm"/>
    </style:style>
    <style:style style:name="co5" style:family="table-column">
      <style:table-column-properties fo:break-before="auto" style:column-width="46.16mm"/>
    </style:style>
    <style:style style:name="co6" style:family="table-column">
      <style:table-column-properties fo:break-before="auto" style:column-width="94.81mm"/>
    </style:style>
    <style:style style:name="co7" style:family="table-column">
      <style:table-column-properties fo:break-before="auto" style:column-width="51.96mm"/>
    </style:style>
    <style:style style:name="co8" style:family="table-column">
      <style:table-column-properties fo:break-before="auto" style:column-width="37.04mm"/>
    </style:style>
    <style:style style:name="co9" style:family="table-column">
      <style:table-column-properties fo:break-before="auto" style:column-width="120mm"/>
    </style:style>
    <style:style style:name="co10" style:family="table-column">
      <style:table-column-properties fo:break-before="auto" style:column-width="42.02mm"/>
    </style:style>
    <style:style style:name="co11" style:family="table-column">
      <style:table-column-properties fo:break-before="auto" style:column-width="43.6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2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09" table:default-cell-style-name="ce2"/>
        <table:table-column table:style-name="co12" table:number-columns-repeated="2" table:default-cell-style-name="ce5"/>
        <table:table-row table:style-name="ro1">
          <table:table-cell table:style-name="ce1" office:value-type="string" calcext:value-type="string">
            <text:p>Opportunity Name</text:p>
          </table:table-cell>
          <table:table-cell table:style-name="ce1" office:value-type="string" calcext:value-type="string">
            <text:p>country Check Ops</text:p>
          </table:table-cell>
          <table:table-cell table:style-name="ce1" office:value-type="string" calcext:value-type="string">
            <text:p>grails link</text:p>
          </table:table-cell>
          <table:table-cell table:style-name="ce1" office:value-type="string" calcext:value-type="string">
            <text:p>Outfittery order ID</text:p>
          </table:table-cell>
          <table:table-cell table:style-name="ce1" office:value-type="string" calcext:value-type="string">
            <text:p>Date Outfittery dispatch</text:p>
          </table:table-cell>
          <table:table-cell table:style-name="ce1" office:value-type="string" calcext:value-type="string">
            <text:p>returns comment</text:p>
          </table:table-cell>
          <table:table-cell table:style-name="ce1" office:value-type="string" calcext:value-type="string">
            <text:p>returns comment put Date</text:p>
          </table:table-cell>
          <table:table-cell table:style-name="ce1" office:value-type="string" calcext:value-type="string">
            <text:p>Not reached call</text:p>
          </table:table-cell>
          <table:table-cell table:style-name="ce1" office:value-type="string" calcext:value-type="string">
            <text:p>DHL returns next step</text:p>
          </table:table-cell>
          <table:table-cell table:style-name="ce1" office:value-type="string" calcext:value-type="string">
            <text:p>New address returns</text:p>
          </table:table-cell>
          <table:table-cell table:style-name="ce1" office:value-type="string" calcext:value-type="string">
            <text:p>New Order-ID</text:p>
          </table:table-cell>
          <table:table-cell table:style-name="ce1" office:value-type="string" calcext:value-type="string">
            <text:p>E-Mail send to Stylist</text:p>
          </table:table-cell>
          <table:table-cell table:style-name="ce1" office:value-type="string" calcext:value-type="string">
            <text:p>Repacked by Stylist</text:p>
          </table:table-cell>
          <table:table-cell table:style-name="ce1" table:number-columns-repeated="1009"/>
          <table:table-cell table:style-name="ce4" table:number-columns-repeated="2"/>
        </table:table-row>
        <table:table-row table:style-name="ro1">
          <table:table-cell office:value-type="string" calcext:value-type="string">
            <text:p><text:s/>Borislav Jankic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8758062</text:p>
          </table:table-cell>
          <table:table-cell office:value-type="float" office:value="278758062" calcext:value-type="float">
            <text:p>278758062</text:p>
          </table:table-cell>
          <table:table-cell office:value-type="string" calcext:value-type="string">
            <text:p>5/13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Koppstr. 42 2. OG 81379 München</text:p>
          </table:table-cell>
          <table:table-cell office:value-type="string" calcext:value-type="string">
            <text:p>wurde bereits verschick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/>Daniel Ziaja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83411225</text:p>
          </table:table-cell>
          <table:table-cell office:value-type="float" office:value="283411225" calcext:value-type="float">
            <text:p>283411225</text:p>
          </table:table-cell>
          <table:table-cell office:value-type="string" calcext:value-type="string">
            <text:p>5/22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An der kaiserburg 10 40629 Düsseldorf</text:p>
          </table:table-cell>
          <table:table-cell office:value-type="string" calcext:value-type="string">
            <text:p>Teile aus der Box behal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/>Dennis Hofman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9418915</text:p>
          </table:table-cell>
          <table:table-cell office:value-type="float" office:value="269418915" calcext:value-type="float">
            <text:p>269418915</text:p>
          </table:table-cell>
          <table:table-cell office:value-type="string" calcext:value-type="string">
            <text:p>4/22/20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5/2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c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Stefan Kohlbrenn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9185711</text:p>
          </table:table-cell>
          <table:table-cell office:value-type="float" office:value="279185711" calcext:value-type="float">
            <text:p>279185711</text:p>
          </table:table-cell>
          <table:table-cell office:value-type="string" calcext:value-type="string">
            <text:p>5/21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orben Stradtman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9557441</text:p>
          </table:table-cell>
          <table:table-cell office:value-type="float" office:value="259557441" calcext:value-type="float">
            <text:p>259557441</text:p>
          </table:table-cell>
          <table:table-cell office:value-type="string" calcext:value-type="string">
            <text:p>3/20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Torben Stradtmann Fulde 13c 29664 Walsr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chen Kapl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1936536</text:p>
          </table:table-cell>
          <table:table-cell office:value-type="float" office:value="271936536" calcext:value-type="float">
            <text:p>271936536</text:p>
          </table:table-cell>
          <table:table-cell table:style-name="ce3" office:value-type="date" office:date-value="2015-11-05" calcext:value-type="date">
            <text:p>05/11/15</text:p>
          </table:table-cell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5/27/2015</text:p>
          </table:table-cell>
          <table:table-cell/>
          <table:table-cell office:value-type="string" calcext:value-type="string">
            <text:p>cancel</text:p>
          </table:table-cell>
          <table:table-cell office:value-type="string" calcext:value-type="string">
            <text:p>Saportastr. 280637 Münch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Andi Ortman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81513849</text:p>
          </table:table-cell>
          <table:table-cell office:value-type="float" office:value="281513849" calcext:value-type="float">
            <text:p>281513849</text:p>
          </table:table-cell>
          <table:table-cell office:value-type="string" calcext:value-type="string">
            <text:p>5/19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8/2015</text:p>
          </table:table-cell>
          <table:table-cell/>
          <table:table-cell office:value-type="string" calcext:value-type="string">
            <text:p>keine Telefonnr - EMAIL an Kunden (25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andre fahs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9429115</text:p>
          </table:table-cell>
          <table:table-cell office:value-type="float" office:value="269429115" calcext:value-type="float">
            <text:p>269429115</text:p>
          </table:table-cell>
          <table:table-cell table:style-name="ce3" office:value-type="date" office:date-value="2015-07-05" calcext:value-type="date">
            <text:p>05/07/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5/28/2015</text:p>
          </table:table-cell>
          <table:table-cell/>
          <table:table-cell office:value-type="string" calcext:value-type="string">
            <text:p>1. Mal nicht erreic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andre selig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1638757</text:p>
          </table:table-cell>
          <table:table-cell office:value-type="float" office:value="271638757" calcext:value-type="float">
            <text:p>271638757</text:p>
          </table:table-cell>
          <table:table-cell table:style-name="ce3" office:value-type="date" office:date-value="2015-05-05" calcext:value-type="date">
            <text:p>05/05/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5/28/2015</text:p>
          </table:table-cell>
          <table:table-cell/>
          <table:table-cell office:value-type="string" calcext:value-type="string">
            <text:p>keine Telefonnr _EMAIL an Kunden (25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Andrea Puiatti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80767160</text:p>
          </table:table-cell>
          <table:table-cell office:value-type="float" office:value="280767160" calcext:value-type="float">
            <text:p>280767160</text:p>
          </table:table-cell>
          <table:table-cell office:value-type="string" calcext:value-type="string">
            <text:p>5/18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Pappellellee 63 10437 Berlin</text:p>
          </table:table-cell>
          <table:table-cell office:value-type="float" office:value="297961521" calcext:value-type="float">
            <text:p>297961521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/>Andreas Nöth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7558948</text:p>
          </table:table-cell>
          <table:table-cell office:value-type="float" office:value="277558948" calcext:value-type="float">
            <text:p>277558948</text:p>
          </table:table-cell>
          <table:table-cell office:value-type="string" calcext:value-type="string">
            <text:p>5/19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Björn Frey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0674556</text:p>
          </table:table-cell>
          <table:table-cell office:value-type="float" office:value="270674556" calcext:value-type="float">
            <text:p>270674556</text:p>
          </table:table-cell>
          <table:table-cell table:style-name="ce3" office:value-type="date" office:date-value="2015-05-05" calcext:value-type="date">
            <text:p>05/05/15</text:p>
          </table:table-cell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5/28/2015</text:p>
          </table:table-cell>
          <table:table-cell/>
          <table:table-cell office:value-type="string" calcext:value-type="string">
            <text:p>1. Mal nicht erreic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Björn Scheele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83461553</text:p>
          </table:table-cell>
          <table:table-cell office:value-type="float" office:value="283461553" calcext:value-type="float">
            <text:p>28346155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5/2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Kölnstraße 76 50354 Hürth</text:p>
          </table:table-cell>
          <table:table-cell office:value-type="float" office:value="298793648" calcext:value-type="float">
            <text:p>298793648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<text:s/>Christian Pietrowski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6976027</text:p>
          </table:table-cell>
          <table:table-cell office:value-type="float" office:value="276976027" calcext:value-type="float">
            <text:p>276976027</text:p>
          </table:table-cell>
          <table:table-cell table:style-name="ce3" office:value-type="date" office:date-value="2015-08-05" calcext:value-type="date">
            <text:p>05/08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Ruppenthaler weg 27 47533 Kleve</text:p>
          </table:table-cell>
          <table:table-cell office:value-type="string" calcext:value-type="string">
            <text:p>Email an Thomas geschickt- warten auf Antwort - </text:p>
            <text:p>[TG] der Retourenlink ist aktiv und somit hat der Kunde die Box behalten udn retourniert. Keine weitere Bearbeitung notwendig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<text:s/>Christopher Liguori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80732100</text:p>
          </table:table-cell>
          <table:table-cell office:value-type="float" office:value="280732100" calcext:value-type="float">
            <text:p>280732100</text:p>
          </table:table-cell>
          <table:table-cell office:value-type="string" calcext:value-type="string">
            <text:p>5/18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Postnummer : 803902502 Packstation 128 Bahnhof Gleis 1 Bahnhofstr. 17 71638 Ludwigsburg</text:p>
          </table:table-cell>
          <table:table-cell office:value-type="string" calcext:value-type="string">
            <text:p>Teile aus der Box behal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/>Daniel Liebewirth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3408559</text:p>
          </table:table-cell>
          <table:table-cell office:value-type="float" office:value="273408559" calcext:value-type="float">
            <text:p>273408559</text:p>
          </table:table-cell>
          <table:table-cell office:value-type="string" calcext:value-type="string">
            <text:p>4/29/2015</text:p>
          </table:table-cell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5/28/2015</text:p>
          </table:table-cell>
          <table:table-cell/>
          <table:table-cell office:value-type="string" calcext:value-type="string">
            <text:p>keine Telefonnr- EMAIL an Kunden (25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Davut 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5293277</text:p>
          </table:table-cell>
          <table:table-cell office:value-type="float" office:value="275293277" calcext:value-type="float">
            <text:p>275293277</text:p>
          </table:table-cell>
          <table:table-cell table:style-name="ce3" office:value-type="date" office:date-value="2015-11-05" calcext:value-type="date">
            <text:p>05/11/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5/28/2015</text:p>
          </table:table-cell>
          <table:table-cell/>
          <table:table-cell office:value-type="string" calcext:value-type="string">
            <text:p>keine Telefonn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Dawid Przybylski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9205168</text:p>
          </table:table-cell>
          <table:table-cell office:value-type="float" office:value="279205168" calcext:value-type="float">
            <text:p>279205168</text:p>
          </table:table-cell>
          <table:table-cell office:value-type="string" calcext:value-type="string">
            <text:p>5/15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8/2015</text:p>
          </table:table-cell>
          <table:table-cell/>
          <table:table-cell office:value-type="string" calcext:value-type="string">
            <text:p>1. Mal nicht erreic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Dennis Basl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83434223</text:p>
          </table:table-cell>
          <table:table-cell office:value-type="float" office:value="283434223" calcext:value-type="float">
            <text:p>28343422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5/2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Schlettstadter Straße 2 22049 Hamburg</text:p>
          </table:table-cell>
          <table:table-cell office:value-type="float" office:value="298809908" calcext:value-type="float">
            <text:p>298809908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/>Diego Bichl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85929983</text:p>
          </table:table-cell>
          <table:table-cell office:value-type="float" office:value="285929983" calcext:value-type="float">
            <text:p>28592998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5/2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Bi PHiT GmbH z.H. Diego Bichler Rumfordstr. 45 80469 München</text:p>
          </table:table-cell>
          <table:table-cell office:value-type="string" calcext:value-type="string">
            <text:p>hat bereits neue Box bekomm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/>Fabian Müll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81939046</text:p>
          </table:table-cell>
          <table:table-cell office:value-type="float" office:value="281939046" calcext:value-type="float">
            <text:p>281939046</text:p>
          </table:table-cell>
          <table:table-cell office:value-type="string" calcext:value-type="string">
            <text:p>5/20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8/2015</text:p>
          </table:table-cell>
          <table:table-cell/>
          <table:table-cell office:value-type="string" calcext:value-type="string">
            <text:p>keine Telefonn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Fabian Röd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4203562</text:p>
          </table:table-cell>
          <table:table-cell office:value-type="float" office:value="274203562" calcext:value-type="float">
            <text:p>274203562</text:p>
          </table:table-cell>
          <table:table-cell table:style-name="ce3" office:value-type="date" office:date-value="2015-02-05" calcext:value-type="date">
            <text:p>05/02/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5/28/2015</text:p>
          </table:table-cell>
          <table:table-cell/>
          <table:table-cell office:value-type="string" calcext:value-type="string">
            <text:p>keine Telefonn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Florian Fink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81147943</text:p>
          </table:table-cell>
          <table:table-cell office:value-type="float" office:value="281147943" calcext:value-type="float">
            <text:p>281147943</text:p>
          </table:table-cell>
          <table:table-cell office:value-type="string" calcext:value-type="string">
            <text:p>5/19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8/2015</text:p>
          </table:table-cell>
          <table:table-cell/>
          <table:table-cell office:value-type="string" calcext:value-type="string">
            <text:p>keine Telefonn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Florian Hoffman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83455843</text:p>
          </table:table-cell>
          <table:table-cell office:value-type="float" office:value="283455843" calcext:value-type="float">
            <text:p>28345584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5/2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Beringstr. 24, 53115 Bon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Fotios Kumudis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82901345</text:p>
          </table:table-cell>
          <table:table-cell office:value-type="float" office:value="282901345" calcext:value-type="float">
            <text:p>282901345</text:p>
          </table:table-cell>
          <table:table-cell office:value-type="string" calcext:value-type="string">
            <text:p>5/20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 keine neue Bo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Frank Brändle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81159967</text:p>
          </table:table-cell>
          <table:table-cell office:value-type="float" office:value="281159967" calcext:value-type="float">
            <text:p>281159967</text:p>
          </table:table-cell>
          <table:table-cell office:value-type="string" calcext:value-type="string">
            <text:p>5/19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8/2015</text:p>
          </table:table-cell>
          <table:table-cell/>
          <table:table-cell office:value-type="string" calcext:value-type="string">
            <text:p>keine Telefonnr - EMAIL Sent (02.07.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<text:s/>Franz Hennerbichler</text:p>
          </table:table-cell>
          <table:table-cell office:value-type="string" calcext:value-type="string">
            <text:p>Östereich</text:p>
          </table:table-cell>
          <table:table-cell office:value-type="string" calcext:value-type="string">
            <text:p>http://admin.paulsecret.com/order/show/274429694</text:p>
          </table:table-cell>
          <table:table-cell office:value-type="float" office:value="274429694" calcext:value-type="float">
            <text:p>274429694</text:p>
          </table:table-cell>
          <table:table-cell office:value-type="string" calcext:value-type="string">
            <text:p>5/15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c/o ALSTOM Renewable Austria GmbH z.H. Clemens-Holzmeister-Straße 41109 Wien</text:p>
          </table:table-cell>
          <table:table-cell office:value-type="float" office:value="297881855" calcext:value-type="float">
            <text:p>297881855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/>Halil Baytemu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4524636</text:p>
          </table:table-cell>
          <table:table-cell office:value-type="float" office:value="274524636" calcext:value-type="float">
            <text:p>274524636</text:p>
          </table:table-cell>
          <table:table-cell table:style-name="ce3" office:value-type="date" office:date-value="2015-04-05" calcext:value-type="date">
            <text:p>05/04/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5/28/2015</text:p>
          </table:table-cell>
          <table:table-cell/>
          <table:table-cell office:value-type="string" calcext:value-type="string">
            <text:p>keine Telefonn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Hussein Guvein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1905154</text:p>
          </table:table-cell>
          <table:table-cell office:value-type="float" office:value="261905154" calcext:value-type="float">
            <text:p>261905154</text:p>
          </table:table-cell>
          <table:table-cell office:value-type="string" calcext:value-type="string">
            <text:p>4/21/20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5/28/2015</text:p>
          </table:table-cell>
          <table:table-cell/>
          <table:table-cell office:value-type="string" calcext:value-type="string">
            <text:p>1. Mal nicht erreic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Jan Schmidt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8854326</text:p>
          </table:table-cell>
          <table:table-cell office:value-type="float" office:value="278854326" calcext:value-type="float">
            <text:p>278854326</text:p>
          </table:table-cell>
          <table:table-cell office:value-type="string" calcext:value-type="string">
            <text:p>5/13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8/2015</text:p>
          </table:table-cell>
          <table:table-cell/>
          <table:table-cell office:value-type="string" calcext:value-type="string">
            <text:p>keine Telefonn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jane doe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5063781</text:p>
          </table:table-cell>
          <table:table-cell office:value-type="float" office:value="275063781" calcext:value-type="float">
            <text:p>275063781</text:p>
          </table:table-cell>
          <table:table-cell table:style-name="ce3" office:value-type="date" office:date-value="2015-11-05" calcext:value-type="date">
            <text:p>05/11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8/2015</text:p>
          </table:table-cell>
          <table:table-cell/>
          <table:table-cell office:value-type="string" calcext:value-type="string">
            <text:p>keine Telefonn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Kevin Boczkowski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6081493</text:p>
          </table:table-cell>
          <table:table-cell office:value-type="float" office:value="246081493" calcext:value-type="float">
            <text:p>246081493</text:p>
          </table:table-cell>
          <table:table-cell office:value-type="string" calcext:value-type="string">
            <text:p>2/13/20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5/2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 keine neue Bo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Mathias Schmidt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83428619</text:p>
          </table:table-cell>
          <table:table-cell office:value-type="float" office:value="283428619" calcext:value-type="float">
            <text:p>283428619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5/2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Buntentorsteinweg 538 28201 Bremen</text:p>
          </table:table-cell>
          <table:table-cell office:value-type="float" office:value="297897225" calcext:value-type="float">
            <text:p>297897225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/>Maximilian Hack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5965671</text:p>
          </table:table-cell>
          <table:table-cell office:value-type="float" office:value="275965671" calcext:value-type="float">
            <text:p>275965671</text:p>
          </table:table-cell>
          <table:table-cell table:style-name="ce3" office:value-type="date" office:date-value="2015-06-05" calcext:value-type="date">
            <text:p>05/06/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5/28/2015</text:p>
          </table:table-cell>
          <table:table-cell/>
          <table:table-cell office:value-type="string" calcext:value-type="string">
            <text:p>keine Telefonn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Patrick Ker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83430440</text:p>
          </table:table-cell>
          <table:table-cell office:value-type="float" office:value="283430440" calcext:value-type="float">
            <text:p>283430440</text:p>
          </table:table-cell>
          <table:table-cell office:value-type="string" calcext:value-type="string">
            <text:p>5/28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Andertensche Wiese 11 30169 Hannover</text:p>
          </table:table-cell>
          <table:table-cell office:value-type="float" office:value="297905883" calcext:value-type="float">
            <text:p>297905883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/>Robert Held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4969807</text:p>
          </table:table-cell>
          <table:table-cell office:value-type="float" office:value="274969807" calcext:value-type="float">
            <text:p>274969807</text:p>
          </table:table-cell>
          <table:table-cell table:style-name="ce3" office:value-type="date" office:date-value="2015-05-05" calcext:value-type="date">
            <text:p>05/05/15</text:p>
          </table:table-cell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5/28/2015</text:p>
          </table:table-cell>
          <table:table-cell/>
          <table:table-cell office:value-type="string" calcext:value-type="string">
            <text:p>keine Telefonn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Robert Mally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83459383</text:p>
          </table:table-cell>
          <table:table-cell office:value-type="float" office:value="283459383" calcext:value-type="float">
            <text:p>28345938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5/2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Brockhauser weg 42a 58507 Lüdensche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Roland Dworschak</text:p>
          </table:table-cell>
          <table:table-cell office:value-type="string" calcext:value-type="string">
            <text:p>Östereich</text:p>
          </table:table-cell>
          <table:table-cell office:value-type="string" calcext:value-type="string">
            <text:p>http://admin.paulsecret.com/order/show/283462065</text:p>
          </table:table-cell>
          <table:table-cell office:value-type="float" office:value="283462065" calcext:value-type="float">
            <text:p>283462065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5/2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Guglgasse 14 / 604 1110 Wien</text:p>
          </table:table-cell>
          <table:table-cell office:value-type="float" office:value="297916995" calcext:value-type="float">
            <text:p>297916995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/>Roman Ber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83450411</text:p>
          </table:table-cell>
          <table:table-cell office:value-type="float" office:value="283450411" calcext:value-type="float">
            <text:p>28345041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5/2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Am Hardt 16 92268 Etzelwang</text:p>
          </table:table-cell>
          <table:table-cell office:value-type="float" office:value="297946872" calcext:value-type="float">
            <text:p>297946872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/>Roman Wenger</text:p>
          </table:table-cell>
          <table:table-cell office:value-type="string" calcext:value-type="string">
            <text:p>Schweiz</text:p>
          </table:table-cell>
          <table:table-cell office:value-type="string" calcext:value-type="string">
            <text:p>http://admin.paulsecret.com/order/show/284866443</text:p>
          </table:table-cell>
          <table:table-cell office:value-type="float" office:value="284866443" calcext:value-type="float">
            <text:p>28486644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5/2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Kilbigstrasse 7b 5018 Erlinsbach</text:p>
          </table:table-cell>
          <table:table-cell office:value-type="float" office:value="297950747" calcext:value-type="float">
            <text:p>297950747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/>rudolph nose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5498527</text:p>
          </table:table-cell>
          <table:table-cell office:value-type="float" office:value="275498527" calcext:value-type="float">
            <text:p>275498527</text:p>
          </table:table-cell>
          <table:table-cell table:style-name="ce3" office:value-type="date" office:date-value="2015-11-05" calcext:value-type="date">
            <text:p>05/11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8/2015</text:p>
          </table:table-cell>
          <table:table-cell/>
          <table:table-cell office:value-type="string" calcext:value-type="string">
            <text:p>keine Telefonn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Sascha Krömk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9359585</text:p>
          </table:table-cell>
          <table:table-cell office:value-type="float" office:value="279359585" calcext:value-type="float">
            <text:p>279359585</text:p>
          </table:table-cell>
          <table:table-cell office:value-type="string" calcext:value-type="string">
            <text:p>5/18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8/2015</text:p>
          </table:table-cell>
          <table:table-cell/>
          <table:table-cell office:value-type="string" calcext:value-type="string">
            <text:p>1. Mal nicht erreic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Sebastian Rung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9373420</text:p>
          </table:table-cell>
          <table:table-cell office:value-type="float" office:value="279373420" calcext:value-type="float">
            <text:p>279373420</text:p>
          </table:table-cell>
          <table:table-cell office:value-type="string" calcext:value-type="string">
            <text:p>5/22/2015</text:p>
          </table:table-cell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5/28/2015</text:p>
          </table:table-cell>
          <table:table-cell/>
          <table:table-cell office:value-type="string" calcext:value-type="string">
            <text:p>1. Mal nicht erreic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Simon Murra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83453975</text:p>
          </table:table-cell>
          <table:table-cell office:value-type="float" office:value="283453975" calcext:value-type="float">
            <text:p>283453975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5/2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Erdbeerweg 32 26605 Auri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Steven Gank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9498943</text:p>
          </table:table-cell>
          <table:table-cell office:value-type="float" office:value="279498943" calcext:value-type="float">
            <text:p>27949894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5/28/2015</text:p>
          </table:table-cell>
          <table:table-cell/>
          <table:table-cell office:value-type="string" calcext:value-type="string">
            <text:p>keine Telefonn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Sven Raap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8952440</text:p>
          </table:table-cell>
          <table:table-cell office:value-type="float" office:value="278952440" calcext:value-type="float">
            <text:p>278952440</text:p>
          </table:table-cell>
          <table:table-cell office:value-type="string" calcext:value-type="string">
            <text:p>5/13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8/2015</text:p>
          </table:table-cell>
          <table:table-cell/>
          <table:table-cell office:value-type="string" calcext:value-type="string">
            <text:p>keine Telefonn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omas Martah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3388251</text:p>
          </table:table-cell>
          <table:table-cell office:value-type="float" office:value="273388251" calcext:value-type="float">
            <text:p>273388251</text:p>
          </table:table-cell>
          <table:table-cell table:style-name="ce3" office:value-type="date" office:date-value="2015-11-05" calcext:value-type="date">
            <text:p>05/11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8/2015</text:p>
          </table:table-cell>
          <table:table-cell/>
          <table:table-cell office:value-type="string" calcext:value-type="string">
            <text:p>keine Telefonn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homas Mielke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5288847</text:p>
          </table:table-cell>
          <table:table-cell office:value-type="float" office:value="275288847" calcext:value-type="float">
            <text:p>275288847</text:p>
          </table:table-cell>
          <table:table-cell table:style-name="ce3" office:value-type="date" office:date-value="2015-04-05" calcext:value-type="date">
            <text:p>05/04/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5/28/2015</text:p>
          </table:table-cell>
          <table:table-cell/>
          <table:table-cell office:value-type="string" calcext:value-type="string">
            <text:p>keine Telefonn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Tim Faßbend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7723135</text:p>
          </table:table-cell>
          <table:table-cell office:value-type="float" office:value="267723135" calcext:value-type="float">
            <text:p>267723135</text:p>
          </table:table-cell>
          <table:table-cell office:value-type="string" calcext:value-type="string">
            <text:p>5/27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</text:p>
          </table:table-cell>
          <table:table-cell office:value-type="string" calcext:value-type="string">
            <text:p>OFw Faßbender Tim 2./FJgRgt 3 Binger Str 28/8 72488 Sigmaringen</text:p>
          </table:table-cell>
          <table:table-cell office:value-type="float" office:value="297956835" calcext:value-type="float">
            <text:p>297956835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/>Tomislav Varga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9709632</text:p>
          </table:table-cell>
          <table:table-cell office:value-type="float" office:value="279709632" calcext:value-type="float">
            <text:p>279709632</text:p>
          </table:table-cell>
          <table:table-cell office:value-type="string" calcext:value-type="string">
            <text:p>5/15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8/2015</text:p>
          </table:table-cell>
          <table:table-cell/>
          <table:table-cell office:value-type="string" calcext:value-type="string">
            <text:p>1. Mal nicht erreic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uwe rölofs</text:p>
          </table:table-cell>
          <table:table-cell office:value-type="string" calcext:value-type="string">
            <text:p>Deutschland</text:p>
          </table:table-cell>
          <table:table-cell/>
          <table:table-cell office:value-type="float" office:value="279759837" calcext:value-type="float">
            <text:p>279759837</text:p>
          </table:table-cell>
          <table:table-cell office:value-type="string" calcext:value-type="string">
            <text:p>5/18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8/2015</text:p>
          </table:table-cell>
          <table:table-cell/>
          <table:table-cell office:value-type="string" calcext:value-type="string">
            <text:p>1. Mal nicht erreich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<text:s/>Valon Deda</text:p>
          </table:table-cell>
          <table:table-cell office:value-type="string" calcext:value-type="string">
            <text:p>Caution - please confirm shipping country</text:p>
          </table:table-cell>
          <table:table-cell office:value-type="string" calcext:value-type="string">
            <text:p>http://admin.paulsecret.com/order/show/285966780</text:p>
          </table:table-cell>
          <table:table-cell office:value-type="float" office:value="285966780" calcext:value-type="float">
            <text:p>285966780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5/2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Obermühleweid 8 6330 Cha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di Ortman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1513849" calcext:value-type="float">
            <text:p>281513849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5/28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homas Wahl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81531186" calcext:value-type="float">
            <text:p>28153118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5/2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ine seiner 3 Boxen kam je,obwohl richtige Adresse - geht nun zur Konkurrenz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rko Krämer</text:p>
          </table:table-cell>
          <table:table-cell office:value-type="string" calcext:value-type="string">
            <text:p>Deutschland </text:p>
          </table:table-cell>
          <table:table-cell office:value-type="string" calcext:value-type="string">
            <text:p>http://admin.paulsecret.com/order/show/284207768</text:p>
          </table:table-cell>
          <table:table-cell office:value-type="float" office:value="284207768" calcext:value-type="float">
            <text:p>284207768</text:p>
          </table:table-cell>
          <table:table-cell office:value-type="string" calcext:value-type="string">
            <text:p>5/27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9/2015</text:p>
          </table:table-cell>
          <table:table-cell/>
          <table:table-cell office:value-type="string" calcext:value-type="string">
            <text:p>Resend with new address</text:p>
          </table:table-cell>
          <table:table-cell office:value-type="string" calcext:value-type="string">
            <text:p>Seestr. 2a</text:p>
            <text:p>18211 Börgerende</text:p>
            <text:p>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ex Riesk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76118118" calcext:value-type="float">
            <text:p>276118118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table:style-name="ce3" office:value-type="date" office:date-value="2015-01-06" calcext:value-type="date">
            <text:p>06/01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Mal nicht erreicht - erst ab 20.07. erreichbar(Mailbox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reas Deng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2946312" calcext:value-type="float">
            <text:p>282946312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1-06" calcext:value-type="date">
            <text:p>06/0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unde hat Vorschau bekomm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istopher Knoc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77360118" calcext:value-type="float">
            <text:p>277360118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table:style-name="ce3" office:value-type="date" office:date-value="2015-01-06" calcext:value-type="date">
            <text:p>06/01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unde ist nicht mehr interessie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niel Gline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75705215" calcext:value-type="float">
            <text:p>275705215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table:style-name="ce3" office:value-type="date" office:date-value="2015-01-06" calcext:value-type="date">
            <text:p>06/0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- EMAIL an Kunden (25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ic Hall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70093215" calcext:value-type="float">
            <text:p>270093215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table:style-name="ce3" office:value-type="date" office:date-value="2015-01-06" calcext:value-type="date">
            <text:p>06/01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t bereits neue Box bekomm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ank Piroth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73284180" calcext:value-type="float">
            <text:p>273284180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table:style-name="ce3" office:value-type="date" office:date-value="2015-01-06" calcext:value-type="date">
            <text:p>06/01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Mal nicht erreicht (25.06.) - EMAIL sent (02.07.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Hayot Khodjiev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78902753" calcext:value-type="float">
            <text:p>278902753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table:style-name="ce3" office:value-type="date" office:date-value="2015-01-06" calcext:value-type="date">
            <text:p>06/01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in Abholschein, hat bereits mit Kollegen von Outfittery telefoniert,möchte Telefontermin mit Stylist - Link raus an Kunden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n Lieper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83789523" calcext:value-type="float">
            <text:p>283789523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1-06" calcext:value-type="date">
            <text:p>06/0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t bereits neue Box, bei Kunden angekomm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hannes Wei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70292526" calcext:value-type="float">
            <text:p>270292526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table:style-name="ce3" office:value-type="date" office:date-value="2015-01-06" calcext:value-type="date">
            <text:p>06/0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-EMAIL an Kunden (25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lian Francesco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78822970" calcext:value-type="float">
            <text:p>278822970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1-06" calcext:value-type="date">
            <text:p>06/01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mal nicht erreicht (25.06.) - EMAIL sent (02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k Hec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74468629" calcext:value-type="float">
            <text:p>274468629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table:style-name="ce3" office:value-type="date" office:date-value="2015-01-06" calcext:value-type="date">
            <text:p>06/0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an Kunden (25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hias Siegmund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72577142" calcext:value-type="float">
            <text:p>272577142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table:style-name="ce3" office:value-type="date" office:date-value="2015-01-06" calcext:value-type="date">
            <text:p>06/0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ummer - EMAIL an Kunden (25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liver Trost</text:p>
          </table:table-cell>
          <table:table-cell office:value-type="string" calcext:value-type="string">
            <text:p>Deutschland </text:p>
          </table:table-cell>
          <table:table-cell office:value-type="string" calcext:value-type="string">
            <text:p>http://admin.paulsecret.com/order/show/283468990</text:p>
          </table:table-cell>
          <table:table-cell office:value-type="float" office:value="283468990" calcext:value-type="float">
            <text:p>283468990</text:p>
          </table:table-cell>
          <table:table-cell office:value-type="string" calcext:value-type="string">
            <text:p>5/30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01-06" calcext:value-type="date">
            <text:p>06/01/15</text:p>
          </table:table-cell>
          <table:table-cell/>
          <table:table-cell office:value-type="string" calcext:value-type="string">
            <text:p>Resend with new address</text:p>
          </table:table-cell>
          <table:table-cell office:value-type="string" calcext:value-type="string">
            <text:p>Allmandstr. 7, 70563 Stuttgart</text:p>
          </table:table-cell>
          <table:table-cell office:value-type="string" calcext:value-type="string">
            <text:p>hat bereits eine neue Box mit geänderter Adresse bekomm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hilipp Saa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8792720" calcext:value-type="float">
            <text:p>278792720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table:style-name="ce3" office:value-type="date" office:date-value="2015-01-06" calcext:value-type="date">
            <text:p>06/01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 Box nochmal</text:p>
          </table:table-cell>
          <table:table-cell/>
          <table:table-cell office:value-type="float" office:value="299912614" calcext:value-type="float">
            <text:p>299912614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effen Minas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83459726" calcext:value-type="float">
            <text:p>283459726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1-06" calcext:value-type="date">
            <text:p>06/0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resse bereits geänder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ven Heisic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2939644" calcext:value-type="float">
            <text:p>282939644</text:p>
          </table:table-cell>
          <table:table-cell table:number-columns-repeated="2"/>
          <table:table-cell table:style-name="ce3" office:value-type="date" office:date-value="2015-01-06" calcext:value-type="date">
            <text:p>06/0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.mal nicht erreicht (25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abolcs Anyad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77476782" calcext:value-type="float">
            <text:p>277476782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table:style-name="ce3" office:value-type="date" office:date-value="2015-01-06" calcext:value-type="date">
            <text:p>06/0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an Kunden (25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annik Höve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74541053" calcext:value-type="float">
            <text:p>274541053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table:style-name="ce3" office:value-type="date" office:date-value="2015-01-06" calcext:value-type="date">
            <text:p>06/0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unde hat bereits eine neue Box bekomm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rian Schütze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86205995</text:p>
          </table:table-cell>
          <table:table-cell office:value-type="float" office:value="286205995" calcext:value-type="float">
            <text:p>286205995</text:p>
          </table:table-cell>
          <table:table-cell table:style-name="ce3" office:value-type="date" office:date-value="2015-01-06" calcext:value-type="date">
            <text:p>06/01/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02-06" calcext:value-type="date">
            <text:p>06/02/15</text:p>
          </table:table-cell>
          <table:table-cell/>
          <table:table-cell office:value-type="string" calcext:value-type="string">
            <text:p>resend with new address</text:p>
          </table:table-cell>
          <table:table-cell office:value-type="string" calcext:value-type="string">
            <text:p>Heimteichstraße 17, 04179 Leipzig</text:p>
          </table:table-cell>
          <table:table-cell office:value-type="float" office:value="298820848" calcext:value-type="float">
            <text:p>298820848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jörn Mummer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4209203" calcext:value-type="float">
            <text:p>284209203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3-06" calcext:value-type="date">
            <text:p>06/03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an Kunden (25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ülent Kilinc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81553447" calcext:value-type="float">
            <text:p>281553447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3-06" calcext:value-type="date">
            <text:p>06/03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t bereits neue Box "beim Kunden angekommen"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istoph Ewert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83426861" calcext:value-type="float">
            <text:p>283426861</text:p>
          </table:table-cell>
          <table:table-cell/>
          <table:table-cell office:value-type="string" calcext:value-type="string">
            <text:p>addressee has moved</text:p>
          </table:table-cell>
          <table:table-cell table:style-name="ce3" office:value-type="date" office:date-value="2015-03-06" calcext:value-type="date">
            <text:p>06/03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mal nicht erreicht (25.06.) - EMAIL sent (02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istoph Richte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3435473" calcext:value-type="float">
            <text:p>283435473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3-06" calcext:value-type="date">
            <text:p>06/03/15</text:p>
          </table:table-cell>
          <table:table-cell/>
          <table:table-cell office:value-type="string" calcext:value-type="string">
            <text:p>Adresse bereits geändert, Box wurde nochmal rausgeschick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istopher Jurka 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83456306" calcext:value-type="float">
            <text:p>283456306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3-06" calcext:value-type="date">
            <text:p>06/03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nochmal</text:p>
          </table:table-cell>
          <table:table-cell office:value-type="string" calcext:value-type="string">
            <text:p>Friedrichstraße 8, 65347 Eltville</text:p>
          </table:table-cell>
          <table:table-cell office:value-type="float" office:value="299428463" calcext:value-type="float">
            <text:p>299428463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orian Zimmerman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9278375" calcext:value-type="float">
            <text:p>279278375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table:style-name="ce3" office:value-type="date" office:date-value="2015-03-06" calcext:value-type="date">
            <text:p>06/03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an Kunden (25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ens Peters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79449599" calcext:value-type="float">
            <text:p>279449599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table:style-name="ce3" office:value-type="date" office:date-value="2015-03-06" calcext:value-type="date">
            <text:p>06/03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Nachorder nicht nochmal, wartet auf Clubbox - Email an Stylisten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c Conzemiu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4356534" calcext:value-type="float">
            <text:p>284356534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3-06" calcext:value-type="date">
            <text:p>06/03/15</text:p>
          </table:table-cell>
          <table:table-cell/>
          <table:table-cell office:value-type="string" calcext:value-type="string">
            <text:p>Telefonnr. falsch - Email verschic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fred Thiebe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3425580" calcext:value-type="float">
            <text:p>283425580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3-06" calcext:value-type="date">
            <text:p>06/03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mal nicht erreicht (25.06.) - EMAIL sent (02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ko Klömpke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3450390" calcext:value-type="float">
            <text:p>283450390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3-06" calcext:value-type="date">
            <text:p>06/03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resse bereits geändert worden, wollte keine neue Box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kus Briem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73398343" calcext:value-type="float">
            <text:p>273398343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table:style-name="ce3" office:value-type="date" office:date-value="2015-03-06" calcext:value-type="date">
            <text:p>06/03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in interesse an neuer Box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in Böhringe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3418626" calcext:value-type="float">
            <text:p>283418626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3-06" calcext:value-type="date">
            <text:p>06/03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 keine neue Box, Adresse wurde bereits geände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in Schneide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3435601" calcext:value-type="float">
            <text:p>283435601</text:p>
          </table:table-cell>
          <table:table-cell/>
          <table:table-cell office:value-type="string" calcext:value-type="string">
            <text:p>addressee has moved</text:p>
          </table:table-cell>
          <table:table-cell table:style-name="ce3" office:value-type="date" office:date-value="2015-03-06" calcext:value-type="date">
            <text:p>06/03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in Interesse mehr an OUTFITTE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x Hambau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3468034" calcext:value-type="float">
            <text:p>283468034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3-06" calcext:value-type="date">
            <text:p>06/03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.mal Nicht erreicht (25.06.) - EMAIL Sent (02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colai Will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5689290" calcext:value-type="float">
            <text:p>275689290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table:style-name="ce3" office:value-type="date" office:date-value="2015-03-06" calcext:value-type="date">
            <text:p>06/03/15</text:p>
          </table:table-cell>
          <table:table-cell/>
          <table:table-cell office:value-type="string" calcext:value-type="string">
            <text:p>keine Telefonnr - EMAIL an Kunden (25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lf Schlesinger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282980147" calcext:value-type="float">
            <text:p>282980147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3-06" calcext:value-type="date">
            <text:p>06/03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an Kunden (25.06.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ebastian Floc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3425539" calcext:value-type="float">
            <text:p>283425539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3-06" calcext:value-type="date">
            <text:p>06/03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Clubbox in 4 Wochen(Ende Juli) losgeschickt haben nochmal </text:p>
          </table:table-cell>
          <table:table-cell office:value-type="string" calcext:value-type="string">
            <text:p>Käthe--Niederkirchner Straße 26, 10407 Berlin</text:p>
          </table:table-cell>
          <table:table-cell office:value-type="string" calcext:value-type="string">
            <text:p>noch nicht möglich, da inaktive Order (aber mit falscher Adresse bei Grails)-Email an Eve 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bastian Mar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9429142" calcext:value-type="float">
            <text:p>279429142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3-06" calcext:value-type="date">
            <text:p>06/03/15</text:p>
          </table:table-cell>
          <table:table-cell/>
          <table:table-cell office:value-type="string" calcext:value-type="string">
            <text:p>keine Telefonnr - EmAIL an Kunden (25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 Run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5321905" calcext:value-type="float">
            <text:p>285321905</text:p>
          </table:table-cell>
          <table:table-cell/>
          <table:table-cell office:value-type="string" calcext:value-type="string">
            <text:p>does not meet delivery conditions</text:p>
          </table:table-cell>
          <table:table-cell table:style-name="ce3" office:value-type="date" office:date-value="2015-03-06" calcext:value-type="date">
            <text:p>06/03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30.06.) - EMAIL Sent (02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en Jenner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3835076" calcext:value-type="float">
            <text:p>283835076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3-06" calcext:value-type="date">
            <text:p>06/03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30.06.) - EMAIL Sent (02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rkan Yildi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8029234" calcext:value-type="float">
            <text:p>278029234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3-06" calcext:value-type="date">
            <text:p>06/03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mur Cirs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9766838" calcext:value-type="float">
            <text:p>279766838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table:style-name="ce3" office:value-type="date" office:date-value="2015-03-06" calcext:value-type="date">
            <text:p>06/03/15</text:p>
          </table:table-cell>
          <table:table-cell/>
          <table:table-cell office:value-type="string" calcext:value-type="string">
            <text:p>keine Telefonnr - eMAIL an Kunden (25.06.)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ndreas Kröke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5349942" calcext:value-type="float">
            <text:p>285349942</text:p>
          </table:table-cell>
          <table:table-cell/>
          <table:table-cell office:value-type="string" calcext:value-type="string">
            <text:p>addressee has moved</text:p>
          </table:table-cell>
          <table:table-cell table:style-name="ce3" office:value-type="date" office:date-value="2015-08-06" calcext:value-type="date">
            <text:p>06/08/15</text:p>
          </table:table-cell>
          <table:table-cell/>
          <table:table-cell office:value-type="string" calcext:value-type="string">
            <text:p>Resent with new adress</text:p>
          </table:table-cell>
          <table:table-cell office:value-type="string" calcext:value-type="string">
            <text:p>Blumenstrasse 38</text:p>
            <text:p/>
            <text:p>40667 Meerbusch</text:p>
            <text:p/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kostjan ja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ndreas Olc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3449259" calcext:value-type="float">
            <text:p>283449259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6" calcext:value-type="date">
            <text:p>06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resse bereits geändert worden, wollte keine neue Box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sgar Sim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8261872" calcext:value-type="float">
            <text:p>288261872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6" calcext:value-type="date">
            <text:p>06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<text:s/>(30.06.) - EMAIL Sent (02.07.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ominic Drüseber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3435669" calcext:value-type="float">
            <text:p>283435669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6" calcext:value-type="date">
            <text:p>06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die Box nicht nochmal, Paket wurde bei unbekanntem Nachbarn abgegeb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tih Eryigi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4995727" calcext:value-type="float">
            <text:p>274995727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table:style-name="ce3" office:value-type="date" office:date-value="2015-08-06" calcext:value-type="date">
            <text:p>06/08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an Kunden (25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ank Her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5732627" calcext:value-type="float">
            <text:p>285732627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6" calcext:value-type="date">
            <text:p>06/08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Desk: 1 error prohibited this customer from being sav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inrich Wieb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3427263" calcext:value-type="float">
            <text:p>283427263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6" calcext:value-type="date">
            <text:p>06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30.06.) - EMAIL sent (02.07.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ulian Voge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5889872" calcext:value-type="float">
            <text:p>275889872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table:style-name="ce3" office:value-type="date" office:date-value="2015-08-06" calcext:value-type="date">
            <text:p>06/08/15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ückläuferbox war eine Nachbestellung - gewünschte Artikel leider nicht mehr vorhanden, Kunde wurde informiert</text:p>
          </table:table-cell>
          <table:table-cell office:value-type="float" office:value="298825925" calcext:value-type="float">
            <text:p>298825925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lte Rötz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3449757" calcext:value-type="float">
            <text:p>283449757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6" calcext:value-type="date">
            <text:p>06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st umgezogen, will Box nochmal</text:p>
          </table:table-cell>
          <table:table-cell office:value-type="string" calcext:value-type="string">
            <text:p>Bettina-von-Arnim Str. 11 37085 Göttingen</text:p>
            <text:p/>
          </table:table-cell>
          <table:table-cell office:value-type="float" office:value="302761486" calcext:value-type="float">
            <text:p>302761486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ius Joche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3454811" calcext:value-type="float">
            <text:p>283454811</text:p>
          </table:table-cell>
          <table:table-cell/>
          <table:table-cell office:value-type="string" calcext:value-type="string">
            <text:p>addressee has moved</text:p>
          </table:table-cell>
          <table:table-cell table:style-name="ce3" office:value-type="date" office:date-value="2015-08-06" calcext:value-type="date">
            <text:p>06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t bereits neue Box bekomm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x Milchne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6121486" calcext:value-type="float">
            <text:p>276121486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6" calcext:value-type="date">
            <text:p>06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elefonnr falsc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colas Grie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6291406" calcext:value-type="float">
            <text:p>286291406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6" calcext:value-type="date">
            <text:p>06/08/15</text:p>
          </table:table-cell>
          <table:table-cell/>
          <table:table-cell office:value-type="string" calcext:value-type="string">
            <text:p>keine Telefonnr - email an kunden (25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scal Vog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3457582" calcext:value-type="float">
            <text:p>283457582</text:p>
          </table:table-cell>
          <table:table-cell/>
          <table:table-cell office:value-type="string" calcext:value-type="string">
            <text:p>addressee has moved</text:p>
          </table:table-cell>
          <table:table-cell table:style-name="ce3" office:value-type="date" office:date-value="2015-08-06" calcext:value-type="date">
            <text:p>06/08/1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n neue Adresse geschickt</text:p>
          </table:table-cell>
          <table:table-cell office:value-type="string" calcext:value-type="string">
            <text:p>Bahnhofstraße 120, 40883 Ratingen</text:p>
          </table:table-cell>
          <table:table-cell office:value-type="float" office:value="297938352" calcext:value-type="float">
            <text:p>297938352</text:p>
          </table:table-cell>
          <table:table-cell office:value-type="string" calcext:value-type="string">
            <text:p>j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bastian Run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1396330" calcext:value-type="float">
            <text:p>271396330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6" calcext:value-type="date">
            <text:p>06/08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t bereits neue Box bekomm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omas Bunjewat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3437664" calcext:value-type="float">
            <text:p>283437664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6" calcext:value-type="date">
            <text:p>06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30.06.) - EMAIL sent (02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omas Löthe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3445792" calcext:value-type="float">
            <text:p>283445792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6" calcext:value-type="date">
            <text:p>06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30.06.) - EMAIL Sent (02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exander Gröge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6519164" calcext:value-type="float">
            <text:p>286519164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6" calcext:value-type="date">
            <text:p>06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 Box nochmal</text:p>
          </table:table-cell>
          <table:table-cell office:value-type="string" calcext:value-type="string">
            <text:p>Adresse stimmt noch</text:p>
          </table:table-cell>
          <table:table-cell office:value-type="float" office:value="302777149" calcext:value-type="float">
            <text:p>302777149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84387545" calcext:value-type="float">
            <text:p>284387545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6" calcext:value-type="date">
            <text:p>06/08/15</text:p>
          </table:table-cell>
          <table:table-cell/>
          <table:table-cell office:value-type="string" calcext:value-type="string">
            <text:p>keine Telefonn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83440870" calcext:value-type="float">
            <text:p>283440870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6" calcext:value-type="date">
            <text:p>06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 keine neue Box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83438476" calcext:value-type="float">
            <text:p>283438476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6" calcext:value-type="date">
            <text:p>06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</text:p>
          </table:table-cell>
          <table:table-cell office:value-type="string" calcext:value-type="string">
            <text:p>Schwarzenbergstraße 18, 89081 Ulm</text:p>
          </table:table-cell>
          <table:table-cell office:value-type="float" office:value="291684372" calcext:value-type="float">
            <text:p>29168437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ndreas Maierhofer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86521921" calcext:value-type="float">
            <text:p>28652192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1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rufnummer -EMAIL an Kunden (25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min Kenzer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88535710" calcext:value-type="float">
            <text:p>288535710</text:p>
          </table:table-cell>
          <table:table-cell/>
          <table:table-cell office:value-type="string" calcext:value-type="string">
            <text:p>does not meet delivery conditions</text:p>
          </table:table-cell>
          <table:table-cell office:value-type="string" calcext:value-type="string">
            <text:p>6/1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Rufnummer - EMAIL an Kunden (25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n Rüb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86197854" calcext:value-type="float">
            <text:p>286197854</text:p>
          </table:table-cell>
          <table:table-cell/>
          <table:table-cell office:value-type="string" calcext:value-type="string">
            <text:p>addressee has moved</text:p>
          </table:table-cell>
          <table:table-cell office:value-type="string" calcext:value-type="string">
            <text:p>6/1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reits Box nochmal bekommen, Adresse war falsc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ino Mathew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84367098" calcext:value-type="float">
            <text:p>28436709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1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30.06.)- DESK: 1 error prohibited this customer from being sav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niel Reck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88265984" calcext:value-type="float">
            <text:p>288265984</text:p>
          </table:table-cell>
          <table:table-cell/>
          <table:table-cell office:value-type="string" calcext:value-type="string">
            <text:p>does not meet delivery conditions</text:p>
          </table:table-cell>
          <table:table-cell office:value-type="string" calcext:value-type="string">
            <text:p>6/1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reits Box nochmal bekommen, Adresse war falsc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vid Boetsch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71879737" calcext:value-type="float">
            <text:p>271879737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6/13/2015</text:p>
          </table:table-cell>
          <table:table-cell/>
          <table:table-cell office:value-type="string" calcext:value-type="string">
            <text:p>war im Urlau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rico Lamm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83444792" calcext:value-type="float">
            <text:p>283444792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6/1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die Box nochmal </text:p>
          </table:table-cell>
          <table:table-cell/>
          <table:table-cell office:value-type="float" office:value="299453517" calcext:value-type="float">
            <text:p>299453517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rg Jorge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88514131" calcext:value-type="float">
            <text:p>28851413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1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rufnummer - EmAIL an Kunden (25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ns-Jürgen Neuhofer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72784542" calcext:value-type="float">
            <text:p>272784542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6/1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Rufnummer - EmAIL an Kunden (25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rr Bela Ferenc Meleg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88506199" calcext:value-type="float">
            <text:p>288506199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1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Rufnummer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s Notter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83459718" calcext:value-type="float">
            <text:p>283459718</text:p>
          </table:table-cell>
          <table:table-cell/>
          <table:table-cell office:value-type="string" calcext:value-type="string">
            <text:p>addressee has moved</text:p>
          </table:table-cell>
          <table:table-cell office:value-type="string" calcext:value-type="string">
            <text:p>6/1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Rufnummer - EMAIL an Kunden (25.06.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ik Lehnert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83442064" calcext:value-type="float">
            <text:p>283442064</text:p>
          </table:table-cell>
          <table:table-cell/>
          <table:table-cell office:value-type="string" calcext:value-type="string">
            <text:p>addressee has moved</text:p>
          </table:table-cell>
          <table:table-cell office:value-type="string" calcext:value-type="string">
            <text:p>6/1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resse im Profil richtig, möchte Box nochmal, Inkassoverdacht E- Mail an Eve geschrieben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rcel Mallée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83454545" calcext:value-type="float">
            <text:p>283454545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6/1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t es zeitlich nicht geschafft die Box abzuholen, möchte sie nicht nochma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ko Tremmberg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78866304" calcext:value-type="float">
            <text:p>278866304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6/1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Rufnummer - EMAIL an Kunden (25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in Taylor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88001481" calcext:value-type="float">
            <text:p>28800148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1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Rufnummer - EMAIL an Kunden (25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el Kählke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91828391" calcext:value-type="float">
            <text:p>291828391</text:p>
          </table:table-cell>
          <table:table-cell/>
          <table:table-cell office:value-type="string" calcext:value-type="string">
            <text:p>does not meet delivery conditions</text:p>
          </table:table-cell>
          <table:table-cell office:value-type="string" calcext:value-type="string">
            <text:p>6/1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30.06.) - EMAIL Sent (02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ck Hester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75496879" calcext:value-type="float">
            <text:p>275496879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1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cht erreic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ilipp Kühn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83441106" calcext:value-type="float">
            <text:p>28344110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1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resse bereits geändert,neue Best. Checkout enabl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ilipp Zwicker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83422701" calcext:value-type="float">
            <text:p>283422701</text:p>
          </table:table-cell>
          <table:table-cell/>
          <table:table-cell office:value-type="string" calcext:value-type="string">
            <text:p>addressee has moved</text:p>
          </table:table-cell>
          <table:table-cell office:value-type="string" calcext:value-type="string">
            <text:p>6/1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resse bereits geände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dovan Babojelic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75280383" calcext:value-type="float">
            <text:p>275280383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6/1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rufnummer - EMAIL an Kunden (25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imund Rassillier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90447303" calcext:value-type="float">
            <text:p>29044730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1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rect feedback call vom 17.06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imund Rassillier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83466950" calcext:value-type="float">
            <text:p>283466950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1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ehe oben bereits in der li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ne Wagner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88283844" calcext:value-type="float">
            <text:p>288283844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1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resse bereits geändert worden, hat danach bereits 2 Boxen bekommen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üdiger Reinert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86553279" calcext:value-type="float">
            <text:p>286553279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1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nlösch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mi Riahi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91293011" calcext:value-type="float">
            <text:p>291293011</text:p>
          </table:table-cell>
          <table:table-cell/>
          <table:table-cell office:value-type="string" calcext:value-type="string">
            <text:p>does not meet delivery conditions</text:p>
          </table:table-cell>
          <table:table-cell office:value-type="string" calcext:value-type="string">
            <text:p>6/1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30.06.) - EMAIL SENT (02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andis Mimis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81502709" calcext:value-type="float">
            <text:p>281502709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6/1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30.06.) - EMAIL sent (02.07.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ebastian Zinke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83429870" calcext:value-type="float">
            <text:p>283429870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6/1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r Email, dass Vollretoure - trotz Nachsendeantrag, keinen Abholschein von DHL- neue Adresse allerdings - möchte BOX nochmal </text:p>
          </table:table-cell>
          <table:table-cell office:value-type="string" calcext:value-type="string">
            <text:p>Am Walde 7 , 29699 Bomlitz </text:p>
          </table:table-cell>
          <table:table-cell office:value-type="float" office:value="299461390" calcext:value-type="float">
            <text:p>299461390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Swen Fehlauer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83468284" calcext:value-type="float">
            <text:p>283468284</text:p>
          </table:table-cell>
          <table:table-cell/>
          <table:table-cell office:value-type="string" calcext:value-type="string">
            <text:p>addressee has moved</text:p>
          </table:table-cell>
          <table:table-cell office:value-type="string" calcext:value-type="string">
            <text:p>6/1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30.06.) - DESK: 1 error prohibited this customer from being sav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rek Adamsk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6219196" calcext:value-type="float">
            <text:p>286219196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6/13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rik Yüksel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83455768" calcext:value-type="float">
            <text:p>283455768</text:p>
          </table:table-cell>
          <table:table-cell/>
          <table:table-cell office:value-type="string" calcext:value-type="string">
            <text:p>addressee has moved</text:p>
          </table:table-cell>
          <table:table-cell office:value-type="string" calcext:value-type="string">
            <text:p>6/1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ue Adresse, Box noch einmal versenden</text:p>
          </table:table-cell>
          <table:table-cell office:value-type="string" calcext:value-type="string">
            <text:p>Scharnhorststr.1 75177 Pforzheim</text:p>
          </table:table-cell>
          <table:table-cell office:value-type="float" office:value="299475502" calcext:value-type="float">
            <text:p>299475502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ster Abnahme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8513006" calcext:value-type="float">
            <text:p>28851300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1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keprofi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omas Bauer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86189643" calcext:value-type="float">
            <text:p>286189643</text:p>
          </table:table-cell>
          <table:table-cell/>
          <table:table-cell office:value-type="string" calcext:value-type="string">
            <text:p>addressee has moved</text:p>
          </table:table-cell>
          <table:table-cell office:value-type="string" calcext:value-type="string">
            <text:p>6/1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resse in Grails war falsch, im Profil richtig, möchte Box nochmal </text:p>
          </table:table-cell>
          <table:table-cell office:value-type="string" calcext:value-type="string">
            <text:p>Comeniusstr.113, 01309 Dresden</text:p>
          </table:table-cell>
          <table:table-cell office:value-type="float" office:value="299470717" calcext:value-type="float">
            <text:p>299470717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omas Frücht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86188710" calcext:value-type="float">
            <text:p>286188710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1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reits an Kunden nochmals versand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 Laut 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84859732" calcext:value-type="float">
            <text:p>284859732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1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Rufnu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ncent Spörl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88822763" calcext:value-type="float">
            <text:p>28882276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1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Rufnummer - EMAIL an Kunden(25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reas Huy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67068683" calcext:value-type="float">
            <text:p>267068683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6/15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an Kunden (25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n Egger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8964072" calcext:value-type="float">
            <text:p>288964072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15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Box bereits unterwe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njamin Kernec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8210877" calcext:value-type="float">
            <text:p>28821087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15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reits weitere Order an Logistiker übergeben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oris Corde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5142610" calcext:value-type="float">
            <text:p>285142610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6/1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t die Box nicht bestellt, hat vom CS mitgeteilt bekommen, die Box einfach nicht abzuhol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rk Oehmiche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78042500" calcext:value-type="float">
            <text:p>278042500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6/15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an Kunden (02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lk Löff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3446561" calcext:value-type="float">
            <text:p>283446561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6/15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rufnu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ro Niemeyer 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5664620" calcext:value-type="float">
            <text:p>285664620</text:p>
          </table:table-cell>
          <table:table-cell/>
          <table:table-cell office:value-type="string" calcext:value-type="string">
            <text:p>does not meet delivery conditions</text:p>
          </table:table-cell>
          <table:table-cell office:value-type="string" calcext:value-type="string">
            <text:p>6/1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30.06.) - EMAIL Sent (02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ns Bad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4607889" calcext:value-type="float">
            <text:p>284607889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15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an Kunden (25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el Wöhl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72036079" calcext:value-type="float">
            <text:p>272036079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6/15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- EMAIL an Kunden (30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ne Karg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6201940" calcext:value-type="float">
            <text:p>286201940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1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t neue Adresse</text:p>
          </table:table-cell>
          <table:table-cell office:value-type="string" calcext:value-type="string">
            <text:p>Uferstraße 12, 15537 Erkn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nja Putz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8241264" calcext:value-type="float">
            <text:p>288241264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6/15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ris Stei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8751619" calcext:value-type="float">
            <text:p>288751619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6/16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ue Box bereits verschickt word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istian Dzigge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5073601" calcext:value-type="float">
            <text:p>285073601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6/16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30.06.) - EMAIL Sent (02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istoph Hu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9687498" calcext:value-type="float">
            <text:p>28968749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16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an Kunden (30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rian Zer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2588853" calcext:value-type="float">
            <text:p>29258885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16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30.06.) - EMAIL sent (02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sten Hoeing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6055717" calcext:value-type="float">
            <text:p>28605571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16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nochmal</text:p>
          </table:table-cell>
          <table:table-cell office:value-type="string" calcext:value-type="string">
            <text:p>Packstation 117 Postnr. 23271123 Tremoniastr. 26-28 44137 Dortmund</text:p>
          </table:table-cell>
          <table:table-cell/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phael Prej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913976" calcext:value-type="float">
            <text:p>29191397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16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ediger Fromm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3428672" calcext:value-type="float">
            <text:p>283428672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16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ine Telefonnr - EMAIL an Kunden (30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 Lemk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3450014" calcext:value-type="float">
            <text:p>283450014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6/16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30.06.) - EMAIL sent (02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f A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527488" calcext:value-type="float">
            <text:p>29152748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16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</text:p>
          </table:table-cell>
          <table:table-cell office:value-type="string" calcext:value-type="string">
            <text:p>fake Name - Stylistin kontakti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ktor Bauman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3437197" calcext:value-type="float">
            <text:p>283437197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6/16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an Kunden (30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vis Schulz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6500069" calcext:value-type="float">
            <text:p>286500069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17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kommt eine neue Bo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muel Blaser</text:p>
          </table:table-cell>
          <table:table-cell office:value-type="string" calcext:value-type="string">
            <text:p>Schweiz</text:p>
          </table:table-cell>
          <table:table-cell office:value-type="string" calcext:value-type="string">
            <text:p>http://admin.paulsecret.com/order/show/279439977</text:p>
          </table:table-cell>
          <table:table-cell office:value-type="float" office:value="279439977" calcext:value-type="float">
            <text:p>27943997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17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x bereits an neue Adresse verschickt worden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rmin Krenz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3708269" calcext:value-type="float">
            <text:p>293708269</text:p>
          </table:table-cell>
          <table:table-cell/>
          <table:table-cell office:value-type="string" calcext:value-type="string">
            <text:p>does not meet delivery conditions</text:p>
          </table:table-cell>
          <table:table-cell office:value-type="string" calcext:value-type="string">
            <text:p>6/18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is Bueh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4635229" calcext:value-type="float">
            <text:p>284635229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6/18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an Kunden (30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istoph Harm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8869316" calcext:value-type="float">
            <text:p>288869316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6/1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30.06.) - EMAIL sent (02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rian Janisc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6199357" calcext:value-type="float">
            <text:p>286199357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6/1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nochmal</text:p>
          </table:table-cell>
          <table:table-cell office:value-type="string" calcext:value-type="string">
            <text:p>3203661 Packstation 152 82110 Germering</text:p>
          </table:table-cell>
          <table:table-cell office:value-type="float" office:value="305328450" calcext:value-type="float">
            <text:p>305328450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tin Zawieja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69726" calcext:value-type="float">
            <text:p>29126972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18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Box an die richtige Adresse bereits in Arbei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 Wiesiole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6202388" calcext:value-type="float">
            <text:p>286202388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6/19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Order bereits angeleg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ex Gr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7468773" calcext:value-type="float">
            <text:p>297468773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6/19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i Aziz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8550304" calcext:value-type="float">
            <text:p>288550304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19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ine Telefonnummer - EMAIL an Kunden (30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reas belau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4864857" calcext:value-type="float">
            <text:p>284864857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19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lacklist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reas Fay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3445123" calcext:value-type="float">
            <text:p>283445123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6/19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ristian Wieczore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68063088" calcext:value-type="float">
            <text:p>26806308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19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Box bereits an neue Adresse versand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ian Büllesbac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0007554" calcext:value-type="float">
            <text:p>290007554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19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ine Telefonnu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onni Barriso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2787464" calcext:value-type="float">
            <text:p>292787464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19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36.05.) - EMAIL Sent (02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ris Yonata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9120486" calcext:value-type="float">
            <text:p>28912048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19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ine Telefonnummer - EMAIL an Kunden (30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ens Paase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3456742" calcext:value-type="float">
            <text:p>283456742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19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t danach schon neue Box bekomm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el krampitz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70295228" calcext:value-type="float">
            <text:p>27029522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19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t danach schon neue Box bekomm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riman Narimanow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4733362" calcext:value-type="float">
            <text:p>294733362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19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ine Telefonnummer - EMAIL an Kunden (30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rman Hentric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6206170" calcext:value-type="float">
            <text:p>286206170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6/19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kommt neue Box im Jul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gey Dubina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8940472" calcext:value-type="float">
            <text:p>288940472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19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ine Telefonnummer - EMAIL an Kunden (30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rren o'Neil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6225172" calcext:value-type="float">
            <text:p>286225172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19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ine Telefonnummer - EMAIL an Kunden (30.06.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ndreas Guster</text:p>
          </table:table-cell>
          <table:table-cell office:value-type="string" calcext:value-type="string">
            <text:p>Östereich</text:p>
          </table:table-cell>
          <table:table-cell office:value-type="float" office:value="0" calcext:value-type="float">
            <text:p>0</text:p>
          </table:table-cell>
          <table:table-cell office:value-type="float" office:value="288899227" calcext:value-type="float">
            <text:p>28889922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22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resse eigentlich ok, nur Stiege und WohnungsNr. vergessen-&gt; jetzt geändert &amp; neue Bestellung angelegt</text:p>
          </table:table-cell>
          <table:table-cell office:value-type="string" calcext:value-type="string">
            <text:p>augasse 2/1/7 wieselburg 3250 AT</text:p>
          </table:table-cell>
          <table:table-cell office:value-type="float" office:value="299583977" calcext:value-type="float">
            <text:p>299583977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dreas Zank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4217452" calcext:value-type="float">
            <text:p>294217452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22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30.06.) - EMAIL Sent (02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istian Cohr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6198887" calcext:value-type="float">
            <text:p>286198887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22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ummer - EMAIL an Kunden (30.06.)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avid Dammei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9701137" calcext:value-type="float">
            <text:p>289701137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22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r auf Dienstreise und ist voraussichtlich Mitte July <text:s/>wieder da -&gt; meldet sich dann wieder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ic Ulk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3615548" calcext:value-type="float">
            <text:p>293615548</text:p>
          </table:table-cell>
          <table:table-cell/>
          <table:table-cell office:value-type="string" calcext:value-type="string">
            <text:p>does not meet delivery conditions</text:p>
          </table:table-cell>
          <table:table-cell office:value-type="string" calcext:value-type="string">
            <text:p>6/22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 neue Box - Order ist angelegt </text:p>
          </table:table-cell>
          <table:table-cell office:value-type="string" calcext:value-type="string">
            <text:p>alte Adresse richtig</text:p>
          </table:table-cell>
          <table:table-cell office:value-type="float" office:value="299565321" calcext:value-type="float">
            <text:p>299565321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orian Wil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2724287" calcext:value-type="float">
            <text:p>29272428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22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 neue Box - Order ist angelegt </text:p>
          </table:table-cell>
          <table:table-cell office:value-type="string" calcext:value-type="string">
            <text:p>neue Adresse bereits eingetragen</text:p>
          </table:table-cell>
          <table:table-cell office:value-type="float" office:value="291288133" calcext:value-type="float">
            <text:p>291288133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genta Maruschk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5097444" calcext:value-type="float">
            <text:p>295097444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22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ummer - EMAIL an Kunden (30.06.)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Amberg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8267978" calcext:value-type="float">
            <text:p>288267978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22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 x nicht erreicht (30.06.) - EMAIL sent (02.07.)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Oliver Widman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5643531" calcext:value-type="float">
            <text:p>285643531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22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tte keine Box bestellt und war nicht da, will sich lieber in Ruhe einen Termin nehmen 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trick Sperber</text:p>
          </table:table-cell>
          <table:table-cell office:value-type="string" calcext:value-type="string">
            <text:p>Östereich</text:p>
          </table:table-cell>
          <table:table-cell office:value-type="float" office:value="0" calcext:value-type="float">
            <text:p>0</text:p>
          </table:table-cell>
          <table:table-cell office:value-type="float" office:value="278281009" calcext:value-type="float">
            <text:p>278281009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22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ummer - EMAIL an Kunden (30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ousef Elhanawy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82881" calcext:value-type="float">
            <text:p>29128288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22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Box bereits an neue Adresse unterwegs</text:p>
          </table:table-cell>
          <table:table-cell/>
          <table:table-cell office:value-type="float" office:value="299028770" calcext:value-type="float">
            <text:p>299028770</text:p>
          </table:table-cell>
          <table:table-cell office:value-type="string" calcext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ladimir Petrakov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5260158" calcext:value-type="float">
            <text:p>29526015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ummer - EMAIL an Kunden (30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rner Reim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5035673" calcext:value-type="float">
            <text:p>29503567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ummer - EMAIL an Kunden (30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lfgang Nieb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3453653" calcext:value-type="float">
            <text:p>283453653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u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annik Höve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5096205" calcext:value-type="float">
            <text:p>285096205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6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Bestellung auf Artikel bestellen, aber Kunde auf Vork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reas Rademach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5281781" calcext:value-type="float">
            <text:p>295281781</text:p>
          </table:table-cell>
          <table:table-cell/>
          <table:table-cell office:value-type="string" calcext:value-type="string">
            <text:p>parcel refused by customer</text:p>
          </table:table-cell>
          <table:table-cell/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ristian Niedling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0004961" calcext:value-type="float">
            <text:p>290004961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2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30.06.) - DESK: 1 error prohibited this customer from being sav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o Lombardo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6090888" calcext:value-type="float">
            <text:p>296090888</text:p>
          </table:table-cell>
          <table:table-cell/>
          <table:table-cell office:value-type="string" calcext:value-type="string">
            <text:p>parcel refused by customer</text:p>
          </table:table-cell>
          <table:table-cell/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nnis Kräm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318589" calcext:value-type="float">
            <text:p>291318589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ummer - EMAIL an Kunden (30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ipe Mato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6586734" calcext:value-type="float">
            <text:p>296586734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ummer - EMAIL an Kunden (30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n Miet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6297446" calcext:value-type="float">
            <text:p>28629744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lefonnummer falsc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hannes Fleit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5686940" calcext:value-type="float">
            <text:p>295686940</text:p>
          </table:table-cell>
          <table:table-cell/>
          <table:table-cell office:value-type="string" calcext:value-type="string">
            <text:p>addressee unknown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hat morgen Telefongespräch mit seiner Stylistin - klärt es mit ihr a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vin Schnellbach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9598465" calcext:value-type="float">
            <text:p>289598465</text:p>
          </table:table-cell>
          <table:table-cell/>
          <table:table-cell office:value-type="string" calcext:value-type="string">
            <text:p>parcel refused by customer</text:p>
          </table:table-cell>
          <table:table-cell/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nh Kieu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4840135" calcext:value-type="float">
            <text:p>284840135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u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x Süb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6200777" calcext:value-type="float">
            <text:p>286200777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4-06" calcext:value-type="date">
            <text:p>06/04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kommt bereits neue Bo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hung Ta Kim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2314393" calcext:value-type="float">
            <text:p>292314393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umer - EMAIL an Kunden (30.06.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Ole Mauli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6186755" calcext:value-type="float">
            <text:p>286186755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2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st über die Sommerferien in der Heimat, meldet sich bei John an welche Adresse die Box verschickt werden s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tricio Teppovic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5574377" calcext:value-type="float">
            <text:p>29557437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umer - EMAIL an Kunden (30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ilipp Hedtric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3624788" calcext:value-type="float">
            <text:p>29362478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2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30.06.) - EMAIL Sent (02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né Crackau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69178" calcext:value-type="float">
            <text:p>29126917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2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t Box bekommen (BestandskundenCall), 30.06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nold Vasil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7932088" calcext:value-type="float">
            <text:p>287932088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umer - EMAIL an Kunden (30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mon Murra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3453975" calcext:value-type="float">
            <text:p>283453975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2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ClubBox nochmal </text:p>
          </table:table-cell>
          <table:table-cell office:value-type="string" calcext:value-type="string">
            <text:p>Erdbeerweg 32, 26605 Aurich </text:p>
          </table:table-cell>
          <table:table-cell office:value-type="string" calcext:value-type="string">
            <text:p>302778729 - Kunde allerdings auf Vorkasse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ören Beerman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45419" calcext:value-type="float">
            <text:p>291245419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kommt bereits neue Bo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fan Hüsk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6552797" calcext:value-type="float">
            <text:p>296552797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6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umer - EMAIL an Kunden (30.06.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homas Faßbend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94013635</text:p>
          </table:table-cell>
          <table:table-cell office:value-type="float" office:value="294013635" calcext:value-type="float">
            <text:p>294013635</text:p>
          </table:table-cell>
          <table:table-cell/>
          <table:table-cell office:value-type="string" calcext:value-type="string">
            <text:p>addressee has moved</text:p>
          </table:table-cell>
          <table:table-cell table:number-columns-repeated="2"/>
          <table:table-cell office:value-type="string" calcext:value-type="string">
            <text:p>resend with new address</text:p>
          </table:table-cell>
          <table:table-cell office:value-type="string" calcext:value-type="string">
            <text:p>Am Hinterbusch 11</text:p>
            <text:p>52379 Langerwehe</text:p>
          </table:table-cell>
          <table:table-cell office:value-type="float" office:value="298796553" calcext:value-type="float">
            <text:p>298796553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im Sauni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82460" calcext:value-type="float">
            <text:p>291282460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2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ClubBox nochmal </text:p>
          </table:table-cell>
          <table:table-cell office:value-type="string" calcext:value-type="string">
            <text:p>stimmt im Profil, Rosenstraße  30</text:p>
            <text:p>40479 Düsseldorf</text:p>
          </table:table-cell>
          <table:table-cell office:value-type="float" office:value="302776951" calcext:value-type="float">
            <text:p>302776951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imo Pantwic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3425391" calcext:value-type="float">
            <text:p>283425391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6" calcext:value-type="date">
            <text:p>06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30.06.) - EMAIL sent (02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dah Brisam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3435714" calcext:value-type="float">
            <text:p>283435714</text:p>
          </table:table-cell>
          <table:table-cell/>
          <table:table-cell office:value-type="string" calcext:value-type="string">
            <text:p>addressee has moved</text:p>
          </table:table-cell>
          <table:table-cell table:style-name="ce3" office:value-type="date" office:date-value="2015-08-06" calcext:value-type="date">
            <text:p>06/08/15</text:p>
          </table:table-cell>
          <table:table-cell/>
          <table:table-cell office:value-type="string" calcext:value-type="string">
            <text:p>keine Telefonnr - EMAIL an Kunde (30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kus Heineman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3455286" calcext:value-type="float">
            <text:p>283455286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6" calcext:value-type="date">
            <text:p>06/08/15</text:p>
          </table:table-cell>
          <table:table-cell/>
          <table:table-cell office:value-type="string" calcext:value-type="string">
            <text:p>keine Telefonnr - EMAIL an Kunde (30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ke Flessa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3449164" calcext:value-type="float">
            <text:p>283449164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6" calcext:value-type="date">
            <text:p>06/08/15</text:p>
          </table:table-cell>
          <table:table-cell/>
          <table:table-cell office:value-type="string" calcext:value-type="string">
            <text:p>keine Telefonnr - EMAIL an Kunde (30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reas Schäf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6276022" calcext:value-type="float">
            <text:p>286276022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6" calcext:value-type="date">
            <text:p>06/08/15</text:p>
          </table:table-cell>
          <table:table-cell/>
          <table:table-cell office:value-type="string" calcext:value-type="string">
            <text:p>keine Telefonnr - EMAIL an Kunde (30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ko Kräm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4207768" calcext:value-type="float">
            <text:p>284207768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8-06" calcext:value-type="date">
            <text:p>06/08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k-Chueng-Le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5511797" calcext:value-type="float">
            <text:p>285511797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6/13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i Sabelguns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9774757" calcext:value-type="float">
            <text:p>289774757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6/13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ristian Langenha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3439881" calcext:value-type="float">
            <text:p>283439881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6/13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arsen prieb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79424197" calcext:value-type="float">
            <text:p>279424197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6/15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lte Rötz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3449757" calcext:value-type="float">
            <text:p>283449757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6/15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on Birbach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6191657" calcext:value-type="float">
            <text:p>286191657</text:p>
          </table:table-cell>
          <table:table-cell/>
          <table:table-cell office:value-type="string" calcext:value-type="string">
            <text:p>addressee has moved</text:p>
          </table:table-cell>
          <table:table-cell office:value-type="string" calcext:value-type="string">
            <text:p>6/15/2015</text:p>
          </table:table-cell>
          <table:table-cell/>
          <table:table-cell office:value-type="string" calcext:value-type="string">
            <text:p>resent with new adress </text:p>
          </table:table-cell>
          <table:table-cell office:value-type="string" calcext:value-type="string">
            <text:p>Im Roth 1a, 35794 Mengerskirchen</text:p>
          </table:table-cell>
          <table:table-cell office:value-type="float" office:value="300031969" calcext:value-type="float">
            <text:p>300031969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Östereich</text:p>
          </table:table-cell>
          <table:table-cell office:value-type="float" office:value="0" calcext:value-type="float">
            <text:p>0</text:p>
          </table:table-cell>
          <table:table-cell office:value-type="float" office:value="295265328" calcext:value-type="float">
            <text:p>295265328</text:p>
          </table:table-cell>
          <table:table-cell/>
          <table:table-cell office:value-type="string" calcext:value-type="string">
            <text:p>addressee has moved</text:p>
          </table:table-cell>
          <table:table-cell office:value-type="string" calcext:value-type="string">
            <text:p>6/15/2015</text:p>
          </table:table-cell>
          <table:table-cell/>
          <table:table-cell office:value-type="string" calcext:value-type="string">
            <text:p>resent with new adress </text:p>
          </table:table-cell>
          <table:table-cell office:value-type="string" calcext:value-type="string">
            <text:p>Lustenauerstrasse 57</text:p>
            <text:p>A-6845 Hohene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stantin Mül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8526214" calcext:value-type="float">
            <text:p>288526214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16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ues Paket ist beim Kunden angekommen, Adresse ist richtig</text:p>
          </table:table-cell>
          <table:table-cell/>
          <table:table-cell office:value-type="float" office:value="295027278" calcext:value-type="float">
            <text:p>295027278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sine Hütt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574844" calcext:value-type="float">
            <text:p>291574844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16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Numm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79438859" calcext:value-type="float">
            <text:p>279438859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6/16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2291365" calcext:value-type="float">
            <text:p>292291365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6/16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0067543" calcext:value-type="float">
            <text:p>290067543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6/16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0067543" calcext:value-type="float">
            <text:p>290067543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6/18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1156477" calcext:value-type="float">
            <text:p>281156477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6/18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4249116" calcext:value-type="float">
            <text:p>284249116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6/1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ue Box bereits auf dem we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9698067" calcext:value-type="float">
            <text:p>289698067</text:p>
          </table:table-cell>
          <table:table-cell/>
          <table:table-cell office:value-type="string" calcext:value-type="string">
            <text:p>addressee has moved</text:p>
          </table:table-cell>
          <table:table-cell office:value-type="string" calcext:value-type="string">
            <text:p>6/1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ine Box in Arbei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283442911" calcext:value-type="float">
            <text:p>283442911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6/23/2015</text:p>
          </table:table-cell>
          <table:table-cell/>
          <table:table-cell office:value-type="string" calcext:value-type="string">
            <text:p>will neue Box - Order ist angeleg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niel Lewende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81315" calcext:value-type="float">
            <text:p>291281315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26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Mal nicht erreicht (30.06.) - EMAIL Sent (02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omas Mül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7459904" calcext:value-type="float">
            <text:p>297459904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26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an Kunden (30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orsten Verv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6253596" calcext:value-type="float">
            <text:p>296253596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6/26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i Yildrim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8516599" calcext:value-type="float">
            <text:p>298516599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6/26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nst Beck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5295163" calcext:value-type="float">
            <text:p>29529516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26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an Kunden (30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annis Topalidi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2330601" calcext:value-type="float">
            <text:p>292330601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26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an Kunden (30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rian Germershause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150956" calcext:value-type="float">
            <text:p>29115095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26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x bereits nochmlas verschickt word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en Vaupe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5353090" calcext:value-type="float">
            <text:p>285353090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26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rk Meise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548191" calcext:value-type="float">
            <text:p>29154819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26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t danach 2 weitere Boxen bekomm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exander Hame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0445644" calcext:value-type="float">
            <text:p>290445644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26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Mal nicht erreicht (30.06.) - EMAIL Sent (02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dolphe Tchalekia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5265853" calcext:value-type="float">
            <text:p>295265853</text:p>
          </table:table-cell>
          <table:table-cell/>
          <table:table-cell office:value-type="string" calcext:value-type="string">
            <text:p>does not meet delivery conditions</text:p>
          </table:table-cell>
          <table:table-cell office:value-type="string" calcext:value-type="string">
            <text:p>6/26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istian Schind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4146434" calcext:value-type="float">
            <text:p>294146434</text:p>
          </table:table-cell>
          <table:table-cell/>
          <table:table-cell office:value-type="string" calcext:value-type="string">
            <text:p>does not meet delivery conditions</text:p>
          </table:table-cell>
          <table:table-cell office:value-type="string" calcext:value-type="string">
            <text:p>6/26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mal nicht erreicht (01.07.) - EMAIL sent (02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bias Schulz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6909687" calcext:value-type="float">
            <text:p>296909687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6/26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re Taska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4632627" calcext:value-type="float">
            <text:p>294632627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6/26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i Massal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7232540" calcext:value-type="float">
            <text:p>297232540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26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an Kunden (30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te Behren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3447623" calcext:value-type="float">
            <text:p>283447623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26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t danach bereits 2 Boxen bekomm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lf Bernd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6242363" calcext:value-type="float">
            <text:p>29624236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26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2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se Ferreira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287804276" calcext:value-type="float">
            <text:p>28780427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29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2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evor Shanks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294045236" calcext:value-type="float">
            <text:p>29404523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29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ovanni Zevola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292821183" calcext:value-type="float">
            <text:p>292821183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6/29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- EMAIL sent (08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fan Vasic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294107022" calcext:value-type="float">
            <text:p>294107022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möchte die Box aus finanziellen Gründen nicht nochm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win Willi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283443346" calcext:value-type="float">
            <text:p>283443346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at danach bereits eine Box bekomm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lli Mül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9419409" calcext:value-type="float">
            <text:p>299419409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6/29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nnis Günth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76314213" calcext:value-type="float">
            <text:p>276314213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29/2015</text:p>
          </table:table-cell>
          <table:table-cell/>
          <table:table-cell office:value-type="string" calcext:value-type="string">
            <text:p>keine Telefonnummer - EMAIL an Kunden (30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ustav Gan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7961131" calcext:value-type="float">
            <text:p>29796113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29/2015</text:p>
          </table:table-cell>
          <table:table-cell/>
          <table:table-cell office:value-type="string" calcext:value-type="string">
            <text:p>keine Telefonnu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us Hirseman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3455215" calcext:value-type="float">
            <text:p>283455215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29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keine Bo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 kol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2122778" calcext:value-type="float">
            <text:p>292122778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29/2015</text:p>
          </table:table-cell>
          <table:table-cell/>
          <table:table-cell office:value-type="string" calcext:value-type="string">
            <text:p>keine Nummer - EMAIL an Kunden (30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ias Efstratiadi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4144932" calcext:value-type="float">
            <text:p>294144932</text:p>
          </table:table-cell>
          <table:table-cell/>
          <table:table-cell office:value-type="string" calcext:value-type="string">
            <text:p>addressee has moved</text:p>
          </table:table-cell>
          <table:table-cell office:value-type="string" calcext:value-type="string">
            <text:p>6/29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nochmal</text:p>
          </table:table-cell>
          <table:table-cell office:value-type="string" calcext:value-type="string">
            <text:p>Pfannstr. 15, 97753 Karlstadt</text:p>
          </table:table-cell>
          <table:table-cell office:value-type="float" office:value="302758917" calcext:value-type="float">
            <text:p>302758917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scha Grimm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3463656" calcext:value-type="float">
            <text:p>28346365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29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ndynummer gehört jetzt Bruder - EMAIL an Kunden (30.06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nfried Sach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8546282" calcext:value-type="float">
            <text:p>298546282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6/29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ic Rodriguez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3846969" calcext:value-type="float">
            <text:p>293846969</text:p>
          </table:table-cell>
          <table:table-cell/>
          <table:table-cell office:value-type="string" calcext:value-type="string">
            <text:p>does not meet delivery conditions</text:p>
          </table:table-cell>
          <table:table-cell office:value-type="string" calcext:value-type="string">
            <text:p>6/29/2015</text:p>
          </table:table-cell>
          <table:table-cell/>
          <table:table-cell office:value-type="string" calcext:value-type="string">
            <text:p>TESTKUNDE STORNO (steht in Bestellung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niela Walln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96866091</text:p>
          </table:table-cell>
          <table:table-cell office:value-type="float" office:value="296866091" calcext:value-type="float">
            <text:p>29686609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29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resse war falsch, möchte Box nochmal</text:p>
          </table:table-cell>
          <table:table-cell office:value-type="string" calcext:value-type="string">
            <text:p>Wiener Neustädter Str. 16 3-6 2822 Bad Erlach</text:p>
          </table:table-cell>
          <table:table-cell office:value-type="float" office:value="303232204" calcext:value-type="float">
            <text:p>303232204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rco Enge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0079915" calcext:value-type="float">
            <text:p>300079915</text:p>
          </table:table-cell>
          <table:table-cell/>
          <table:table-cell office:value-type="string" calcext:value-type="string">
            <text:p>does not meet delivery conditions</text:p>
          </table:table-cell>
          <table:table-cell office:value-type="string" calcext:value-type="string">
            <text:p>6/30/2015</text:p>
          </table:table-cell>
          <table:table-cell/>
          <table:table-cell office:value-type="string" calcext:value-type="string">
            <text:p>möchte Box noch mal zugeschickt bekommen</text:p>
          </table:table-cell>
          <table:table-cell office:value-type="string" calcext:value-type="string">
            <text:p>Adresszusatz: Sunspeed Express Logistic GmbH Bachstr. 2</text:p>
            <text:p>22885 Barsbüttel</text:p>
            <text:p>DE 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LLE KUNDEN OHNE TELEFONNR UND OHNE RAUSGESCHICKTE EMAIL HAT ES IN DESK NICHT GEKLAP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minik Zgraggen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297861100" calcext:value-type="float">
            <text:p>297861100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6/30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(02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ancesco De Stefano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293715854" calcext:value-type="float">
            <text:p>293715854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6/30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 Box nicht nochmal (spricht nur italienisch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han Stern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293755200" calcext:value-type="float">
            <text:p>293755200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6/30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 Box nochmal</text:p>
          </table:table-cell>
          <table:table-cell office:value-type="string" calcext:value-type="string">
            <text:p>Adresse stimmt noch, Postbote hat keinen Abholschein da gelassen</text:p>
          </table:table-cell>
          <table:table-cell office:value-type="float" office:value="303249580" calcext:value-type="float">
            <text:p>303249580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zim Limani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298309781" calcext:value-type="float">
            <text:p>298309781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6/30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(02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reas Leibundgut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286299045" calcext:value-type="float">
            <text:p>286299045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6/30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- EMAIL sent (08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uro Fischer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286190121" calcext:value-type="float">
            <text:p>286190121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6/30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- EMAIL sent (08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Özcan Ates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286212696" calcext:value-type="float">
            <text:p>286212696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6/30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elefonnr falsch - Email verschicken - EMAIL sent (02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rbert Huwiler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298323633" calcext:value-type="float">
            <text:p>298323633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6/30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stav Gans</text:p>
          </table:table-cell>
          <table:table-cell office:value-type="string" calcext:value-type="string">
            <text:p>Österreich</text:p>
          </table:table-cell>
          <table:table-cell office:value-type="float" office:value="0" calcext:value-type="float">
            <text:p>0</text:p>
          </table:table-cell>
          <table:table-cell office:value-type="float" office:value="297961131" calcext:value-type="float">
            <text:p>29796113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30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reits in der Liste (siehe oben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niela Walln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6866091" calcext:value-type="float">
            <text:p>29686609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30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reits in der Liste (siehe oben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 Murphy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9923937" calcext:value-type="float">
            <text:p>29992393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30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. nicht erreicht (01.07.)</text:p>
          </table:table-cell>
          <table:table-cell office:value-type="string" calcext:value-type="string">
            <text:p>bereits in der Liste (siehe unten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dreas Zank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3804717" calcext:value-type="float">
            <text:p>29380471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30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reits in der Liste (siehe oben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stian Fopp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8510571" calcext:value-type="float">
            <text:p>29851057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30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Order bereits angelegt word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omas Woitsc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6895195" calcext:value-type="float">
            <text:p>296895195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30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x an alte Adresse verschickt worden, möchte Box nochmal</text:p>
          </table:table-cell>
          <table:table-cell office:value-type="string" calcext:value-type="string">
            <text:p>Thüringerstr. 38 97078 Würzburg</text:p>
          </table:table-cell>
          <table:table-cell office:value-type="float" office:value="303265347" calcext:value-type="float">
            <text:p>303265347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örg Aschendorff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9068198" calcext:value-type="float">
            <text:p>29906819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30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(02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rk Liefk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9618262" calcext:value-type="float">
            <text:p>299618262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30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(02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n Putz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80450" calcext:value-type="float">
            <text:p>291280450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30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- EMAIL sent (08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 Kol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2122778" calcext:value-type="float">
            <text:p>292122778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30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reits in der Liste (siehe oben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nnis Günth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76314213" calcext:value-type="float">
            <text:p>276314213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30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reits in der Liste (siehe oben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uel Nobi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8339297" calcext:value-type="float">
            <text:p>298339297</text:p>
          </table:table-cell>
          <table:table-cell/>
          <table:table-cell office:value-type="string" calcext:value-type="string">
            <text:p>does not meet delivery conditions</text:p>
          </table:table-cell>
          <table:table-cell office:value-type="string" calcext:value-type="string">
            <text:p>6/30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reits neue Box an Logistiker übergeben - 3041015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whi Atass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6592571" calcext:value-type="float">
            <text:p>286592571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6/30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rico Tauscher</text:p>
          </table:table-cell>
          <table:table-cell office:value-type="string" calcext:value-type="string">
            <text:p>Österreich</text:p>
          </table:table-cell>
          <table:table-cell office:value-type="float" office:value="0" calcext:value-type="float">
            <text:p>0</text:p>
          </table:table-cell>
          <table:table-cell office:value-type="float" office:value="293288172" calcext:value-type="float">
            <text:p>293288172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30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Order exisistiert berei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lhelm Zeichma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7449410" calcext:value-type="float">
            <text:p>297449410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30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hickt per Email Nummer der Packstation zu - Möchte Box nochm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per Yilmaz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5049116" calcext:value-type="float">
            <text:p>29504911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30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(02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niel Gasse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8545050" calcext:value-type="float">
            <text:p>298545050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6/30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iner Hambüche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7918645" calcext:value-type="float">
            <text:p>297918645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6/30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omas Hellweg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3808994" calcext:value-type="float">
            <text:p>293808994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30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 Box nochmal</text:p>
          </table:table-cell>
          <table:table-cell/>
          <table:table-cell office:value-type="float" office:value="303290057" calcext:value-type="float">
            <text:p>303290057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ico Schnabe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9420629" calcext:value-type="float">
            <text:p>299420629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30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08.07.)</text:p>
          </table:table-cell>
          <table:table-cell office:value-type="string" calcext:value-type="string">
            <text:p>neue Adresse bereits im profil: Aloysiusstr. 44 , 41541 Dormag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achim Schol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3211794" calcext:value-type="float">
            <text:p>293211794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30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Order existiert berei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annis Topalidi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2330601" calcext:value-type="float">
            <text:p>292330601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1-07" calcext:value-type="date">
            <text:p>07/01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chael Büttiker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293203849" calcext:value-type="float">
            <text:p>293203849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1-07" calcext:value-type="date">
            <text:p>07/01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08.07.) - EMAIL sent (08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c Uetz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297504633" calcext:value-type="float">
            <text:p>297504633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1-07" calcext:value-type="date">
            <text:p>07/01/15</text:p>
          </table:table-cell>
          <table:table-cell/>
          <table:table-cell office:value-type="string" calcext:value-type="string">
            <text:p>keine Telefonnr - EMAIL sent (02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trick Rutz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298030220" calcext:value-type="float">
            <text:p>298030220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1-07" calcext:value-type="date">
            <text:p>07/01/15</text:p>
          </table:table-cell>
          <table:table-cell/>
          <table:table-cell office:value-type="string" calcext:value-type="string">
            <text:p>keine Telefonnr - EMAIL sent (02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co Geßn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5082582" calcext:value-type="float">
            <text:p>295082582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1-07" calcext:value-type="date">
            <text:p>07/01/15</text:p>
          </table:table-cell>
          <table:table-cell/>
          <table:table-cell office:value-type="string" calcext:value-type="string">
            <text:p>keine Telefonnr - EMAIL sent (02.07.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Immo Coloniu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2121648" calcext:value-type="float">
            <text:p>292121648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1-07" calcext:value-type="date">
            <text:p>07/01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urch Streik, Abholschein kam zu spät,mit Herr Bähr schon telefoniert, mit DHL zu senden nicht sinnvoll- warten bis Streik vorbei ist, dann gerne 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aul Schmid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9166883" calcext:value-type="float">
            <text:p>299166883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1-07" calcext:value-type="date">
            <text:p>07/01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nicht erreicht (02.07.) - Bereits neue Box an Logistiker übergeben (304058245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ens Steinberg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521439" calcext:value-type="float">
            <text:p>291521439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1-07" calcext:value-type="date">
            <text:p>07/01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2.07.) - bereits neue Box (304799107) an Kunden versand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jörn Hambac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8746905" calcext:value-type="float">
            <text:p>298746905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1-07" calcext:value-type="date">
            <text:p>07/01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n Grimsman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5299711" calcext:value-type="float">
            <text:p>295299711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1-07" calcext:value-type="date">
            <text:p>07/01/15</text:p>
          </table:table-cell>
          <table:table-cell/>
          <table:table-cell office:value-type="string" calcext:value-type="string">
            <text:p>keine Telefonnr - EMAIL sent (02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ter Steinnöke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76331244" calcext:value-type="float">
            <text:p>276331244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1-07" calcext:value-type="date">
            <text:p>07/01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urde zwei mal verschickt die Bestellung, sind umgezogen </text:p>
          </table:table-cell>
          <table:table-cell office:value-type="string" calcext:value-type="string">
            <text:p>neue Adresse: Landshuter Straße 27, 10779 Berl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ter Akkerman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5282884" calcext:value-type="float">
            <text:p>295282884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1-07" calcext:value-type="date">
            <text:p>07/01/15</text:p>
          </table:table-cell>
          <table:table-cell/>
          <table:table-cell office:value-type="string" calcext:value-type="string">
            <text:p>keine Telefonnr - EMAIL sent (02.07.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aul Murphy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8506478" calcext:value-type="float">
            <text:p>298506478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1-07" calcext:value-type="date">
            <text:p>07/01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t die box nie bekommen, bei unbekanntem nachbar abgegeben, nach dem streik hätte er gerne die Box, hat Email an Caja bereits geschickt 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arsten Hoeing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4144210" calcext:value-type="float">
            <text:p>294144210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1-07" calcext:value-type="date">
            <text:p>07/01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2.07.) - bereits neue Box (303819807) an Kunden versand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hannes Mg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9531543" calcext:value-type="float">
            <text:p>299531543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1-07" calcext:value-type="date">
            <text:p>07/01/15</text:p>
          </table:table-cell>
          <table:table-cell/>
          <table:table-cell office:value-type="string" calcext:value-type="string">
            <text:p>2. nicht erreicht - EMAIL sent (08.07.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ierre Barre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301258428</text:p>
          </table:table-cell>
          <table:table-cell office:value-type="float" office:value="301258428" calcext:value-type="float">
            <text:p>301258428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2-07" calcext:value-type="date">
            <text:p>07/02/15</text:p>
          </table:table-cell>
          <table:table-cell/>
          <table:table-cell office:value-type="string" calcext:value-type="string">
            <text:p>neue box geht an freundin</text:p>
          </table:table-cell>
          <table:table-cell office:value-type="string" calcext:value-type="string">
            <text:p>Jana Andeberhan</text:p>
            <text:p>Auf dem Kahlken 7a</text:p>
            <text:p>28259 Brem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ul Murphy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9923937" calcext:value-type="float">
            <text:p>299923937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2-07" calcext:value-type="date">
            <text:p>07/02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reits in der Liste (siehe oben) - erreicht + Email an Stylist geschrieb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 Murphy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8506478" calcext:value-type="float">
            <text:p>298506478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2-07" calcext:value-type="date">
            <text:p>07/02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reits in der Liste (siehe oben) - erreicht + Email an Stylist geschrieb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thias Schulp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276551416" calcext:value-type="float">
            <text:p>276551416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2-07" calcext:value-type="date">
            <text:p>07/02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uben Iseli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291265152" calcext:value-type="float">
            <text:p>291265152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table:style-name="ce3" office:value-type="date" office:date-value="2015-02-07" calcext:value-type="date">
            <text:p>07/02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k Schulz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300748271</text:p>
          </table:table-cell>
          <table:table-cell office:value-type="float" office:value="300748271" calcext:value-type="float">
            <text:p>300748271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2-07" calcext:value-type="date">
            <text:p>07/02/15</text:p>
          </table:table-cell>
          <table:table-cell/>
          <table:table-cell office:value-type="string" calcext:value-type="string">
            <text:p>will keine box, da keine anmeldung</text:p>
          </table:table-cell>
          <table:table-cell office:value-type="string" calcext:value-type="string">
            <text:p>return the parcel because he didnt sign outfittery... very ang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bin Tec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7326100" calcext:value-type="float">
            <text:p>297326100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2-07" calcext:value-type="date">
            <text:p>07/02/15</text:p>
          </table:table-cell>
          <table:table-cell/>
          <table:table-cell office:value-type="string" calcext:value-type="string">
            <text:p>...aber eigentlich stimmt Adresse, 2. Fall heute. Komische Nu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reas Kröke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7886903" calcext:value-type="float">
            <text:p>297886903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2-07" calcext:value-type="date">
            <text:p>07/02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reits in der Liste &amp; erreic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el Krampnitz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5551310" calcext:value-type="float">
            <text:p>295551310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2-07" calcext:value-type="date">
            <text:p>07/02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Order angelegt</text:p>
          </table:table-cell>
          <table:table-cell/>
          <table:table-cell office:value-type="float" office:value="304841358" calcext:value-type="float">
            <text:p>304841358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s Egger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9492227" calcext:value-type="float">
            <text:p>299492227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2-07" calcext:value-type="date">
            <text:p>07/02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nzent Hanke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4151751" calcext:value-type="float">
            <text:p>294151751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2-07" calcext:value-type="date">
            <text:p>07/02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x wurde bereits nochmals verschick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 Kruczala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5801657" calcext:value-type="float">
            <text:p>295801657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2-07" calcext:value-type="date">
            <text:p>07/02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(8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x Stürm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91657" calcext:value-type="float">
            <text:p>291291657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2-07" calcext:value-type="date">
            <text:p>07/02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x an falsche Adresse verschickt, neue Order anlegen</text:p>
          </table:table-cell>
          <table:table-cell office:value-type="string" calcext:value-type="string">
            <text:p>Packstation 101, 34117 Kassel</text:p>
          </table:table-cell>
          <table:table-cell office:value-type="float" office:value="304862001" calcext:value-type="float">
            <text:p>304862001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bin Tec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7326100" calcext:value-type="float">
            <text:p>297326100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2-07" calcext:value-type="date">
            <text:p>07/02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reits in der Liste (siehe oben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 M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7465385" calcext:value-type="float">
            <text:p>297465385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2-07" calcext:value-type="date">
            <text:p>07/02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öchte Box nicht nochm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 Köpp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0101946" calcext:value-type="float">
            <text:p>300101946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2-07" calcext:value-type="date">
            <text:p>07/02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tin Müllerhöltge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68850289" calcext:value-type="float">
            <text:p>268850289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2-07" calcext:value-type="date">
            <text:p>07/02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nicht nochmal, kein Interesse mehr an Outfittery (hat trotz 3 mal telefonieren Mahnungen bekommen, obwohl die Box nie bei ihm angekommen ist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laus Burka</text:p>
          </table:table-cell>
          <table:table-cell office:value-type="string" calcext:value-type="string">
            <text:p>Österreich</text:p>
          </table:table-cell>
          <table:table-cell office:value-type="float" office:value="0" calcext:value-type="float">
            <text:p>0</text:p>
          </table:table-cell>
          <table:table-cell office:value-type="float" office:value="283461916" calcext:value-type="float">
            <text:p>283461916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3-07" calcext:value-type="date">
            <text:p>07/03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- EMAIL sent (08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jko Vukotic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5688663" calcext:value-type="float">
            <text:p>295688663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3-07" calcext:value-type="date">
            <text:p>07/03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(08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kas Reitzig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0110529" calcext:value-type="float">
            <text:p>300110529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3-07" calcext:value-type="date">
            <text:p>07/03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(08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niel Spielmann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296033708" calcext:value-type="float">
            <text:p>296033708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3-07" calcext:value-type="date">
            <text:p>07/03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(08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 Wicki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295708347" calcext:value-type="float">
            <text:p>295708347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3-07" calcext:value-type="date">
            <text:p>07/03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(08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org Dahm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6195831" calcext:value-type="float">
            <text:p>286195831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6-07" calcext:value-type="date">
            <text:p>07/06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- EMAIL sent (08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nning Möl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5763291" calcext:value-type="float">
            <text:p>295763291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6-07" calcext:value-type="date">
            <text:p>07/06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(08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rman Hentric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6206170" calcext:value-type="float">
            <text:p>286206170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6-07" calcext:value-type="date">
            <text:p>07/06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Order bereits angelegt word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ke Lindberg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5458578" calcext:value-type="float">
            <text:p>295458578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6-07" calcext:value-type="date">
            <text:p>07/06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(25.08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rnel Robinso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3575959" calcext:value-type="float">
            <text:p>293575959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6-07" calcext:value-type="date">
            <text:p>07/06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6.07.) siehe auch Kundenvorgang: Box angekommen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n Höllg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73203" calcext:value-type="float">
            <text:p>291273203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6-07" calcext:value-type="date">
            <text:p>07/06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- EMAIL sent (08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joern Hewer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1174702" calcext:value-type="float">
            <text:p>301174702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6-07" calcext:value-type="date">
            <text:p>07/06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resse schwer zu finden, nochmals versuchen!</text:p>
          </table:table-cell>
          <table:table-cell/>
          <table:table-cell office:value-type="float" office:value="304879212" calcext:value-type="float">
            <text:p>304879212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bert Kaberidi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8511511" calcext:value-type="float">
            <text:p>298511511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6-07" calcext:value-type="date">
            <text:p>07/06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x wird bereits nochmal gepack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rtin Metz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7252044" calcext:value-type="float">
            <text:p>297252044</text:p>
          </table:table-cell>
          <table:table-cell/>
          <table:table-cell office:value-type="string" calcext:value-type="string">
            <text:p>does not meet delivery conditions</text:p>
          </table:table-cell>
          <table:table-cell table:style-name="ce3" office:value-type="date" office:date-value="2015-06-07" calcext:value-type="date">
            <text:p>07/06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08.07.) - DESK: 1 error prohibited this customer from being sav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ke Baetz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7483257" calcext:value-type="float">
            <text:p>297483257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6-07" calcext:value-type="date">
            <text:p>07/06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6.07.) - neue Box an Kunden versandt (301550702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ank Schwert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4790240" calcext:value-type="float">
            <text:p>294790240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6-07" calcext:value-type="date">
            <text:p>07/06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(08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reas Dorau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68788" calcext:value-type="float">
            <text:p>291268788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6-07" calcext:value-type="date">
            <text:p>07/06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DESK: 1 error prohibited this customer from being save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ene Otto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73399" calcext:value-type="float">
            <text:p>291273399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6-07" calcext:value-type="date">
            <text:p>07/06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6.07.) - neue Bestellung (305266263) an Logistiker übergeb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mon Geiser</text:p>
          </table:table-cell>
          <table:table-cell office:value-type="string" calcext:value-type="string">
            <text:p>Österreich</text:p>
          </table:table-cell>
          <table:table-cell office:value-type="float" office:value="0" calcext:value-type="float">
            <text:p>0</text:p>
          </table:table-cell>
          <table:table-cell office:value-type="float" office:value="300867074" calcext:value-type="float">
            <text:p>300867074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6-07" calcext:value-type="date">
            <text:p>07/06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ehe Kundenvorgang 0016075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inhard Lanegg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4135823" calcext:value-type="float">
            <text:p>294135823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6-07" calcext:value-type="date">
            <text:p>07/06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- EMAIL seint (08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lian Mül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9557386" calcext:value-type="float">
            <text:p>299557386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6-07" calcext:value-type="date">
            <text:p>07/06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(08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 Schulz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8764018" calcext:value-type="float">
            <text:p>298764018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6-07" calcext:value-type="date">
            <text:p>07/06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(08.07.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lorian May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8515887" calcext:value-type="float">
            <text:p>298515887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6-07" calcext:value-type="date">
            <text:p>07/06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t einen Zettel für den DHL dagelassen, Box leider trotzdem nicht angekommen - nochmal packen</text:p>
          </table:table-cell>
          <table:table-cell office:value-type="string" calcext:value-type="string">
            <text:p>Adresse stimmt noch</text:p>
          </table:table-cell>
          <table:table-cell office:value-type="float" office:value="304891032" calcext:value-type="float">
            <text:p>304891032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vin Laue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300716960</text:p>
          </table:table-cell>
          <table:table-cell office:value-type="float" office:value="300716960" calcext:value-type="float">
            <text:p>300716960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6-07" calcext:value-type="date">
            <text:p>07/06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örg Aschendorff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9068198" calcext:value-type="float">
            <text:p>299068198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6-07" calcext:value-type="date">
            <text:p>07/06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Order bereits angelegt worden</text:p>
          </table:table-cell>
          <table:table-cell office:value-type="string" calcext:value-type="string">
            <text:p>Jörg Aschendorff, Wichernstraße 41, 48147 Münster 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chael Kelb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0635475" calcext:value-type="float">
            <text:p>300635475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7-07" calcext:value-type="date">
            <text:p>07/07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fan Raicu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5749792" calcext:value-type="float">
            <text:p>295749792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7-07" calcext:value-type="date">
            <text:p>07/07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(08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rian Grün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74532" calcext:value-type="float">
            <text:p>291274532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7-07" calcext:value-type="date">
            <text:p>07/07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x wird bereits nochmals gepack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astian Freund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2008268" calcext:value-type="float">
            <text:p>302008268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7-07" calcext:value-type="date">
            <text:p>07/07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DESK: 1 error prohibited this customer from being saved - bereits neue Box: 3086750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omas Mül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2881432" calcext:value-type="float">
            <text:p>302881432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7-07" calcext:value-type="date">
            <text:p>07/07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(08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r. Lawrence Brenninkmeij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8545884" calcext:value-type="float">
            <text:p>298545884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7-07" calcext:value-type="date">
            <text:p>07/07/15</text:p>
          </table:table-cell>
          <table:table-cell/>
          <table:table-cell office:value-type="string" calcext:value-type="string">
            <text:p>28.07. DESK : 1 error prohibited this customer from being sav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r Omerhodzic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6237030" calcext:value-type="float">
            <text:p>296237030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7-07" calcext:value-type="date">
            <text:p>07/07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unde meldet sich im August (sobald er aus Urlaub zurück ist)</text:p>
          </table:table-cell>
          <table:table-cell office:value-type="string" calcext:value-type="string">
            <text:p>Adresse im Profil richtig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ny Natha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4041761" calcext:value-type="float">
            <text:p>294041761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7-07" calcext:value-type="date">
            <text:p>07/07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ohnung schwer zu finden, Box wird nun an die Firmenadresse verschickt</text:p>
          </table:table-cell>
          <table:table-cell office:value-type="string" calcext:value-type="string">
            <text:p>Jugendhilfeeinrichtung Weitblick Heidestr. 47 26676 Barßel</text:p>
          </table:table-cell>
          <table:table-cell office:value-type="float" office:value="305732799" calcext:value-type="float">
            <text:p>305732799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rio Rosentret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8493621" calcext:value-type="float">
            <text:p>288493621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7-07" calcext:value-type="date">
            <text:p>07/07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(08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istoph Pet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8542872" calcext:value-type="float">
            <text:p>298542872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7-07" calcext:value-type="date">
            <text:p>07/07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mal nicht erreicht (13.07.) - EMAIL sent (14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 Göbe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0724418" calcext:value-type="float">
            <text:p>300724418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7-07" calcext:value-type="date">
            <text:p>07/07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trick Lindn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1212264" calcext:value-type="float">
            <text:p>301212264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7-07" calcext:value-type="date">
            <text:p>07/07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mal nicht erreicht (13.07.) - EMAIL sent (14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ank Rehm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63248" calcext:value-type="float">
            <text:p>291263248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7-07" calcext:value-type="date">
            <text:p>07/07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c Nitzschman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72654" calcext:value-type="float">
            <text:p>291272654</text:p>
          </table:table-cell>
          <table:table-cell/>
          <table:table-cell office:value-type="string" calcext:value-type="string">
            <text:p>addressee has moved</text:p>
          </table:table-cell>
          <table:table-cell table:style-name="ce3" office:value-type="date" office:date-value="2015-07-07" calcext:value-type="date">
            <text:p>07/07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mal nicht erreicht (08.07.) - Kundenvorgang bei Desk existiert bereits - neue Order raus : 308298654 an neue Adresse(im Profil schon aktualisiert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sef Mai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9180951" calcext:value-type="float">
            <text:p>299180951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7-07" calcext:value-type="date">
            <text:p>07/07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(08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erre Barr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1258428" calcext:value-type="float">
            <text:p>301258428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7-07" calcext:value-type="date">
            <text:p>07/07/15</text:p>
          </table:table-cell>
          <table:table-cell/>
          <table:table-cell office:value-type="string" calcext:value-type="string">
            <text:p>Neue Box bereits "an Kunden versandt" (30365255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cas Hopp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1157806" calcext:value-type="float">
            <text:p>301157806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7-07" calcext:value-type="date">
            <text:p>07/07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(08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o Schönewolf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4125572" calcext:value-type="float">
            <text:p>294125572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7-07" calcext:value-type="date">
            <text:p>07/07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t keine Box bestell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ernard Andreja</text:p>
          </table:table-cell>
          <table:table-cell office:value-type="string" calcext:value-type="string">
            <text:p>Österreich</text:p>
          </table:table-cell>
          <table:table-cell office:value-type="float" office:value="0" calcext:value-type="float">
            <text:p>0</text:p>
          </table:table-cell>
          <table:table-cell office:value-type="float" office:value="291274033" calcext:value-type="float">
            <text:p>291274033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7-07" calcext:value-type="date">
            <text:p>07/07/15</text:p>
          </table:table-cell>
          <table:table-cell/>
          <table:table-cell office:value-type="string" calcext:value-type="string">
            <text:p>Neue Box bereichts auf "an Kunden versandt"(303331991), letzte Box wird nochmal versend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ke Flessa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2784477" calcext:value-type="float">
            <text:p>302784477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7-07" calcext:value-type="date">
            <text:p>07/07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Box wird bereits gepack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 Faßbend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7956835" calcext:value-type="float">
            <text:p>297956835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7-07" calcext:value-type="date">
            <text:p>07/07/15</text:p>
          </table:table-cell>
          <table:table-cell/>
          <table:table-cell office:value-type="string" calcext:value-type="string">
            <text:p>weitere Bestellung 299958604 auf inaktiv - da kein Bedar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son Pemberton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295281468" calcext:value-type="float">
            <text:p>295281468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6-07" calcext:value-type="date">
            <text:p>07/06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(08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au Gerussi Cilo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300879979" calcext:value-type="float">
            <text:p>300879979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7-07" calcext:value-type="date">
            <text:p>07/07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lix Wend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4609041" calcext:value-type="float">
            <text:p>284609041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8-07" calcext:value-type="date">
            <text:p>07/08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undenvorgang bei Desk existiert berei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esko Teitg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7804660" calcext:value-type="float">
            <text:p>297804660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8-07" calcext:value-type="date">
            <text:p>07/08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Box wird bereits gepack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eter Meyer 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0563137" calcext:value-type="float">
            <text:p>300563137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7" calcext:value-type="date">
            <text:p>07/08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(14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üdiger Dos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77508857" calcext:value-type="float">
            <text:p>277508857</text:p>
          </table:table-cell>
          <table:table-cell/>
          <table:table-cell office:value-type="string" calcext:value-type="string">
            <text:p>addressee has moved</text:p>
          </table:table-cell>
          <table:table-cell table:style-name="ce3" office:value-type="date" office:date-value="2015-08-07" calcext:value-type="date">
            <text:p>07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ue Box wird bereits gepack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eter Müß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1598667" calcext:value-type="float">
            <text:p>301598667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8-07" calcext:value-type="date">
            <text:p>07/08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ürgen Schmitz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8307100" calcext:value-type="float">
            <text:p>298307100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8-07" calcext:value-type="date">
            <text:p>07/08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(14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an Saut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5283099" calcext:value-type="float">
            <text:p>295283099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7" calcext:value-type="date">
            <text:p>07/08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rvice kümmert sich bereits drum (siehe Kundenvorgang 00162332)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ns Koziullo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4218844" calcext:value-type="float">
            <text:p>294218844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7" calcext:value-type="date">
            <text:p>07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ie weiß schon Bescheid und kümmert sich um eine neue Bestell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reas Ströhla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3297527" calcext:value-type="float">
            <text:p>303297527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8-07" calcext:value-type="date">
            <text:p>07/08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rian Idelberg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68443" calcext:value-type="float">
            <text:p>291268443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7" calcext:value-type="date">
            <text:p>07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stellung wird von Antonia angeleg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rsten Riesbec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82754" calcext:value-type="float">
            <text:p>291282754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7" calcext:value-type="date">
            <text:p>07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13.07.) - EMAIL sent (14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nedikt Decker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88227" calcext:value-type="float">
            <text:p>291288227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7" calcext:value-type="date">
            <text:p>07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x wurde an die falsche Adresse verschickt - will Box nochmal</text:p>
          </table:table-cell>
          <table:table-cell office:value-type="string" calcext:value-type="string">
            <text:p>Saladin-Schmitt-Str.45 <text:s/>44789 Bochum</text:p>
          </table:table-cell>
          <table:table-cell office:value-type="float" office:value="305761756" calcext:value-type="float">
            <text:p>305761756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enjamin Chros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3228136" calcext:value-type="float">
            <text:p>303228136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7" calcext:value-type="date">
            <text:p>07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13.07.) - EMAIL sent (14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el Mansfeld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89896" calcext:value-type="float">
            <text:p>291289896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7" calcext:value-type="date">
            <text:p>07/08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(14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omas Stüb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81786" calcext:value-type="float">
            <text:p>291281786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8-07" calcext:value-type="date">
            <text:p>07/08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seph Hau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9539258" calcext:value-type="float">
            <text:p>289539258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7" calcext:value-type="date">
            <text:p>07/08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(14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phan Schirm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0335102" calcext:value-type="float">
            <text:p>300335102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7" calcext:value-type="date">
            <text:p>07/08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ppelt in der Liste (siehe unten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ristian Maur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5297065" calcext:value-type="float">
            <text:p>295297065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8-07" calcext:value-type="date">
            <text:p>07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tte den CS kontaktiert, es wurde auf seine Anfragen nicht reagiert, möchte einen letzten Versuch starten, wenn's diesmal nicht klappt kein Interesse mehr an OUTFITTERY</text:p>
          </table:table-cell>
          <table:table-cell office:value-type="string" calcext:value-type="string">
            <text:p>Adresse stimmt noch</text:p>
          </table:table-cell>
          <table:table-cell office:value-type="float" office:value="307420815" calcext:value-type="float">
            <text:p>307420815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alko Herft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4149837" calcext:value-type="float">
            <text:p>294149837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8-07" calcext:value-type="date">
            <text:p>07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17.07.)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i Pola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3184619" calcext:value-type="float">
            <text:p>303184619</text:p>
          </table:table-cell>
          <table:table-cell/>
          <table:table-cell office:value-type="string" calcext:value-type="string">
            <text:p>addressee has moved</text:p>
          </table:table-cell>
          <table:table-cell table:style-name="ce3" office:value-type="date" office:date-value="2015-08-07" calcext:value-type="date">
            <text:p>07/08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(14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gur Duma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7209707" calcext:value-type="float">
            <text:p>297209707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8-07" calcext:value-type="date">
            <text:p>07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13.07.)- EMAIL sent 28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el Parense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88284" calcext:value-type="float">
            <text:p>291288284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7" calcext:value-type="date">
            <text:p>07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17.07.)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sten Wesc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3203772" calcext:value-type="float">
            <text:p>303203772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7" calcext:value-type="date">
            <text:p>07/08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t bereits 2 weitere Boxen erhalte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ephan Schirm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300335102</text:p>
          </table:table-cell>
          <table:table-cell office:value-type="float" office:value="300335102" calcext:value-type="float">
            <text:p>300335102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7" calcext:value-type="date">
            <text:p>07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x vor 10 min bei ihm angekommen (13.07.)</text:p>
          </table:table-cell>
          <table:table-cell office:value-type="string" calcext:value-type="string">
            <text:p>hinterm hedwig schacht 10</text:p>
            <text:p>Fantastic Gartenschau Catering (am landesgartenschau Gelände)</text:p>
            <text:p>09376 oelsnit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n Irrgang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89793" calcext:value-type="float">
            <text:p>291289793</text:p>
          </table:table-cell>
          <table:table-cell/>
          <table:table-cell office:value-type="string" calcext:value-type="string">
            <text:p>addressee has moved</text:p>
          </table:table-cell>
          <table:table-cell table:style-name="ce3" office:value-type="date" office:date-value="2015-09-07" calcext:value-type="date">
            <text:p>07/09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13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en Horte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65211" calcext:value-type="float">
            <text:p>291265211</text:p>
          </table:table-cell>
          <table:table-cell/>
          <table:table-cell office:value-type="string" calcext:value-type="string">
            <text:p>addressee has moved</text:p>
          </table:table-cell>
          <table:table-cell table:style-name="ce3" office:value-type="date" office:date-value="2015-09-07" calcext:value-type="date">
            <text:p>07/09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äter anrufen (13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tmut Knöff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2006000" calcext:value-type="float">
            <text:p>302006000</text:p>
          </table:table-cell>
          <table:table-cell/>
          <table:table-cell office:value-type="string" calcext:value-type="string">
            <text:p>addressee has moved</text:p>
          </table:table-cell>
          <table:table-cell table:style-name="ce3" office:value-type="date" office:date-value="2015-09-07" calcext:value-type="date">
            <text:p>07/09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(14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rico Wink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3263095" calcext:value-type="float">
            <text:p>303263095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9-07" calcext:value-type="date">
            <text:p>07/09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u Fu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1609396" calcext:value-type="float">
            <text:p>301609396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9-07" calcext:value-type="date">
            <text:p>07/09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(14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sten Albrech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85819" calcext:value-type="float">
            <text:p>291285819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9-07" calcext:value-type="date">
            <text:p>07/09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17.07.)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en Weissörte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62224" calcext:value-type="float">
            <text:p>291262224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9-07" calcext:value-type="date">
            <text:p>07/09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t bereits eine weitere Box bekomm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fija Rujovic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1289380" calcext:value-type="float">
            <text:p>301289380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9-07" calcext:value-type="date">
            <text:p>07/09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DESK: 1 error prohibited this customer from being save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a B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1289416" calcext:value-type="float">
            <text:p>301289416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9-07" calcext:value-type="date">
            <text:p>07/09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(14.07.) - NACHNAME in Emailadresse: Fabian Hellmol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ik Farthman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3228617" calcext:value-type="float">
            <text:p>303228617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9-07" calcext:value-type="date">
            <text:p>07/09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n Stoffele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1863074" calcext:value-type="float">
            <text:p>301863074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9-07" calcext:value-type="date">
            <text:p>07/09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(14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omas Illn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2973967" calcext:value-type="float">
            <text:p>302973967</text:p>
          </table:table-cell>
          <table:table-cell/>
          <table:table-cell office:value-type="string" calcext:value-type="string">
            <text:p>does not meet delivery conditions</text:p>
          </table:table-cell>
          <table:table-cell table:style-name="ce3" office:value-type="date" office:date-value="2015-09-07" calcext:value-type="date">
            <text:p>07/09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(14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ald Richt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8891829" calcext:value-type="float">
            <text:p>298891829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9-07" calcext:value-type="date">
            <text:p>07/09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17.07.)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colas Bräutigam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3767532" calcext:value-type="float">
            <text:p>293767532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9-07" calcext:value-type="date">
            <text:p>07/09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13.07.) - 28.07.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niel Schwefe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3227272" calcext:value-type="float">
            <text:p>303227272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9-07" calcext:value-type="date">
            <text:p>07/09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 Schach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6220772" calcext:value-type="float">
            <text:p>286220772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9-07" calcext:value-type="date">
            <text:p>07/09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unde wurde bereits kontaktiert (siehe Kundenvorgang 00163578)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 Lobitz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3711698" calcext:value-type="float">
            <text:p>303711698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9-07" calcext:value-type="date">
            <text:p>07/09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(14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exander Mangold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2005940" calcext:value-type="float">
            <text:p>302005940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10-07" calcext:value-type="date">
            <text:p>07/10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 Sorni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78618" calcext:value-type="float">
            <text:p>291278618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10-07" calcext:value-type="date">
            <text:p>07/10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on Gabel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3424339" calcext:value-type="float">
            <text:p>303424339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0-07" calcext:value-type="date">
            <text:p>07/10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(14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istoph Wixmerte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72391" calcext:value-type="float">
            <text:p>291272391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0-07" calcext:value-type="date">
            <text:p>07/10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box wird bereits gepack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liver Mülder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6144398" calcext:value-type="float">
            <text:p>296144398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0-07" calcext:value-type="date">
            <text:p>07/10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(14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x Must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4410039" calcext:value-type="float">
            <text:p>304410039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0-07" calcext:value-type="date">
            <text:p>07/10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(Fake?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scha Walt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87950" calcext:value-type="float">
            <text:p>291287950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0-07" calcext:value-type="date">
            <text:p>07/10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box wird bereits gepack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rhart Arsu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6692264" calcext:value-type="float">
            <text:p>296692264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0-07" calcext:value-type="date">
            <text:p>07/10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(14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lef Mansour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4405481" calcext:value-type="float">
            <text:p>304405481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0-07" calcext:value-type="date">
            <text:p>07/10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rd bereits vom CS bearbeitet (siehe Kundenvorgang 00163647)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ximilian Schneid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3639587" calcext:value-type="float">
            <text:p>303639587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0-07" calcext:value-type="date">
            <text:p>07/10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(14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 Schröd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86041" calcext:value-type="float">
            <text:p>291286041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0-07" calcext:value-type="date">
            <text:p>07/10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unde lebt derzeit in Thail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ene Niko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4606427" calcext:value-type="float">
            <text:p>304606427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0-07" calcext:value-type="date">
            <text:p>07/10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FAKE NAME - NAME in Emailadresse: Nico Schild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ilipp Kukla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8509017" calcext:value-type="float">
            <text:p>298509017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10-07" calcext:value-type="date">
            <text:p>07/10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iko Hub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6997270" calcext:value-type="float">
            <text:p>296997270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0-07" calcext:value-type="date">
            <text:p>07/10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13.07.) - 28.07.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dim Djuliman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3714120" calcext:value-type="float">
            <text:p>303714120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0-07" calcext:value-type="date">
            <text:p>07/10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t bereits 2 weitere Boxen bekomm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nrad Warthu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9960293" calcext:value-type="float">
            <text:p>299960293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0-07" calcext:value-type="date">
            <text:p>07/10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rd bereits bearbeitet (siehe Kundenvorgang 00162882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ke Baetz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1550702" calcext:value-type="float">
            <text:p>301550702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0-07" calcext:value-type="date">
            <text:p>07/10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13.07.) , 28.07.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 Garner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296113014" calcext:value-type="float">
            <text:p>296113014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9-07" calcext:value-type="date">
            <text:p>07/09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13.07.), 28.07. EMAIL s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niel Berchtold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285730048" calcext:value-type="float">
            <text:p>285730048</text:p>
          </table:table-cell>
          <table:table-cell/>
          <table:table-cell office:value-type="string" calcext:value-type="string">
            <text:p>Retour gem. Anweisung Abs./Empf.</text:p>
          </table:table-cell>
          <table:table-cell table:style-name="ce3" office:value-type="date" office:date-value="2015-09-07" calcext:value-type="date">
            <text:p>07/09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nochmal</text:p>
          </table:table-cell>
          <table:table-cell office:value-type="string" calcext:value-type="string">
            <text:p>siehe Profil </text:p>
          </table:table-cell>
          <table:table-cell office:value-type="float" office:value="314177200" calcext:value-type="float">
            <text:p>314177200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tthias Elsasser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299653909" calcext:value-type="float">
            <text:p>299653909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1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unde steht bereits mit Livia in Kontakt (siehe Kundenvorgang 00158439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nfred Leichtfuss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291284578" calcext:value-type="float">
            <text:p>29128457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1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14.07.), 28.07. DESK- 1 error prohibited this customer from being saved , Profil/Club: "Nummer falsch"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ldegard Wiener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4069287" calcext:value-type="float">
            <text:p>304069287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7/13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homas Marynowsk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4912403" calcext:value-type="float">
            <text:p>30491240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1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Order existiert bereits: inaktiv, onhold Grund: keine Nachorder gewünsc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rsten Buschman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96184" calcext:value-type="float">
            <text:p>291296184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1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17.07.) - EMAIL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istian Andre</text:p>
          </table:table-cell>
          <table:table-cell office:value-type="string" calcext:value-type="string">
            <text:p>Österreich</text:p>
          </table:table-cell>
          <table:table-cell office:value-type="float" office:value="0" calcext:value-type="float">
            <text:p>0</text:p>
          </table:table-cell>
          <table:table-cell office:value-type="float" office:value="291278742" calcext:value-type="float">
            <text:p>291278742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7/13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rzysztof Korolewicz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3453056" calcext:value-type="float">
            <text:p>30345305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1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(14.07.)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ernard Andreja</text:p>
          </table:table-cell>
          <table:table-cell office:value-type="string" calcext:value-type="string">
            <text:p>Österreich</text:p>
          </table:table-cell>
          <table:table-cell office:value-type="float" office:value="0" calcext:value-type="float">
            <text:p>0</text:p>
          </table:table-cell>
          <table:table-cell office:value-type="float" office:value="303331991" calcext:value-type="float">
            <text:p>30333199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1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kete kommen bei ihm grundsätzlich nicht an, wohnen immer noch im gleichen Block unter der gleichen Adresse, sind aber 6 Stockwerke weiter oben gezogen, Kunde möchte sich bei der Post informieren, am 08.08. (nach seinem urlaub) bei ihm melden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avid Zwagemak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4232014" calcext:value-type="float">
            <text:p>294232014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1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17.07.) - EMAIL ...Kunde hat zurückgerufen, möchte eine neue Box, die gerade auf dem Weg zu ihm is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 Reisenau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9896441" calcext:value-type="float">
            <text:p>299896441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1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nochmal - an Firmenadresse verschicken!</text:p>
          </table:table-cell>
          <table:table-cell office:value-type="string" calcext:value-type="string">
            <text:p>in-tech GmbH Parkring 2 85748 Garching</text:p>
          </table:table-cell>
          <table:table-cell office:value-type="float" office:value="308197175" calcext:value-type="float">
            <text:p>308197175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ex Id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1216946" calcext:value-type="float">
            <text:p>30121694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1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(14.07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ilipp Roesch-Schlander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6090368" calcext:value-type="float">
            <text:p>296090368</text:p>
          </table:table-cell>
          <table:table-cell/>
          <table:table-cell office:value-type="string" calcext:value-type="string">
            <text:p>addressee has moved</text:p>
          </table:table-cell>
          <table:table-cell office:value-type="string" calcext:value-type="string">
            <text:p>7/1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(14.07.)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Marcel Krampitz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4841358" calcext:value-type="float">
            <text:p>304841358</text:p>
          </table:table-cell>
          <table:table-cell/>
          <table:table-cell office:value-type="string" calcext:value-type="string">
            <text:p>does not meet delivery conditions</text:p>
          </table:table-cell>
          <table:table-cell office:value-type="string" calcext:value-type="string">
            <text:p>7/13/2015</text:p>
          </table:table-cell>
          <table:table-cell/>
          <table:table-cell office:value-type="string" calcext:value-type="string">
            <text:p>Paulina schreibt:</text:p>
            <text:p>Das gleiche Spiel hatte ich schon mit seiner ersten Box.</text:p>
            <text:p>Ich würde dann jetzt bereits die DRITTE Box für den Kunden packen, der immer behauptet, die Adresse sei falsch gewesen...</text:p>
            <text:p>Ich denke mir ja keine Adressen aus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istian Harbeck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4980019" calcext:value-type="float">
            <text:p>304980019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1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17.07.) - EMAIL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rk Gens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0049298" calcext:value-type="float">
            <text:p>300049298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1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(14.07.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hris Stei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9533521" calcext:value-type="float">
            <text:p>29953352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1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nochmal, Adresse stimmt, sein neuer Zusteller sei wohl das Problem </text:p>
          </table:table-cell>
          <table:table-cell office:value-type="string" calcext:value-type="string">
            <text:p>Adresse stimmt </text:p>
          </table:table-cell>
          <table:table-cell office:value-type="float" office:value="309696325" calcext:value-type="float">
            <text:p>309696325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alf Spauszu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0056635" calcext:value-type="float">
            <text:p>300056635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1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(14.07.) mit Frage welche Adresse ist die Richtige</text:p>
          </table:table-cell>
          <table:table-cell office:value-type="string" calcext:value-type="string">
            <text:p>zwei Adressen als Empfänger angegeben!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tis Wayn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7315257" calcext:value-type="float">
            <text:p>29731525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1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DESK: 1 error prohibited this customer from being sav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 Frederickse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1650276" calcext:value-type="float">
            <text:p>30165027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1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6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yyan Zeyne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9995437" calcext:value-type="float">
            <text:p>29999543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1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17.07.) - EMAIL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kan Asc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0415120" calcext:value-type="float">
            <text:p>300415120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16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t jetzt erstmal kein Interesse, meldet sich wenn er was brauc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laus-Dieter Weydeman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0102708" calcext:value-type="float">
            <text:p>300102708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7/17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omas Marynowsk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4912403" calcext:value-type="float">
            <text:p>30491240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18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ppelt in der Liste (siehe oben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ino Mül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4059245" calcext:value-type="float">
            <text:p>294059245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19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6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istian Kastner</text:p>
          </table:table-cell>
          <table:table-cell office:value-type="string" calcext:value-type="string">
            <text:p>Österreich</text:p>
          </table:table-cell>
          <table:table-cell office:value-type="float" office:value="0" calcext:value-type="float">
            <text:p>0</text:p>
          </table:table-cell>
          <table:table-cell office:value-type="float" office:value="298092197" calcext:value-type="float">
            <text:p>29809219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0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6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nnik Otterbac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4996806" calcext:value-type="float">
            <text:p>30499680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1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6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ktor Görze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4429993" calcext:value-type="float">
            <text:p>30442999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2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 16.07. nochmal melden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lentin Herrgesell</text:p>
          </table:table-cell>
          <table:table-cell office:value-type="string" calcext:value-type="string">
            <text:p>Österreich</text:p>
          </table:table-cell>
          <table:table-cell office:value-type="float" office:value="0" calcext:value-type="float">
            <text:p>0</text:p>
          </table:table-cell>
          <table:table-cell office:value-type="float" office:value="291261363" calcext:value-type="float">
            <text:p>291261363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7.07. EMAIL sent, da schlechter Empfang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vin Lutterkord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1069102" calcext:value-type="float">
            <text:p>301069102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6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san El-Arab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5325154" calcext:value-type="float">
            <text:p>305325154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17.07.) 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omas Küster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2920649" calcext:value-type="float">
            <text:p>302920649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7/26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ristoph Wex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6006744" calcext:value-type="float">
            <text:p>296006744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auchte Box für eine Festivität, ist leider zu spät angekommen, hat sich passende Sachen im Laden besorg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Eric Ulk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9565321" calcext:value-type="float">
            <text:p>299565321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ckstation klappt irgendwie nicht, nochmals an private Adrresse verschicken</text:p>
          </table:table-cell>
          <table:table-cell office:value-type="string" calcext:value-type="string">
            <text:p>Brehmstr. 79 40239 Düsseldorf</text:p>
          </table:table-cell>
          <table:table-cell office:value-type="float" office:value="308662951" calcext:value-type="float">
            <text:p>308662951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ulis Köst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1289718" calcext:value-type="float">
            <text:p>301289718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7/29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i Thomas 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1522538" calcext:value-type="float">
            <text:p>301522538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30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6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 Pfützn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65891" calcext:value-type="float">
            <text:p>291265891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31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r im Urlaub, möchte Box nochmal</text:p>
          </table:table-cell>
          <table:table-cell office:value-type="string" calcext:value-type="string">
            <text:p>Adresse stimmt noch</text:p>
          </table:table-cell>
          <table:table-cell/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olker Schreib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7303095" calcext:value-type="float">
            <text:p>297303095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1-08" calcext:value-type="date">
            <text:p>08/01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ppelt in der Li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omas Ernhof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9680744" calcext:value-type="float">
            <text:p>299680744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2-08" calcext:value-type="date">
            <text:p>08/02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6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bias Lui Niedermei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1132521" calcext:value-type="float">
            <text:p>301132521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3-08" calcext:value-type="date">
            <text:p>08/03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 Box nochmal</text:p>
          </table:table-cell>
          <table:table-cell office:value-type="string" calcext:value-type="string">
            <text:p>Adresse stimmt noch</text:p>
          </table:table-cell>
          <table:table-cell office:value-type="float" office:value="308678817" calcext:value-type="float">
            <text:p>308678817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orian Rut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95156" calcext:value-type="float">
            <text:p>291295156</text:p>
          </table:table-cell>
          <table:table-cell/>
          <table:table-cell office:value-type="string" calcext:value-type="string">
            <text:p>not picked up from stor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will Box nochmal</text:p>
          </table:table-cell>
          <table:table-cell office:value-type="string" calcext:value-type="string">
            <text:p>Adresse stimmt noch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ukas Fronczy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4831123" calcext:value-type="float">
            <text:p>30483112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1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17.07.) 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ns Fuch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4957460" calcext:value-type="float">
            <text:p>304957460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1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21.07. 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kha È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4426158" calcext:value-type="float">
            <text:p>30442615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15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6.07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xel Kirchstei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7963989" calcext:value-type="float">
            <text:p>287963989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1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unde möchte Box nochmal, ist kurzfristig ausgezogen </text:p>
          </table:table-cell>
          <table:table-cell office:value-type="string" calcext:value-type="string">
            <text:p>Fahltsweg 16, 25462 Rellingen</text:p>
          </table:table-cell>
          <table:table-cell office:value-type="string" calcext:value-type="string">
            <text:p>309219848, steht auf Vorkasse jetzt obwohl Häckchen bei "shipping address meets billing address" rausgenommen 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elipe Burattin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2006784" calcext:value-type="float">
            <text:p>302006784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1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1.07. bereits neue Bestellung auf Artikel bestellen (310676049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5326158" calcext:value-type="float">
            <text:p>305326158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7/15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ennart Schmedding 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86475" calcext:value-type="float">
            <text:p>291286475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1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ollte die Box nie, hat sie deshalb nicht abgeholt (hatte mit Eve per Email Kontakt diesbezüglich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hmet Ta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8074081" calcext:value-type="float">
            <text:p>298074081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1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21.07.) 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lf Bukatiu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5279091" calcext:value-type="float">
            <text:p>305279091</text:p>
          </table:table-cell>
          <table:table-cell/>
          <table:table-cell office:value-type="string" calcext:value-type="string">
            <text:p>addressee has moved</text:p>
          </table:table-cell>
          <table:table-cell office:value-type="string" calcext:value-type="string">
            <text:p>7/1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t Box bekommen , Kunde hat zurückgerufen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istian Sendwick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80583" calcext:value-type="float">
            <text:p>291280583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1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tte Zettel im Briefkasten, hat Box heute abgeholt bei der Pos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va Berg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4112166" calcext:value-type="float">
            <text:p>30411216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1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21.07.- EMAIL s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is DerInsid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5021121" calcext:value-type="float">
            <text:p>30502112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1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16.07. (Fake Nachname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am. Felerowicz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7212825" calcext:value-type="float">
            <text:p>307212825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15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6.07. - zwei Adressen angegeben im Kundenprofi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el Neumeist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8079170" calcext:value-type="float">
            <text:p>298079170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15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6.07.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 Murphy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5760529" calcext:value-type="float">
            <text:p>305760529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1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nochmal</text:p>
          </table:table-cell>
          <table:table-cell office:value-type="string" calcext:value-type="string">
            <text:p>Adresse stimmt noch </text:p>
          </table:table-cell>
          <table:table-cell office:value-type="float" office:value="309227996" calcext:value-type="float">
            <text:p>309227996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Carsten Jung 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8791669" calcext:value-type="float">
            <text:p>298791669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1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hon schriftlich hinterlegt bei uns(03.07. mit Frau Nehls), war im Ausland,hatte bereits Telefonkontakt mit Service, Paket kann ab 21.07. zugestellt werden - mehrfach Kontakt mit uns , möchte nicht 3-4 Mal zur selben Angelegenheit angerufen werden </text:p>
          </table:table-cell>
          <table:table-cell office:value-type="string" calcext:value-type="string">
            <text:p>Adresse stimmt noch </text:p>
          </table:table-cell>
          <table:table-cell office:value-type="float" office:value="309238656" calcext:value-type="float">
            <text:p>309238656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ven Kiesewett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3228150" calcext:value-type="float">
            <text:p>303228150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1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nochmal, ist umgezogen </text:p>
          </table:table-cell>
          <table:table-cell office:value-type="string" calcext:value-type="string">
            <text:p>Berthold-Brecht-Str. 31, 07745 Jena </text:p>
          </table:table-cell>
          <table:table-cell office:value-type="float" office:value="309242405" calcext:value-type="float">
            <text:p>309242405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nnis Bossmode 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8317242" calcext:value-type="float">
            <text:p>298317242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15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6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vin Kurany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2732918" calcext:value-type="float">
            <text:p>30273291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15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6.07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ebastian Pfützn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65891" calcext:value-type="float">
            <text:p>291265891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1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6.07. war im Zug, wann anders nochmal anrufen - neue Order auf Termin ausmachen: 30877271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Volker Schreiber 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7303095" calcext:value-type="float">
            <text:p>297303095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1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ststreik, wartet noch auf Box, Grails: Retoure eingegangen, möchte Box nochmal </text:p>
          </table:table-cell>
          <table:table-cell office:value-type="string" calcext:value-type="string">
            <text:p>Adresse bleibt - Adresszusatz: Vennhoff Feuerschutz GmbH</text:p>
          </table:table-cell>
          <table:table-cell office:value-type="float" office:value="309258858" calcext:value-type="float">
            <text:p>309258858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sa Sonnenberg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3615689" calcext:value-type="float">
            <text:p>303615689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15/20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3230348" calcext:value-type="float">
            <text:p>303230348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7/15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chael Stantscheff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82744" calcext:value-type="float">
            <text:p>291282744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1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, 21.07. 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istian von Hohnhors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9631260" calcext:value-type="float">
            <text:p>299631260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1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in 2 Wochen nochmal, Adresse stimmt </text:p>
          </table:table-cell>
          <table:table-cell office:value-type="string" calcext:value-type="string">
            <text:p>Adresse stimmt </text:p>
          </table:table-cell>
          <table:table-cell office:value-type="float" office:value="309297197" calcext:value-type="float">
            <text:p>309297197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kus Willn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7441104" calcext:value-type="float">
            <text:p>297441104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1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, 21.07. 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exander Pitsch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291275317" calcext:value-type="float">
            <text:p>291275317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1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r im Urlaub, zieht jetzt um und möchte Box Anfang August haben </text:p>
          </table:table-cell>
          <table:table-cell office:value-type="string" calcext:value-type="string">
            <text:p>Turbinenstr.21, 8000 Zürich </text:p>
          </table:table-cell>
          <table:table-cell office:value-type="float" office:value="310974573" calcext:value-type="float">
            <text:p>310974573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Sascha Schlotter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291278906" calcext:value-type="float">
            <text:p>29127890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1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1.07. war im Urlaub,hat keine Box erwartet (clubwithcall - kein Anruf bekommen), momentan kein Bedar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thias Knappitsch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299185745" calcext:value-type="float">
            <text:p>299185745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1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r nicht da um Box abzuholen, momentan auch kein Bedar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omas Kerkhoff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97282" calcext:value-type="float">
            <text:p>291297282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16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21.07. 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örg Sirt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5055593" calcext:value-type="float">
            <text:p>295055593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16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7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sim Krasniq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1299173" calcext:value-type="float">
            <text:p>301299173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16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7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 G.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5857156" calcext:value-type="float">
            <text:p>30585715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16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7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in Seifer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3228578" calcext:value-type="float">
            <text:p>30322857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16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nochmal, Adresse war in Grails richtig </text:p>
          </table:table-cell>
          <table:table-cell office:value-type="string" calcext:value-type="string">
            <text:p>Seebergblick 39, 01612 Glaubitz</text:p>
          </table:table-cell>
          <table:table-cell office:value-type="float" office:value="309685271" calcext:value-type="float">
            <text:p>309685271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m VD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4611922" calcext:value-type="float">
            <text:p>304611922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16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7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sper Reddeman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82817" calcext:value-type="float">
            <text:p>291282817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16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21.07. 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fan Raj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83601" calcext:value-type="float">
            <text:p>291283601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16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21.07. - EMAIL sent 28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ens Stefa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1112466" calcext:value-type="float">
            <text:p>30111246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16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7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ccardo Lo Bartolo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306772473" calcext:value-type="float">
            <text:p>306772473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17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unde ist bis 29.07. im Urlaub. Danach bitte nochmal senden!</text:p>
          </table:table-cell>
          <table:table-cell table:number-columns-repeated="1015"/>
        </table:table-row>
        <table:table-row table:style-name="ro3">
          <table:table-cell table:number-columns-repeated="8"/>
          <table:table-cell office:value-type="string" calcext:value-type="string">
            <text:p>kunde kurzfristig</text:p>
            <text:p>adresse geändert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i Olischar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299622213" calcext:value-type="float">
            <text:p>299622213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17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sten Wesch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303203772</text:p>
          </table:table-cell>
          <table:table-cell office:value-type="float" office:value="303203772" calcext:value-type="float">
            <text:p>303203772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9-07" calcext:value-type="date">
            <text:p>07/09/15</text:p>
          </table:table-cell>
          <table:table-cell/>
          <table:table-cell office:value-type="string" calcext:value-type="string">
            <text:p>habe das paket nochmal neu gepack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thias Böhm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2004555" calcext:value-type="float">
            <text:p>302004555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0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1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ilipp Meinhard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1120337" calcext:value-type="float">
            <text:p>30112033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0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nochmal</text:p>
          </table:table-cell>
          <table:table-cell office:value-type="string" calcext:value-type="string">
            <text:p>Adresse stimmt </text:p>
          </table:table-cell>
          <table:table-cell office:value-type="float" office:value="310955250" calcext:value-type="float">
            <text:p>310955250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kus Muel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72614" calcext:value-type="float">
            <text:p>291272614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0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24.07. - EMAIL S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rian Rut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95156" calcext:value-type="float">
            <text:p>29129515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0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21.07. - bereits eine Order danach 3087628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thias Mend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0082315" calcext:value-type="float">
            <text:p>300082315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0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ine Telefonnr - EMAIL sent 21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ederick Ha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4640538" calcext:value-type="float">
            <text:p>294640538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7/20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vin Schaibl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6803750" calcext:value-type="float">
            <text:p>306803750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7/20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minik Guf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8332034" calcext:value-type="float">
            <text:p>298332034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0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24.07. - EMAIL S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ah Schönbec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2092832" calcext:value-type="float">
            <text:p>292092832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0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24.07. - EMAIL S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urosh Gharu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9957591" calcext:value-type="float">
            <text:p>299957591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0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1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mi Riah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5699739" calcext:value-type="float">
            <text:p>305699739</text:p>
          </table:table-cell>
          <table:table-cell/>
          <table:table-cell office:value-type="string" calcext:value-type="string">
            <text:p>does not meet delivery conditions</text:p>
          </table:table-cell>
          <table:table-cell office:value-type="string" calcext:value-type="string">
            <text:p>7/20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24.07. - EMAIL S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ndrik Weitze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6057813" calcext:value-type="float">
            <text:p>29605781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0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1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on Gasperon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3664127" calcext:value-type="float">
            <text:p>303664127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0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1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reas Crummener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1551603" calcext:value-type="float">
            <text:p>301551603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0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1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lberto Pochet</text:p>
          </table:table-cell>
          <table:table-cell office:value-type="string" calcext:value-type="string">
            <text:p>Luxemburg</text:p>
          </table:table-cell>
          <table:table-cell office:value-type="float" office:value="0" calcext:value-type="float">
            <text:p>0</text:p>
          </table:table-cell>
          <table:table-cell office:value-type="float" office:value="296374279" calcext:value-type="float">
            <text:p>296374279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0/201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ndre Rases Kühlewein</text:p>
          </table:table-cell>
          <table:table-cell office:value-type="string" calcext:value-type="string">
            <text:p>Deutschland</text:p>
            <text:p/>
          </table:table-cell>
          <table:table-cell office:value-type="string" calcext:value-type="string">
            <text:p>http://amidala.apps.outfittery.de/amidala/order/302001250</text:p>
          </table:table-cell>
          <table:table-cell office:value-type="float" office:value="302001250" calcext:value-type="float">
            <text:p>302001250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7/21/201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ca Fedele</text:p>
          </table:table-cell>
          <table:table-cell office:value-type="string" calcext:value-type="string">
            <text:p>Deutschland</text:p>
            <text:p/>
          </table:table-cell>
          <table:table-cell office:value-type="string" calcext:value-type="string">
            <text:p>http://amidala.apps.outfittery.de/amidala/order/310468401</text:p>
          </table:table-cell>
          <table:table-cell office:value-type="float" office:value="310468401" calcext:value-type="float">
            <text:p>310468401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7/21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cal Erb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294140167" calcext:value-type="float">
            <text:p>294140167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1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ter Breßer-Barnebeck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98339082</text:p>
          </table:table-cell>
          <table:table-cell office:value-type="float" office:value="298339082" calcext:value-type="float">
            <text:p>298339082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7/21/2015</text:p>
          </table:table-cell>
          <table:table-cell/>
          <table:table-cell office:value-type="string" calcext:value-type="string">
            <text:p>ist im Urlaub - keine Telefonnr - EMAIL sent 21.07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drian Sager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310686698" calcext:value-type="float">
            <text:p>310686698</text:p>
          </table:table-cell>
          <table:table-cell/>
          <table:table-cell office:value-type="string" calcext:value-type="string">
            <text:p>addressee has moved</text:p>
          </table:table-cell>
          <table:table-cell office:value-type="string" calcext:value-type="string">
            <text:p>7/22/2015</text:p>
          </table:table-cell>
          <table:table-cell/>
          <table:table-cell office:value-type="string" calcext:value-type="string">
            <text:p>hat nach Bestellabschluss noch Adresse geändert. Bitte nochmal senden an: Eschenpark 7</text:p>
            <text:p>6274 Eschenbach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n Ohler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8080950" calcext:value-type="float">
            <text:p>308080950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Bestellung (308614816) bereits auf Pac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reas Sterna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0090583" calcext:value-type="float">
            <text:p>300090583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Bestellung(310550105) bereits auf Pac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vid Hesterberg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7201278" calcext:value-type="float">
            <text:p>30720127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Bestellung (311015192) bereits auf Termin ausma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lia Schad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1999739" calcext:value-type="float">
            <text:p>301999739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3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ilipp Kuhl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5741741" calcext:value-type="float">
            <text:p>30574174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ibt schon eune aktuellere Bestellung: 3083401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k Geipe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2852721" calcext:value-type="float">
            <text:p>302852721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7/23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 Schult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4395187" calcext:value-type="float">
            <text:p>30439518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3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omas Gerk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6284526" calcext:value-type="float">
            <text:p>30628452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3.07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ing Gordyn, Tim Jurche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6304612" calcext:value-type="float">
            <text:p>306304612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24.07. - Box wurde an 'Bing Gordyn' rausgeschickt statt an 'Tim Jurchen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obias Hartman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65953" calcext:value-type="float">
            <text:p>291265953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24.07. - DESK: 1 error prohibited this customer from being sav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thanasi Mirmigoka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6999318" calcext:value-type="float">
            <text:p>30699931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3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ffen Schulz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1108163" calcext:value-type="float">
            <text:p>301108163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die Box nicht nochmal, kein Bedar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ffen König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95858" calcext:value-type="float">
            <text:p>29129585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reits neue Order auf Termin ausmachen: 3054001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exander Berg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3417015" calcext:value-type="float">
            <text:p>283417015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DESK: 1 error prohibited this customer from being sav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ancesco Demarti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5852613" calcext:value-type="float">
            <text:p>30585261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3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erre Barr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3652551" calcext:value-type="float">
            <text:p>303652551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24.07. - EMAIL S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an Karaca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3205640" calcext:value-type="float">
            <text:p>303205640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DESK: 1 error prohibited this customer from being sav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oy Campo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4393807" calcext:value-type="float">
            <text:p>304393807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3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lef Mansour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8118528" calcext:value-type="float">
            <text:p>30811852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3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 Vermaele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7848997" calcext:value-type="float">
            <text:p>30784899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3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s Kemsolero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7560851" calcext:value-type="float">
            <text:p>307560851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3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omas Oskar Stockey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7432679" calcext:value-type="float">
            <text:p>307432679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7/2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reits neue Order auf Termin ausmachen: 31173100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orman Вейер, Norman Wey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7193896" calcext:value-type="float">
            <text:p>30719389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3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k Linneweev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6202248" calcext:value-type="float">
            <text:p>306202248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7/23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Pilz</text:p>
          </table:table-cell>
          <table:table-cell office:value-type="string" calcext:value-type="string">
            <text:p>Österreich</text:p>
          </table:table-cell>
          <table:table-cell office:value-type="float" office:value="0" calcext:value-type="float">
            <text:p>0</text:p>
          </table:table-cell>
          <table:table-cell office:value-type="float" office:value="306324695" calcext:value-type="float">
            <text:p>306324695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Bestelleung bereits auf Packen: 3109743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el Koc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4450608" calcext:value-type="float">
            <text:p>294450608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7/23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ez Jelassi</text:p>
          </table:table-cell>
          <table:table-cell office:value-type="string" calcext:value-type="string">
            <text:p>Österreich</text:p>
          </table:table-cell>
          <table:table-cell office:value-type="float" office:value="0" calcext:value-type="float">
            <text:p>0</text:p>
          </table:table-cell>
          <table:table-cell office:value-type="float" office:value="306715918" calcext:value-type="float">
            <text:p>30671591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.07. erreicht - schlechter Empfang, abgebro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n Reessing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78968" calcext:value-type="float">
            <text:p>291278968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7/2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24.07. - EMAIL S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n Schneid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6324653" calcext:value-type="float">
            <text:p>30632465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Order bereits auf packen: 3110418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örg Röthlingshöf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4775686" calcext:value-type="float">
            <text:p>30477568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3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urice Thiel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0101332" calcext:value-type="float">
            <text:p>300101332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DESK: 1 error prohibited this customer from being sav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ederic Presse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1153576" calcext:value-type="float">
            <text:p>30115357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3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né Strück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5763381" calcext:value-type="float">
            <text:p>295763381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nochmal </text:p>
          </table:table-cell>
          <table:table-cell office:value-type="string" calcext:value-type="string">
            <text:p>Adresse stimmt </text:p>
          </table:table-cell>
          <table:table-cell office:value-type="float" office:value="312033608" calcext:value-type="float">
            <text:p>312033608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effen Teufe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6287552" calcext:value-type="float">
            <text:p>306287552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.07. Kunde hat kein Interesse meh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ndré Voig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4866148" calcext:value-type="float">
            <text:p>304866148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28.07. - DESK: 1 error prohibited this customer from being sav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hmad Shergo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7014628" calcext:value-type="float">
            <text:p>30701462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24.07., 28.07. neue Order bereits auf Packen 3124810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dolphe Tchalekia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5800224" calcext:value-type="float">
            <text:p>305800224</text:p>
          </table:table-cell>
          <table:table-cell/>
          <table:table-cell office:value-type="string" calcext:value-type="string">
            <text:p>does not meet delivery conditions</text:p>
          </table:table-cell>
          <table:table-cell office:value-type="string" calcext:value-type="string">
            <text:p>7/2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reits neue Order auf Termin ausmachen: 30865861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il Ip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8430297" calcext:value-type="float">
            <text:p>30843029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24.07. , voller Name steht im Profil: Filipe Salvaterra, 2. nicht erreicht 28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ndrik Mey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1909128" calcext:value-type="float">
            <text:p>301909128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4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rico Tausch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6708767" calcext:value-type="float">
            <text:p>29670876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Order bereits auf packen: 3121256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 Ko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7198049" calcext:value-type="float">
            <text:p>307198049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4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hias Zimmerman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4918167" calcext:value-type="float">
            <text:p>304918167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8.07. erreicht, möchte neue Box - Tanja soll sich melden 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ujiangshan Wang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4609444" calcext:value-type="float">
            <text:p>304609444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in Bedarf momentan, Adresse: Karlsgraben 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rian Roid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121923" calcext:value-type="float">
            <text:p>312121923</text:p>
          </table:table-cell>
          <table:table-cell/>
          <table:table-cell office:value-type="string" calcext:value-type="string">
            <text:p>addressee has moved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eue Order an neue Adress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<text:s/>Luca Fedele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midala.apps.outfittery.de/amidala/order/310468401</text:p>
          </table:table-cell>
          <table:table-cell office:value-type="float" office:value="310468401" calcext:value-type="float">
            <text:p>310468401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7/24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iko Lenz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74476" calcext:value-type="float">
            <text:p>29127447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29.07.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te Laschütza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5851899" calcext:value-type="float">
            <text:p>305851899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reits neue Order auf Packen : 311001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niel Zut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7862183" calcext:value-type="float">
            <text:p>297862183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reits neue Order auf Artikel bestellen: 3054019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istian Hinde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9334932" calcext:value-type="float">
            <text:p>309334932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nochmal, Adresse stimmt aber, haben sie abgeglichen </text:p>
          </table:table-cell>
          <table:table-cell office:value-type="string" calcext:value-type="string">
            <text:p>siehe Profil </text:p>
          </table:table-cell>
          <table:table-cell office:value-type="float" office:value="314081759" calcext:value-type="float">
            <text:p>314081759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i Essig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4802952" calcext:value-type="float">
            <text:p>304802952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DESK: 1 error prohibited this customer from being sav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erome Flohn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57343" calcext:value-type="float">
            <text:p>291257343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29.07.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ovanni Mangier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8694910" calcext:value-type="float">
            <text:p>308694910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Order bereits auf Packen: 31347123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joern Bendig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81816" calcext:value-type="float">
            <text:p>29128181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in Bedarf, hatte auch keine Box bestellt und hatte es eig mit John abgesprochen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bias Gerasc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6644961" calcext:value-type="float">
            <text:p>286644961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7/24/2015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Yasser Ismai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68056" calcext:value-type="float">
            <text:p>29126805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nochmal</text:p>
          </table:table-cell>
          <table:table-cell office:value-type="string" calcext:value-type="string">
            <text:p>KZH GmbH &amp; CO.KG</text:p>
            <text:p/>
            <text:p>CO Yasser Ismail</text:p>
            <text:p/>
            <text:p>Lederstrasse 32-34</text:p>
            <text:p/>
            <text:p>22525 Hamburg</text:p>
          </table:table-cell>
          <table:table-cell office:value-type="float" office:value="314704369" calcext:value-type="float">
            <text:p>314704369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rank Hoffman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5293787" calcext:value-type="float">
            <text:p>295293787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7/24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ffen Krollman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8958971" calcext:value-type="float">
            <text:p>30895897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DESK: 1 error prohibited this customer from being sav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hannes Mäs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4414694" calcext:value-type="float">
            <text:p>304414694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8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 Vöc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4418260" calcext:value-type="float">
            <text:p>304418260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t DHL Zettel verloren, möchte die Box nochmal </text:p>
          </table:table-cell>
          <table:table-cell office:value-type="string" calcext:value-type="string">
            <text:p>Adresse stimmt </text:p>
          </table:table-cell>
          <table:table-cell office:value-type="float" office:value="314123224" calcext:value-type="float">
            <text:p>314123224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c Clement</text:p>
          </table:table-cell>
          <table:table-cell office:value-type="string" calcext:value-type="string">
            <text:p>Luxemburg</text:p>
          </table:table-cell>
          <table:table-cell office:value-type="float" office:value="0" calcext:value-type="float">
            <text:p>0</text:p>
          </table:table-cell>
          <table:table-cell office:value-type="float" office:value="294140987" calcext:value-type="float">
            <text:p>294140987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7/24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vel Strekalovski</text:p>
          </table:table-cell>
          <table:table-cell office:value-type="string" calcext:value-type="string">
            <text:p>Luxemburg</text:p>
          </table:table-cell>
          <table:table-cell office:value-type="float" office:value="0" calcext:value-type="float">
            <text:p>0</text:p>
          </table:table-cell>
          <table:table-cell office:value-type="float" office:value="306523637" calcext:value-type="float">
            <text:p>30652363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4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thias Schultz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57111" calcext:value-type="float">
            <text:p>291257111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7/24/201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ichel Weber</text:p>
            <text:p/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311827420" calcext:value-type="float">
            <text:p>311827420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4/2015</text:p>
          </table:table-cell>
          <table:table-cell/>
          <table:table-cell office:value-type="string" calcext:value-type="string">
            <text:p>Kunde ist noch eine Woche im Urlaub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eter Breer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312144516" calcext:value-type="float">
            <text:p>31214451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4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ristian Kneubühl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305051571" calcext:value-type="float">
            <text:p>305051571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8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ian Seitz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309739736" calcext:value-type="float">
            <text:p>309739736</text:p>
          </table:table-cell>
          <table:table-cell/>
          <table:table-cell office:value-type="string" calcext:value-type="string">
            <text:p>Retour gem. Anweisung</text:p>
          </table:table-cell>
          <table:table-cell office:value-type="string" calcext:value-type="string">
            <text:p>7/24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anuele Baiada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305680157" calcext:value-type="float">
            <text:p>305680157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29.07.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niel Müller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305631076" calcext:value-type="float">
            <text:p>30563107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Order auf Termin ausmachen: 3124266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rlo Cuonz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303229079" calcext:value-type="float">
            <text:p>303229079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7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8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kus Blan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0261407" calcext:value-type="float">
            <text:p>310261407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7/27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ns Steinberg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4799107" calcext:value-type="float">
            <text:p>304799107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9.07. nicht erreichbar (1.Versuch), EMAIL sent 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Ulf Kuklinsk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8894907" calcext:value-type="float">
            <text:p>298894907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mentan nicht zuhause, Email mit Emailadresse des Stylisten verschickt, wird sich melden wenn er Box möchte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 Arnd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4208609" calcext:value-type="float">
            <text:p>304208609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29.07. 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o Marino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9365226" calcext:value-type="float">
            <text:p>30936522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x bitte nochmal, Adresse stimmt </text:p>
          </table:table-cell>
          <table:table-cell office:value-type="string" calcext:value-type="string">
            <text:p>siehe Profil </text:p>
          </table:table-cell>
          <table:table-cell office:value-type="float" office:value="314154133" calcext:value-type="float">
            <text:p>314154133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hilipp Gref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9799701" calcext:value-type="float">
            <text:p>30979970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29.07. 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er Maschkowsk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78490966" calcext:value-type="float">
            <text:p>27849096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8.07. momentan im Urlaub, EMAIL s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was Eker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0060964" calcext:value-type="float">
            <text:p>310060964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7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Order bereits auf Packen 312491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lix Schwabeda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1130932" calcext:value-type="float">
            <text:p>301130932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7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rio Maritano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9806498" calcext:value-type="float">
            <text:p>30980649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nochmal, Kunde spricht Englisch </text:p>
          </table:table-cell>
          <table:table-cell office:value-type="string" calcext:value-type="string">
            <text:p>Straßburger Str. 7 C , Berlin, 10405</text:p>
          </table:table-cell>
          <table:table-cell office:value-type="float" office:value="314158286" calcext:value-type="float">
            <text:p>314158286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rank Röhling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5383105" calcext:value-type="float">
            <text:p>305383105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7/2015</text:p>
          </table:table-cell>
          <table:table-cell/>
          <table:table-cell office:value-type="string" calcext:value-type="string">
            <text:p>bereits Box danach bekommen: 3093785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i Baki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4163758" calcext:value-type="float">
            <text:p>304163758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nochmal </text:p>
          </table:table-cell>
          <table:table-cell office:value-type="string" calcext:value-type="string">
            <text:p>stimmt im Profil</text:p>
          </table:table-cell>
          <table:table-cell office:value-type="float" office:value="314159642" calcext:value-type="float">
            <text:p>314159642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eo Bernard Bührman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8364568" calcext:value-type="float">
            <text:p>30836456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29.07. 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eddy Madl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4145065" calcext:value-type="float">
            <text:p>294145065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nochmal</text:p>
          </table:table-cell>
          <table:table-cell office:value-type="string" calcext:value-type="string">
            <text:p>stimmt im Profil</text:p>
          </table:table-cell>
          <table:table-cell office:value-type="float" office:value="314681228" calcext:value-type="float">
            <text:p>314681228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ca Fin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5248849" calcext:value-type="float">
            <text:p>305248849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7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8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ex Baumann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306186568" calcext:value-type="float">
            <text:p>306186568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8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rder danach auf Inaktiv: 3141829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istophe Scheidegger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291297229" calcext:value-type="float">
            <text:p>291297229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nochmal, Adresse stimmt </text:p>
          </table:table-cell>
          <table:table-cell office:value-type="string" calcext:value-type="string">
            <text:p>stimmt im Profil</text:p>
          </table:table-cell>
          <table:table-cell office:value-type="float" office:value="314664023" calcext:value-type="float">
            <text:p>314664023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exander Ap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1156360" calcext:value-type="float">
            <text:p>311156360</text:p>
          </table:table-cell>
          <table:table-cell/>
          <table:table-cell office:value-type="string" calcext:value-type="string">
            <text:p>addressee has moved</text:p>
          </table:table-cell>
          <table:table-cell office:value-type="string" calcext:value-type="string">
            <text:p>7/28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9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ank Barruio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1490129" calcext:value-type="float">
            <text:p>311490129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8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9.07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hias Chris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4100065" calcext:value-type="float">
            <text:p>304100065</text:p>
          </table:table-cell>
          <table:table-cell/>
          <table:table-cell office:value-type="string" calcext:value-type="string">
            <text:p>addressee has moved</text:p>
          </table:table-cell>
          <table:table-cell office:value-type="string" calcext:value-type="string">
            <text:p>7/2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mentan keine Zeit, meldet sich, neue Adresse: Kürstr. 54, 73666 Baltmannswei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sha Jelenkovic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6702701" calcext:value-type="float">
            <text:p>306702701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7/28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cky Roxxsta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0267058" calcext:value-type="float">
            <text:p>31026705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8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9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thias Schraetzenstal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5639710" calcext:value-type="float">
            <text:p>305639710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7/28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a Saban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5686307" calcext:value-type="float">
            <text:p>305686307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8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reits Order danach: 3081232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ncent Deh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1495197" calcext:value-type="float">
            <text:p>31149519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8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9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exander Orlov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7017046" calcext:value-type="float">
            <text:p>30701704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30.07. 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fan Manfreda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1003570" calcext:value-type="float">
            <text:p>311003570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8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9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trick Mielk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8659576" calcext:value-type="float">
            <text:p>30865957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8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reits neue Order an richtige Adresse verschickt: 3096948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ke Dek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0269330" calcext:value-type="float">
            <text:p>310269330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8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9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jörn Gillman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0732485" calcext:value-type="float">
            <text:p>310732485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8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Order auf Termin ausmachen: 3117378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iner Deinhard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5672718" calcext:value-type="float">
            <text:p>305672718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30.07. 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rian Bril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5260982" calcext:value-type="float">
            <text:p>305260982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8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9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vid Knel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5424683" calcext:value-type="float">
            <text:p>305424683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8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9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vid Sann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9788784" calcext:value-type="float">
            <text:p>309788784</text:p>
          </table:table-cell>
          <table:table-cell/>
          <table:table-cell office:value-type="string" calcext:value-type="string">
            <text:p>addressee has moved</text:p>
          </table:table-cell>
          <table:table-cell office:value-type="string" calcext:value-type="string">
            <text:p>7/28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9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uel Welsc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0767176" calcext:value-type="float">
            <text:p>31076717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8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9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örg Lütkemei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6319870" calcext:value-type="float">
            <text:p>306319870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30.07. 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n Kendzia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5892300" calcext:value-type="float">
            <text:p>305892300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nochmal, aber erst ab 5./.6.09.15</text:p>
          </table:table-cell>
          <table:table-cell office:value-type="string" calcext:value-type="string">
            <text:p>stimmt im Profil</text:p>
          </table:table-cell>
          <table:table-cell office:value-type="float" office:value="314677482" calcext:value-type="float">
            <text:p>314677482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omas Ochman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8824382" calcext:value-type="float">
            <text:p>308824382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tte sich nur angemeldet, wollte aber keine Box zugeschickt bekomm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rk Weis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4059813" calcext:value-type="float">
            <text:p>294059813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8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Bestellung auf onhold: 3092555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istoph Seffer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4865523" calcext:value-type="float">
            <text:p>30486552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8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hon Bestellung danach: 3093579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érome Toussain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4420141" calcext:value-type="float">
            <text:p>304420141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8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9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nelius Ill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74692" calcext:value-type="float">
            <text:p>291274692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0.07. Kunde hat keine Zeit 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el Peschek</text:p>
          </table:table-cell>
          <table:table-cell office:value-type="string" calcext:value-type="string">
            <text:p>Österreich</text:p>
          </table:table-cell>
          <table:table-cell office:value-type="float" office:value="0" calcext:value-type="float">
            <text:p>0</text:p>
          </table:table-cell>
          <table:table-cell office:value-type="float" office:value="304409431" calcext:value-type="float">
            <text:p>304409431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7/28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bias Rhei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7220245" calcext:value-type="float">
            <text:p>307220245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7/28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o Radat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314181617" calcext:value-type="float">
            <text:p>314181617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8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lip Petrovic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304407359" calcext:value-type="float">
            <text:p>304407359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9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ab schon eine Order danach: 3057011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thmar Brunner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306736927" calcext:value-type="float">
            <text:p>306736927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9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in Bedarf moment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o La Rosa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307586254" calcext:value-type="float">
            <text:p>307586254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9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r nur die Nachbestellung, kein Intere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ists Krieviņš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0061036" calcext:value-type="float">
            <text:p>31006103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9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vid Scherre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3435639" calcext:value-type="float">
            <text:p>303435639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9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nochmal</text:p>
          </table:table-cell>
          <table:table-cell office:value-type="string" calcext:value-type="string">
            <text:p>stimmt im Profil</text:p>
          </table:table-cell>
          <table:table-cell office:value-type="float" office:value="318056266" calcext:value-type="float">
            <text:p>318056266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sten Kerschie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0246183" calcext:value-type="float">
            <text:p>31024618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9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cht im Büro - Email sent 30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eter Bing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6303078" calcext:value-type="float">
            <text:p>306303078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9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mentan nicht in Berlin, kein Bedar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orge Wolff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0606069" calcext:value-type="float">
            <text:p>310606069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9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lefonnummer falsc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gossy-Bla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9806376" calcext:value-type="float">
            <text:p>30980637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9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, 06.08. 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l Carloney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6318379" calcext:value-type="float">
            <text:p>306318379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9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30.07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te Laschütza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1001203" calcext:value-type="float">
            <text:p>31100120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9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stellung erst auf : An Logistiker übergeben (SO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érome Toussain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4420141" calcext:value-type="float">
            <text:p>304420141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9/2015</text:p>
          </table:table-cell>
          <table:table-cell/>
          <table:table-cell office:value-type="string" calcext:value-type="string">
            <text:p>doppelt in der Liste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rak Leven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5859754" calcext:value-type="float">
            <text:p>305859754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9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reits Order danach: 3093868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lix Walk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9582111" calcext:value-type="float">
            <text:p>299582111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9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06.08. 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ls Blumenstei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310676379</text:p>
          </table:table-cell>
          <table:table-cell office:value-type="float" office:value="310676379" calcext:value-type="float">
            <text:p>310676379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7/29/2015</text:p>
          </table:table-cell>
          <table:table-cell/>
          <table:table-cell office:value-type="string" calcext:value-type="string">
            <text:p>Diese Nachorder ist versehentlich rausgegangen. Kunde will nichts meh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rnd Knies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312178076</text:p>
          </table:table-cell>
          <table:table-cell office:value-type="float" office:value="312178076" calcext:value-type="float">
            <text:p>312178076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7/30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mo Bangerter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306734448" calcext:value-type="float">
            <text:p>306734448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30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DESK: 1 error prohibited this customer from being sav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ash Mo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621094" calcext:value-type="float">
            <text:p>312621094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31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dere Bestellung auf on hold: 3156914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ido Zoc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0971100" calcext:value-type="float">
            <text:p>310971100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31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en Hohlfeld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3262229" calcext:value-type="float">
            <text:p>293262229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31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06.08.,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rles Tochwuku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178476" calcext:value-type="float">
            <text:p>31217847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31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06.08.,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ilipp Ranewsk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8389919" calcext:value-type="float">
            <text:p>308389919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31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ol Cebec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6145312" calcext:value-type="float">
            <text:p>306145312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31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jörn Mummer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4047304" calcext:value-type="float">
            <text:p>294047304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31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 Polland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9860776" calcext:value-type="float">
            <text:p>30986077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31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 Box nochmal, Adresse stimmt </text:p>
          </table:table-cell>
          <table:table-cell office:value-type="string" calcext:value-type="string">
            <text:p>stimmt im Profil</text:p>
          </table:table-cell>
          <table:table-cell office:value-type="float" office:value="318063484" calcext:value-type="float">
            <text:p>318063484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chim Strunz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0689229" calcext:value-type="float">
            <text:p>310689229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31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nis Reif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421299" calcext:value-type="float">
            <text:p>312421299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31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06.08.,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ndrik Lindn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7724290" calcext:value-type="float">
            <text:p>307724290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31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istian Benn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178630" calcext:value-type="float">
            <text:p>312178630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31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reas Gaub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0964343" calcext:value-type="float">
            <text:p>310964343</text:p>
          </table:table-cell>
          <table:table-cell/>
          <table:table-cell office:value-type="string" calcext:value-type="string">
            <text:p>addressee has moved</text:p>
          </table:table-cell>
          <table:table-cell office:value-type="string" calcext:value-type="string">
            <text:p>7/31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06.08.,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örg Machiru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69223" calcext:value-type="float">
            <text:p>29126922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31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rtet seit Wochen auf Box, nochmal rausschicken</text:p>
          </table:table-cell>
          <table:table-cell office:value-type="string" calcext:value-type="string">
            <text:p>Adresse stimmt</text:p>
          </table:table-cell>
          <table:table-cell office:value-type="float" office:value="317658765" calcext:value-type="float">
            <text:p>317658765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iklas Knitt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725381" calcext:value-type="float">
            <text:p>31272538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31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found (Telefonnr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ns Will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1456771" calcext:value-type="float">
            <text:p>31145677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31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lsche Numme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earbhall Maguire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midala.apps.outfittery.de/amidala/order/306695766</text:p>
          </table:table-cell>
          <table:table-cell office:value-type="float" office:value="306695766" calcext:value-type="float">
            <text:p>306695766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3-08" calcext:value-type="date">
            <text:p>08/03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Order an Logistiker übergeben: 3165892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rea Jörg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304416658" calcext:value-type="float">
            <text:p>304416658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31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06.08.,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rlos Bessa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306276353" calcext:value-type="float">
            <text:p>306276353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31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06.08.,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en Brandenberger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305795508" calcext:value-type="float">
            <text:p>305795508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31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ian Meschnig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291094721" calcext:value-type="float">
            <text:p>291094721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31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06.08.,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ca Fabian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283467397" calcext:value-type="float">
            <text:p>283467397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31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Order auf Packen: 31582616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ichael Hochhold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310628254" calcext:value-type="float">
            <text:p>310628254</text:p>
          </table:table-cell>
          <table:table-cell/>
          <table:table-cell office:value-type="string" calcext:value-type="string">
            <text:p>kam zurück mit Vermerk: Bitte als Auslandssendung behandeln.</text:p>
          </table:table-cell>
          <table:table-cell table:style-name="ce3" office:value-type="date" office:date-value="2015-03-08" calcext:value-type="date">
            <text:p>08/03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ian Grün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7444867" calcext:value-type="float">
            <text:p>307444867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3-08" calcext:value-type="date">
            <text:p>08/03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ue Order auf Termin ausmachen: 3176720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trick Rudolf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6675654" calcext:value-type="float">
            <text:p>306675654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3-08" calcext:value-type="date">
            <text:p>08/03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reas Hempe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8707742" calcext:value-type="float">
            <text:p>308707742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3-08" calcext:value-type="date">
            <text:p>08/03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06.08.,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istian Geiss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2799605" calcext:value-type="float">
            <text:p>302799605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3-08" calcext:value-type="date">
            <text:p>08/03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hrere Bestellungen danach aufgelist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ilipp Welt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458295" calcext:value-type="float">
            <text:p>312458295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3-08" calcext:value-type="date">
            <text:p>08/03/1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ouhamed Chouaib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3184196" calcext:value-type="float">
            <text:p>313184196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3-08" calcext:value-type="date">
            <text:p>08/03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unde wollte garkeine Box, spricht kaum deutsch, hat sich einfach so angemeld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nrad Konieczny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516179" calcext:value-type="float">
            <text:p>312516179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3-08" calcext:value-type="date">
            <text:p>08/03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ine Telefonnr - EMAIL sent 05.08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hilipp Heinric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1720653" calcext:value-type="float">
            <text:p>311720653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4-08" calcext:value-type="date">
            <text:p>08/04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tte mit Stylistin Ida schon Kontakt, möchte Box ab 17.08. nochmal geschickt bekommen</text:p>
          </table:table-cell>
          <table:table-cell office:value-type="string" calcext:value-type="string">
            <text:p>Adresse stimmt</text:p>
          </table:table-cell>
          <table:table-cell/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x Must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419153" calcext:value-type="float">
            <text:p>312419153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4-08" calcext:value-type="date">
            <text:p>08/04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5.08. (Fake Email Adresse/Fake Name??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rico Jah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5850090" calcext:value-type="float">
            <text:p>305850090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4-08" calcext:value-type="date">
            <text:p>08/04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n Ny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187442" calcext:value-type="float">
            <text:p>312187442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4-08" calcext:value-type="date">
            <text:p>08/04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fan Weis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1786168" calcext:value-type="float">
            <text:p>311786168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4-08" calcext:value-type="date">
            <text:p>08/04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SK: 1 error prohibited this customer from being sav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fan Oberpau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8944166" calcext:value-type="float">
            <text:p>308944166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4-08" calcext:value-type="date">
            <text:p>08/04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Order bereits auf Packen: 3166213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nas Pet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3008056" calcext:value-type="float">
            <text:p>313008056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4-08" calcext:value-type="date">
            <text:p>08/04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06.08.,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i Gierspiepe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9778748" calcext:value-type="float">
            <text:p>309778748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4-08" calcext:value-type="date">
            <text:p>08/04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bitte nochmal</text:p>
          </table:table-cell>
          <table:table-cell office:value-type="string" calcext:value-type="string">
            <text:p>stimmt im Profil</text:p>
          </table:table-cell>
          <table:table-cell office:value-type="float" office:value="318072070" calcext:value-type="float">
            <text:p>318072070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effen Schulz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3004957" calcext:value-type="float">
            <text:p>313004957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4-08" calcext:value-type="date">
            <text:p>08/04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reas Hüttn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8307854" calcext:value-type="float">
            <text:p>308307854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4-08" calcext:value-type="date">
            <text:p>08/04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06.08.,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bias Köbisc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3429867" calcext:value-type="float">
            <text:p>313429867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4-08" calcext:value-type="date">
            <text:p>08/04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nochmal </text:p>
          </table:table-cell>
          <table:table-cell office:value-type="string" calcext:value-type="string">
            <text:p>stimmt im Profil</text:p>
          </table:table-cell>
          <table:table-cell office:value-type="float" office:value="317691829" calcext:value-type="float">
            <text:p>317691829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kus Schmid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052055" calcext:value-type="float">
            <text:p>312052055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4-08" calcext:value-type="date">
            <text:p>08/04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tur Ec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1316368" calcext:value-type="float">
            <text:p>301316368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4-08" calcext:value-type="date">
            <text:p>08/04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ner Caliml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4429248" calcext:value-type="float">
            <text:p>304429248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4-08" calcext:value-type="date">
            <text:p>08/04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es Hasslic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0261831" calcext:value-type="float">
            <text:p>310261831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4-08" calcext:value-type="date">
            <text:p>08/04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mail-Adresse endet mit "invalid"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em Aghbar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166833" calcext:value-type="float">
            <text:p>312166833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4-08" calcext:value-type="date">
            <text:p>08/04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reas Tztz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541475" calcext:value-type="float">
            <text:p>312541475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4-08" calcext:value-type="date">
            <text:p>08/04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5.08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l Ex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977551" calcext:value-type="float">
            <text:p>312977551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4-08" calcext:value-type="date">
            <text:p>08/04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urde an "Al Ex" rausgeschickt statt: Alexander Jirschik - nochmal rausschicken</text:p>
          </table:table-cell>
          <table:table-cell office:value-type="string" calcext:value-type="string">
            <text:p>stimmt im Profil</text:p>
          </table:table-cell>
          <table:table-cell office:value-type="float" office:value="317706631" calcext:value-type="float">
            <text:p>317706631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effen Mai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091247" calcext:value-type="float">
            <text:p>312091247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4-08" calcext:value-type="date">
            <text:p>08/04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tin Gitte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0467824" calcext:value-type="float">
            <text:p>310467824</text:p>
          </table:table-cell>
          <table:table-cell/>
          <table:table-cell office:value-type="string" calcext:value-type="string">
            <text:p>addressee has moved</text:p>
          </table:table-cell>
          <table:table-cell table:style-name="ce3" office:value-type="date" office:date-value="2015-04-08" calcext:value-type="date">
            <text:p>08/04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per Öne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316097798</text:p>
          </table:table-cell>
          <table:table-cell office:value-type="float" office:value="316097798" calcext:value-type="float">
            <text:p>316097798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6-08" calcext:value-type="date">
            <text:p>08/06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yline Walk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0254255" calcext:value-type="float">
            <text:p>310254255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5-08" calcext:value-type="date">
            <text:p>08/05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7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spar Van der Leye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4398898" calcext:value-type="float">
            <text:p>314398898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5-08" calcext:value-type="date">
            <text:p>08/05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7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ex And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5044399" calcext:value-type="float">
            <text:p>315044399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5-08" calcext:value-type="date">
            <text:p>08/05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7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rst Schtei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789596" calcext:value-type="float">
            <text:p>312789596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5-08" calcext:value-type="date">
            <text:p>08/05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- EMAIL sent 11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arbhall Maguir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6695766" calcext:value-type="float">
            <text:p>306695766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5-08" calcext:value-type="date">
            <text:p>08/05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reits neue Order danach : 31658926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lexander Barosc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483243" calcext:value-type="float">
            <text:p>312483243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5-08" calcext:value-type="date">
            <text:p>08/05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- EMAIL sent 11.08., Rückruf: möchte Box nochmal, hatte schon Kontakt mit Stylistin 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ünter Schramm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3428732" calcext:value-type="float">
            <text:p>313428732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5-08" calcext:value-type="date">
            <text:p>08/05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ian Binge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0264638" calcext:value-type="float">
            <text:p>310264638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5-08" calcext:value-type="date">
            <text:p>08/05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7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ian Jenkin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8985029" calcext:value-type="float">
            <text:p>308985029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5-08" calcext:value-type="date">
            <text:p>08/05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7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k R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7513482" calcext:value-type="float">
            <text:p>297513482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5-08" calcext:value-type="date">
            <text:p>08/05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- EMAIL sent 11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en Jomac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188377" calcext:value-type="float">
            <text:p>312188377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5-08" calcext:value-type="date">
            <text:p>08/05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7.08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irko Biernat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8546668" calcext:value-type="float">
            <text:p>288546668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5-08" calcext:value-type="date">
            <text:p>08/05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bleme mit den Größen, möchte von Victor angerufen werden - EMAIL an Stylist 11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omas Hannov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5268677" calcext:value-type="float">
            <text:p>315268677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5-08" calcext:value-type="date">
            <text:p>08/05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- EMAIL sent 11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omas Heiec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9693502" calcext:value-type="float">
            <text:p>309693502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5-08" calcext:value-type="date">
            <text:p>08/05/15</text:p>
          </table:table-cell>
          <table:table-cell/>
          <table:table-cell office:value-type="string" calcext:value-type="string">
            <text:p>OUTFITTERY Adre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 Zegare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1386319" calcext:value-type="float">
            <text:p>311386319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5-08" calcext:value-type="date">
            <text:p>08/05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- EMAIL sent 11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hias Körn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7445285" calcext:value-type="float">
            <text:p>307445285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5-08" calcext:value-type="date">
            <text:p>08/05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ldet sich bei Bedar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 Heiland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3614437" calcext:value-type="float">
            <text:p>313614437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6-08" calcext:value-type="date">
            <text:p>08/06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7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lix Mai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5045898" calcext:value-type="float">
            <text:p>315045898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6-08" calcext:value-type="date">
            <text:p>08/06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7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en Bros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7545097" calcext:value-type="float">
            <text:p>307545097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6-08" calcext:value-type="date">
            <text:p>08/06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lsche Handynummer angegeben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ick Nawi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0245440" calcext:value-type="float">
            <text:p>310245440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6-08" calcext:value-type="date">
            <text:p>08/06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, 11.08.- DESK: 1 error prohibited this customer from being save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abian Sin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9795750" calcext:value-type="float">
            <text:p>309795750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6-08" calcext:value-type="date">
            <text:p>08/06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die Box nochmal, hatte auch Alessandro geschrieben, dass er nie eine Box bekommen hatte</text:p>
          </table:table-cell>
          <table:table-cell office:value-type="string" calcext:value-type="string">
            <text:p>stimmt im Profil</text:p>
          </table:table-cell>
          <table:table-cell office:value-type="float" office:value="318464033" calcext:value-type="float">
            <text:p>318464033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s 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435732" calcext:value-type="float">
            <text:p>312435732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6-08" calcext:value-type="date">
            <text:p>08/06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chtiger Name: Jens Löchner</text:p>
          </table:table-cell>
          <table:table-cell office:value-type="string" calcext:value-type="string">
            <text:p>stimmt im Profil</text:p>
          </table:table-cell>
          <table:table-cell office:value-type="float" office:value="318467374" calcext:value-type="float">
            <text:p>318467374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tthias Kuner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9162786" calcext:value-type="float">
            <text:p>309162786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6-08" calcext:value-type="date">
            <text:p>08/06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7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ns Meis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499048" calcext:value-type="float">
            <text:p>312499048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6-08" calcext:value-type="date">
            <text:p>08/06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7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phan Lang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3001283" calcext:value-type="float">
            <text:p>313001283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6-08" calcext:value-type="date">
            <text:p>08/06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- EMAIL sent 11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omas Schröd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4440821" calcext:value-type="float">
            <text:p>314440821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6-08" calcext:value-type="date">
            <text:p>08/06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7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mada Elsayed Al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961505" calcext:value-type="float">
            <text:p>312961505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6-08" calcext:value-type="date">
            <text:p>08/06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7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 Kurz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5041821" calcext:value-type="float">
            <text:p>305041821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6-08" calcext:value-type="date">
            <text:p>08/06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nochmal, an Packstation</text:p>
          </table:table-cell>
          <table:table-cell office:value-type="string" calcext:value-type="string">
            <text:p>an Packstation, Adresse geändert</text:p>
          </table:table-cell>
          <table:table-cell office:value-type="float" office:value="318474267" calcext:value-type="float">
            <text:p>318474267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s Heimbürg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0251700" calcext:value-type="float">
            <text:p>310251700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6-08" calcext:value-type="date">
            <text:p>08/06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in Bedar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 Reisn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0251552" calcext:value-type="float">
            <text:p>310251552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6-08" calcext:value-type="date">
            <text:p>08/06/1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lzar Brk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4416986" calcext:value-type="float">
            <text:p>314416986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6-08" calcext:value-type="date">
            <text:p>08/06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ollte sich um ein praktikum hier bewerben und den bestellvorgang anzuschauen, war ein versehen,wollte keine bo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ank Schmel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0260373" calcext:value-type="float">
            <text:p>310260373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6-08" calcext:value-type="date">
            <text:p>08/06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7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istina Baranauskaitė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5026171" calcext:value-type="float">
            <text:p>315026171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6-08" calcext:value-type="date">
            <text:p>08/06/1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avid Hesterberg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1015192" calcext:value-type="float">
            <text:p>311015192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6-08" calcext:value-type="date">
            <text:p>08/06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, 11.08. - DESK: 1 error prohibited this customer from being sav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önke Pöppinghau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4193951" calcext:value-type="float">
            <text:p>314193951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6-08" calcext:value-type="date">
            <text:p>08/06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ntin Joo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3948351" calcext:value-type="float">
            <text:p>313948351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6-08" calcext:value-type="date">
            <text:p>08/06/1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 Koc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0515072" calcext:value-type="float">
            <text:p>310515072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6-08" calcext:value-type="date">
            <text:p>08/06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ückläufer war eine Nachbestellung, möchte er trotzdem nochmal bekommen 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ia Claa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988474" calcext:value-type="float">
            <text:p>312988474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6-08" calcext:value-type="date">
            <text:p>08/06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SENT Email 20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Çağlar Çağlaya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312974789</text:p>
          </table:table-cell>
          <table:table-cell office:value-type="float" office:value="312974789" calcext:value-type="float">
            <text:p>312974789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7-08" calcext:value-type="date">
            <text:p>08/07/15</text:p>
          </table:table-cell>
          <table:table-cell/>
          <table:table-cell office:value-type="string" calcext:value-type="string">
            <text:p>11-Jähriger Junge; Hat Box nicht bestellt (Mutter hat hier angerufen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thias Berg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95063" calcext:value-type="float">
            <text:p>291295063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7-08" calcext:value-type="date">
            <text:p>08/07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t die Box nicht bestell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örn Kiselev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4920321" calcext:value-type="float">
            <text:p>304920321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7-08" calcext:value-type="date">
            <text:p>08/07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ressänderung mit der App hat nicht funktioniert - will Box nochmal</text:p>
          </table:table-cell>
          <table:table-cell office:value-type="string" calcext:value-type="string">
            <text:p>Jänickestr. 46 14167 Berlin</text:p>
          </table:table-cell>
          <table:table-cell office:value-type="float" office:value="319529157" calcext:value-type="float">
            <text:p>319529157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hilipp Schneid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4837345" calcext:value-type="float">
            <text:p>314837345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7-08" calcext:value-type="date">
            <text:p>08/07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1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liver Pajonkowsk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5504859" calcext:value-type="float">
            <text:p>315504859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7-08" calcext:value-type="date">
            <text:p>08/07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1.08. möchte Box nochmal, an Adresse der Mutter</text:p>
          </table:table-cell>
          <table:table-cell office:value-type="string" calcext:value-type="string">
            <text:p>Alte Römer Str 12, 82442 Saulgrub</text:p>
          </table:table-cell>
          <table:table-cell office:value-type="float" office:value="320211649" calcext:value-type="float">
            <text:p>320211649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aneck Bergman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089583" calcext:value-type="float">
            <text:p>312089583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7-08" calcext:value-type="date">
            <text:p>08/07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- EMAIL sent 11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simrat Sandhawalia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5365285" calcext:value-type="float">
            <text:p>315365285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7-08" calcext:value-type="date">
            <text:p>08/07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1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te Delbruec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9772654" calcext:value-type="float">
            <text:p>309772654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7-08" calcext:value-type="date">
            <text:p>08/07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r auf Dienstreise, konnte die Box nicht abholen, will Box nochmal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eve Günth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3189790" calcext:value-type="float">
            <text:p>313189790</text:p>
          </table:table-cell>
          <table:table-cell/>
          <table:table-cell office:value-type="string" calcext:value-type="string">
            <text:p>does not meet delivery conditions</text:p>
          </table:table-cell>
          <table:table-cell table:style-name="ce3" office:value-type="date" office:date-value="2015-07-08" calcext:value-type="date">
            <text:p>08/07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 Box nochmal</text:p>
          </table:table-cell>
          <table:table-cell office:value-type="string" calcext:value-type="string">
            <text:p>Adresse stimmt noch</text:p>
          </table:table-cell>
          <table:table-cell office:value-type="float" office:value="319580631" calcext:value-type="float">
            <text:p>319580631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 G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5476034" calcext:value-type="float">
            <text:p>315476034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7-08" calcext:value-type="date">
            <text:p>08/07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1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rghart Pyritz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9655767" calcext:value-type="float">
            <text:p>309655767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7-08" calcext:value-type="date">
            <text:p>08/07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- EMAIL sent 11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vinin Schubring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0647196" calcext:value-type="float">
            <text:p>310647196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7-08" calcext:value-type="date">
            <text:p>08/07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1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ndt Junk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3585218" calcext:value-type="float">
            <text:p>313585218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7-08" calcext:value-type="date">
            <text:p>08/07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1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lfgang Mül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7178309" calcext:value-type="float">
            <text:p>317178309</text:p>
          </table:table-cell>
          <table:table-cell/>
          <table:table-cell office:value-type="string" calcext:value-type="string">
            <text:p>addressee has moved</text:p>
          </table:table-cell>
          <table:table-cell table:style-name="ce3" office:value-type="date" office:date-value="2015-10-08" calcext:value-type="date">
            <text:p>08/10/15</text:p>
          </table:table-cell>
          <table:table-cell table:number-columns-repeated="2"/>
          <table:table-cell office:value-type="string" calcext:value-type="string">
            <text:p>Herrenberger Str. 27, 71126 Gäufelden-Nebring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x Schiessl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317706324</text:p>
          </table:table-cell>
          <table:table-cell office:value-type="float" office:value="317706324" calcext:value-type="float">
            <text:p>317706324</text:p>
          </table:table-cell>
          <table:table-cell/>
          <table:table-cell office:value-type="string" calcext:value-type="string">
            <text:p>company name not on the box</text:p>
          </table:table-cell>
          <table:table-cell office:value-type="string" calcext:value-type="string">
            <text:p>not returned yet</text:p>
          </table:table-cell>
          <table:table-cell/>
          <table:table-cell office:value-type="string" calcext:value-type="string">
            <text:p>Box nochmal versenden</text:p>
          </table:table-cell>
          <table:table-cell office:value-type="string" calcext:value-type="string">
            <text:p>IDESIA Consulting GmbH</text:p>
            <text:p>Petersbrunner Strasse 8</text:p>
            <text:p>D-82319 Starnber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an Bau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308961608" calcext:value-type="float">
            <text:p>308961608</text:p>
          </table:table-cell>
          <table:table-cell/>
          <table:table-cell office:value-type="string" calcext:value-type="string">
            <text:p>not picked up from store</text:p>
          </table:table-cell>
          <table:table-cell table:number-columns-repeated="2"/>
          <table:table-cell office:value-type="string" calcext:value-type="string">
            <text:p>Telefonnr not found 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309794775" calcext:value-type="float">
            <text:p>309794775</text:p>
          </table:table-cell>
          <table:table-cell/>
          <table:table-cell office:value-type="string" calcext:value-type="string">
            <text:p>not picked up from sto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ves senn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310031274" calcext:value-type="float">
            <text:p>310031274</text:p>
          </table:table-cell>
          <table:table-cell/>
          <table:table-cell office:value-type="string" calcext:value-type="string">
            <text:p>not picked up from store</text:p>
          </table:table-cell>
          <table:table-cell table:number-columns-repeated="2"/>
          <table:table-cell office:value-type="string" calcext:value-type="string">
            <text:p>2. nicht erreicht, 13.08. 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ndo Marocco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313190050" calcext:value-type="float">
            <text:p>313190050</text:p>
          </table:table-cell>
          <table:table-cell/>
          <table:table-cell office:value-type="string" calcext:value-type="string">
            <text:p>addressee unknown</text:p>
          </table:table-cell>
          <table:table-cell table:number-columns-repeated="2"/>
          <table:table-cell office:value-type="string" calcext:value-type="string">
            <text:p>2. nicht erreicht, 13.08. 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fan Herger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311487647" calcext:value-type="float">
            <text:p>311487647</text:p>
          </table:table-cell>
          <table:table-cell/>
          <table:table-cell office:value-type="string" calcext:value-type="string">
            <text:p>not picked up from store</text:p>
          </table:table-cell>
          <table:table-cell table:number-columns-repeated="2"/>
          <table:table-cell office:value-type="string" calcext:value-type="string">
            <text:p>keine Telefonnr - EMAIL sent 13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ca Aquilano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306218807" calcext:value-type="float">
            <text:p>306218807</text:p>
          </table:table-cell>
          <table:table-cell/>
          <table:table-cell office:value-type="string" calcext:value-type="string">
            <text:p>not picked up from store</text:p>
          </table:table-cell>
          <table:table-cell table:number-columns-repeated="2"/>
          <table:table-cell office:value-type="string" calcext:value-type="string">
            <text:p>2. nicht erreicht, 13.08. 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nnes Gubler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310250886" calcext:value-type="float">
            <text:p>310250886</text:p>
          </table:table-cell>
          <table:table-cell/>
          <table:table-cell office:value-type="string" calcext:value-type="string">
            <text:p>not picked up from store</text:p>
          </table:table-cell>
          <table:table-cell table:number-columns-repeated="2"/>
          <table:table-cell office:value-type="string" calcext:value-type="string">
            <text:p>möchte Box nochmal</text:p>
          </table:table-cell>
          <table:table-cell office:value-type="string" calcext:value-type="string">
            <text:p>stimmt im Profil</text:p>
          </table:table-cell>
          <table:table-cell office:value-type="float" office:value="320635384" calcext:value-type="float">
            <text:p>320635384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ristoph Straub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314774809</text:p>
          </table:table-cell>
          <table:table-cell office:value-type="float" office:value="314774809" calcext:value-type="float">
            <text:p>314774809</text:p>
          </table:table-cell>
          <table:table-cell/>
          <table:table-cell office:value-type="string" calcext:value-type="string">
            <text:p>addressee unknown</text:p>
          </table:table-cell>
          <table:table-cell table:number-columns-repeated="2"/>
          <table:table-cell office:value-type="string" calcext:value-type="string">
            <text:p>richtige adresse nachgereicht nochmal verschickt</text:p>
          </table:table-cell>
          <table:table-cell office:value-type="string" calcext:value-type="string">
            <text:p>Packstation </text:p>
          </table:table-cell>
          <table:table-cell office:value-type="float" office:value="317664465" calcext:value-type="float">
            <text:p>3176644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ristian Billman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316092906</text:p>
          </table:table-cell>
          <table:table-cell office:value-type="float" office:value="316092906" calcext:value-type="float">
            <text:p>316092906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12-08" calcext:value-type="date">
            <text:p>08/12/15</text:p>
          </table:table-cell>
          <table:table-cell/>
          <table:table-cell office:value-type="string" calcext:value-type="string">
            <text:p>Vorkasse Kunde. Hat Paketannahme verweige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rst Brinkman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5798751" calcext:value-type="float">
            <text:p>315798751</text:p>
          </table:table-cell>
          <table:table-cell/>
          <table:table-cell office:value-type="string" calcext:value-type="string">
            <text:p>addressee unknown</text:p>
          </table:table-cell>
          <table:table-cell table:number-columns-repeated="2"/>
          <table:table-cell office:value-type="string" calcext:value-type="string">
            <text:p>richtige adresse nachgereicht nochmal verschick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ve Hentschk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7871305" calcext:value-type="float">
            <text:p>297871305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10-08" calcext:value-type="date">
            <text:p>08/10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n Chau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6304396" calcext:value-type="float">
            <text:p>316304396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0-08" calcext:value-type="date">
            <text:p>08/10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3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trick Dalrympl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5829185" calcext:value-type="float">
            <text:p>315829185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0-08" calcext:value-type="date">
            <text:p>08/10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3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kus Rehklau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7209708" calcext:value-type="float">
            <text:p>307209708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0-08" calcext:value-type="date">
            <text:p>08/10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3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atiska Jorda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7652518" calcext:value-type="float">
            <text:p>317652518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0-08" calcext:value-type="date">
            <text:p>08/10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3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mon Jackso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6106080" calcext:value-type="float">
            <text:p>316106080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0-08" calcext:value-type="date">
            <text:p>08/10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3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liver Stol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3203412" calcext:value-type="float">
            <text:p>313203412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0-08" calcext:value-type="date">
            <text:p>08/10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ke Telefonnr - EMAIL sent 13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exander Geiß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0063209" calcext:value-type="float">
            <text:p>310063209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0-08" calcext:value-type="date">
            <text:p>08/10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3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ald Waibel</text:p>
          </table:table-cell>
          <table:table-cell office:value-type="string" calcext:value-type="string">
            <text:p>Österreich</text:p>
          </table:table-cell>
          <table:table-cell office:value-type="float" office:value="0" calcext:value-type="float">
            <text:p>0</text:p>
          </table:table-cell>
          <table:table-cell office:value-type="float" office:value="312117355" calcext:value-type="float">
            <text:p>312117355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0-08" calcext:value-type="date">
            <text:p>08/10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Order bereits auf Packen 3180585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nas Kög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421119" calcext:value-type="float">
            <text:p>312421119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0-08" calcext:value-type="date">
            <text:p>08/10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3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ca Fedel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0468401" calcext:value-type="float">
            <text:p>310468401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1-08" calcext:value-type="date">
            <text:p>08/11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, 17.08. - EMAIL sent 18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sta Stogianni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066184" calcext:value-type="float">
            <text:p>312066184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2-08" calcext:value-type="date">
            <text:p>08/12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3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ter Mül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6119998" calcext:value-type="float">
            <text:p>316119998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1-08" calcext:value-type="date">
            <text:p>08/1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3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niel Oesterheld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6516164" calcext:value-type="float">
            <text:p>316516164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1-08" calcext:value-type="date">
            <text:p>08/11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nochmal, wenn sie vor dem 25.08.ankommt </text:p>
          </table:table-cell>
          <table:table-cell office:value-type="string" calcext:value-type="string">
            <text:p>Hausnummer 7</text:p>
          </table:table-cell>
          <table:table-cell office:value-type="float" office:value="321160856" calcext:value-type="float">
            <text:p>321160856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hards Kretschm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059211" calcext:value-type="float">
            <text:p>312059211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1-08" calcext:value-type="date">
            <text:p>08/1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3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 Demut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4813303" calcext:value-type="float">
            <text:p>314813303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1-08" calcext:value-type="date">
            <text:p>08/11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, 17.08. - EMAIL sent 18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n Christian Veip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1379167" calcext:value-type="float">
            <text:p>311379167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1-08" calcext:value-type="date">
            <text:p>08/1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3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xel Kirchstei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9219848" calcext:value-type="float">
            <text:p>309219848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1-08" calcext:value-type="date">
            <text:p>08/11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, 17.08. - EMAIL sent 18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istian Von Hohnhors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9297197" calcext:value-type="float">
            <text:p>309297197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1-08" calcext:value-type="date">
            <text:p>08/1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Box bereits auf Packen: 3197174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ter Mei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5476863" calcext:value-type="float">
            <text:p>315476863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1-08" calcext:value-type="date">
            <text:p>08/1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3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n Hörman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7848040" calcext:value-type="float">
            <text:p>307848040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1-08" calcext:value-type="date">
            <text:p>08/11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arkein Bedarf, wollte es nur testen, meldet sich dann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c Wies</text:p>
          </table:table-cell>
          <table:table-cell office:value-type="string" calcext:value-type="string">
            <text:p>Luxemburg</text:p>
          </table:table-cell>
          <table:table-cell office:value-type="float" office:value="0" calcext:value-type="float">
            <text:p>0</text:p>
          </table:table-cell>
          <table:table-cell office:value-type="float" office:value="314426784" calcext:value-type="float">
            <text:p>314426784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12-08" calcext:value-type="date">
            <text:p>08/12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bias Schal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6293238" calcext:value-type="float">
            <text:p>316293238</text:p>
          </table:table-cell>
          <table:table-cell/>
          <table:table-cell office:value-type="string" calcext:value-type="string">
            <text:p>does not meet delivery conditions</text:p>
          </table:table-cell>
          <table:table-cell table:style-name="ce3" office:value-type="date" office:date-value="2015-11-08" calcext:value-type="date">
            <text:p>08/11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, 17.08. - EMAIL sent 18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trick Ceglarek-Zipfe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0505548" calcext:value-type="float">
            <text:p>310505548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1-08" calcext:value-type="date">
            <text:p>08/1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3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laf Stutzk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7026949" calcext:value-type="float">
            <text:p>307026949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1-08" calcext:value-type="date">
            <text:p>08/11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g im Krankenhaus, will Box nochmal</text:p>
          </table:table-cell>
          <table:table-cell office:value-type="string" calcext:value-type="string">
            <text:p>Inge Stutzke Elsternhag 38 30627 Hannover</text:p>
          </table:table-cell>
          <table:table-cell office:value-type="float" office:value="321179156" calcext:value-type="float">
            <text:p>321179156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kus Moenkhoff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5480592" calcext:value-type="float">
            <text:p>315480592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11-08" calcext:value-type="date">
            <text:p>08/11/1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Karl Banschbac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1753708" calcext:value-type="float">
            <text:p>311753708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1-08" calcext:value-type="date">
            <text:p>08/1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rd bereits bearbeitet, ("VK KUNDEN LISTE! </text:p>
            <text:p>hat schon auf Mail geantwortet mit neuer Adresse!"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ic Dreesman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1385148" calcext:value-type="float">
            <text:p>311385148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2-08" calcext:value-type="date">
            <text:p>08/12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3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o Pfefferlei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5777731" calcext:value-type="float">
            <text:p>315777731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11-08" calcext:value-type="date">
            <text:p>08/11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ximilian Gaß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7304350" calcext:value-type="float">
            <text:p>317304350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1-08" calcext:value-type="date">
            <text:p>08/1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Order danach: 3177373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reas Holtz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7213615" calcext:value-type="float">
            <text:p>317213615</text:p>
          </table:table-cell>
          <table:table-cell/>
          <table:table-cell office:value-type="string" calcext:value-type="string">
            <text:p>does not meet delivery conditions</text:p>
          </table:table-cell>
          <table:table-cell table:style-name="ce3" office:value-type="date" office:date-value="2015-11-08" calcext:value-type="date">
            <text:p>08/11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, 17.08. - EMAIL sent 18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ürgen Oesterreic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992918" calcext:value-type="float">
            <text:p>312992918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2-08" calcext:value-type="date">
            <text:p>08/12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unde hat die Box widerrufen (siehe Kundenvorgang 00167906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mtez Nizar Saboune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411053" calcext:value-type="float">
            <text:p>312411053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12-08" calcext:value-type="date">
            <text:p>08/12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e Madunovic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234171" calcext:value-type="float">
            <text:p>312234171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2-08" calcext:value-type="date">
            <text:p>08/12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3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ilipp Thu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7455122" calcext:value-type="float">
            <text:p>317455122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2-08" calcext:value-type="date">
            <text:p>08/12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Order auf Artikel bestellen existiert berei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nedict Marzah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7410806" calcext:value-type="float">
            <text:p>317410806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2-08" calcext:value-type="date">
            <text:p>08/12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nochmal </text:p>
          </table:table-cell>
          <table:table-cell office:value-type="string" calcext:value-type="string">
            <text:p>Adresse stimmt im Profil</text:p>
          </table:table-cell>
          <table:table-cell office:value-type="float" office:value="321177895" calcext:value-type="float">
            <text:p>321177895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Hirschl</text:p>
          </table:table-cell>
          <table:table-cell office:value-type="string" calcext:value-type="string">
            <text:p>Österreich</text:p>
          </table:table-cell>
          <table:table-cell office:value-type="float" office:value="0" calcext:value-type="float">
            <text:p>0</text:p>
          </table:table-cell>
          <table:table-cell office:value-type="float" office:value="316091596" calcext:value-type="float">
            <text:p>316091596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2-08" calcext:value-type="date">
            <text:p>08/12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, 17.08. - EMAIL sent 18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ngiz Marda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7780901" calcext:value-type="float">
            <text:p>307780901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2-08" calcext:value-type="date">
            <text:p>08/12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3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niel Passola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973255" calcext:value-type="float">
            <text:p>312973255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2-08" calcext:value-type="date">
            <text:p>08/12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, 17.08. - EMAIL sent 18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t Dagli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1663777" calcext:value-type="float">
            <text:p>301663777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2-08" calcext:value-type="date">
            <text:p>08/12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3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njamin Neudorfer</text:p>
          </table:table-cell>
          <table:table-cell office:value-type="string" calcext:value-type="string">
            <text:p>Österreich</text:p>
          </table:table-cell>
          <table:table-cell office:value-type="float" office:value="0" calcext:value-type="float">
            <text:p>0</text:p>
          </table:table-cell>
          <table:table-cell office:value-type="float" office:value="314083500" calcext:value-type="float">
            <text:p>314083500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2-08" calcext:value-type="date">
            <text:p>08/12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 Box nochmal</text:p>
          </table:table-cell>
          <table:table-cell office:value-type="string" calcext:value-type="string">
            <text:p>Michaelerstr. 25/19 1180 Wien</text:p>
          </table:table-cell>
          <table:table-cell office:value-type="float" office:value="321167774" calcext:value-type="float">
            <text:p>321167774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rianus Wil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186430" calcext:value-type="float">
            <text:p>312186430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2-08" calcext:value-type="date">
            <text:p>08/12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lefonnumer falsch - EMAIL sent 13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mer Sentür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5030811" calcext:value-type="float">
            <text:p>315030811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12-08" calcext:value-type="date">
            <text:p>08/12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la-Tess Wind</text:p>
          </table:table-cell>
          <table:table-cell office:value-type="string" calcext:value-type="string">
            <text:p>Deutschland</text:p>
          </table:table-cell>
          <table:table-cell/>
          <table:table-cell office:value-type="float" office:value="282864457" calcext:value-type="float">
            <text:p>28286445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UTFITTERY Mitarbeiterin (Kate Luft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tefan T.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7210453" calcext:value-type="float">
            <text:p>307210453</text:p>
          </table:table-cell>
          <table:table-cell/>
          <table:table-cell office:value-type="string" calcext:value-type="string">
            <text:p>does not meet delivery conditions</text:p>
          </table:table-cell>
          <table:table-cell office:value-type="string" calcext:value-type="string">
            <text:p>8/1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t sich mit Stefan T. angemeldet - nochmal an Stefan Tschugg verschicken</text:p>
          </table:table-cell>
          <table:table-cell office:value-type="string" calcext:value-type="string">
            <text:p>stimmt im Profil</text:p>
          </table:table-cell>
          <table:table-cell office:value-type="float" office:value="322594279" calcext:value-type="float">
            <text:p>322594279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ik Steinlag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5266524" calcext:value-type="float">
            <text:p>315266524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1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- EMAIL sent 18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in Krubasi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234063" calcext:value-type="float">
            <text:p>312234063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1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- EMAIL sent 18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lal Chehab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187096" calcext:value-type="float">
            <text:p>31218709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1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stellung automatisch ausgelöst, will Box nicht nochm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eiko Hub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4273978" calcext:value-type="float">
            <text:p>314273978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1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xen kommen nicht an, hat eine Paketannahmekiste vor dem Haus stehen, DHL gibt pakete trotzdem jedes mal in der Filiale ab, keine Zeit sie abzuholen - an Stylistin weitergegeben</text:p>
          </table:table-cell>
          <table:table-cell office:value-type="string" calcext:value-type="string">
            <text:p>stimmt im Profil</text:p>
          </table:table-cell>
          <table:table-cell/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ephan Ruland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6709435" calcext:value-type="float">
            <text:p>316709435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8/13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rnhard Aiching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5475464" calcext:value-type="float">
            <text:p>315475464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- EMAIL sent 18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rian Roid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121923" calcext:value-type="float">
            <text:p>31212192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ine Telefonnr- EMAIL sent 20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rst Brinkman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5798751" calcext:value-type="float">
            <text:p>31579875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eitere Box wird bereits gepack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rian Zurkuh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438749" calcext:value-type="float">
            <text:p>312438749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1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r im Urlaub, möchte Box nochmal</text:p>
          </table:table-cell>
          <table:table-cell office:value-type="string" calcext:value-type="string">
            <text:p>stimmt im Profil</text:p>
          </table:table-cell>
          <table:table-cell/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arsten Heine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3004033" calcext:value-type="float">
            <text:p>313004033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1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 Box nicht nochmal (wollte nur ein bisschen stöbern, hat mit der Box nicht gerechnet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ximilian Gaß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7737306" calcext:value-type="float">
            <text:p>31773730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14.08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nyel Hapca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1996117" calcext:value-type="float">
            <text:p>31199611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19.08.) - EMAIL sent 20.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n Bau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6090955" calcext:value-type="float">
            <text:p>316090955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 Box noch mal</text:p>
          </table:table-cell>
          <table:table-cell office:value-type="string" calcext:value-type="string">
            <text:p>co/ 4flow Management GmbH hinzufügen!</text:p>
          </table:table-cell>
          <table:table-cell office:value-type="float" office:value="321675430" calcext:value-type="float">
            <text:p>321675430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omas Bille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9698150" calcext:value-type="float">
            <text:p>309698150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1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- EMAIL sent 18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vin Brenn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7193314" calcext:value-type="float">
            <text:p>307193314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1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19.08.) - EMAIL sent 20.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 Schreib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3501761" calcext:value-type="float">
            <text:p>31350176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19.08.) - EMAIL sent 20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hamed Mustafa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6293984" calcext:value-type="float">
            <text:p>316293984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8/13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ilip Schmalz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6489523" calcext:value-type="float">
            <text:p>31648952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 Box nochmal</text:p>
          </table:table-cell>
          <table:table-cell office:value-type="string" calcext:value-type="string">
            <text:p>Packstation 134 28101282 12247 Berlin</text:p>
          </table:table-cell>
          <table:table-cell office:value-type="float" office:value="321703445" calcext:value-type="float">
            <text:p>321703445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rard Webb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312579429</text:p>
          </table:table-cell>
          <table:table-cell office:value-type="float" office:value="312579429" calcext:value-type="float">
            <text:p>312579429</text:p>
          </table:table-cell>
          <table:table-cell/>
          <table:table-cell office:value-type="string" calcext:value-type="string">
            <text:p>parcel refused by customer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kein interesse an box, geöffnet für retourensche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ak Moya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8469209" calcext:value-type="float">
            <text:p>318469209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7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reits Order danach: 3184917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ian Sin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8464033" calcext:value-type="float">
            <text:p>31846403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t bereits Email bekommen am 14.08., ob Box angekommen ist </text:p>
          </table:table-cell>
          <table:table-cell office:value-type="string" calcext:value-type="string">
            <text:p>stimmt im Profil</text:p>
          </table:table-cell>
          <table:table-cell/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ussa Abdel wahed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8744684" calcext:value-type="float">
            <text:p>308744684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- EMAIL sent 20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la-Tess Wind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82864457" calcext:value-type="float">
            <text:p>28286445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7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igener Acco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fan Laserer</text:p>
          </table:table-cell>
          <table:table-cell office:value-type="string" calcext:value-type="string">
            <text:p>Österreich</text:p>
          </table:table-cell>
          <table:table-cell office:value-type="float" office:value="0" calcext:value-type="float">
            <text:p>0</text:p>
          </table:table-cell>
          <table:table-cell office:value-type="float" office:value="307214710" calcext:value-type="float">
            <text:p>307214710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1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- EMAIL sent 20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fan Seebacher</text:p>
          </table:table-cell>
          <table:table-cell office:value-type="string" calcext:value-type="string">
            <text:p>Österreich</text:p>
          </table:table-cell>
          <table:table-cell office:value-type="float" office:value="0" calcext:value-type="float">
            <text:p>0</text:p>
          </table:table-cell>
          <table:table-cell office:value-type="float" office:value="317237965" calcext:value-type="float">
            <text:p>317237965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nicht erreicht - EMAIL sent 20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istian Krug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4776045" calcext:value-type="float">
            <text:p>314776045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8/17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bio Hasan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9261276" calcext:value-type="float">
            <text:p>309261276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8/17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hl Za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8855545" calcext:value-type="float">
            <text:p>308855545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nicht erreicht - EMAIL sent 20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 Hopstei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3001543" calcext:value-type="float">
            <text:p>31300154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nicht erreicht - EMAIL sent 20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ges Sulic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5389090" calcext:value-type="float">
            <text:p>315389090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nicht erreicht - EMAIL sent 20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istian Billman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6092906" calcext:value-type="float">
            <text:p>316092906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8/17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n Albrech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0254662" calcext:value-type="float">
            <text:p>310254662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nochmal</text:p>
          </table:table-cell>
          <table:table-cell office:value-type="string" calcext:value-type="string">
            <text:p>Adresse stimmt</text:p>
          </table:table-cell>
          <table:table-cell office:value-type="float" office:value="322514032" calcext:value-type="float">
            <text:p>322514032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ikola Markovic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9702264" calcext:value-type="float">
            <text:p>309702264</text:p>
          </table:table-cell>
          <table:table-cell/>
          <table:table-cell office:value-type="string" calcext:value-type="string">
            <text:p>addressee has moved</text:p>
          </table:table-cell>
          <table:table-cell office:value-type="string" calcext:value-type="string">
            <text:p>8/1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nicht erreicht - EMAIL sent 20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k Ahme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7006768" calcext:value-type="float">
            <text:p>30700676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nochmal, Pakete kommen sonst eigentlich immer an</text:p>
          </table:table-cell>
          <table:table-cell office:value-type="string" calcext:value-type="string">
            <text:p>Adresse stimmt</text:p>
          </table:table-cell>
          <table:table-cell office:value-type="float" office:value="323958682" calcext:value-type="float">
            <text:p>323958682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ottfried Kub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9784977" calcext:value-type="float">
            <text:p>30978497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tte "keinen Nerv drüber zu sprechen"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colae Rado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7589318" calcext:value-type="float">
            <text:p>30758931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nicht erreicht - EMAIL sent 20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lius Bei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6499265" calcext:value-type="float">
            <text:p>316499265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nicht erreicht - EMAIL sent 20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bias Schloss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7200808" calcext:value-type="float">
            <text:p>30720080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nicht erreicht - EMAIL sent 20.08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irk Weis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9255530" calcext:value-type="float">
            <text:p>309255530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17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 der Bestellung : Inaktiv / Onhold Grund        </text:p>
            <text:p>auf retoure warten! box neu packen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kembim Reic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4419599" calcext:value-type="float">
            <text:p>314419599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17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- EMAIL sent 18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kus Geiß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8111211" calcext:value-type="float">
            <text:p>30811121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nochmal, meldet sich wenn er aus dem Urlaub wieder komm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omas Tamm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8937922" calcext:value-type="float">
            <text:p>308937922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Telefonnr falsch- EMAIL sent 18.08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oris Wieb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967410" calcext:value-type="float">
            <text:p>312967410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17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ommentar: HOLT DIE BOX NICHT VON DER POST AB - KEINE LUST, WAR JETZT SCHON SHOPP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lber Tairi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312746591" calcext:value-type="float">
            <text:p>312746591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1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, - EMAIL sent 20.08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hris Willmott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320197684" calcext:value-type="float">
            <text:p>320197684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1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lg. sehr unzufrieden, 3 Mal neue Adresse angegeben und nie umgestellt, keine Lust mehr , letzter Versuch</text:p>
          </table:table-cell>
          <table:table-cell office:value-type="string" calcext:value-type="string">
            <text:p>Neuhausstr 34, Basel 4057</text:p>
          </table:table-cell>
          <table:table-cell office:value-type="float" office:value="323003000" calcext:value-type="float">
            <text:p>323003000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ko Radat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314181617" calcext:value-type="float">
            <text:p>314181617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17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cel Heller</text:p>
          </table:table-cell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313186982" calcext:value-type="float">
            <text:p>313186982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1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elefonnr falsch - EMAIL sent 20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y Wittke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984191" calcext:value-type="float">
            <text:p>312984191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8/18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fan Bletsc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7402204" calcext:value-type="float">
            <text:p>307402204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, - EMAIL sent 20.08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Erhan Mehmetoğulları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4218794" calcext:value-type="float">
            <text:p>314218794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im nächsten Mal "bei Cicek" dazuschreiben, möchte die Box erstmal nicht nochmal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Ingo Ang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0063017" calcext:value-type="float">
            <text:p>31006301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tte den Anmeldeprozess gar nicht beendet, schaut sich alles nochmal an und meldet sich, richtiger Nachname: FIS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kas Heinlei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0214153" calcext:value-type="float">
            <text:p>320214153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8/18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xander Schwa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6176508" calcext:value-type="float">
            <text:p>30617650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, - EMAIL sent 2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kus Schee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4191961" calcext:value-type="float">
            <text:p>31419196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, - EMAIL sent 2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njamin Wilso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8862694" calcext:value-type="float">
            <text:p>318862694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8/18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o Shul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6756534" calcext:value-type="float">
            <text:p>306756534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, - EMAIL sent 2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blo Machín Prat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742714" calcext:value-type="float">
            <text:p>312742714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, - EMAIL sent 2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n Hänse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163424" calcext:value-type="float">
            <text:p>312163424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t keine Box erwartet, möchte Box nicht nochm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in Zei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3184142" calcext:value-type="float">
            <text:p>313184142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1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, - EMAIL sent 2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lerio Sousa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4821775" calcext:value-type="float">
            <text:p>314821775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8/18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bastian Schoep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7786163" calcext:value-type="float">
            <text:p>31778616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rtet schon auf Box</text:p>
          </table:table-cell>
          <table:table-cell office:value-type="string" calcext:value-type="string">
            <text:p>Am kleinen Steeg 16a, 53501 Grafschaft</text:p>
          </table:table-cell>
          <table:table-cell office:value-type="float" office:value="323020284" calcext:value-type="float">
            <text:p>323020284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ephan Marti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3002441" calcext:value-type="float">
            <text:p>31300244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, - EMAIL sent 2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aser Al-Aghbar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600083" calcext:value-type="float">
            <text:p>31260008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st für ein Semester umgezogen, möchte die Box erstmal nicht nochm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vin Totzau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1430191" calcext:value-type="float">
            <text:p>31143019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nochmal, erst am 24.08. losschicken</text:p>
          </table:table-cell>
          <table:table-cell office:value-type="string" calcext:value-type="string">
            <text:p>stimmt im Profil</text:p>
          </table:table-cell>
          <table:table-cell office:value-type="float" office:value="323026038" calcext:value-type="float">
            <text:p>323026038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anick Van-way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0957851" calcext:value-type="float">
            <text:p>31095785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ine Zeit, zu einem späteren Zeitpunkt anrufen (20.08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ilipp Rot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9307748" calcext:value-type="float">
            <text:p>309307748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8/18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edrich Pa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960256" calcext:value-type="float">
            <text:p>31296025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1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nochmal</text:p>
          </table:table-cell>
          <table:table-cell office:value-type="string" calcext:value-type="string">
            <text:p>stimmt im Profil</text:p>
          </table:table-cell>
          <table:table-cell office:value-type="float" office:value="323067950" calcext:value-type="float">
            <text:p>323067950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exandra Elt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8055595" calcext:value-type="float">
            <text:p>318055595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nochmal </text:p>
          </table:table-cell>
          <table:table-cell office:value-type="string" calcext:value-type="string">
            <text:p>stimmt im Profil</text:p>
          </table:table-cell>
          <table:table-cell office:value-type="float" office:value="323941272" calcext:value-type="float">
            <text:p>323941272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rk Missn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1995731" calcext:value-type="float">
            <text:p>311995731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1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momentan nicht nochmal, meldet sich nach dem Umzu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ter Seib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7208179" calcext:value-type="float">
            <text:p>307208179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8/18/201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x Schiess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7706324" calcext:value-type="float">
            <text:p>317706324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resszusatz per Email mitgeteilt</text:p>
          </table:table-cell>
          <table:table-cell office:value-type="string" calcext:value-type="string">
            <text:p>IDESIA Consulting GmbH</text:p>
            <text:p>Petersbrunner Strasse 8</text:p>
            <text:p>D-82319 Starnberg</text:p>
          </table:table-cell>
          <table:table-cell office:value-type="float" office:value="325332312" calcext:value-type="float">
            <text:p>325332312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dreas Dziec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4839507" calcext:value-type="float">
            <text:p>31483950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- EMAIL sent 2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m ibrahim Asla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6260340" calcext:value-type="float">
            <text:p>306260340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- EMAIL sent 24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o Tasin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7450650" calcext:value-type="float">
            <text:p>307450650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lsche Telefonnr - EMAIL sent 2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n Somm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3570710" calcext:value-type="float">
            <text:p>313570710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8/18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Hirschl</text:p>
          </table:table-cell>
          <table:table-cell office:value-type="string" calcext:value-type="string">
            <text:p>Österreich</text:p>
          </table:table-cell>
          <table:table-cell office:value-type="float" office:value="0" calcext:value-type="float">
            <text:p>0</text:p>
          </table:table-cell>
          <table:table-cell office:value-type="float" office:value="316091596" calcext:value-type="float">
            <text:p>31609159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8/2015</text:p>
          </table:table-cell>
          <table:table-cell/>
          <table:table-cell office:value-type="string" calcext:value-type="string">
            <text:p>möchte nochmal gleiche Bo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a Falconett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8579658" calcext:value-type="float">
            <text:p>318579658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8/18/2015</text:p>
          </table:table-cell>
          <table:table-cell/>
          <table:table-cell office:value-type="string" calcext:value-type="string">
            <text:p>Konzept nicht verstanden, wollte keine Bo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ijan Jagacic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8433290" calcext:value-type="float">
            <text:p>318433290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8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m Tail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5252498" calcext:value-type="float">
            <text:p>31525249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8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0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ré Herrman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7293333" calcext:value-type="float">
            <text:p>31729333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 Box nochmal</text:p>
          </table:table-cell>
          <table:table-cell office:value-type="string" calcext:value-type="string">
            <text:p>Parchim Wacht Ludwigsluster Str. 29 19370 Parchim</text:p>
          </table:table-cell>
          <table:table-cell office:value-type="float" office:value="323997983" calcext:value-type="float">
            <text:p>323997983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ristian Silva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1602458" calcext:value-type="float">
            <text:p>31160245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8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unde hat Mitgliedschaft gekündig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vid Bockstal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7567319" calcext:value-type="float">
            <text:p>307567319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8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stellung stornie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hmet Uzu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8239033" calcext:value-type="float">
            <text:p>30823903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nochmal</text:p>
          </table:table-cell>
          <table:table-cell office:value-type="string" calcext:value-type="string">
            <text:p>Hauptstr. 50/52 33647 Bielefeld</text:p>
          </table:table-cell>
          <table:table-cell office:value-type="float" office:value="323993904" calcext:value-type="float">
            <text:p>323993904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ustafa Kara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8824134" calcext:value-type="float">
            <text:p>308824134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9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26.08.)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hmet Karata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7196731" calcext:value-type="float">
            <text:p>30719673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9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26.08.)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örg Zühlck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9067296" calcext:value-type="float">
            <text:p>319067296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8/19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avuz C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7594985" calcext:value-type="float">
            <text:p>307594985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9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t seit kurzem eine Freundin, die mit ihm shoppen geht, kein Bedar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nny Merz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6298356" calcext:value-type="float">
            <text:p>316298356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8/19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rian Schmutter</text:p>
          </table:table-cell>
          <table:table-cell office:value-type="string" calcext:value-type="string">
            <text:p>Österreich</text:p>
          </table:table-cell>
          <table:table-cell office:value-type="float" office:value="0" calcext:value-type="float">
            <text:p>0</text:p>
          </table:table-cell>
          <table:table-cell office:value-type="float" office:value="318060069" calcext:value-type="float">
            <text:p>318060069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9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Box bereits auf Termin ausma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niel Weis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0725584" calcext:value-type="float">
            <text:p>310725584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19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26.08.)- EMAIL sent 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AMIL Luf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192240" calcext:value-type="float">
            <text:p>312192240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9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chtiger Name: Lulinski, momentan kein Bedarf (hat sich angemeldet, Box wurde authomatisch rausgeschickt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Hans-Jörg Eckstei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3950357" calcext:value-type="float">
            <text:p>313950357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19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x wurde widerrufen, siehe Kundenvorgang</text:p>
            <text:p>00169227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reas Gotting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7425136" calcext:value-type="float">
            <text:p>30742513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19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26.08.)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smail Hakki Asi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3742559" calcext:value-type="float">
            <text:p>313742559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19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0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us Grünschned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0533577" calcext:value-type="float">
            <text:p>310533577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8/19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jdic Deni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5479617" calcext:value-type="float">
            <text:p>31547961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9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26.08.)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re Löb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322546939</text:p>
          </table:table-cell>
          <table:table-cell office:value-type="float" office:value="322546939" calcext:value-type="float">
            <text:p>322546939</text:p>
          </table:table-cell>
          <table:table-cell/>
          <table:table-cell office:value-type="string" calcext:value-type="string">
            <text:p>addressee has moved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0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nny Otto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3428438" calcext:value-type="float">
            <text:p>31342843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0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uel Maert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5479976" calcext:value-type="float">
            <text:p>31547997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0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- nicht erreicht (26.08.), DESK nicht möglich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rin Iordach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5291003" calcext:value-type="float">
            <text:p>31529100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0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26.08.)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egor Krus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7435144" calcext:value-type="float">
            <text:p>317435144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0/2015</text:p>
          </table:table-cell>
          <table:table-cell/>
          <table:table-cell office:value-type="string" calcext:value-type="string">
            <text:p>Box nochmal packen und schic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ek Wince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8308691" calcext:value-type="float">
            <text:p>298308691</text:p>
          </table:table-cell>
          <table:table-cell/>
          <table:table-cell office:value-type="string" calcext:value-type="string">
            <text:p>changed adress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. nicht erreicht (26.08.)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sair Luga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750487" calcext:value-type="float">
            <text:p>312750487</text:p>
          </table:table-cell>
          <table:table-cell/>
          <table:table-cell office:value-type="string" calcext:value-type="string">
            <text:p>addressee unknown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. nicht erreicht (26.08.)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lien Löche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0057829" calcext:value-type="float">
            <text:p>310057829</text:p>
          </table:table-cell>
          <table:table-cell/>
          <table:table-cell office:value-type="string" calcext:value-type="string">
            <text:p>not picked up from stor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hat mit der Box gar nicht gerechnet, momentan kein Bedar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gar Bravo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8877638" calcext:value-type="float">
            <text:p>318877638</text:p>
          </table:table-cell>
          <table:table-cell/>
          <table:table-cell office:value-type="string" calcext:value-type="string">
            <text:p>addressee unknow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bias Henscheid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1155334" calcext:value-type="float">
            <text:p>311155334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ine Zeit, nachmittags erreichbar (24.08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ra Lala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9583341" calcext:value-type="float">
            <text:p>29958334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elefonnr falsch - EMAIL sent 2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fred Mathaeu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177253" calcext:value-type="float">
            <text:p>312177253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nochmal </text:p>
          </table:table-cell>
          <table:table-cell office:value-type="string" calcext:value-type="string">
            <text:p>c/o Küchen Rochol, Castroper Hellweg 49, 44805 Bochum </text:p>
          </table:table-cell>
          <table:table-cell office:value-type="float" office:value="326401760" calcext:value-type="float">
            <text:p>326401760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Leutn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9051763" calcext:value-type="float">
            <text:p>31905176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 Jo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3184216" calcext:value-type="float">
            <text:p>31318421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26.08.)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smail Bagl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790115" calcext:value-type="float">
            <text:p>312790115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n Makossa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981900" calcext:value-type="float">
            <text:p>312981900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unde wollte keine Box (siehe Desk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itafinob Enie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985514" calcext:value-type="float">
            <text:p>312985514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lomon-mario Sai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7444652" calcext:value-type="float">
            <text:p>297444652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26.08.)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liver Babo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8873858" calcext:value-type="float">
            <text:p>31887385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chard Döinghau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5083706" calcext:value-type="float">
            <text:p>31508370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di Almahameed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5827958" calcext:value-type="float">
            <text:p>31582795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o Rumpfkei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6550998" calcext:value-type="float">
            <text:p>316550998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nochmal</text:p>
          </table:table-cell>
          <table:table-cell office:value-type="string" calcext:value-type="string">
            <text:p>Adresse stimmt im Profil</text:p>
          </table:table-cell>
          <table:table-cell office:value-type="float" office:value="325314100" calcext:value-type="float">
            <text:p>325314100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Kevin Wilhelm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7687892" calcext:value-type="float">
            <text:p>317687892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stellung storniert (siehe Kundenvorgang</text:p>
            <text:p>00172285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in Lütg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2688054" calcext:value-type="float">
            <text:p>322688054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nicht nochmal, über seinem Budge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ndreas L.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9088674" calcext:value-type="float">
            <text:p>319088674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mail: "Habe weder etwas bei ihnen bestellt, noch möchte ich weiter von ihnen belästigt werden. Bitte entfernen Sie mich aus Ihrem Verteiler"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uli Elabbout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403435" calcext:value-type="float">
            <text:p>312403435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26.08.)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tty Pu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9134581" calcext:value-type="float">
            <text:p>29913458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26.08.)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e Fröhlic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6110651" calcext:value-type="float">
            <text:p>31611065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s Erdman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5476745" calcext:value-type="float">
            <text:p>315476745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que De wal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419797" calcext:value-type="float">
            <text:p>31241979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ns Jürge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3178607" calcext:value-type="float">
            <text:p>31317860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26.08.)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el Köh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6308833" calcext:value-type="float">
            <text:p>316308833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eitere Box bereits angekomm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leg Polia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5046079" calcext:value-type="float">
            <text:p>315046079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hn Felationa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6295899" calcext:value-type="float">
            <text:p>316295899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26.08.)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lfgang Felln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9923488" calcext:value-type="float">
            <text:p>319923488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ris Locmeli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1166771" calcext:value-type="float">
            <text:p>31116677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unde wurde bereits per Email kontaktie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lix Kohlmül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8877721" calcext:value-type="float">
            <text:p>318877721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8/25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ma Sarkad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4416664" calcext:value-type="float">
            <text:p>314416664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5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el Mahnke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8545069" calcext:value-type="float">
            <text:p>298545069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8/25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cha Micha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8217277" calcext:value-type="float">
            <text:p>30821727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26.08.)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 Sc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1382154" calcext:value-type="float">
            <text:p>321382154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8/25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ran Hamza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9630584" calcext:value-type="float">
            <text:p>299630584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ollte keine Box, Account gelösc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niel Ackerman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4042332" calcext:value-type="float">
            <text:p>314042332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26.08.)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loyan Ivanow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0067485" calcext:value-type="float">
            <text:p>310067485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5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nnis Beneck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3607407" calcext:value-type="float">
            <text:p>31360740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5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jibi Okjokuifv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1362487" calcext:value-type="float">
            <text:p>32136248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in Must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7812873" calcext:value-type="float">
            <text:p>31781287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lsche Telefonnr - EMAIL sent 2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e Schaf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8863654" calcext:value-type="float">
            <text:p>318863654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nning Schröd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8012037" calcext:value-type="float">
            <text:p>29801203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26.08.)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exander Fillip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1133956" calcext:value-type="float">
            <text:p>32113395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26.08.)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in Web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1775467" calcext:value-type="float">
            <text:p>32177546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<text:s/>EMAIL sent 2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mes Heidenkamp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9914627" calcext:value-type="float">
            <text:p>31991462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26.08.)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n Gülberg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7438651" calcext:value-type="float">
            <text:p>31743865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26.08.)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ban Salijevic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9471283" calcext:value-type="float">
            <text:p>29947128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26.08.)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ank König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7886468" calcext:value-type="float">
            <text:p>29788646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26.08.)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mo Salijevic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9187059" calcext:value-type="float">
            <text:p>299187059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count doppelt: siehe KN 299470514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urdisch Libano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087350" calcext:value-type="float">
            <text:p>312087350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in Interesse, Kumpel hat ihn angemeld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dre Carinosa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7697596" calcext:value-type="float">
            <text:p>29769759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26.08.)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ny Se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6291814" calcext:value-type="float">
            <text:p>316291814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nan Og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0506604" calcext:value-type="float">
            <text:p>300506604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stellung auf packen (?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nnis Stevanovic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988900" calcext:value-type="float">
            <text:p>312988900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omas Tommuc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9946404" calcext:value-type="float">
            <text:p>319946404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26.08.)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mir Salijevic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9189164" calcext:value-type="float">
            <text:p>299189164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count dreifach, siehe Memo &amp; Saban Salijev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sch Achim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7740942" calcext:value-type="float">
            <text:p>317740942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5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reas Gitte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3003280" calcext:value-type="float">
            <text:p>313003280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26.08.)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ald Mewe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9480555" calcext:value-type="float">
            <text:p>309480555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26.08.)- EMAIL sen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gra Sahi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7321713" calcext:value-type="float">
            <text:p>317321713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 Box nchmal</text:p>
          </table:table-cell>
          <table:table-cell office:value-type="string" calcext:value-type="string">
            <text:p>Adresse stimmt im Profil</text:p>
          </table:table-cell>
          <table:table-cell office:value-type="float" office:value="325891257" calcext:value-type="float">
            <text:p>325891257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unar Ofelia Alexandra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6679671" calcext:value-type="float">
            <text:p>316679671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26.08.)- EMAIL sent 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enan Suljevic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0539356" calcext:value-type="float">
            <text:p>31053935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25.08.)</text:p>
          </table:table-cell>
          <table:table-cell office:value-type="string" calcext:value-type="string">
            <text:p>Carl-Zeiss-Str. 17 72770 Reutlingen (neue Adresse im Profil, nachfragen ob er die Box nochmal haben wi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niel Opre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4369844" calcext:value-type="float">
            <text:p>324369844</text:p>
          </table:table-cell>
          <table:table-cell/>
          <table:table-cell office:value-type="string" calcext:value-type="string">
            <text:p>parcel refused by customer</text:p>
          </table:table-cell>
          <table:table-cell/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exander Zivic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3449460" calcext:value-type="float">
            <text:p>313449460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7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- EMAIL sent 28.08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azim Pasha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6120174" calcext:value-type="float">
            <text:p>316120174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int, vllt hat seine Frau ihn angemeldet, sie würde sich bei uns nochmal meld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 Buntinx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5881792" calcext:value-type="float">
            <text:p>315881792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28.08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reas Glei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0918499" calcext:value-type="float">
            <text:p>320918499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28.08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 Mienk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3563229" calcext:value-type="float">
            <text:p>313563229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7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- EMAIL sent 28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thias Beyerman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6297703" calcext:value-type="float">
            <text:p>316297703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28.08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in Palm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2288162" calcext:value-type="float">
            <text:p>322288162</text:p>
          </table:table-cell>
          <table:table-cell/>
          <table:table-cell office:value-type="string" calcext:value-type="string">
            <text:p>does not meet delivery condition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2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hmet Uzu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993904" calcext:value-type="float">
            <text:p>323993904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8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los Ceretka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208069" calcext:value-type="float">
            <text:p>323208069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8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2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t P.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1418903" calcext:value-type="float">
            <text:p>32141890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31.08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shua Graham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451143" calcext:value-type="float">
            <text:p>32345114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elefonnr falsch - EMAIL sent 02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nk Rober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995766" calcext:value-type="float">
            <text:p>31299576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31.08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jörn Schröd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210171" calcext:value-type="float">
            <text:p>32321017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31.08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ctor Schwartz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4810776" calcext:value-type="float">
            <text:p>32481077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8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ylist bei OUTFITTE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ne Steindorf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685618" calcext:value-type="float">
            <text:p>32368561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 Box nicht nochm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offrey Rud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2697841" calcext:value-type="float">
            <text:p>32269784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8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llte keine Box (shie Emailverlauf bei desk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ni Germanotta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0163782" calcext:value-type="float">
            <text:p>320163782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8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x widerrufen (siehe Kundenvorgang 00174219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omas Hölzlhamm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9057573" calcext:value-type="float">
            <text:p>319057573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31.08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colas Melit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3194359" calcext:value-type="float">
            <text:p>313194359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31.08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laf Mersch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9093295" calcext:value-type="float">
            <text:p>319093295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 Box nochmal</text:p>
          </table:table-cell>
          <table:table-cell office:value-type="string" calcext:value-type="string">
            <text:p>Bundesallee 17 10717 Berlin</text:p>
          </table:table-cell>
          <table:table-cell office:value-type="float" office:value="329042520" calcext:value-type="float">
            <text:p>329042520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laus Vestrup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3203790" calcext:value-type="float">
            <text:p>313203790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8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unde aus Dänemark, umgetragen in die SE/DK/BE/NL Tabel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no Willefüh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6293729" calcext:value-type="float">
            <text:p>316293729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31.08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in Palm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2288162" calcext:value-type="float">
            <text:p>322288162</text:p>
          </table:table-cell>
          <table:table-cell/>
          <table:table-cell office:value-type="string" calcext:value-type="string">
            <text:p>does not meet delivery conditions</text:p>
          </table:table-cell>
          <table:table-cell office:value-type="string" calcext:value-type="string">
            <text:p>8/28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ppelt in der Li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istian Zartl</text:p>
          </table:table-cell>
          <table:table-cell office:value-type="string" calcext:value-type="string">
            <text:p>Österreich</text:p>
          </table:table-cell>
          <table:table-cell office:value-type="float" office:value="0" calcext:value-type="float">
            <text:p>0</text:p>
          </table:table-cell>
          <table:table-cell office:value-type="float" office:value="322045352" calcext:value-type="float">
            <text:p>322045352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31.08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nathan Ker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2272925" calcext:value-type="float">
            <text:p>322272925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9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Box bereits auf "Packen"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ex Marti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3730949" calcext:value-type="float">
            <text:p>313730949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9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lefonnr falsch (Erotische Massage) - EMAIL sent 02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el Mei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0367141" calcext:value-type="float">
            <text:p>32036714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9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2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fred Teichelkamp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4594327" calcext:value-type="float">
            <text:p>32459432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9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31.08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tkarsh Nagaraj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097551" calcext:value-type="float">
            <text:p>32309755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9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31.08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renzo Petrovic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7419271" calcext:value-type="float">
            <text:p>31741927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9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2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ex Jah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899494" calcext:value-type="float">
            <text:p>323899494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9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31.08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ero Paparella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2043166" calcext:value-type="float">
            <text:p>32204316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9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x widerrufen (siehe Kundenvorgang 00180280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ah Wil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0256159" calcext:value-type="float">
            <text:p>310256159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9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llte keine Box (siehe Emailverlauf bei desk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ne Epping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8105739" calcext:value-type="float">
            <text:p>318105739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9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lefonnr falsch - EMAIL sent 02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 Po Tso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8560226" calcext:value-type="float">
            <text:p>29856022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9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x auf "Packen"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m Jot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7837287" calcext:value-type="float">
            <text:p>317837287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9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stbote hat keinen Abholschein da gelassen, Box gerne nochmal</text:p>
          </table:table-cell>
          <table:table-cell office:value-type="string" calcext:value-type="string">
            <text:p>stimmt im Profil</text:p>
          </table:table-cell>
          <table:table-cell office:value-type="float" office:value="329113762" calcext:value-type="float">
            <text:p>329113762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ius Wolf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3178782" calcext:value-type="float">
            <text:p>313178782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9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llte keine Box, siehe Kundenvorgang 001679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rbert Brandeli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3191765" calcext:value-type="float">
            <text:p>313191765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9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31.08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vid Seide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5802081" calcext:value-type="float">
            <text:p>315802081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9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31.08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en Bahnse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3945176" calcext:value-type="float">
            <text:p>31394517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9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31.08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omas Häns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6510558" calcext:value-type="float">
            <text:p>316510558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9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nicht nochm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phan Aus der wische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0063272" calcext:value-type="float">
            <text:p>310063272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9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1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istoph Van Beuninge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4195032" calcext:value-type="float">
            <text:p>314195032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9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1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sham Abdo Nash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0275033" calcext:value-type="float">
            <text:p>320275033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9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1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liver Bartz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411368" calcext:value-type="float">
            <text:p>312411368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9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1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scha Kloskowsk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2992699" calcext:value-type="float">
            <text:p>322992699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lingelschild abgefallen, möchte Box nochmal</text:p>
          </table:table-cell>
          <table:table-cell office:value-type="string" calcext:value-type="string">
            <text:p>stimmt im Profil</text:p>
          </table:table-cell>
          <table:table-cell office:value-type="float" office:value="329623660" calcext:value-type="float">
            <text:p>329623660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lph Thielick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2046377" calcext:value-type="float">
            <text:p>32204637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7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2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 Bo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13340" calcext:value-type="float">
            <text:p>323513340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7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llte Box erst im Winter (siehe Emailverlauf bei desk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xim Fisch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958364" calcext:value-type="float">
            <text:p>323958364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lsche Telefonnr - EMAIL sent 02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ian Sin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021145" calcext:value-type="float">
            <text:p>323021145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7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rd bereits bearbeitet (siehe desk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rman Smit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207847" calcext:value-type="float">
            <text:p>32320784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1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eremy Friese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2698411" calcext:value-type="float">
            <text:p>32269841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7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2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reas Kottrup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0041365" calcext:value-type="float">
            <text:p>310041365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1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lyas Eddaoud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4775403" calcext:value-type="float">
            <text:p>304775403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1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scha Kühn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8845603" calcext:value-type="float">
            <text:p>318845603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1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nko Steinbac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78246777" calcext:value-type="float">
            <text:p>278246777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1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eljko Nikolic</text:p>
          </table:table-cell>
          <table:table-cell office:value-type="string" calcext:value-type="string">
            <text:p>Österreich</text:p>
          </table:table-cell>
          <table:table-cell office:value-type="float" office:value="0" calcext:value-type="float">
            <text:p>0</text:p>
          </table:table-cell>
          <table:table-cell office:value-type="float" office:value="321782597" calcext:value-type="float">
            <text:p>32178259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1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vid Günth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232560" calcext:value-type="float">
            <text:p>323232560</text:p>
          </table:table-cell>
          <table:table-cell/>
          <table:table-cell office:value-type="string" calcext:value-type="string">
            <text:p>does not meet delivery conditions</text:p>
          </table:table-cell>
          <table:table-cell office:value-type="string" calcext:value-type="string">
            <text:p>8/2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1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ünter Renner</text:p>
          </table:table-cell>
          <table:table-cell office:value-type="string" calcext:value-type="string">
            <text:p>Österreich</text:p>
          </table:table-cell>
          <table:table-cell office:value-type="float" office:value="0" calcext:value-type="float">
            <text:p>0</text:p>
          </table:table-cell>
          <table:table-cell office:value-type="float" office:value="322721768" calcext:value-type="float">
            <text:p>322721768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8/27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bias Oberpil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314648" calcext:value-type="float">
            <text:p>325314648</text:p>
          </table:table-cell>
          <table:table-cell/>
          <table:table-cell office:value-type="string" calcext:value-type="string">
            <text:p>Send to the wrong address</text:p>
          </table:table-cell>
          <table:table-cell office:value-type="string" calcext:value-type="string">
            <text:p>8/31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2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fan Blan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163367" calcext:value-type="float">
            <text:p>312163367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31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1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mon Böttch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560826" calcext:value-type="float">
            <text:p>31256082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31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2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el Köh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434075" calcext:value-type="float">
            <text:p>323434075</text:p>
          </table:table-cell>
          <table:table-cell/>
          <table:table-cell office:value-type="string" calcext:value-type="string">
            <text:p>does not meet delivery conditions</text:p>
          </table:table-cell>
          <table:table-cell office:value-type="string" calcext:value-type="string">
            <text:p>8/31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liegen an Service weitergeleitet (siehe desk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fred Schult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8542587" calcext:value-type="float">
            <text:p>318542587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8/31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rico Hanf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680954" calcext:value-type="float">
            <text:p>323680954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31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2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els Freiberg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9855907" calcext:value-type="float">
            <text:p>319855907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31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x zu spät abgeholt, nochmal schicken</text:p>
          </table:table-cell>
          <table:table-cell office:value-type="string" calcext:value-type="string">
            <text:p>stimmt im Profil</text:p>
          </table:table-cell>
          <table:table-cell/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ex Cho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8749582" calcext:value-type="float">
            <text:p>308749582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31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1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erome Gent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138343" calcext:value-type="float">
            <text:p>323138343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8/31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bias Assie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9091416" calcext:value-type="float">
            <text:p>31909141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31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Box bereits auf "Artikel bestellen"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b Mei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4840656" calcext:value-type="float">
            <text:p>32484065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31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1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ilip Hildebrand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0338936" calcext:value-type="float">
            <text:p>32033893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31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unde zieht nach Österreich um, meldet sich da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man Kerschn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430405" calcext:value-type="float">
            <text:p>325430405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31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2.08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rian Käckenmest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2974874" calcext:value-type="float">
            <text:p>322974874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31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2.08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leksandar Bozinovsk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56457" calcext:value-type="float">
            <text:p>32355645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31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nochmal, Adresse stimmt, Paket hat DHL Station nie verlassen und wurde direkt zu uns zurückgeschickt, 08.09.</text:p>
          </table:table-cell>
          <table:table-cell office:value-type="string" calcext:value-type="string">
            <text:p>stimmt im Profil</text:p>
          </table:table-cell>
          <table:table-cell office:value-type="float" office:value="334062023" calcext:value-type="float">
            <text:p>334062023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cel Boss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48902" calcext:value-type="float">
            <text:p>323548902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31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rd bereits bearbeitet (siehe Kundenvorgang 0018117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ian Krems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048376" calcext:value-type="float">
            <text:p>31204837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31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rd bereits bearbeitet (siehe desk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mez Carlo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745847" calcext:value-type="float">
            <text:p>31274584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31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- EMAIL sent 09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fan Muckenfus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92085" calcext:value-type="float">
            <text:p>323592085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31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eitere Box auf "Termin ausmachen"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 A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4603509" calcext:value-type="float">
            <text:p>324603509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31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in Interesse an outfitte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nad Čolić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4851160" calcext:value-type="float">
            <text:p>324851160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31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Box bereits auf Pac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lf Kamrad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2583273" calcext:value-type="float">
            <text:p>322583273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31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Box auf Termin ausma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 Gemei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9207732" calcext:value-type="float">
            <text:p>299207732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31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- EMAIL sent (09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poleon Reyes Hernandez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1397821" calcext:value-type="float">
            <text:p>311397821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31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- EMAIL sent (09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hat Özyüre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6299928" calcext:value-type="float">
            <text:p>316299928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31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1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dat Cengiz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475344" calcext:value-type="float">
            <text:p>312475344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31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2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laus Vestrup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3203790" calcext:value-type="float">
            <text:p>313203790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31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unde aus Dänemark, in die SE/DK/BE/NL Tabelle umgetra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kesh Gaonka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9055201" calcext:value-type="float">
            <text:p>31905520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31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2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sten Albrech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62620" calcext:value-type="float">
            <text:p>323562620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31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- <text:s/>EMAIL sent (09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fyan EL-musha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4450571" calcext:value-type="float">
            <text:p>32445057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31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ex Volk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739355" calcext:value-type="float">
            <text:p>312739355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5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8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urt Schmid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7270378" calcext:value-type="float">
            <text:p>31727037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5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lsche Telefonnr - EMAIL sent 08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exander De Jesu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2055058" calcext:value-type="float">
            <text:p>32205505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5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8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vin Michae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0082377" calcext:value-type="float">
            <text:p>30008237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ter Kunz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9926471" calcext:value-type="float">
            <text:p>31992647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5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8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lter Test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570338" calcext:value-type="float">
            <text:p>31257033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5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lefonnr falsch (Fake?) - EMAIL sent 08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mer Bozdemi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2499209" calcext:value-type="float">
            <text:p>322499209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chsendeauftrag wurde eingeleitet, nach dem 22.09. nochmal meld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ter Kunz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9926471" calcext:value-type="float">
            <text:p>31992647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5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doppelt in Liste EMAIL s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in Must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7812873" calcext:value-type="float">
            <text:p>31781287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5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lefonnr falsch (Fake?) - EMAIL sent 08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uido Breid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8574498" calcext:value-type="float">
            <text:p>31857449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5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8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bias Assie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9091416" calcext:value-type="float">
            <text:p>31909141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25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eitere Box bereits verschick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eorghe Talo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5475377" calcext:value-type="float">
            <text:p>315475377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ch 17 Uhr meld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s Stellmach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0466753" calcext:value-type="float">
            <text:p>310466753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annick Mandziara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6113828" calcext:value-type="float">
            <text:p>316113828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jörn Berberic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5727596" calcext:value-type="float">
            <text:p>31572759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uel Pfaff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5480920" calcext:value-type="float">
            <text:p>315480920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ffen Rupp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5836879" calcext:value-type="float">
            <text:p>315836879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5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8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olfo Aguial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9473124" calcext:value-type="float">
            <text:p>309473124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lger Gehrman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7202950" calcext:value-type="float">
            <text:p>307202950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5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x widerrufen (siehe Kundenvorgang 00179307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rsten Mül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3186410" calcext:value-type="float">
            <text:p>313186410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1-09" calcext:value-type="date">
            <text:p>09/0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8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reas Suchane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800542" calcext:value-type="float">
            <text:p>325800542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1-09" calcext:value-type="date">
            <text:p>09/0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x bereits an neue Adresse versand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uy Berg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819766" calcext:value-type="float">
            <text:p>325819766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1-09" calcext:value-type="date">
            <text:p>09/0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Box bereits auf Termin ausma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 Rein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069430" calcext:value-type="float">
            <text:p>325069430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1-09" calcext:value-type="date">
            <text:p>09/0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8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fan Liebetrau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92065" calcext:value-type="float">
            <text:p>323592065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1-09" calcext:value-type="date">
            <text:p>09/0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rd bereits bearbeitet (siehe desk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asi Ka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4453876" calcext:value-type="float">
            <text:p>324453876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1-09" calcext:value-type="date">
            <text:p>09/01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vid Jdidnfuf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4839327" calcext:value-type="float">
            <text:p>324839327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1-09" calcext:value-type="date">
            <text:p>09/0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8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el Krem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90107" calcext:value-type="float">
            <text:p>323590107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1-09" calcext:value-type="date">
            <text:p>09/01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vid Varha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9068499" calcext:value-type="float">
            <text:p>319068499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2-09" calcext:value-type="date">
            <text:p>09/02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8.09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ndreas El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2657409" calcext:value-type="float">
            <text:p>322657409</text:p>
          </table:table-cell>
          <table:table-cell/>
          <table:table-cell office:value-type="string" calcext:value-type="string">
            <text:p>addressee has moved</text:p>
          </table:table-cell>
          <table:table-cell table:style-name="ce3" office:value-type="date" office:date-value="2015-02-09" calcext:value-type="date">
            <text:p>09/02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x nochmal an die neue Adresse senden (Stylistin wurde informiert, siehe desk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trick Meierhöf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4817275" calcext:value-type="float">
            <text:p>324817275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4-09" calcext:value-type="date">
            <text:p>09/04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iner Suberg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93399" calcext:value-type="float">
            <text:p>323593399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4-09" calcext:value-type="date">
            <text:p>09/04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ristian Mar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54646" calcext:value-type="float">
            <text:p>323554646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4-09" calcext:value-type="date">
            <text:p>09/04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unde umgezogen, will Box nochmal</text:p>
          </table:table-cell>
          <table:table-cell office:value-type="string" calcext:value-type="string">
            <text:p>Ottostr. 3 82291 Mammendorf</text:p>
          </table:table-cell>
          <table:table-cell office:value-type="float" office:value="333884993" calcext:value-type="float">
            <text:p>333884993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bert Loser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9857184" calcext:value-type="float">
            <text:p>319857184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4-09" calcext:value-type="date">
            <text:p>09/04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istopher Schiwe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45639" calcext:value-type="float">
            <text:p>323545639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4-09" calcext:value-type="date">
            <text:p>09/04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las Schumach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789381" calcext:value-type="float">
            <text:p>312789381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4-09" calcext:value-type="date">
            <text:p>09/04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8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 Mager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4449636" calcext:value-type="float">
            <text:p>324449636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4-09" calcext:value-type="date">
            <text:p>09/04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rijan Jagacic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1686802" calcext:value-type="float">
            <text:p>321686802</text:p>
          </table:table-cell>
          <table:table-cell/>
          <table:table-cell office:value-type="string" calcext:value-type="string">
            <text:p>addressee has moved</text:p>
          </table:table-cell>
          <table:table-cell table:style-name="ce3" office:value-type="date" office:date-value="2015-04-09" calcext:value-type="date">
            <text:p>09/04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bias Rogg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51613" calcext:value-type="float">
            <text:p>323551613</text:p>
          </table:table-cell>
          <table:table-cell/>
          <table:table-cell office:value-type="string" calcext:value-type="string">
            <text:p>addressee has moved</text:p>
          </table:table-cell>
          <table:table-cell table:style-name="ce3" office:value-type="date" office:date-value="2015-04-09" calcext:value-type="date">
            <text:p>09/04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rd bereits bearbeitet (siehe Kundenvorgang 00183079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exander Buc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9321340" calcext:value-type="float">
            <text:p>329321340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4-09" calcext:value-type="date">
            <text:p>09/04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rian Schmutter</text:p>
          </table:table-cell>
          <table:table-cell office:value-type="string" calcext:value-type="string">
            <text:p>Österreich</text:p>
          </table:table-cell>
          <table:table-cell office:value-type="float" office:value="0" calcext:value-type="float">
            <text:p>0</text:p>
          </table:table-cell>
          <table:table-cell office:value-type="float" office:value="325278216" calcext:value-type="float">
            <text:p>325278216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4-09" calcext:value-type="date">
            <text:p>09/04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eitere Box bereits verschickt word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phan Gossler</text:p>
          </table:table-cell>
          <table:table-cell office:value-type="string" calcext:value-type="string">
            <text:p>Österreich</text:p>
          </table:table-cell>
          <table:table-cell office:value-type="float" office:value="0" calcext:value-type="float">
            <text:p>0</text:p>
          </table:table-cell>
          <table:table-cell office:value-type="float" office:value="325050232" calcext:value-type="float">
            <text:p>325050232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4-09" calcext:value-type="date">
            <text:p>09/04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nnis Kais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7766948" calcext:value-type="float">
            <text:p>317766948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4-09" calcext:value-type="date">
            <text:p>09/04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8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kus Schmid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2945960" calcext:value-type="float">
            <text:p>322945960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4-09" calcext:value-type="date">
            <text:p>09/04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8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 Scheuthl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2058300" calcext:value-type="float">
            <text:p>322058300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4-09" calcext:value-type="date">
            <text:p>09/04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8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s Rohkamm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94332" calcext:value-type="float">
            <text:p>323594332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4-09" calcext:value-type="date">
            <text:p>09/04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fan Groß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63160" calcext:value-type="float">
            <text:p>323563160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4-09" calcext:value-type="date">
            <text:p>09/04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omas Stepha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7322085" calcext:value-type="float">
            <text:p>327322085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4-09" calcext:value-type="date">
            <text:p>09/04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nochmal</text:p>
          </table:table-cell>
          <table:table-cell office:value-type="string" calcext:value-type="string">
            <text:p>Adresse stimmt im Profil</text:p>
          </table:table-cell>
          <table:table-cell office:value-type="float" office:value="333896269" calcext:value-type="float">
            <text:p>333896269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elix Zamorano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7096103" calcext:value-type="float">
            <text:p>327096103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4-09" calcext:value-type="date">
            <text:p>09/04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Štefo Uličný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992140" calcext:value-type="float">
            <text:p>325992140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4-09" calcext:value-type="date">
            <text:p>09/04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8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ritz Bo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539524" calcext:value-type="float">
            <text:p>325539524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8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ex Preuß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880727" calcext:value-type="float">
            <text:p>325880727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en Horte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38397" calcext:value-type="float">
            <text:p>323538397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rd bereits bearbeitet (siehe desk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inna Herrman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4023723" calcext:value-type="float">
            <text:p>324023723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UTFITTERY Mitarbeiter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uido Wiegand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080401" calcext:value-type="float">
            <text:p>325080401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menname war nicht dabei, nochmal verschicken</text:p>
          </table:table-cell>
          <table:table-cell office:value-type="string" calcext:value-type="string">
            <text:p>Studiosus Reisen GmbH Riesstr. 25 80992 München</text:p>
          </table:table-cell>
          <table:table-cell office:value-type="float" office:value="333912258" calcext:value-type="float">
            <text:p>333912258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we Grup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059617" calcext:value-type="float">
            <text:p>325059617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que De wal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893447" calcext:value-type="float">
            <text:p>325893447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8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ian Neb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48358" calcext:value-type="float">
            <text:p>323548358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nicht nochm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niel Herch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3000901" calcext:value-type="float">
            <text:p>313000901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8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bor Mehr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2750062" calcext:value-type="float">
            <text:p>312750062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8.09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i Cha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2053023" calcext:value-type="float">
            <text:p>322053023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me war nicht vollständig, wurde ergänzt, möchte Box momentan nicht nochm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lix Kernd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2062635" calcext:value-type="float">
            <text:p>322062635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r im Urlaub, Adresse stimmt noch, möchte Box nochmal</text:p>
          </table:table-cell>
          <table:table-cell/>
          <table:table-cell office:value-type="float" office:value="333947243" calcext:value-type="float">
            <text:p>333947243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anes Krenge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1814884" calcext:value-type="float">
            <text:p>321814884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reits Order danach: 32652825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afael Tey Acosta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8039569" calcext:value-type="float">
            <text:p>298039569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ss abklären, ob er die Box nochmal an die angegebene Adresse schicken lassen darf, Email an ihn geschick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o Pabs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1444383" calcext:value-type="float">
            <text:p>321444383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8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lja Wensk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0774100" calcext:value-type="float">
            <text:p>320774100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el Mansfeld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89604" calcext:value-type="float">
            <text:p>323589604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8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fan Kramk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774190" calcext:value-type="float">
            <text:p>325774190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fan Baste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809980" calcext:value-type="float">
            <text:p>325809980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iko Mül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7028858" calcext:value-type="float">
            <text:p>327028858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ristopher Riek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8630111" calcext:value-type="float">
            <text:p>328630111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8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istian Peter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8370053" calcext:value-type="float">
            <text:p>328370053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rk Schneid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48724" calcext:value-type="float">
            <text:p>323548724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bias Nehre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9344101" calcext:value-type="float">
            <text:p>329344101</text:p>
          </table:table-cell>
          <table:table-cell/>
          <table:table-cell office:value-type="string" calcext:value-type="string">
            <text:p>does not meet delivery conditions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vid Rizz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7651344" calcext:value-type="float">
            <text:p>327651344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exander Ger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4576704" calcext:value-type="float">
            <text:p>324576704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Order danach auf Artikel Bestellen: 3332649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rnhard Kram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9268763" calcext:value-type="float">
            <text:p>329268763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ugo Almeida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9271917" calcext:value-type="float">
            <text:p>329271917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8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ian Schäf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9295598" calcext:value-type="float">
            <text:p>329295598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cel Mey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778689" calcext:value-type="float">
            <text:p>325778689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omas Wind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9191547" calcext:value-type="float">
            <text:p>329191547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ffen Angric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4144147" calcext:value-type="float">
            <text:p>294144147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bian Ewe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804175" calcext:value-type="float">
            <text:p>325804175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el Parense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774000" calcext:value-type="float">
            <text:p>325774000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 Schmöcke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9683457" calcext:value-type="float">
            <text:p>329683457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ur Ortac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28413448" calcext:value-type="float">
            <text:p>328413448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omas Kunze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25267378" calcext:value-type="float">
            <text:p>325267378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unde Email auf inval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reas Witzmann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30553992" calcext:value-type="float">
            <text:p>330553992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ike Faeser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30204915" calcext:value-type="float">
            <text:p>330204915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st umgezogen</text:p>
          </table:table-cell>
          <table:table-cell office:value-type="string" calcext:value-type="string">
            <text:p>Roscherstraße 13, 30161 Hannover</text:p>
          </table:table-cell>
          <table:table-cell office:value-type="float" office:value="334001072" calcext:value-type="float">
            <text:p>334001072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tin Böhringer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25795761" calcext:value-type="float">
            <text:p>325795761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reits neue Order an neue Adresse erstellt 3330759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za Begtasevic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30368819" calcext:value-type="float">
            <text:p>330368819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en Urbanek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28399908" calcext:value-type="float">
            <text:p>328399908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kki Böncke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23593750" calcext:value-type="float">
            <text:p>323593750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8-09" calcext:value-type="date">
            <text:p>09/08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nnik Mertzen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23539046" calcext:value-type="float">
            <text:p>323539046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8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ter Marquardt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29829236" calcext:value-type="float">
            <text:p>329829236</text:p>
          </table:table-cell>
          <table:table-cell/>
          <table:table-cell office:value-type="string" calcext:value-type="string">
            <text:p>does not meet delivery conditions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8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lle Doehn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30183515" calcext:value-type="float">
            <text:p>330183515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8-09" calcext:value-type="date">
            <text:p>09/08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ktor Koshin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23560008" calcext:value-type="float">
            <text:p>323560008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 Box nochmal</text:p>
          </table:table-cell>
          <table:table-cell office:value-type="string" calcext:value-type="string">
            <text:p>Steffensweg. 3 32547 Bad Oeynhausen </text:p>
          </table:table-cell>
          <table:table-cell office:value-type="float" office:value="339140144" calcext:value-type="float">
            <text:p>339140144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rmen Gottschalk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29819202" calcext:value-type="float">
            <text:p>329819202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Order auf on hold 33097290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thias Dippold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30197864" calcext:value-type="float">
            <text:p>330197864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x nochmal raus</text:p>
          </table:table-cell>
          <table:table-cell office:value-type="string" calcext:value-type="string">
            <text:p>Adresse stimmte im Profil ( Käthchen-Paulus-Str. 20) aber nicht in der Bestellung</text:p>
          </table:table-cell>
          <table:table-cell office:value-type="float" office:value="334015389" calcext:value-type="float">
            <text:p>334015389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ubertus Hornstein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30187874" calcext:value-type="float">
            <text:p>330187874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x nochmal raus</text:p>
          </table:table-cell>
          <table:table-cell office:value-type="string" calcext:value-type="string">
            <text:p>srtimmt im Profil</text:p>
          </table:table-cell>
          <table:table-cell office:value-type="float" office:value="334024249" calcext:value-type="float">
            <text:p>334024249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nny Haag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29547450" calcext:value-type="float">
            <text:p>329547450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reas Möller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29688992" calcext:value-type="float">
            <text:p>329688992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zo Klötzer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22087994" calcext:value-type="float">
            <text:p>322087994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 Heubach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23593770" calcext:value-type="float">
            <text:p>323593770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8-09" calcext:value-type="date">
            <text:p>09/08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 Schütrumpf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23562165" calcext:value-type="float">
            <text:p>323562165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08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el Genske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25787694" calcext:value-type="float">
            <text:p>325787694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ilian Hoffmann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25779981" calcext:value-type="float">
            <text:p>325779981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r umgezogen, möchte Box nochmal</text:p>
          </table:table-cell>
          <table:table-cell office:value-type="string" calcext:value-type="string">
            <text:p>Behringstr.44d, 22763 Hamburg</text:p>
          </table:table-cell>
          <table:table-cell office:value-type="float" office:value="334043856" calcext:value-type="float">
            <text:p>334043856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oscha Farries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291263354" calcext:value-type="float">
            <text:p>291263354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thias Arnold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29953114" calcext:value-type="float">
            <text:p>329953114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thias Herb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25782742" calcext:value-type="float">
            <text:p>325782742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neue Box an neue Adresse</text:p>
          </table:table-cell>
          <table:table-cell office:value-type="string" calcext:value-type="string">
            <text:p>Heidelbergerstr.28, 69168 Wiesloch</text:p>
          </table:table-cell>
          <table:table-cell office:value-type="float" office:value="334055064" calcext:value-type="float">
            <text:p>334055064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dre Henn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07895099" calcext:value-type="float">
            <text:p>307895099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0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rian Trüb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24783670" calcext:value-type="float">
            <text:p>324783670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5-09" calcext:value-type="date">
            <text:p>09/05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Order bereits auf Packen: 3334459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hann Rogalski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23551876" calcext:value-type="float">
            <text:p>323551876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5-09" calcext:value-type="date">
            <text:p>09/05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15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lf Müller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20702029" calcext:value-type="float">
            <text:p>320702029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5-09" calcext:value-type="date">
            <text:p>09/05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15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en Rödiger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23539828" calcext:value-type="float">
            <text:p>323539828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5-09" calcext:value-type="date">
            <text:p>09/05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15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aig Fagan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22935995" calcext:value-type="float">
            <text:p>322935995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5-09" calcext:value-type="date">
            <text:p>09/05/15</text:p>
          </table:table-cell>
          <table:table-cell/>
          <table:table-cell office:value-type="string" calcext:value-type="string">
            <text:p>keine Telefonnummer - EMAIL sent 09.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rs weingart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22572456" calcext:value-type="float">
            <text:p>322572456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5-09" calcext:value-type="date">
            <text:p>09/05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eitere Box beriets erhal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o Abrantes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298038893" calcext:value-type="float">
            <text:p>298038893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5-09" calcext:value-type="date">
            <text:p>09/05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x versehentlich bestellt, kein Intere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 Heinz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28613388" calcext:value-type="float">
            <text:p>328613388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5-09" calcext:value-type="date">
            <text:p>09/05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rid Abdel Rahman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26458812" calcext:value-type="float">
            <text:p>326458812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5-09" calcext:value-type="date">
            <text:p>09/05/15</text:p>
          </table:table-cell>
          <table:table-cell/>
          <table:table-cell office:value-type="string" calcext:value-type="string">
            <text:p>keine Telefonnr - EMAIL sent 09.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y Andy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28090513" calcext:value-type="float">
            <text:p>328090513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7-09" calcext:value-type="date">
            <text:p>09/07/15</text:p>
          </table:table-cell>
          <table:table-cell/>
          <table:table-cell office:value-type="string" calcext:value-type="string">
            <text:p>keine Telefonnr - EMAIL sent 09.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ke Boy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19057090" calcext:value-type="float">
            <text:p>319057090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7-09" calcext:value-type="date">
            <text:p>09/07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15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ter Molitor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27012334" calcext:value-type="float">
            <text:p>327012334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7-09" calcext:value-type="date">
            <text:p>09/07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15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in Gruber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23236451" calcext:value-type="float">
            <text:p>323236451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7-09" calcext:value-type="date">
            <text:p>09/07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rd bereits bearbeitet (Kundenvorgang 00184719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nnis Schwedler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28608288" calcext:value-type="float">
            <text:p>328608288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7-09" calcext:value-type="date">
            <text:p>09/07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rd bereits bearbeitet (siehe desk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nnart Werner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23551933" calcext:value-type="float">
            <text:p>323551933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7-09" calcext:value-type="date">
            <text:p>09/07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unde auf inval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rdache Victor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21806575" calcext:value-type="float">
            <text:p>321806575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7-09" calcext:value-type="date">
            <text:p>09/07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r im Urlaub, momentan kein Intere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ton Müller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28625650" calcext:value-type="float">
            <text:p>328625650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7-09" calcext:value-type="date">
            <text:p>09/07/15</text:p>
          </table:table-cell>
          <table:table-cell/>
          <table:table-cell office:value-type="string" calcext:value-type="string">
            <text:p>Keine Telefonnummer - EMAIL sent 09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trick Riedel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23555081" calcext:value-type="float">
            <text:p>323555081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7-09" calcext:value-type="date">
            <text:p>09/07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15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sabel Bastius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22757754" calcext:value-type="float">
            <text:p>322757754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7-09" calcext:value-type="date">
            <text:p>09/07/15</text:p>
          </table:table-cell>
          <table:table-cell/>
          <table:table-cell office:value-type="string" calcext:value-type="string">
            <text:p>Keine Telefonnummer - EMAIL sent 09.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reas Müller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23591100" calcext:value-type="float">
            <text:p>323591100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7-09" calcext:value-type="date">
            <text:p>09/07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rd bereits nochmal gepack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kus Kramer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26753273" calcext:value-type="float">
            <text:p>326753273</text:p>
          </table:table-cell>
          <table:table-cell/>
          <table:table-cell office:value-type="string" calcext:value-type="string">
            <text:p>does not meet delivery conditions</text:p>
          </table:table-cell>
          <table:table-cell table:style-name="ce3" office:value-type="date" office:date-value="2015-07-09" calcext:value-type="date">
            <text:p>09/07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urde beriets an Stylistin weitergleitet (siehe desk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is Mörsch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23967521" calcext:value-type="float">
            <text:p>323967521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7-09" calcext:value-type="date">
            <text:p>09/07/15</text:p>
          </table:table-cell>
          <table:table-cell/>
          <table:table-cell office:value-type="string" calcext:value-type="string">
            <text:p>Keine Telefonnummer - EMAIL sent 09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n klaus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09448213" calcext:value-type="float">
            <text:p>309448213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15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rtin Vogel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18844130" calcext:value-type="float">
            <text:p>318844130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lsche Telefonnr - EMAIL sent (16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petim Seljimi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11156336" calcext:value-type="float">
            <text:p>311156336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f Montage, meldet sich bei Bedar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thias Anderer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21822061" calcext:value-type="float">
            <text:p>321822061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15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ert Ludwig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281508088" calcext:value-type="float">
            <text:p>281508088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nicht nochm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han Arikboga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24074829" calcext:value-type="float">
            <text:p>324074829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15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 Häffner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00076149" calcext:value-type="float">
            <text:p>300076149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9" calcext:value-type="date">
            <text:p>09/08/15</text:p>
          </table:table-cell>
          <table:table-cell/>
          <table:table-cell office:value-type="string" calcext:value-type="string">
            <text:p>Keine Telefonnummer - EMAIL sent 09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cola Virzi</text:p>
          </table:table-cell>
          <table:table-cell office:value-type="string" calcext:value-type="string">
            <text:p>Deutschland </text:p>
          </table:table-cell>
          <table:table-cell office:value-type="float" office:value="0" calcext:value-type="float">
            <text:p>0</text:p>
          </table:table-cell>
          <table:table-cell office:value-type="float" office:value="302362350" calcext:value-type="float">
            <text:p>302362350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9" calcext:value-type="date">
            <text:p>09/08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Box wird bereits gepack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ndreas El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2657409" calcext:value-type="float">
            <text:p>322657409</text:p>
          </table:table-cell>
          <table:table-cell/>
          <table:table-cell office:value-type="string" calcext:value-type="string">
            <text:p>addressee has moved</text:p>
          </table:table-cell>
          <table:table-cell table:style-name="ce3" office:value-type="date" office:date-value="2015-09-09" calcext:value-type="date">
            <text:p>09/09/15</text:p>
          </table:table-cell>
          <table:table-cell/>
          <table:table-cell office:value-type="string" calcext:value-type="string">
            <text:p>Box nochmal raus</text:p>
          </table:table-cell>
          <table:table-cell office:value-type="string" calcext:value-type="string">
            <text:p>Gartenstraße 56 </text:p>
            <text:p>52249 Eschwei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rtin Wenderot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2278266" calcext:value-type="float">
            <text:p>322278266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9-09" calcext:value-type="date">
            <text:p>09/09/15</text:p>
          </table:table-cell>
          <table:table-cell/>
          <table:table-cell office:value-type="string" calcext:value-type="string">
            <text:p>Keine Telefonnummer - EMAIL sent 09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hannes Wey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1433175" calcext:value-type="float">
            <text:p>321433175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9-09" calcext:value-type="date">
            <text:p>09/09/15</text:p>
          </table:table-cell>
          <table:table-cell/>
          <table:table-cell office:value-type="string" calcext:value-type="string">
            <text:p>Keine Telefonnummer - EMAIL sent 10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sten Schäf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8533731" calcext:value-type="float">
            <text:p>298533731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9-09" calcext:value-type="date">
            <text:p>09/09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15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ter Lang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2714174" calcext:value-type="float">
            <text:p>322714174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9-09" calcext:value-type="date">
            <text:p>09/09/15</text:p>
          </table:table-cell>
          <table:table-cell/>
          <table:table-cell office:value-type="string" calcext:value-type="string">
            <text:p>Keine Telefonnummer - EMAIL sent 10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reas Grebie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2261444" calcext:value-type="float">
            <text:p>322261444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9-09" calcext:value-type="date">
            <text:p>09/09/15</text:p>
          </table:table-cell>
          <table:table-cell/>
          <table:table-cell office:value-type="string" calcext:value-type="string">
            <text:p>Keine Telefonnummer - EMAIL sent (16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el Hartenstei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57877" calcext:value-type="float">
            <text:p>323557877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9-09" calcext:value-type="date">
            <text:p>09/09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15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nathan Kürte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68309" calcext:value-type="float">
            <text:p>323568309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9-09" calcext:value-type="date">
            <text:p>09/09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rd bereits bearbeitet, siehe des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ktor Neumai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421798" calcext:value-type="float">
            <text:p>325421798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9-09" calcext:value-type="date">
            <text:p>09/09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15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istian Salvisberg</text:p>
          </table:table-cell>
          <table:table-cell office:value-type="string" calcext:value-type="string">
            <text:p>Schweiz</text:p>
          </table:table-cell>
          <table:table-cell office:value-type="string" calcext:value-type="string">
            <text:p>http://admin.paulsecret.com/order/show/334019376</text:p>
          </table:table-cell>
          <table:table-cell office:value-type="float" office:value="334019376" calcext:value-type="float">
            <text:p>334019376</text:p>
          </table:table-cell>
          <table:table-cell/>
          <table:table-cell office:value-type="string" calcext:value-type="string">
            <text:p>addressee has moved</text:p>
          </table:table-cell>
          <table:table-cell table:style-name="ce3" office:value-type="date" office:date-value="2015-10-09" calcext:value-type="date">
            <text:p>09/10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x noch auf Packen</text:p>
          </table:table-cell>
          <table:table-cell office:value-type="string" calcext:value-type="string">
            <text:p>Schüpbergstrasse 10 3045 Meikir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niel MAIS</text:p>
          </table:table-cell>
          <table:table-cell office:value-type="string" calcext:value-type="string">
            <text:p>Luxemburg</text:p>
          </table:table-cell>
          <table:table-cell office:value-type="float" office:value="0" calcext:value-type="float">
            <text:p>0</text:p>
          </table:table-cell>
          <table:table-cell office:value-type="float" office:value="307206867" calcext:value-type="float">
            <text:p>307206867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1-09" calcext:value-type="date">
            <text:p>09/11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15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nder Tosun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7496695" calcext:value-type="float">
            <text:p>307496695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1-09" calcext:value-type="date">
            <text:p>09/1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x noch auf Pac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 Schuff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8862374" calcext:value-type="float">
            <text:p>318862374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1-09" calcext:value-type="date">
            <text:p>09/1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6.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en Mey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40240" calcext:value-type="float">
            <text:p>323540240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1-09" calcext:value-type="date">
            <text:p>09/1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ub Mitgliedschaft gekündigt, kein Interesse an der Box (siehe desk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Imran Uzunömeroglu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0361810" calcext:value-type="float">
            <text:p>320361810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1-09" calcext:value-type="date">
            <text:p>09/1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 hold Grund in der Bestellung: wird gepackt </text:p>
            <text:p>ADRESSE FALSCH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rian Keim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2791536" calcext:value-type="float">
            <text:p>332791536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10-09" calcext:value-type="date">
            <text:p>09/10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bias Schäf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41968" calcext:value-type="float">
            <text:p>323541968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2-09" calcext:value-type="date">
            <text:p>09/12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r im Urlaub, Abholfrist abgelaufen, momentan kein Bedar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liver Schug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4512425" calcext:value-type="float">
            <text:p>324512425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2-09" calcext:value-type="date">
            <text:p>09/12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eitere Box wird bereits gepack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nnis Griesing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2684339" calcext:value-type="float">
            <text:p>322684339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2-09" calcext:value-type="date">
            <text:p>09/12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6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rian Boc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44544" calcext:value-type="float">
            <text:p>323544544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2-09" calcext:value-type="date">
            <text:p>09/12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15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rian Djawanshir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4818501" calcext:value-type="float">
            <text:p>324818501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2-09" calcext:value-type="date">
            <text:p>09/12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ADRESSE konnte nicht gefunden werden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nes Krenge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6528250" calcext:value-type="float">
            <text:p>326528250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2-09" calcext:value-type="date">
            <text:p>09/12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rd bereits bearbeitet (siehe desk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x Pongratz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434660" calcext:value-type="float">
            <text:p>323434660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2-09" calcext:value-type="date">
            <text:p>09/12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6.09.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 Korwi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0185285" calcext:value-type="float">
            <text:p>320185285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2-09" calcext:value-type="date">
            <text:p>09/12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6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roline Chamou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0879665" calcext:value-type="float">
            <text:p>320879665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12-09" calcext:value-type="date">
            <text:p>09/12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örgen Jendges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22277763" calcext:value-type="float">
            <text:p>322277763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2-09" calcext:value-type="date">
            <text:p>09/12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unde aus Schweden, in die SE/DK/BE/NL Liste übertra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kus Tillman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2345905" calcext:value-type="float">
            <text:p>302345905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1-09" calcext:value-type="date">
            <text:p>09/1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6.09.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el cardina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41931" calcext:value-type="float">
            <text:p>323541931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1-09" calcext:value-type="date">
            <text:p>09/1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eitere Box bereits erhal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ierry Gile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955520" calcext:value-type="float">
            <text:p>325955520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1-09" calcext:value-type="date">
            <text:p>09/1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ADRESSE konnte nicht gefunden werden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 Spie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284503" calcext:value-type="float">
            <text:p>325284503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1-09" calcext:value-type="date">
            <text:p>09/1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llte keine Box (siehe desk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scal Arnold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43763" calcext:value-type="float">
            <text:p>323543763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1-09" calcext:value-type="date">
            <text:p>09/11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unde wandert aus, Mitgliedschaft kündi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lrich Wertz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55071" calcext:value-type="float">
            <text:p>323555071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1-09" calcext:value-type="date">
            <text:p>09/1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unde wollte keine Box (siehe Kundenvorgang 00181537)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ls Köst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38454" calcext:value-type="float">
            <text:p>323538454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1-09" calcext:value-type="date">
            <text:p>09/11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15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s Schmidtk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6068794" calcext:value-type="float">
            <text:p>326068794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1-09" calcext:value-type="date">
            <text:p>09/1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ADRESSE konnte nicht gefunden werden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exander Poad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56700" calcext:value-type="float">
            <text:p>323556700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1-09" calcext:value-type="date">
            <text:p>09/11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15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 Klawo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8329535" calcext:value-type="float">
            <text:p>298329535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1-09" calcext:value-type="date">
            <text:p>09/11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 Box nochmal im Oktob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by Ortman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9047922" calcext:value-type="float">
            <text:p>319047922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1-09" calcext:value-type="date">
            <text:p>09/1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ADRESSE konnte nicht gefunden werden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silij Bertram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41251" calcext:value-type="float">
            <text:p>323541251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1-09" calcext:value-type="date">
            <text:p>09/11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st umgezogen, will Box nochmal</text:p>
          </table:table-cell>
          <table:table-cell office:value-type="string" calcext:value-type="string">
            <text:p>Fanny-Mendelssohn Str. 23 a 25335 Elmshorn</text:p>
          </table:table-cell>
          <table:table-cell office:value-type="float" office:value="339269407" calcext:value-type="float">
            <text:p>339269407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ohannes Klei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8313448" calcext:value-type="float">
            <text:p>298313448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1-09" calcext:value-type="date">
            <text:p>09/1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unde auf Vork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ton Kostromi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048422" calcext:value-type="float">
            <text:p>323048422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1-09" calcext:value-type="date">
            <text:p>09/1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UTFITTERY Mitarbei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re Wern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58090" calcext:value-type="float">
            <text:p>323558090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1-09" calcext:value-type="date">
            <text:p>09/1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ADRESSE konnte nicht gefunden werden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sten Rypholz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047673" calcext:value-type="float">
            <text:p>325047673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1-09" calcext:value-type="date">
            <text:p>09/1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ADRESSE konnte nicht gefunden werden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l Hornek</text:p>
          </table:table-cell>
          <table:table-cell office:value-type="string" calcext:value-type="string">
            <text:p>Österreich</text:p>
          </table:table-cell>
          <table:table-cell office:value-type="float" office:value="0" calcext:value-type="float">
            <text:p>0</text:p>
          </table:table-cell>
          <table:table-cell office:value-type="float" office:value="326550588" calcext:value-type="float">
            <text:p>32655058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15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ytekin Biener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9681282" calcext:value-type="float">
            <text:p>329681282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15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o Weidn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8609535" calcext:value-type="float">
            <text:p>328609535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18.09.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s Steiner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0211126" calcext:value-type="float">
            <text:p>33021112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rd bereits bearbeitet (siehe Kundenvorgang 0018549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kus Baumeist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1745626" calcext:value-type="float">
            <text:p>33174562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rd bereits bearbeitet (siehe desk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ni Wink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67438" calcext:value-type="float">
            <text:p>32356743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t sich bereits an Stylistin gewendet (siehe desk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 Evan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1659884" calcext:value-type="float">
            <text:p>331659884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15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s Böhl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57692" calcext:value-type="float">
            <text:p>323557692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15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uel s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9928588" calcext:value-type="float">
            <text:p>32992858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- <text:s/>EMAIL sent 22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ré Appe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813963" calcext:value-type="float">
            <text:p>32581396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eitere Box bereits auf Artikel bestell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omas Hirschbec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93676" calcext:value-type="float">
            <text:p>32359367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15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io Stefanizz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2784599" calcext:value-type="float">
            <text:p>332784599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lefonnr falsch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 Freytag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59347" calcext:value-type="float">
            <text:p>32355934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mgezogen, will Box nochmal</text:p>
          </table:table-cell>
          <table:table-cell office:value-type="string" calcext:value-type="string">
            <text:p>Lassallestr. 10a 12621 Berlin</text:p>
          </table:table-cell>
          <table:table-cell office:value-type="float" office:value="339293300" calcext:value-type="float">
            <text:p>3392933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ter Dolc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0217381" calcext:value-type="float">
            <text:p>33021738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15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urcenli Olcay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1049931" calcext:value-type="float">
            <text:p>33104993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unde auf inval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top Mircea 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9731992" calcext:value-type="float">
            <text:p>329731992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15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kus Lück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9699433" calcext:value-type="float">
            <text:p>32969943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- <text:s/>EMAIL sent 22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uval Assif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1317895" calcext:value-type="float">
            <text:p>331317895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15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uno Ramalhet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1270556" calcext:value-type="float">
            <text:p>33127055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- <text:s/>EMAIL sent 22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n Irrgang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784092" calcext:value-type="float">
            <text:p>325784092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15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fan Jülic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819269" calcext:value-type="float">
            <text:p>325819269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15.09.)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Tim Egenberg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774232" calcext:value-type="float">
            <text:p>325774232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stbote hatte keine Lust", will Box nochmal339780664Yes</text:p>
            <text:p>Maximilian SchaalDeutschland0302313685addressee unknown9/14/2015No"wird bereits bearbeitet (siehe Kundenvorgang Kundenvorgang</text:p>
            <text:p>00185567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tz Köh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03228966" calcext:value-type="float">
            <text:p>30322896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 Box nochmal</text:p>
          </table:table-cell>
          <table:table-cell office:value-type="string" calcext:value-type="string">
            <text:p>40908292 Packstation 123 28777 Bremen</text:p>
          </table:table-cell>
          <table:table-cell office:value-type="float" office:value="339770436" calcext:value-type="float">
            <text:p>339770436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bias Lindeman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1763539" calcext:value-type="float">
            <text:p>331763539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eitere Box bereits auf Artikel bestell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 Radick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9943576" calcext:value-type="float">
            <text:p>32994357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t schon mit jemandem vom CS gespro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lix Nilodirf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8603781" calcext:value-type="float">
            <text:p>32860378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- <text:s/>EMAIL sent 22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nny Kuß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817840" calcext:value-type="float">
            <text:p>325817840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mgezogen, will Box nochmal</text:p>
          </table:table-cell>
          <table:table-cell office:value-type="string" calcext:value-type="string">
            <text:p>Kuss GmbH Am Silbergraben 29 14480 Potsdam</text:p>
          </table:table-cell>
          <table:table-cell office:value-type="float" office:value="339799243" calcext:value-type="float">
            <text:p>339799243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orian Weic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812095" calcext:value-type="float">
            <text:p>325812095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rd bereits nochmal gepack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 Bolesta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59426" calcext:value-type="float">
            <text:p>32355942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1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16.09.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hristian Mahrl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7295721" calcext:value-type="float">
            <text:p>327295721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1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stellung storniert (Kundenvorgang</text:p>
            <text:p>00180192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. B.Mansou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3004208" calcext:value-type="float">
            <text:p>313004208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1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- <text:s/>EMAIL sent 22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rman Grego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9091316" calcext:value-type="float">
            <text:p>31909131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1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22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in Paffhause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178123" calcext:value-type="float">
            <text:p>323178123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14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- <text:s/>EMAIL sent 22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el Schrot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7248340" calcext:value-type="float">
            <text:p>327248340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1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22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nathan von Bredow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6567525" calcext:value-type="float">
            <text:p>326567525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1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gt einfach auf, 22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nnis Bogl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9785061" calcext:value-type="float">
            <text:p>32978506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mentan kein Bedar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lph Kunz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795260" calcext:value-type="float">
            <text:p>325795260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mgezogen, will Box nochmal</text:p>
          </table:table-cell>
          <table:table-cell office:value-type="string" calcext:value-type="string">
            <text:p>Bernadottestr.22 14195 Berlin</text:p>
          </table:table-cell>
          <table:table-cell office:value-type="float" office:value="339816935" calcext:value-type="float">
            <text:p>339816935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ktor Koshi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323560008</text:p>
          </table:table-cell>
          <table:table-cell office:value-type="float" office:value="323560008" calcext:value-type="float">
            <text:p>323560008</text:p>
          </table:table-cell>
          <table:table-cell/>
          <table:table-cell office:value-type="string" calcext:value-type="string">
            <text:p>addressee has move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ue order wurde gepack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rry Befuß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4556119" calcext:value-type="float">
            <text:p>324556119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1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, 22.09. EMAIL S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exander Venu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73294" calcext:value-type="float">
            <text:p>323573294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1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, 22.09. EMAIL S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we Harttge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7207872" calcext:value-type="float">
            <text:p>327207872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1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, 22.09. EMAIL S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niel Werneburg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51065" calcext:value-type="float">
            <text:p>323551065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1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b keinen Abholschein bekommen, möchte Box nochmal</text:p>
          </table:table-cell>
          <table:table-cell office:value-type="string" calcext:value-type="string">
            <text:p>stimmt im Profil</text:p>
          </table:table-cell>
          <table:table-cell office:value-type="float" office:value="339832955" calcext:value-type="float">
            <text:p>339832955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enjamin Hoekendorf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4847943" calcext:value-type="float">
            <text:p>324847943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15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- <text:s/>EMAIL sent 22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rk Ippe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544281" calcext:value-type="float">
            <text:p>325544281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15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- <text:s/>EMAIL sent 22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istian Vät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6692031" calcext:value-type="float">
            <text:p>326692031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15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- <text:s/>EMAIL sent 22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ike Engelbac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4817817" calcext:value-type="float">
            <text:p>324817817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0-09" calcext:value-type="date">
            <text:p>09/10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Orders danach, auf Artikel bestellen: 3332866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ik Fisch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8412624" calcext:value-type="float">
            <text:p>328412624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0-09" calcext:value-type="date">
            <text:p>09/10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- <text:s/>EMAIL sent 22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inrich Wieb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88615" calcext:value-type="float">
            <text:p>323588615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0-09" calcext:value-type="date">
            <text:p>09/10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22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ls Seide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43454" calcext:value-type="float">
            <text:p>323543454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0-09" calcext:value-type="date">
            <text:p>09/10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ine Zeit, später anrufen (16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o Helfer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2277814" calcext:value-type="float">
            <text:p>322277814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0-09" calcext:value-type="date">
            <text:p>09/10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eitere Order existiert berei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 Vesely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31617" calcext:value-type="float">
            <text:p>323531617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0-09" calcext:value-type="date">
            <text:p>09/10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ine Zeit, später anrufen (16.98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ximilian Ziffel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9890449" calcext:value-type="float">
            <text:p>319890449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0-09" calcext:value-type="date">
            <text:p>09/10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bholschein zu spät gekommen, Box war schon weg, nochmal schicken</text:p>
          </table:table-cell>
          <table:table-cell office:value-type="string" calcext:value-type="string">
            <text:p>stimmt im Profil</text:p>
          </table:table-cell>
          <table:table-cell office:value-type="float" office:value="339856617" calcext:value-type="float">
            <text:p>339856617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win Moritz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265092" calcext:value-type="float">
            <text:p>325265092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0-09" calcext:value-type="date">
            <text:p>09/10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- <text:s/>EMAIL sent 22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 Szulce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90388" calcext:value-type="float">
            <text:p>323590388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0-09" calcext:value-type="date">
            <text:p>09/10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16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omas Sipek</text:p>
          </table:table-cell>
          <table:table-cell office:value-type="string" calcext:value-type="string">
            <text:p>Österreich</text:p>
          </table:table-cell>
          <table:table-cell office:value-type="float" office:value="0" calcext:value-type="float">
            <text:p>0</text:p>
          </table:table-cell>
          <table:table-cell office:value-type="float" office:value="320365172" calcext:value-type="float">
            <text:p>320365172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1-09" calcext:value-type="date">
            <text:p>09/0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öchte Box nicht nochmal, siehe des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nis Klahol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93027" calcext:value-type="float">
            <text:p>323593027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1-09" calcext:value-type="date">
            <text:p>09/01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x nochmal , 22.09.</text:p>
          </table:table-cell>
          <table:table-cell office:value-type="string" calcext:value-type="string">
            <text:p>Ostertorsteinweg 78, 28203 Bremen</text:p>
          </table:table-cell>
          <table:table-cell office:value-type="float" office:value="343578668" calcext:value-type="float">
            <text:p>343578668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Karlsburg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4874051" calcext:value-type="float">
            <text:p>324874051</text:p>
          </table:table-cell>
          <table:table-cell/>
          <table:table-cell office:value-type="string" calcext:value-type="string">
            <text:p>does not meet delivery conditions</text:p>
          </table:table-cell>
          <table:table-cell table:style-name="ce3" office:value-type="date" office:date-value="2015-01-09" calcext:value-type="date">
            <text:p>09/01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22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nny Mül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8084419" calcext:value-type="float">
            <text:p>318084419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1-09" calcext:value-type="date">
            <text:p>09/0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- <text:s/>EMAIL sent 22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ens Nintza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8278871" calcext:value-type="float">
            <text:p>298278871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1-09" calcext:value-type="date">
            <text:p>09/01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 (22.09.) - EMAIL s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co Sztrelko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2668479" calcext:value-type="float">
            <text:p>322668479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1-09" calcext:value-type="date">
            <text:p>09/01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co Schmid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52114" calcext:value-type="float">
            <text:p>323552114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1-09" calcext:value-type="date">
            <text:p>09/0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- <text:s/>EMAIL sent 22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reas Lipsiu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46974" calcext:value-type="float">
            <text:p>323546974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1-09" calcext:value-type="date">
            <text:p>09/0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t sich bereits an Stylistin gewendet (siehe desk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ian Stamm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48118" calcext:value-type="float">
            <text:p>323548118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1-09" calcext:value-type="date">
            <text:p>09/0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- <text:s/>EMAIL sent 22.09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oman Gilginberg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9681785" calcext:value-type="float">
            <text:p>299681785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1-09" calcext:value-type="date">
            <text:p>09/01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2.09. hat kein interesse mehr, box kam nie an und es wurde gesagt er habe die box angenommen und zurückgeschick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stro Amiskae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6569054" calcext:value-type="float">
            <text:p>326569054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1-09" calcext:value-type="date">
            <text:p>09/0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eitere Box bereits verschick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asin Düzgüb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8423776" calcext:value-type="float">
            <text:p>318423776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1-09" calcext:value-type="date">
            <text:p>09/01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- <text:s/>EMAIL sent 22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ian Loran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4585567" calcext:value-type="float">
            <text:p>324585567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1-09" calcext:value-type="date">
            <text:p>09/01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 nicht erreicht, 22.09. - EMAIL s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bias Kunkowski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330207221</text:p>
          </table:table-cell>
          <table:table-cell office:value-type="float" office:value="330207221" calcext:value-type="float">
            <text:p>330207221</text:p>
          </table:table-cell>
          <table:table-cell/>
          <table:table-cell office:value-type="string" calcext:value-type="string">
            <text:p>addressee has moved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eue order wurde gepackt</text:p>
          </table:table-cell>
          <table:table-cell/>
          <table:table-cell office:value-type="float" office:value="339746046" calcext:value-type="float">
            <text:p>339746046</text:p>
          </table:table-cell>
          <table:table-cell/>
          <table:table-cell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bastian Freytag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59347" calcext:value-type="float">
            <text:p>323559347</text:p>
          </table:table-cell>
          <table:table-cell/>
          <table:table-cell office:value-type="string" calcext:value-type="string">
            <text:p>addressee has moved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bereits von Nicole gepackt</text:p>
          </table:table-cell>
          <table:table-cell/>
          <table:table-cell office:value-type="float" office:value="339293300" calcext:value-type="float">
            <text:p>339293300</text:p>
          </table:table-cell>
          <table:table-cell/>
          <table:table-cell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sten Kropp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774754" calcext:value-type="float">
            <text:p>325774754</text:p>
          </table:table-cell>
          <table:table-cell/>
          <table:table-cell office:value-type="string" calcext:value-type="string">
            <text:p>addressee has move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wird von Felix gepackt</text:p>
          </table:table-cell>
          <table:table-cell/>
          <table:table-cell office:value-type="float" office:value="340019271" calcext:value-type="float">
            <text:p>340019271</text:p>
          </table:table-cell>
          <table:table-cell/>
          <table:table-cell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ristian Handl</text:p>
          </table:table-cell>
          <table:table-cell office:value-type="string" calcext:value-type="string">
            <text:p>Österreich </text:p>
          </table:table-cell>
          <table:table-cell office:value-type="float" office:value="0" calcext:value-type="float">
            <text:p>0</text:p>
          </table:table-cell>
          <table:table-cell office:value-type="float" office:value="4137263" calcext:value-type="float">
            <text:p>4137263</text:p>
          </table:table-cell>
          <table:table-cell/>
          <table:table-cell office:value-type="string" calcext:value-type="string">
            <text:p>right address , wrong custo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 hambau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787837" calcext:value-type="float">
            <text:p>32578783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nicht erreicht (23.09.) - EMAIL s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cht gefunde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467993" calcext:value-type="float">
            <text:p>3346799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8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lly Lau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4001204" calcext:value-type="float">
            <text:p>334001204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nicht erreicht (23.09.) - EMAIL s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uel Kappmey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18624161" calcext:value-type="float">
            <text:p>31862416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nicht erreicht (23.09.) - EMAIL s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colas Ludwig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2488636" calcext:value-type="float">
            <text:p>33248863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8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- <text:s/>EMAIL sent 22.09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homas Schuster/Marco Schmit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4575813" calcext:value-type="float">
            <text:p>33457581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8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- <text:s/>EMAIL sent 22.09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 Nicola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3866193" calcext:value-type="float">
            <text:p>33386619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t Box auf Anraten unserer Kollegin (?) die Box absichtlich verweigert und möchte sie nicht nochmal zugeschickt bekomm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bertus Hornstei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4024249" calcext:value-type="float">
            <text:p>334024249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/ fehlte - wurde nachgetragen</text:p>
          </table:table-cell>
          <table:table-cell office:value-type="string" calcext:value-type="string">
            <text:p>Atlantic Internet, 5. Stock</text:p>
          </table:table-cell>
          <table:table-cell office:value-type="float" office:value="343997942" calcext:value-type="float">
            <text:p>343997942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bastian Rei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4521778" calcext:value-type="float">
            <text:p>33452177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8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eitere Orders bereits danach: 335467919, 341292909 (Inaktiv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tefan ravensberg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2458057" calcext:value-type="float">
            <text:p>332458057</text:p>
          </table:table-cell>
          <table:table-cell/>
          <table:table-cell office:value-type="string" calcext:value-type="string">
            <text:p>does not meet delivery conditions</text:p>
          </table:table-cell>
          <table:table-cell office:value-type="string" calcext:value-type="string">
            <text:p>9/1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ückruf, möchte Box nochmal an Firmenadresse - jetzt aber auf VORKASSE</text:p>
          </table:table-cell>
          <table:table-cell office:value-type="string" calcext:value-type="string">
            <text:p>DFS; Am DFS Campus 2, 63225 Langen </text:p>
          </table:table-cell>
          <table:table-cell office:value-type="string" calcext:value-type="string">
            <text:p>343513489 - muss vor 29-09. bei ihm sein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ter Winter</text:p>
          </table:table-cell>
          <table:table-cell office:value-type="string" calcext:value-type="string">
            <text:p>Österreich</text:p>
          </table:table-cell>
          <table:table-cell office:value-type="float" office:value="0" calcext:value-type="float">
            <text:p>0</text:p>
          </table:table-cell>
          <table:table-cell office:value-type="float" office:value="325562462" calcext:value-type="float">
            <text:p>325562462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1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nicht erreicht (23.09.) - EMAIL s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lf Mieh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8814107" calcext:value-type="float">
            <text:p>32881410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7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- <text:s/>EMAIL sent 22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 Heinlot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3839045" calcext:value-type="float">
            <text:p>333839045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7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eitere Orders bereits danach: 339762753, 340648250 (inaktiv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trick Mül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4038008" calcext:value-type="float">
            <text:p>33403800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ue Adresse, Box bitte nochmal dahin schicken </text:p>
          </table:table-cell>
          <table:table-cell office:value-type="string" calcext:value-type="string">
            <text:p>Kochstr.70, 60599 Frankfurt</text:p>
          </table:table-cell>
          <table:table-cell office:value-type="float" office:value="343503062" calcext:value-type="float">
            <text:p>343503062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mon Kopp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796607" calcext:value-type="float">
            <text:p>32579660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itung abgebrochen - EMAIL , 23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mon Wint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55651" calcext:value-type="float">
            <text:p>32355565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nicht erreicht (23.09.) - EMAIL se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Günter Hub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3311732" calcext:value-type="float">
            <text:p>333311732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nicht erreicht (22.09.) - Accountname: Günter Huber, Bestellung an Gert Huber, Email: Georg Hanslme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mon Web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89003" calcext:value-type="float">
            <text:p>29128900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7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rder danach bereits, auf inaktiv: 3340010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vin Semm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2766818" calcext:value-type="float">
            <text:p>33276681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7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rder bereits danach: 3385631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exander Moo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0217737" calcext:value-type="float">
            <text:p>33021773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7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reits Order danach: 3400194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lf Krüg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0201028" calcext:value-type="float">
            <text:p>33020102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nicht erreicht (22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omas Krusa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3384306" calcext:value-type="float">
            <text:p>33338430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nicht erreicht (22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o Kemp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3037426" calcext:value-type="float">
            <text:p>33303742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7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Order bereits auf Packen: 3414436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nnis Schwed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5507561" calcext:value-type="float">
            <text:p>33550756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7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reuts Order danach: 3411916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reas Lingenfeld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3420766" calcext:value-type="float">
            <text:p>33342076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7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stellung danach schon: 340708651 (inaktiv aber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orge Donau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815774" calcext:value-type="float">
            <text:p>325815774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nochmal</text:p>
          </table:table-cell>
          <table:table-cell office:value-type="string" calcext:value-type="string">
            <text:p>war im Profil schon eingetragen, Nürtingen</text:p>
          </table:table-cell>
          <table:table-cell office:value-type="float" office:value="343516935" calcext:value-type="float">
            <text:p>343516935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olger Barsk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4001308" calcext:value-type="float">
            <text:p>33400130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x nochmal, Adresse stimmt</text:p>
          </table:table-cell>
          <table:table-cell office:value-type="string" calcext:value-type="string">
            <text:p>stimmt, c/o A-IG Ingenieure</text:p>
          </table:table-cell>
          <table:table-cell office:value-type="float" office:value="343946823" calcext:value-type="float">
            <text:p>3439468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bastian Faulbrüc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789515" calcext:value-type="float">
            <text:p>325789515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7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reits Order danach: 341191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x musterman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3343248" calcext:value-type="float">
            <text:p>33334324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7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- <text:s/>EMAIL sent 22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rian Wil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4011432" calcext:value-type="float">
            <text:p>334011432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7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reits Order danach: 3412229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bias Kunkowsk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0207221" calcext:value-type="float">
            <text:p>33020722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7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reits Order danach: 33974604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urkhard Köpp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0198877" calcext:value-type="float">
            <text:p>33019887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e Box nochmal, Auslieferer hat alles durcheinandergebracht, Adresse stimmt , möchte Winterbox - nun allerdings auf VORKASSE</text:p>
          </table:table-cell>
          <table:table-cell office:value-type="string" calcext:value-type="string">
            <text:p>stimmt</text:p>
          </table:table-cell>
          <table:table-cell office:value-type="float" office:value="343522713" calcext:value-type="float">
            <text:p>343522713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rit Wasch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1368214" calcext:value-type="float">
            <text:p>331368214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7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rder danach auf on hold: 34134956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Grigore Radu Miro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780771" calcext:value-type="float">
            <text:p>32578077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öcht Box nochmal, hatte neue Adresse bereits Anfang des Jahres mitgeteilt</text:p>
          </table:table-cell>
          <table:table-cell office:value-type="string" calcext:value-type="string">
            <text:p>Neuffenstr.3, 70806 Kornwestheim</text:p>
          </table:table-cell>
          <table:table-cell office:value-type="float" office:value="343524594" calcext:value-type="float">
            <text:p>3435245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ter Herkomm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782647" calcext:value-type="float">
            <text:p>32578264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nicht erreicht (23.09.) - EMAIL s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ns Dampf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1879707" calcext:value-type="float">
            <text:p>33187970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7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- <text:s/>EMAIL sent 22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 Mei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4178115" calcext:value-type="float">
            <text:p>334178115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7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- <text:s/>EMAIL sent 22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 Heinlot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3231935" calcext:value-type="float">
            <text:p>333231935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7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hrere Order bereits danac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in Web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1395155" calcext:value-type="float">
            <text:p>331395155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7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- <text:s/>EMAIL sent 22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 M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2431417" calcext:value-type="float">
            <text:p>33243141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7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- <text:s/>EMAIL sent 22.09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Henning Selv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93426" calcext:value-type="float">
            <text:p>32359342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1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r nicht zuhause zu dem Zeitpunkt, möchte erstmal keine weiteren Boxen (hat per SMS und Email es Lotta Berg schon mitgeteilt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iko Löwenstei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46329" calcext:value-type="float">
            <text:p>323546329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1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nicht erreicht (23.09.) - EMAIL s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hamad Ismaila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9873324" calcext:value-type="float">
            <text:p>299873324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1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int, er hat sich nicht angemeld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uel Cardoso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2283475" calcext:value-type="float">
            <text:p>322283475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17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- <text:s/>EMAIL sent 22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lf Mieh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8814107" calcext:value-type="float">
            <text:p>328814107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17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reits in der Li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ike Urba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43720" calcext:value-type="float">
            <text:p>323543720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1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stmal kein Interesse an neuer Bo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 Richt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774151" calcext:value-type="float">
            <text:p>32577415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7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resse bei OUTFITTERY, Leuschnerdam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chweiz</text:p>
          </table:table-cell>
          <table:table-cell office:value-type="float" office:value="0" calcext:value-type="float">
            <text:p>0</text:p>
          </table:table-cell>
          <table:table-cell office:value-type="float" office:value="334123299" calcext:value-type="float">
            <text:p>334123299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7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lfgang Wiesinger</text:p>
          </table:table-cell>
          <table:table-cell office:value-type="string" calcext:value-type="string">
            <text:p>Österreich</text:p>
          </table:table-cell>
          <table:table-cell office:value-type="float" office:value="0" calcext:value-type="float">
            <text:p>0</text:p>
          </table:table-cell>
          <table:table-cell office:value-type="float" office:value="301520655" calcext:value-type="float">
            <text:p>301520655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6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rder danach auf on hold: 3365231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rian Schwarz</text:p>
          </table:table-cell>
          <table:table-cell office:value-type="string" calcext:value-type="string">
            <text:p>Österreich</text:p>
          </table:table-cell>
          <table:table-cell office:value-type="float" office:value="0" calcext:value-type="float">
            <text:p>0</text:p>
          </table:table-cell>
          <table:table-cell office:value-type="float" office:value="328620235" calcext:value-type="float">
            <text:p>328620235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6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nicht erreicht (23.09.) - EMAIL s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ne Nielsen-Hannerup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6085116" calcext:value-type="float">
            <text:p>32608511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16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x nochmal raus, hat nie einen Abholschein bekommen</text:p>
          </table:table-cell>
          <table:table-cell office:value-type="string" calcext:value-type="string">
            <text:p>stimmt im Profil</text:p>
          </table:table-cell>
          <table:table-cell office:value-type="float" office:value="343594386" calcext:value-type="float">
            <text:p>343594386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ter Fried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61835" calcext:value-type="float">
            <text:p>323561835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16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lefonnr falsch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ana Liliana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2121361" calcext:value-type="float">
            <text:p>33212136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6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- <text:s/>EMAIL sent 22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que de Wal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1068973" calcext:value-type="float">
            <text:p>33106897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6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reits Order danach: 3361671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ffen Stolz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2758161" calcext:value-type="float">
            <text:p>33275816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6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wei Orders danach: 3397711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sf adsf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1630013" calcext:value-type="float">
            <text:p>33163001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6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bias Schultz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0214685" calcext:value-type="float">
            <text:p>330214685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6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nicht erreicht (23.09.) - EMAIL s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e Joh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2177864" calcext:value-type="float">
            <text:p>332177864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6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nicht erreicht (23.09.) - EMAIL s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 Tomick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795846" calcext:value-type="float">
            <text:p>32579584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6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nicht erreicht (23.09.) - EMAIL s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örg Gebert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2398421" calcext:value-type="float">
            <text:p>33239842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6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- <text:s/>EMAIL sent 22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a aw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3410281" calcext:value-type="float">
            <text:p>33341028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6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- Fake Email adresse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reas Mau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2782206" calcext:value-type="float">
            <text:p>33278220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6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elefonnr not fou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el Ciesli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43103" calcext:value-type="float">
            <text:p>32354310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6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reits Order danach: 340734917 (inaktiv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i Gierspiepe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6483272" calcext:value-type="float">
            <text:p>326483272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6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nicht erreicht (23.09.) - EMAIL s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rsten Riesbec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39746" calcext:value-type="float">
            <text:p>32353974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6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rder danach: 3395315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rian Wolf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0211357" calcext:value-type="float">
            <text:p>33021135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6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- <text:s/>EMAIL sent 22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el Glischinsk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44483" calcext:value-type="float">
            <text:p>32354448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6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nicht erreicht (22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bias Molito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1028080" calcext:value-type="float">
            <text:p>331028080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6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ue Order auf Termin ausmachen: 3364288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o Seid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69451" calcext:value-type="float">
            <text:p>32356945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6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nicht erreicht (23.09.) - EMAIL s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ffen Spee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7617732" calcext:value-type="float">
            <text:p>327617732</text:p>
          </table:table-cell>
          <table:table-cell/>
          <table:table-cell office:value-type="string" calcext:value-type="string">
            <text:p>not picked up from stor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Kunde hat Stylist bereits kontaktoert (siehe desk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laus querengäss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7582974" calcext:value-type="float">
            <text:p>327582974</text:p>
          </table:table-cell>
          <table:table-cell/>
          <table:table-cell office:value-type="string" calcext:value-type="string">
            <text:p>not picked up from stor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Order danach : 327626526 (inaktiv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rnd Wink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054119" calcext:value-type="float">
            <text:p>325054119</text:p>
          </table:table-cell>
          <table:table-cell/>
          <table:table-cell office:value-type="string" calcext:value-type="string">
            <text:p>not picked up from stor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3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 González Méndez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553609" calcext:value-type="float">
            <text:p>325553609</text:p>
          </table:table-cell>
          <table:table-cell/>
          <table:table-cell office:value-type="string" calcext:value-type="string">
            <text:p>not picked up from stor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3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n-Steffen Hött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782597" calcext:value-type="float">
            <text:p>325782597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22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nicht erreicht (24.09.) - EMAIL s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 Barthe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92699" calcext:value-type="float">
            <text:p>323592699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22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nicht erreicht (24.09.) - EMAIL s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ören Tiege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3544765" calcext:value-type="float">
            <text:p>323544765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22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reits Order danach: 3398708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ke Kindel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0193543" calcext:value-type="float">
            <text:p>33019354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22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nicht erreicht (24.09.) - EMAIL s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ilip Katzschman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291273926" calcext:value-type="float">
            <text:p>291273926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22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nicht erreicht (24.09.) - EMAIL s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ns Mey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5663513" calcext:value-type="float">
            <text:p>33566351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22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fake email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licitas Mal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6965871" calcext:value-type="float">
            <text:p>33696587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22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3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rben Fisch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4025085" calcext:value-type="float">
            <text:p>334025085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22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nicht erreicht (24.09.) - EMAIL s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him Sieck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2795769" calcext:value-type="float">
            <text:p>332795769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22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3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 Vollma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796249" calcext:value-type="float">
            <text:p>325796249</text:p>
          </table:table-cell>
          <table:table-cell/>
          <table:table-cell office:value-type="string" calcext:value-type="string">
            <text:p>does not meet delivery conditions</text:p>
          </table:table-cell>
          <table:table-cell office:value-type="string" calcext:value-type="string">
            <text:p>9/22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nicht erreicht (24.09.) - EMAIL s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fan Kästn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315481705</text:p>
          </table:table-cell>
          <table:table-cell office:value-type="float" office:value="315481705" calcext:value-type="float">
            <text:p>315481705</text:p>
          </table:table-cell>
          <table:table-cell/>
          <table:table-cell office:value-type="string" calcext:value-type="string">
            <text:p>addressee has moved</text:p>
          </table:table-cell>
          <table:table-cell office:value-type="string" calcext:value-type="string">
            <text:p>9/2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rd bereits bearbeitet (siehe desk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ray Tosu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4108775" calcext:value-type="float">
            <text:p>334108775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2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hickt Nummer der Packstation nac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lfgang Walt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4003178" calcext:value-type="float">
            <text:p>33400317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2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eitere Box beriets auf Pac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thias Holtappel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7581509" calcext:value-type="float">
            <text:p>337581509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2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reits von stylist kontaktiert worden (siehe desk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vi Niv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6615290" calcext:value-type="float">
            <text:p>336615290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2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8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us Michelman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1842237" calcext:value-type="float">
            <text:p>33184223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2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x wurde bereits nochmals verschick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ter Müll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5046872" calcext:value-type="float">
            <text:p>335046872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2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2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annis Tarfali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4009958" calcext:value-type="float">
            <text:p>33400995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2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mgezogen, will Box nochmal </text:p>
          </table:table-cell>
          <table:table-cell office:value-type="string" calcext:value-type="string">
            <text:p>Schumannsdieken 17 40885 Ratingen</text:p>
          </table:table-cell>
          <table:table-cell office:value-type="float" office:value="346380720" calcext:value-type="float">
            <text:p>346380720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ils Tißen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3814401" calcext:value-type="float">
            <text:p>33381440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2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28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reas Warkotsc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5529389" calcext:value-type="float">
            <text:p>335529389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2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x widerruf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cak Denuz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7895515" calcext:value-type="float">
            <text:p>337895515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2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elefonnr falsch - EMAIL sent 28.09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an Eöso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7816743" calcext:value-type="float">
            <text:p>33781674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2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(2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vid Heu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9154648" calcext:value-type="float">
            <text:p>33915464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2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ine Telefonnr - EMAIL sent (2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nis Logaridi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778067" calcext:value-type="float">
            <text:p>325778067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2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2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rian Ahler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9753922" calcext:value-type="float">
            <text:p>329753922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2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2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scha Reyem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8633949" calcext:value-type="float">
            <text:p>328633949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2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2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istian Wittmer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776246" calcext:value-type="float">
            <text:p>32577624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2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2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nis Logaridis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778067" calcext:value-type="float">
            <text:p>325778067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2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ppelt in der Liste (siehe oben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lter Sinowsk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0194994" calcext:value-type="float">
            <text:p>330194994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2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2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. Brawanski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36957884" calcext:value-type="float">
            <text:p>336957884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2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ine Telefonnr - EMAIL sent (2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ke Erdrich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9097350" calcext:value-type="float">
            <text:p>329097350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2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2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thias Winterfeld</text:p>
          </table:table-cell>
          <table:table-cell office:value-type="string" calcext:value-type="string">
            <text:p>Deutschland</text:p>
          </table:table-cell>
          <table:table-cell office:value-type="float" office:value="0" calcext:value-type="float">
            <text:p>0</text:p>
          </table:table-cell>
          <table:table-cell office:value-type="float" office:value="325816154" calcext:value-type="float">
            <text:p>325816154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2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 nicht erreicht (28.09.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ob ziegl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customer/show/228432115</text:p>
          </table:table-cell>
          <table:table-cell office:value-type="float" office:value="334034660" calcext:value-type="float">
            <text:p>334034660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29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ue Box wird gepack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en De jong</text:p>
          </table:table-cell>
          <table:table-cell office:value-type="string" calcext:value-type="string">
            <text:p>Niederlande</text:p>
          </table:table-cell>
          <table:table-cell office:value-type="float" office:value="0" calcext:value-type="float">
            <text:p>0</text:p>
          </table:table-cell>
          <table:table-cell office:value-type="float" office:value="283920258" calcext:value-type="float">
            <text:p>283920258</text:p>
          </table:table-cell>
          <table:table-cell/>
          <table:table-cell office:value-type="string" calcext:value-type="string">
            <text:p>addressee unknow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nald Boomaerts</text:p>
          </table:table-cell>
          <table:table-cell office:value-type="string" calcext:value-type="string">
            <text:p>Niederlande</text:p>
          </table:table-cell>
          <table:table-cell office:value-type="float" office:value="0" calcext:value-type="float">
            <text:p>0</text:p>
          </table:table-cell>
          <table:table-cell office:value-type="float" office:value="279180108" calcext:value-type="float">
            <text:p>279180108</text:p>
          </table:table-cell>
          <table:table-cell/>
          <table:table-cell office:value-type="string" calcext:value-type="string">
            <text:p>addressee unknow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ik Rorstom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281949391" calcext:value-type="float">
            <text:p>281949391</text:p>
          </table:table-cell>
          <table:table-cell/>
          <table:table-cell office:value-type="string" calcext:value-type="string">
            <text:p>not picked up from parcel pickup station/packst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b van den Oever</text:p>
          </table:table-cell>
          <table:table-cell office:value-type="string" calcext:value-type="string">
            <text:p>Niederlande</text:p>
          </table:table-cell>
          <table:table-cell office:value-type="float" office:value="0" calcext:value-type="float">
            <text:p>0</text:p>
          </table:table-cell>
          <table:table-cell office:value-type="float" office:value="286221051" calcext:value-type="float">
            <text:p>286221051</text:p>
          </table:table-cell>
          <table:table-cell/>
          <table:table-cell office:value-type="string" calcext:value-type="string">
            <text:p>addressee unknow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b Van den Oever</text:p>
          </table:table-cell>
          <table:table-cell office:value-type="string" calcext:value-type="string">
            <text:p>Niederlande</text:p>
          </table:table-cell>
          <table:table-cell office:value-type="float" office:value="0" calcext:value-type="float">
            <text:p>0</text:p>
          </table:table-cell>
          <table:table-cell office:value-type="float" office:value="286221051" calcext:value-type="float">
            <text:p>286221051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6" calcext:value-type="date">
            <text:p>06/08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ude Jr Gasper</text:p>
          </table:table-cell>
          <table:table-cell office:value-type="string" calcext:value-type="string">
            <text:p>Belgien</text:p>
          </table:table-cell>
          <table:table-cell office:value-type="float" office:value="0" calcext:value-type="float">
            <text:p>0</text:p>
          </table:table-cell>
          <table:table-cell office:value-type="float" office:value="283909931" calcext:value-type="float">
            <text:p>28390993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24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sef Schwejk</text:p>
          </table:table-cell>
          <table:table-cell office:value-type="string" calcext:value-type="string">
            <text:p>Belgien</text:p>
          </table:table-cell>
          <table:table-cell office:value-type="float" office:value="0" calcext:value-type="float">
            <text:p>0</text:p>
          </table:table-cell>
          <table:table-cell office:value-type="float" office:value="289599287" calcext:value-type="float">
            <text:p>289599287</text:p>
          </table:table-cell>
          <table:table-cell/>
          <table:table-cell office:value-type="string" calcext:value-type="string">
            <text:p>does not meet delivery conditions</text:p>
          </table:table-cell>
          <table:table-cell office:value-type="string" calcext:value-type="string">
            <text:p>6/25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r. mo jojojo</text:p>
          </table:table-cell>
          <table:table-cell office:value-type="string" calcext:value-type="string">
            <text:p>Niederlande</text:p>
          </table:table-cell>
          <table:table-cell office:value-type="float" office:value="0" calcext:value-type="float">
            <text:p>0</text:p>
          </table:table-cell>
          <table:table-cell office:value-type="float" office:value="284387545" calcext:value-type="float">
            <text:p>2843875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nk Snel</text:p>
          </table:table-cell>
          <table:table-cell office:value-type="string" calcext:value-type="string">
            <text:p>Niederlande</text:p>
          </table:table-cell>
          <table:table-cell office:value-type="float" office:value="0" calcext:value-type="float">
            <text:p>0</text:p>
          </table:table-cell>
          <table:table-cell office:value-type="float" office:value="284669191" calcext:value-type="float">
            <text:p>284669191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6/26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ter Sprangers</text:p>
          </table:table-cell>
          <table:table-cell office:value-type="string" calcext:value-type="string">
            <text:p>Belgien</text:p>
          </table:table-cell>
          <table:table-cell office:value-type="float" office:value="0" calcext:value-type="float">
            <text:p>0</text:p>
          </table:table-cell>
          <table:table-cell office:value-type="float" office:value="288966931" calcext:value-type="float">
            <text:p>28896693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26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x Titeux</text:p>
          </table:table-cell>
          <table:table-cell office:value-type="string" calcext:value-type="string">
            <text:p>Luxenburg</text:p>
          </table:table-cell>
          <table:table-cell office:value-type="float" office:value="0" calcext:value-type="float">
            <text:p>0</text:p>
          </table:table-cell>
          <table:table-cell office:value-type="float" office:value="272991589" calcext:value-type="float">
            <text:p>272991589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26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ijn Knapen</text:p>
          </table:table-cell>
          <table:table-cell office:value-type="string" calcext:value-type="string">
            <text:p>Belgien</text:p>
          </table:table-cell>
          <table:table-cell office:value-type="float" office:value="0" calcext:value-type="float">
            <text:p>0</text:p>
          </table:table-cell>
          <table:table-cell office:value-type="float" office:value="295601757" calcext:value-type="float">
            <text:p>29560175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26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ter Sprangers</text:p>
          </table:table-cell>
          <table:table-cell office:value-type="string" calcext:value-type="string">
            <text:p>Belgien</text:p>
          </table:table-cell>
          <table:table-cell office:value-type="float" office:value="0" calcext:value-type="float">
            <text:p>0</text:p>
          </table:table-cell>
          <table:table-cell office:value-type="float" office:value="287054437" calcext:value-type="float">
            <text:p>287054437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26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mitry Stepanov</text:p>
          </table:table-cell>
          <table:table-cell office:value-type="string" calcext:value-type="string">
            <text:p>Luxenburg</text:p>
          </table:table-cell>
          <table:table-cell office:value-type="float" office:value="0" calcext:value-type="float">
            <text:p>0</text:p>
          </table:table-cell>
          <table:table-cell office:value-type="float" office:value="268742616" calcext:value-type="float">
            <text:p>26874261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29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ca Limongo</text:p>
          </table:table-cell>
          <table:table-cell office:value-type="string" calcext:value-type="string">
            <text:p>Belgien</text:p>
          </table:table-cell>
          <table:table-cell office:value-type="float" office:value="0" calcext:value-type="float">
            <text:p>0</text:p>
          </table:table-cell>
          <table:table-cell office:value-type="float" office:value="282816639" calcext:value-type="float">
            <text:p>282816639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29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rik Lund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280678365" calcext:value-type="float">
            <text:p>280678365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30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mitry Stepanov</text:p>
          </table:table-cell>
          <table:table-cell office:value-type="string" calcext:value-type="string">
            <text:p>Belgien</text:p>
          </table:table-cell>
          <table:table-cell office:value-type="float" office:value="0" calcext:value-type="float">
            <text:p>0</text:p>
          </table:table-cell>
          <table:table-cell office:value-type="float" office:value="268742616" calcext:value-type="float">
            <text:p>26874261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30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re Janssens</text:p>
          </table:table-cell>
          <table:table-cell office:value-type="string" calcext:value-type="string">
            <text:p>Niederlande</text:p>
          </table:table-cell>
          <table:table-cell office:value-type="float" office:value="0" calcext:value-type="float">
            <text:p>0</text:p>
          </table:table-cell>
          <table:table-cell office:value-type="float" office:value="284616206" calcext:value-type="float">
            <text:p>28461620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6/30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nnis Heijt</text:p>
          </table:table-cell>
          <table:table-cell office:value-type="string" calcext:value-type="string">
            <text:p>Niederlande</text:p>
          </table:table-cell>
          <table:table-cell office:value-type="float" office:value="0" calcext:value-type="float">
            <text:p>0</text:p>
          </table:table-cell>
          <table:table-cell office:value-type="float" office:value="294153609" calcext:value-type="float">
            <text:p>294153609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6/30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nneth Balslev-Pfeffer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289588059" calcext:value-type="float">
            <text:p>289588059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1-07" calcext:value-type="date">
            <text:p>07/01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nnis Holt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291107237" calcext:value-type="float">
            <text:p>291107237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1-07" calcext:value-type="date">
            <text:p>07/01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ck Jensen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289774709" calcext:value-type="float">
            <text:p>289774709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1-07" calcext:value-type="date">
            <text:p>07/01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ck Johnsen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260023007" calcext:value-type="float">
            <text:p>260023007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2-07" calcext:value-type="date">
            <text:p>07/02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ve Govers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283478636" calcext:value-type="float">
            <text:p>283478636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2-07" calcext:value-type="date">
            <text:p>07/02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ristian Dahl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283918055" calcext:value-type="float">
            <text:p>283918055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2-07" calcext:value-type="date">
            <text:p>07/02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s Persson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278945699" calcext:value-type="float">
            <text:p>278945699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2-07" calcext:value-type="date">
            <text:p>07/02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rs Karlsson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288272803" calcext:value-type="float">
            <text:p>288272803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2-07" calcext:value-type="date">
            <text:p>07/02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yan Nguyen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289752663" calcext:value-type="float">
            <text:p>289752663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2-07" calcext:value-type="date">
            <text:p>07/02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n Frydenlund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291521374" calcext:value-type="float">
            <text:p>291521374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3-07" calcext:value-type="date">
            <text:p>07/03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n Frydenlund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291070734" calcext:value-type="float">
            <text:p>291070734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3-07" calcext:value-type="date">
            <text:p>07/03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cus Högvall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291344523" calcext:value-type="float">
            <text:p>291344523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3-07" calcext:value-type="date">
            <text:p>07/03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hn Wedderburn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286215730" calcext:value-type="float">
            <text:p>286215730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3-07" calcext:value-type="date">
            <text:p>07/03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sper Boeriis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293346992" calcext:value-type="float">
            <text:p>293346992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9-07" calcext:value-type="date">
            <text:p>07/09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nzo De Leeuw</text:p>
          </table:table-cell>
          <table:table-cell office:value-type="string" calcext:value-type="string">
            <text:p>Niederlande</text:p>
          </table:table-cell>
          <table:table-cell office:value-type="float" office:value="0" calcext:value-type="float">
            <text:p>0</text:p>
          </table:table-cell>
          <table:table-cell office:value-type="float" office:value="275956595" calcext:value-type="float">
            <text:p>275956595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9-07" calcext:value-type="date">
            <text:p>07/09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an Wyns</text:p>
          </table:table-cell>
          <table:table-cell office:value-type="string" calcext:value-type="string">
            <text:p>Belgien</text:p>
          </table:table-cell>
          <table:table-cell office:value-type="float" office:value="0" calcext:value-type="float">
            <text:p>0</text:p>
          </table:table-cell>
          <table:table-cell office:value-type="float" office:value="293376111" calcext:value-type="float">
            <text:p>293376111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0-07" calcext:value-type="date">
            <text:p>07/10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roen boonen</text:p>
          </table:table-cell>
          <table:table-cell office:value-type="string" calcext:value-type="string">
            <text:p>Belgien</text:p>
          </table:table-cell>
          <table:table-cell office:value-type="float" office:value="0" calcext:value-type="float">
            <text:p>0</text:p>
          </table:table-cell>
          <table:table-cell office:value-type="float" office:value="294185908" calcext:value-type="float">
            <text:p>294185908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0-07" calcext:value-type="date">
            <text:p>07/10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ter Brand Vand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293355069" calcext:value-type="float">
            <text:p>293355069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0-07" calcext:value-type="date">
            <text:p>07/10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colai Jorgensen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292330348" calcext:value-type="float">
            <text:p>292330348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0-07" calcext:value-type="date">
            <text:p>07/10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els Zimmer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294100804" calcext:value-type="float">
            <text:p>294100804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0-07" calcext:value-type="date">
            <text:p>07/10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reas Nielsen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292684676" calcext:value-type="float">
            <text:p>292684676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0-07" calcext:value-type="date">
            <text:p>07/10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on Platiau</text:p>
          </table:table-cell>
          <table:table-cell office:value-type="string" calcext:value-type="string">
            <text:p>Belgien</text:p>
          </table:table-cell>
          <table:table-cell office:value-type="float" office:value="0" calcext:value-type="float">
            <text:p>0</text:p>
          </table:table-cell>
          <table:table-cell office:value-type="float" office:value="293602581" calcext:value-type="float">
            <text:p>293602581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0-07" calcext:value-type="date">
            <text:p>07/10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vy Cools</text:p>
          </table:table-cell>
          <table:table-cell office:value-type="string" calcext:value-type="string">
            <text:p>Belgien</text:p>
          </table:table-cell>
          <table:table-cell office:value-type="float" office:value="0" calcext:value-type="float">
            <text:p>0</text:p>
          </table:table-cell>
          <table:table-cell office:value-type="float" office:value="294014393" calcext:value-type="float">
            <text:p>294014393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0-07" calcext:value-type="date">
            <text:p>07/10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trik Sandsturm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292096111" calcext:value-type="float">
            <text:p>292096111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0-07" calcext:value-type="date">
            <text:p>07/10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ter Zeijersborger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292096869" calcext:value-type="float">
            <text:p>292096869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0-07" calcext:value-type="date">
            <text:p>07/10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omas Skougaard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292298403" calcext:value-type="float">
            <text:p>292298403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0-07" calcext:value-type="date">
            <text:p>07/10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rben Mikkelsen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293068958" calcext:value-type="float">
            <text:p>293068958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0-07" calcext:value-type="date">
            <text:p>07/10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ram van den Heuvel</text:p>
          </table:table-cell>
          <table:table-cell office:value-type="string" calcext:value-type="string">
            <text:p>Niederlande</text:p>
          </table:table-cell>
          <table:table-cell office:value-type="float" office:value="0" calcext:value-type="float">
            <text:p>0</text:p>
          </table:table-cell>
          <table:table-cell office:value-type="float" office:value="291528356" calcext:value-type="float">
            <text:p>291528356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0-07" calcext:value-type="date">
            <text:p>07/10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nneth Schmidt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292564474" calcext:value-type="float">
            <text:p>292564474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0-07" calcext:value-type="date">
            <text:p>07/10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an Timm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293609111" calcext:value-type="float">
            <text:p>293609111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0-07" calcext:value-type="date">
            <text:p>07/10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xel Dewitte</text:p>
          </table:table-cell>
          <table:table-cell office:value-type="string" calcext:value-type="string">
            <text:p>Belgien</text:p>
          </table:table-cell>
          <table:table-cell office:value-type="float" office:value="0" calcext:value-type="float">
            <text:p>0</text:p>
          </table:table-cell>
          <table:table-cell office:value-type="float" office:value="299669330" calcext:value-type="float">
            <text:p>299669330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10-07" calcext:value-type="date">
            <text:p>07/10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nny granholm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292299554" calcext:value-type="float">
            <text:p>292299554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0-07" calcext:value-type="date">
            <text:p>07/10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kolaj reichardt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283915052" calcext:value-type="float">
            <text:p>283915052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0-07" calcext:value-type="date">
            <text:p>07/10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cus Elfver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292496845" calcext:value-type="float">
            <text:p>292496845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0-07" calcext:value-type="date">
            <text:p>07/10/1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alman Gasim</text:p>
          </table:table-cell>
          <table:table-cell office:value-type="string" calcext:value-type="string">
            <text:p>Dänemark (Sprache) / Schweiz (Wohnort)</text:p>
          </table:table-cell>
          <table:table-cell office:value-type="float" office:value="0" calcext:value-type="float">
            <text:p>0</text:p>
          </table:table-cell>
          <table:table-cell office:value-type="float" office:value="291291744" calcext:value-type="float">
            <text:p>291291744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0-07" calcext:value-type="date">
            <text:p>07/10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k Aanhuis</text:p>
          </table:table-cell>
          <table:table-cell office:value-type="string" calcext:value-type="string">
            <text:p>Belgien</text:p>
          </table:table-cell>
          <table:table-cell office:value-type="float" office:value="0" calcext:value-type="float">
            <text:p>0</text:p>
          </table:table-cell>
          <table:table-cell office:value-type="float" office:value="295046775" calcext:value-type="float">
            <text:p>295046775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13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co Selleslags</text:p>
          </table:table-cell>
          <table:table-cell office:value-type="string" calcext:value-type="string">
            <text:p>Belgien</text:p>
          </table:table-cell>
          <table:table-cell office:value-type="float" office:value="0" calcext:value-type="float">
            <text:p>0</text:p>
          </table:table-cell>
          <table:table-cell office:value-type="float" office:value="289763834" calcext:value-type="float">
            <text:p>289763834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13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m Jensen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293786607" calcext:value-type="float">
            <text:p>293786607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13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im Guldager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292092771" calcext:value-type="float">
            <text:p>292092771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13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rre Keejnaain</text:p>
          </table:table-cell>
          <table:table-cell office:value-type="string" calcext:value-type="string">
            <text:p>Belgien</text:p>
          </table:table-cell>
          <table:table-cell office:value-type="float" office:value="0" calcext:value-type="float">
            <text:p>0</text:p>
          </table:table-cell>
          <table:table-cell office:value-type="float" office:value="294533588" calcext:value-type="float">
            <text:p>294533588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13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k Isenborghs</text:p>
          </table:table-cell>
          <table:table-cell office:value-type="string" calcext:value-type="string">
            <text:p>Belgien</text:p>
          </table:table-cell>
          <table:table-cell office:value-type="float" office:value="0" calcext:value-type="float">
            <text:p>0</text:p>
          </table:table-cell>
          <table:table-cell office:value-type="float" office:value="294261056" calcext:value-type="float">
            <text:p>29426105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13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roen Kenis</text:p>
          </table:table-cell>
          <table:table-cell office:value-type="string" calcext:value-type="string">
            <text:p>Belgien</text:p>
          </table:table-cell>
          <table:table-cell office:value-type="float" office:value="0" calcext:value-type="float">
            <text:p>0</text:p>
          </table:table-cell>
          <table:table-cell office:value-type="float" office:value="301330058" calcext:value-type="float">
            <text:p>30133005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13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ns Johansson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00640542" calcext:value-type="float">
            <text:p>300640542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16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ter Håkansson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294154422" calcext:value-type="float">
            <text:p>294154422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16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nnie Wittus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293652119" calcext:value-type="float">
            <text:p>293652119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16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ijs Slagter</text:p>
          </table:table-cell>
          <table:table-cell office:value-type="string" calcext:value-type="string">
            <text:p>Niederlande</text:p>
          </table:table-cell>
          <table:table-cell office:value-type="float" office:value="0" calcext:value-type="float">
            <text:p>0</text:p>
          </table:table-cell>
          <table:table-cell office:value-type="float" office:value="304979503" calcext:value-type="float">
            <text:p>30497950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0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udy Decuypere</text:p>
          </table:table-cell>
          <table:table-cell office:value-type="string" calcext:value-type="string">
            <text:p>Belgien</text:p>
          </table:table-cell>
          <table:table-cell office:value-type="float" office:value="0" calcext:value-type="float">
            <text:p>0</text:p>
          </table:table-cell>
          <table:table-cell office:value-type="float" office:value="299200419" calcext:value-type="float">
            <text:p>299200419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0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rgen Paemeleire</text:p>
          </table:table-cell>
          <table:table-cell office:value-type="string" calcext:value-type="string">
            <text:p>Belgien</text:p>
          </table:table-cell>
          <table:table-cell office:value-type="float" office:value="0" calcext:value-type="float">
            <text:p>0</text:p>
          </table:table-cell>
          <table:table-cell office:value-type="float" office:value="294524432" calcext:value-type="float">
            <text:p>294524432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0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uk Gremmen</text:p>
          </table:table-cell>
          <table:table-cell office:value-type="string" calcext:value-type="string">
            <text:p>Niederlande</text:p>
          </table:table-cell>
          <table:table-cell office:value-type="float" office:value="0" calcext:value-type="float">
            <text:p>0</text:p>
          </table:table-cell>
          <table:table-cell office:value-type="float" office:value="299032175" calcext:value-type="float">
            <text:p>299032175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7/23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bbert Bronkhorst</text:p>
          </table:table-cell>
          <table:table-cell office:value-type="string" calcext:value-type="string">
            <text:p>Niederlande</text:p>
          </table:table-cell>
          <table:table-cell office:value-type="float" office:value="0" calcext:value-type="float">
            <text:p>0</text:p>
          </table:table-cell>
          <table:table-cell office:value-type="float" office:value="306157602" calcext:value-type="float">
            <text:p>306157602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7/23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ikel Hakkert</text:p>
          </table:table-cell>
          <table:table-cell office:value-type="string" calcext:value-type="string">
            <text:p>Niederlande</text:p>
          </table:table-cell>
          <table:table-cell office:value-type="float" office:value="0" calcext:value-type="float">
            <text:p>0</text:p>
          </table:table-cell>
          <table:table-cell office:value-type="float" office:value="296170379" calcext:value-type="float">
            <text:p>296170379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3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inrich Mortensen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00538384" calcext:value-type="float">
            <text:p>300538384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7/23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mmy Kruse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298293476" calcext:value-type="float">
            <text:p>29829347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3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omas Zacho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298339212" calcext:value-type="float">
            <text:p>298339212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3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edrik Svanberg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298313005" calcext:value-type="float">
            <text:p>298313005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3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reas Andersson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05456995" calcext:value-type="float">
            <text:p>305456995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7/23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za Zubidat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296958557" calcext:value-type="float">
            <text:p>296958557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3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es Koole</text:p>
          </table:table-cell>
          <table:table-cell office:value-type="string" calcext:value-type="string">
            <text:p>Niederlande</text:p>
          </table:table-cell>
          <table:table-cell office:value-type="float" office:value="0" calcext:value-type="float">
            <text:p>0</text:p>
          </table:table-cell>
          <table:table-cell office:value-type="float" office:value="298343802" calcext:value-type="float">
            <text:p>298343802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7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nus Lindblad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02959923" calcext:value-type="float">
            <text:p>302959923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9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omas Ljungqvist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291267405" calcext:value-type="float">
            <text:p>291267405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9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enn Svensson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03399481" calcext:value-type="float">
            <text:p>303399481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9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AN PERSSON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03411928" calcext:value-type="float">
            <text:p>303411928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9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lliam Odden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01825766" calcext:value-type="float">
            <text:p>30182576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9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edrik Persson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02482947" calcext:value-type="float">
            <text:p>302482947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9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nas Olsson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291270735" calcext:value-type="float">
            <text:p>291270735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9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if Eklöf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291269362" calcext:value-type="float">
            <text:p>291269362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9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ni Hajrizaj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03002930" calcext:value-type="float">
            <text:p>303002930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9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niel Lövung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01909106" calcext:value-type="float">
            <text:p>30190910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9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ers Olsson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02912370" calcext:value-type="float">
            <text:p>302912370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9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ré Ljung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03636376" calcext:value-type="float">
            <text:p>30363637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29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né Tijm</text:p>
          </table:table-cell>
          <table:table-cell office:value-type="string" calcext:value-type="string">
            <text:p>Niederlande</text:p>
          </table:table-cell>
          <table:table-cell office:value-type="float" office:value="0" calcext:value-type="float">
            <text:p>0</text:p>
          </table:table-cell>
          <table:table-cell office:value-type="float" office:value="291874977" calcext:value-type="float">
            <text:p>291874977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31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han Nilsson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04426182" calcext:value-type="float">
            <text:p>304426182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7/31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Merckelbagh</text:p>
          </table:table-cell>
          <table:table-cell office:value-type="string" calcext:value-type="string">
            <text:p>Belgien</text:p>
          </table:table-cell>
          <table:table-cell office:value-type="float" office:value="0" calcext:value-type="float">
            <text:p>0</text:p>
          </table:table-cell>
          <table:table-cell office:value-type="float" office:value="295068536" calcext:value-type="float">
            <text:p>295068536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7/31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eger Elm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03315078" calcext:value-type="float">
            <text:p>303315078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3-08" calcext:value-type="date">
            <text:p>08/03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reas Jensen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08616056" calcext:value-type="float">
            <text:p>308616056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3-08" calcext:value-type="date">
            <text:p>08/03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reas Bjelkholm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03224673" calcext:value-type="float">
            <text:p>303224673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3-08" calcext:value-type="date">
            <text:p>08/03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rten Knudsen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04227321" calcext:value-type="float">
            <text:p>304227321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3-08" calcext:value-type="date">
            <text:p>08/03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 Nordin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291268086" calcext:value-type="float">
            <text:p>291268086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3-08" calcext:value-type="date">
            <text:p>08/03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bbe Gustafsson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04434222" calcext:value-type="float">
            <text:p>304434222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3-08" calcext:value-type="date">
            <text:p>08/03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k Hansen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02719577" calcext:value-type="float">
            <text:p>302719577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3-08" calcext:value-type="date">
            <text:p>08/03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troslav Batinic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04422336" calcext:value-type="float">
            <text:p>304422336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3-08" calcext:value-type="date">
            <text:p>08/03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ne Szczyrbak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291137571" calcext:value-type="float">
            <text:p>291137571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3-08" calcext:value-type="date">
            <text:p>08/03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anis Calleeuw</text:p>
          </table:table-cell>
          <table:table-cell office:value-type="string" calcext:value-type="string">
            <text:p>Belgien</text:p>
          </table:table-cell>
          <table:table-cell office:value-type="float" office:value="0" calcext:value-type="float">
            <text:p>0</text:p>
          </table:table-cell>
          <table:table-cell office:value-type="float" office:value="302403415" calcext:value-type="float">
            <text:p>302403415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6-08" calcext:value-type="date">
            <text:p>08/06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i Van rookhuizen</text:p>
          </table:table-cell>
          <table:table-cell office:value-type="string" calcext:value-type="string">
            <text:p>Niederlande</text:p>
          </table:table-cell>
          <table:table-cell office:value-type="float" office:value="0" calcext:value-type="float">
            <text:p>0</text:p>
          </table:table-cell>
          <table:table-cell office:value-type="float" office:value="312190260" calcext:value-type="float">
            <text:p>312190260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6-08" calcext:value-type="date">
            <text:p>08/06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ter Van den langenbergh</text:p>
          </table:table-cell>
          <table:table-cell office:value-type="string" calcext:value-type="string">
            <text:p>Belgien</text:p>
          </table:table-cell>
          <table:table-cell office:value-type="float" office:value="0" calcext:value-type="float">
            <text:p>0</text:p>
          </table:table-cell>
          <table:table-cell office:value-type="float" office:value="304818550" calcext:value-type="float">
            <text:p>304818550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7-08" calcext:value-type="date">
            <text:p>08/07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ers Ljung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05393213" calcext:value-type="float">
            <text:p>305393213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7-08" calcext:value-type="date">
            <text:p>08/07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nas Kandtedt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02974747" calcext:value-type="float">
            <text:p>302974747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0-08" calcext:value-type="date">
            <text:p>08/10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trik Green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03628957" calcext:value-type="float">
            <text:p>303628957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0-08" calcext:value-type="date">
            <text:p>08/10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hmet Dogan</text:p>
          </table:table-cell>
          <table:table-cell office:value-type="string" calcext:value-type="string">
            <text:p>Belgien</text:p>
          </table:table-cell>
          <table:table-cell office:value-type="float" office:value="0" calcext:value-type="float">
            <text:p>0</text:p>
          </table:table-cell>
          <table:table-cell office:value-type="float" office:value="307203583" calcext:value-type="float">
            <text:p>307203583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2-08" calcext:value-type="date">
            <text:p>08/12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nnis Lundsted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08376539" calcext:value-type="float">
            <text:p>308376539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2-08" calcext:value-type="date">
            <text:p>08/12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omas Kjær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08351503" calcext:value-type="float">
            <text:p>308351503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2-08" calcext:value-type="date">
            <text:p>08/12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niel Todor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08353723" calcext:value-type="float">
            <text:p>308353723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2-08" calcext:value-type="date">
            <text:p>08/12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Åke Larsson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09315433" calcext:value-type="float">
            <text:p>309315433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2-08" calcext:value-type="date">
            <text:p>08/12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nus Öhrn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06528957" calcext:value-type="float">
            <text:p>306528957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2-08" calcext:value-type="date">
            <text:p>08/12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 Eriksson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07213626" calcext:value-type="float">
            <text:p>307213626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2-08" calcext:value-type="date">
            <text:p>08/12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är Nyman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06991593" calcext:value-type="float">
            <text:p>306991593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2-08" calcext:value-type="date">
            <text:p>08/12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cob Olesen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4422864" calcext:value-type="float">
            <text:p>314422864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12-08" calcext:value-type="date">
            <text:p>08/12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emming Olesen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09218643" calcext:value-type="float">
            <text:p>309218643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2-08" calcext:value-type="date">
            <text:p>08/12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an Pedersen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08655586" calcext:value-type="float">
            <text:p>308655586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2-08" calcext:value-type="date">
            <text:p>08/12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kard Lindqvist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08408543" calcext:value-type="float">
            <text:p>308408543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2-08" calcext:value-type="date">
            <text:p>08/12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rvoje Maric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07023225" calcext:value-type="float">
            <text:p>307023225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2-08" calcext:value-type="date">
            <text:p>08/12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bin Bonivart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06247016" calcext:value-type="float">
            <text:p>306247016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2-08" calcext:value-type="date">
            <text:p>08/12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claw Pawlowski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07216067" calcext:value-type="float">
            <text:p>307216067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2-08" calcext:value-type="date">
            <text:p>08/12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n Karlo Edmund Larsen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1827289" calcext:value-type="float">
            <text:p>311827289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12-08" calcext:value-type="date">
            <text:p>08/12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rtil Sjösvärd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298290726" calcext:value-type="float">
            <text:p>298290726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2-08" calcext:value-type="date">
            <text:p>08/12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uter Verlinden</text:p>
          </table:table-cell>
          <table:table-cell office:value-type="string" calcext:value-type="string">
            <text:p>Belgien</text:p>
          </table:table-cell>
          <table:table-cell office:value-type="float" office:value="0" calcext:value-type="float">
            <text:p>0</text:p>
          </table:table-cell>
          <table:table-cell office:value-type="float" office:value="296731172" calcext:value-type="float">
            <text:p>296731172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2-08" calcext:value-type="date">
            <text:p>08/12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dier Eggink</text:p>
          </table:table-cell>
          <table:table-cell office:value-type="string" calcext:value-type="string">
            <text:p>Niederlande</text:p>
          </table:table-cell>
          <table:table-cell office:value-type="float" office:value="0" calcext:value-type="float">
            <text:p>0</text:p>
          </table:table-cell>
          <table:table-cell office:value-type="float" office:value="307563246" calcext:value-type="float">
            <text:p>30756324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13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bastian Qvist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0039950" calcext:value-type="float">
            <text:p>310039950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17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-erik Blanck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06071345" calcext:value-type="float">
            <text:p>306071345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17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tin Thimerdal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10676664" calcext:value-type="float">
            <text:p>310676664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17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hn Bujar Kelmendi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08763636" calcext:value-type="float">
            <text:p>30876363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17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edrik Mikkelsen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0029821" calcext:value-type="float">
            <text:p>310029821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17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lly Johansdon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09832684" calcext:value-type="float">
            <text:p>309832684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17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Alstrup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02961146" calcext:value-type="float">
            <text:p>30296114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17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øren Andersen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0449305" calcext:value-type="float">
            <text:p>310449305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17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ne Sjølund-baasch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02759845" calcext:value-type="float">
            <text:p>302759845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17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tin Sørensen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08806072" calcext:value-type="float">
            <text:p>308806072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18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nos Malki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10546196" calcext:value-type="float">
            <text:p>31054619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18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el Andersen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0042450" calcext:value-type="float">
            <text:p>310042450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18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x BEhr</text:p>
          </table:table-cell>
          <table:table-cell office:value-type="string" calcext:value-type="string">
            <text:p>Belgien</text:p>
          </table:table-cell>
          <table:table-cell office:value-type="float" office:value="0" calcext:value-type="float">
            <text:p>0</text:p>
          </table:table-cell>
          <table:table-cell office:value-type="float" office:value="315345703" calcext:value-type="float">
            <text:p>315345703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8/19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sé Castellano</text:p>
          </table:table-cell>
          <table:table-cell office:value-type="string" calcext:value-type="string">
            <text:p>Belgien</text:p>
          </table:table-cell>
          <table:table-cell office:value-type="float" office:value="0" calcext:value-type="float">
            <text:p>0</text:p>
          </table:table-cell>
          <table:table-cell office:value-type="float" office:value="311154250" calcext:value-type="float">
            <text:p>311154250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0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ter Swartling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09466783" calcext:value-type="float">
            <text:p>309466783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4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ter Brunstorp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11166256" calcext:value-type="float">
            <text:p>31116625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4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ian Corda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08688997" calcext:value-type="float">
            <text:p>308688997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4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smus Andersen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08944141" calcext:value-type="float">
            <text:p>308944141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4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ggi Novo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293357043" calcext:value-type="float">
            <text:p>293357043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4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fan Jensen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1432864" calcext:value-type="float">
            <text:p>311432864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7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ederik Andersen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1149860" calcext:value-type="float">
            <text:p>311149860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7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nnis Hansen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1800967" calcext:value-type="float">
            <text:p>311800967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7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s Bagge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1484255" calcext:value-type="float">
            <text:p>311484255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7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is Thrane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0031965" calcext:value-type="float">
            <text:p>310031965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7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nus Johansson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08409007" calcext:value-type="float">
            <text:p>308409007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7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ud De Wit</text:p>
          </table:table-cell>
          <table:table-cell office:value-type="string" calcext:value-type="string">
            <text:p>Niederlande</text:p>
          </table:table-cell>
          <table:table-cell office:value-type="float" office:value="0" calcext:value-type="float">
            <text:p>0</text:p>
          </table:table-cell>
          <table:table-cell office:value-type="float" office:value="312497259" calcext:value-type="float">
            <text:p>312497259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7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nas Tilly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13003702" calcext:value-type="float">
            <text:p>313003702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8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nne Eskonen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12735914" calcext:value-type="float">
            <text:p>312735914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9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l Fals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3193052" calcext:value-type="float">
            <text:p>313193052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9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né Schmidt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07400827" calcext:value-type="float">
            <text:p>307400827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9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ris Larsen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5040669" calcext:value-type="float">
            <text:p>315040669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9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amod Pokhrel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5029321" calcext:value-type="float">
            <text:p>315029321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9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ter Jensen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1157828" calcext:value-type="float">
            <text:p>311157828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9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laus Vestrup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3203790" calcext:value-type="float">
            <text:p>313203790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9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rs Adolfsen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2999075" calcext:value-type="float">
            <text:p>312999075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9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sten Holst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3203276" calcext:value-type="float">
            <text:p>313203276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9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 Jartved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3609527" calcext:value-type="float">
            <text:p>313609527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9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rister Sterndalen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07210503" calcext:value-type="float">
            <text:p>307210503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9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k Jensen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0032453" calcext:value-type="float">
            <text:p>310032453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9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laus Vestrup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3203790" calcext:value-type="float">
            <text:p>313203790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8/28/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yan Clarke</text:p>
          </table:table-cell>
          <table:table-cell office:value-type="string" calcext:value-type="string">
            <text:p>Niederlande</text:p>
          </table:table-cell>
          <table:table-cell office:value-type="float" office:value="0" calcext:value-type="float">
            <text:p>0</text:p>
          </table:table-cell>
          <table:table-cell office:value-type="float" office:value="325386683" calcext:value-type="float">
            <text:p>325386683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4-09" calcext:value-type="date">
            <text:p>09/04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en Hansen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7634884" calcext:value-type="float">
            <text:p>317634884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4-09" calcext:value-type="date">
            <text:p>09/04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ers Jensen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7776497" calcext:value-type="float">
            <text:p>317776497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4-09" calcext:value-type="date">
            <text:p>09/04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ds Nielsen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8178706" calcext:value-type="float">
            <text:p>318178706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4-09" calcext:value-type="date">
            <text:p>09/04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m Pedersen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3402782" calcext:value-type="float">
            <text:p>313402782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4-09" calcext:value-type="date">
            <text:p>09/04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tin Jegstrup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3193526" calcext:value-type="float">
            <text:p>313193526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4-09" calcext:value-type="date">
            <text:p>09/04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omas Christiansen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09831137" calcext:value-type="float">
            <text:p>309831137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4-09" calcext:value-type="date">
            <text:p>09/04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lo Beigi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6708955" calcext:value-type="float">
            <text:p>316708955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4-09" calcext:value-type="date">
            <text:p>09/04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laus Nielsen</text:p>
          </table:table-cell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7451207" calcext:value-type="float">
            <text:p>317451207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4-09" calcext:value-type="date">
            <text:p>09/04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on Pedan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11703207" calcext:value-type="float">
            <text:p>311703207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4-09" calcext:value-type="date">
            <text:p>09/04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reas Linderoth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17737594" calcext:value-type="float">
            <text:p>317737594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4-09" calcext:value-type="date">
            <text:p>09/04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Lyttinen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11755679" calcext:value-type="float">
            <text:p>311755679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4-09" calcext:value-type="date">
            <text:p>09/04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xander Burri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11770849" calcext:value-type="float">
            <text:p>311770849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4-09" calcext:value-type="date">
            <text:p>09/04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stor Caro</text:p>
          </table:table-cell>
          <table:table-cell office:value-type="string" calcext:value-type="string">
            <text:p>Belgien</text:p>
          </table:table-cell>
          <table:table-cell office:value-type="float" office:value="0" calcext:value-type="float">
            <text:p>0</text:p>
          </table:table-cell>
          <table:table-cell office:value-type="float" office:value="311396021" calcext:value-type="float">
            <text:p>311396021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8-09" calcext:value-type="date">
            <text:p>09/08/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iederlande</text:p>
          </table:table-cell>
          <table:table-cell office:value-type="float" office:value="0" calcext:value-type="float">
            <text:p>0</text:p>
          </table:table-cell>
          <table:table-cell office:value-type="float" office:value="325778921" calcext:value-type="float">
            <text:p>325778921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5-09" calcext:value-type="date">
            <text:p>09/05/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2603228" calcext:value-type="float">
            <text:p>312603228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9-09" calcext:value-type="date">
            <text:p>09/09/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7415772" calcext:value-type="float">
            <text:p>317415772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9-09" calcext:value-type="date">
            <text:p>09/09/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17418046" calcext:value-type="float">
            <text:p>317418046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9-09" calcext:value-type="date">
            <text:p>09/09/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20596990" calcext:value-type="float">
            <text:p>320596990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2-09" calcext:value-type="date">
            <text:p>09/12/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9897514" calcext:value-type="float">
            <text:p>319897514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2-09" calcext:value-type="date">
            <text:p>09/12/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23154174" calcext:value-type="float">
            <text:p>323154174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2-09" calcext:value-type="date">
            <text:p>09/12/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20896948" calcext:value-type="float">
            <text:p>320896948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2-09" calcext:value-type="date">
            <text:p>09/12/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8649002" calcext:value-type="float">
            <text:p>318649002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2-09" calcext:value-type="date">
            <text:p>09/12/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20361829" calcext:value-type="float">
            <text:p>320361829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2-09" calcext:value-type="date">
            <text:p>09/12/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20299736" calcext:value-type="float">
            <text:p>320299736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2-09" calcext:value-type="date">
            <text:p>09/12/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2709124" calcext:value-type="float">
            <text:p>312709124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2-09" calcext:value-type="date">
            <text:p>09/12/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7813661" calcext:value-type="float">
            <text:p>317813661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2-09" calcext:value-type="date">
            <text:p>09/12/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21180636" calcext:value-type="float">
            <text:p>321180636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2-09" calcext:value-type="date">
            <text:p>09/12/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20322238" calcext:value-type="float">
            <text:p>320322238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12-09" calcext:value-type="date">
            <text:p>09/12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örgen Jendges</text:p>
          </table:table-cell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22277763" calcext:value-type="float">
            <text:p>322277763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2-09" calcext:value-type="date">
            <text:p>09/12/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iederlande</text:p>
          </table:table-cell>
          <table:table-cell office:value-type="float" office:value="0" calcext:value-type="float">
            <text:p>0</text:p>
          </table:table-cell>
          <table:table-cell office:value-type="float" office:value="328602429" calcext:value-type="float">
            <text:p>328602429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10-09" calcext:value-type="date">
            <text:p>09/10/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iederlande</text:p>
          </table:table-cell>
          <table:table-cell office:value-type="float" office:value="0" calcext:value-type="float">
            <text:p>0</text:p>
          </table:table-cell>
          <table:table-cell office:value-type="float" office:value="322727762" calcext:value-type="float">
            <text:p>322727762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10-09" calcext:value-type="date">
            <text:p>09/10/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3203790" calcext:value-type="float">
            <text:p>313203790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1-09" calcext:value-type="date">
            <text:p>09/01/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09481496" calcext:value-type="float">
            <text:p>309481496</text:p>
          </table:table-cell>
          <table:table-cell/>
          <table:table-cell office:value-type="string" calcext:value-type="string">
            <text:p>addressee unknown</text:p>
          </table:table-cell>
          <table:table-cell table:style-name="ce3" office:value-type="date" office:date-value="2015-01-09" calcext:value-type="date">
            <text:p>09/01/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3180827" calcext:value-type="float">
            <text:p>313180827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1-09" calcext:value-type="date">
            <text:p>09/01/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3188961" calcext:value-type="float">
            <text:p>313188961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1-09" calcext:value-type="date">
            <text:p>09/01/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15291178" calcext:value-type="float">
            <text:p>315291178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1-09" calcext:value-type="date">
            <text:p>09/01/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6498590" calcext:value-type="float">
            <text:p>316498590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1-09" calcext:value-type="date">
            <text:p>09/01/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4704086" calcext:value-type="float">
            <text:p>314704086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1-09" calcext:value-type="date">
            <text:p>09/01/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4704086" calcext:value-type="float">
            <text:p>314704086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1-09" calcext:value-type="date">
            <text:p>09/01/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0753781" calcext:value-type="float">
            <text:p>310753781</text:p>
          </table:table-cell>
          <table:table-cell/>
          <table:table-cell office:value-type="string" calcext:value-type="string">
            <text:p>not picked up from store</text:p>
          </table:table-cell>
          <table:table-cell table:style-name="ce3" office:value-type="date" office:date-value="2015-01-09" calcext:value-type="date">
            <text:p>09/01/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iederlande</text:p>
          </table:table-cell>
          <table:table-cell office:value-type="float" office:value="0" calcext:value-type="float">
            <text:p>0</text:p>
          </table:table-cell>
          <table:table-cell office:value-type="float" office:value="321853709" calcext:value-type="float">
            <text:p>321853709</text:p>
          </table:table-cell>
          <table:table-cell/>
          <table:table-cell office:value-type="string" calcext:value-type="string">
            <text:p>parcel refused by customer</text:p>
          </table:table-cell>
          <table:table-cell table:style-name="ce3" office:value-type="date" office:date-value="2015-01-09" calcext:value-type="date">
            <text:p>09/01/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uis-Philippe Crochon</text:p>
          </table:table-cell>
          <table:table-cell office:value-type="string" calcext:value-type="string">
            <text:p>Belgien</text:p>
          </table:table-cell>
          <table:table-cell office:value-type="float" office:value="0" calcext:value-type="float">
            <text:p>0</text:p>
          </table:table-cell>
          <table:table-cell office:value-type="float" office:value="329177241" calcext:value-type="float">
            <text:p>329177241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8/20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22054098" calcext:value-type="float">
            <text:p>322054098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19/20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7270590" calcext:value-type="float">
            <text:p>317270590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19/20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9781403" calcext:value-type="float">
            <text:p>319781403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19/20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22293343" calcext:value-type="float">
            <text:p>322293343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19/20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22611201" calcext:value-type="float">
            <text:p>322611201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19/20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22263645" calcext:value-type="float">
            <text:p>322263645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19/20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09662371" calcext:value-type="float">
            <text:p>309662371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19/20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23558202" calcext:value-type="float">
            <text:p>323558202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19/20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iederlande</text:p>
          </table:table-cell>
          <table:table-cell office:value-type="float" office:value="0" calcext:value-type="float">
            <text:p>0</text:p>
          </table:table-cell>
          <table:table-cell office:value-type="float" office:value="334085148" calcext:value-type="float">
            <text:p>334085148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9/20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3197704" calcext:value-type="float">
            <text:p>313197704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17/20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4154167" calcext:value-type="float">
            <text:p>314154167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16/20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19572954" calcext:value-type="float">
            <text:p>319572954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16/20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20367693" calcext:value-type="float">
            <text:p>320367693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16/20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21262399" calcext:value-type="float">
            <text:p>321262399</text:p>
          </table:table-cell>
          <table:table-cell/>
          <table:table-cell office:value-type="string" calcext:value-type="string">
            <text:p>not picked up from store</text:p>
          </table:table-cell>
          <table:table-cell office:value-type="string" calcext:value-type="string">
            <text:p>9/16/20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iederlande</text:p>
          </table:table-cell>
          <table:table-cell office:value-type="float" office:value="0" calcext:value-type="float">
            <text:p>0</text:p>
          </table:table-cell>
          <table:table-cell office:value-type="float" office:value="330489814" calcext:value-type="float">
            <text:p>330489814</text:p>
          </table:table-cell>
          <table:table-cell/>
          <table:table-cell office:value-type="string" calcext:value-type="string">
            <text:p>parcel refused by customer</text:p>
          </table:table-cell>
          <table:table-cell office:value-type="string" calcext:value-type="string">
            <text:p>9/16/20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chweden</text:p>
          </table:table-cell>
          <table:table-cell office:value-type="float" office:value="0" calcext:value-type="float">
            <text:p>0</text:p>
          </table:table-cell>
          <table:table-cell office:value-type="float" office:value="332763019" calcext:value-type="float">
            <text:p>332763019</text:p>
          </table:table-cell>
          <table:table-cell/>
          <table:table-cell office:value-type="string" calcext:value-type="string">
            <text:p>addressee unknown</text:p>
          </table:table-cell>
          <table:table-cell office:value-type="string" calcext:value-type="string">
            <text:p>9/16/20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änemark</text:p>
          </table:table-cell>
          <table:table-cell office:value-type="float" office:value="0" calcext:value-type="float">
            <text:p>0</text:p>
          </table:table-cell>
          <table:table-cell office:value-type="float" office:value="321432543" calcext:value-type="float">
            <text:p>321432543</text:p>
          </table:table-cell>
          <table:table-cell/>
          <table:table-cell office:value-type="string" calcext:value-type="string">
            <text:p>not picked up from sto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stellung von Sören Koß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07930633</text:p>
          </table:table-cell>
          <table:table-cell office:value-type="float" office:value="207930633" calcext:value-type="float">
            <text:p>207930633</text:p>
          </table:table-cell>
          <table:table-cell office:value-type="string" calcext:value-type="string">
            <text:p>10/14/2014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4/30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e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stellung von Jakob Nott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17083627</text:p>
          </table:table-cell>
          <table:table-cell office:value-type="float" office:value="217083627" calcext:value-type="float">
            <text:p>217083627</text:p>
          </table:table-cell>
          <table:table-cell office:value-type="string" calcext:value-type="string">
            <text:p>11/17/2014</text:p>
          </table:table-cell>
          <table:table-cell office:value-type="string" calcext:value-type="string">
            <text:p>not picked up from store</text:p>
          </table:table-cell>
          <table:table-cell table:style-name="ce3" office:value-type="date" office:date-value="2015-03-03" calcext:value-type="date">
            <text:p>03/03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c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stellung von Zeno Cueni</text:p>
          </table:table-cell>
          <table:table-cell office:value-type="string" calcext:value-type="string">
            <text:p>Schweiz</text:p>
          </table:table-cell>
          <table:table-cell office:value-type="string" calcext:value-type="string">
            <text:p>http://admin.paulsecret.com/order/show/223893218</text:p>
          </table:table-cell>
          <table:table-cell office:value-type="float" office:value="223893218" calcext:value-type="float">
            <text:p>223893218</text:p>
          </table:table-cell>
          <table:table-cell office:value-type="string" calcext:value-type="string">
            <text:p>1/13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3/2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Zeno Cueni Elisabethenstrasse 26 CH-4051 Basel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estellung von Jeremias Hoheisel</text:p>
          </table:table-cell>
          <table:table-cell office:value-type="string" calcext:value-type="string">
            <text:p>Schweiz</text:p>
          </table:table-cell>
          <table:table-cell office:value-type="string" calcext:value-type="string">
            <text:p>http://admin.paulsecret.com/order/show/224159268</text:p>
          </table:table-cell>
          <table:table-cell office:value-type="float" office:value="224159268" calcext:value-type="float">
            <text:p>224159268</text:p>
          </table:table-cell>
          <table:table-cell table:style-name="ce3" office:value-type="date" office:date-value="2014-12-12" calcext:value-type="date">
            <text:p>12/12/14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19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estellung von Dennis Hagens</text:p>
          </table:table-cell>
          <table:table-cell office:value-type="string" calcext:value-type="string">
            <text:p>Niederlande</text:p>
          </table:table-cell>
          <table:table-cell office:value-type="string" calcext:value-type="string">
            <text:p>http://admin.paulsecret.com/order/show/231663251</text:p>
          </table:table-cell>
          <table:table-cell office:value-type="float" office:value="231663251" calcext:value-type="float">
            <text:p>231663251</text:p>
          </table:table-cell>
          <table:table-cell table:style-name="ce3" office:value-type="date" office:date-value="2015-02-01" calcext:value-type="date">
            <text:p>01/02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4/2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Avira B.V. t.a.v. Dennis Hagens Gildenbroederslaan 1 7005BM, Doetinche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stellung von andre pinkert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32894457</text:p>
          </table:table-cell>
          <table:table-cell office:value-type="float" office:value="232894457" calcext:value-type="float">
            <text:p>232894457</text:p>
          </table:table-cell>
          <table:table-cell table:style-name="ce3" office:value-type="date" office:date-value="2015-09-02" calcext:value-type="date">
            <text:p>02/09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2/25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peggy villwock Böhlaer Straße 1a 04758 wellerswal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stellung von Joep Roebroek</text:p>
          </table:table-cell>
          <table:table-cell office:value-type="string" calcext:value-type="string">
            <text:p>Niederlande</text:p>
          </table:table-cell>
          <table:table-cell office:value-type="string" calcext:value-type="string">
            <text:p>http://admin.paulsecret.com/order/show/234126843</text:p>
          </table:table-cell>
          <table:table-cell office:value-type="float" office:value="234126843" calcext:value-type="float">
            <text:p>234126843</text:p>
          </table:table-cell>
          <table:table-cell table:style-name="ce3" office:value-type="date" office:date-value="2015-08-01" calcext:value-type="date">
            <text:p>01/08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3/2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c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stellung von Paul philippart</text:p>
          </table:table-cell>
          <table:table-cell office:value-type="string" calcext:value-type="string">
            <text:p>Luxemburg</text:p>
          </table:table-cell>
          <table:table-cell office:value-type="string" calcext:value-type="string">
            <text:p>http://admin.paulsecret.com/order/show/237653672</text:p>
          </table:table-cell>
          <table:table-cell office:value-type="float" office:value="237653672" calcext:value-type="float">
            <text:p>237653672</text:p>
          </table:table-cell>
          <table:table-cell office:value-type="string" calcext:value-type="string">
            <text:p>1/21/20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4/1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c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stellung von Paul Wagn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38515801</text:p>
          </table:table-cell>
          <table:table-cell office:value-type="float" office:value="238515801" calcext:value-type="float">
            <text:p>238515801</text:p>
          </table:table-cell>
          <table:table-cell table:style-name="ce3" office:value-type="date" office:date-value="2015-03-03" calcext:value-type="date">
            <text:p>03/03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4/1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Arne Böhling Am Opferhof 8 34130 Kassel - Kirchditmold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estellung von Patrick Lattmann</text:p>
          </table:table-cell>
          <table:table-cell office:value-type="string" calcext:value-type="string">
            <text:p>Schweiz</text:p>
          </table:table-cell>
          <table:table-cell office:value-type="string" calcext:value-type="string">
            <text:p>http://admin.paulsecret.com/order/show/239124552</text:p>
          </table:table-cell>
          <table:table-cell office:value-type="float" office:value="239124552" calcext:value-type="float">
            <text:p>239124552</text:p>
          </table:table-cell>
          <table:table-cell office:value-type="string" calcext:value-type="string">
            <text:p>1/26/20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2/2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stellung von Arne Böhling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39468775</text:p>
          </table:table-cell>
          <table:table-cell office:value-type="float" office:value="239468775" calcext:value-type="float">
            <text:p>239468775</text:p>
          </table:table-cell>
          <table:table-cell table:style-name="ce3" office:value-type="date" office:date-value="2015-04-03" calcext:value-type="date">
            <text:p>03/04/15</text:p>
          </table:table-cell>
          <table:table-cell office:value-type="string" calcext:value-type="string">
            <text:p>does not meet delivery conditions</text:p>
          </table:table-cell>
          <table:table-cell office:value-type="string" calcext:value-type="string">
            <text:p>4/30/2015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Slavisa Peric</text:p>
          </table:table-cell>
          <table:table-cell office:value-type="string" calcext:value-type="string">
            <text:p>Östereich</text:p>
          </table:table-cell>
          <table:table-cell office:value-type="string" calcext:value-type="string">
            <text:p>http://admin.paulsecret.com/order/show/240651191</text:p>
          </table:table-cell>
          <table:table-cell office:value-type="float" office:value="240651191" calcext:value-type="float">
            <text:p>240651191</text:p>
          </table:table-cell>
          <table:table-cell office:value-type="string" calcext:value-type="string">
            <text:p>1/29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3/17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Philip Sommerbauer</text:p>
          </table:table-cell>
          <table:table-cell office:value-type="string" calcext:value-type="string">
            <text:p>Östereich</text:p>
          </table:table-cell>
          <table:table-cell office:value-type="string" calcext:value-type="string">
            <text:p>http://admin.paulsecret.com/order/show/241144872</text:p>
          </table:table-cell>
          <table:table-cell office:value-type="float" office:value="241144872" calcext:value-type="float">
            <text:p>241144872</text:p>
          </table:table-cell>
          <table:table-cell table:style-name="ce3" office:value-type="date" office:date-value="2015-03-02" calcext:value-type="date">
            <text:p>02/03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2/20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Löfflergasse 54 1130 wie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estellung von Mario Höltl</text:p>
          </table:table-cell>
          <table:table-cell office:value-type="string" calcext:value-type="string">
            <text:p>Östereich</text:p>
          </table:table-cell>
          <table:table-cell office:value-type="string" calcext:value-type="string">
            <text:p>http://admin.paulsecret.com/order/show/241544211</text:p>
          </table:table-cell>
          <table:table-cell office:value-type="float" office:value="241544211" calcext:value-type="float">
            <text:p>241544211</text:p>
          </table:table-cell>
          <table:table-cell office:value-type="string" calcext:value-type="string">
            <text:p>3/24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16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Mario Höltl Volvo Car Austria Concorde Business Park 1/A/1 2320 Schwechat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estellung von Andreas Domeij</text:p>
          </table:table-cell>
          <table:table-cell office:value-type="string" calcext:value-type="string">
            <text:p>Schweden</text:p>
          </table:table-cell>
          <table:table-cell office:value-type="string" calcext:value-type="string">
            <text:p>http://admin.paulsecret.com/order/show/241661043</text:p>
          </table:table-cell>
          <table:table-cell office:value-type="float" office:value="241661043" calcext:value-type="float">
            <text:p>241661043</text:p>
          </table:table-cell>
          <table:table-cell table:style-name="ce3" office:value-type="date" office:date-value="2015-03-02" calcext:value-type="date">
            <text:p>02/03/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06-03" calcext:value-type="date">
            <text:p>03/06/15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etrifängsgatan 11 41513 Götebor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estellung von Tobias Walitschek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2094197</text:p>
          </table:table-cell>
          <table:table-cell office:value-type="float" office:value="242094197" calcext:value-type="float">
            <text:p>242094197</text:p>
          </table:table-cell>
          <table:table-cell table:style-name="ce3" office:value-type="date" office:date-value="2015-02-02" calcext:value-type="date">
            <text:p>02/02/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2/2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c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stellung von Michele Raciti</text:p>
          </table:table-cell>
          <table:table-cell office:value-type="string" calcext:value-type="string">
            <text:p>Niederlande</text:p>
          </table:table-cell>
          <table:table-cell office:value-type="string" calcext:value-type="string">
            <text:p>http://admin.paulsecret.com/order/show/242099489</text:p>
          </table:table-cell>
          <table:table-cell office:value-type="float" office:value="242099489" calcext:value-type="float">
            <text:p>242099489</text:p>
          </table:table-cell>
          <table:table-cell table:style-name="ce3" office:value-type="date" office:date-value="2015-02-02" calcext:value-type="date">
            <text:p>02/02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3/2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stellung von Ronald Denk</text:p>
          </table:table-cell>
          <table:table-cell office:value-type="string" calcext:value-type="string">
            <text:p>Östereich</text:p>
          </table:table-cell>
          <table:table-cell office:value-type="string" calcext:value-type="string">
            <text:p>http://admin.paulsecret.com/order/show/242553921</text:p>
          </table:table-cell>
          <table:table-cell office:value-type="float" office:value="242553921" calcext:value-type="float">
            <text:p>242553921</text:p>
          </table:table-cell>
          <table:table-cell table:style-name="ce3" office:value-type="date" office:date-value="2015-05-02" calcext:value-type="date">
            <text:p>02/05/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3/1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cel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estellung von Alexander Pancenkov</text:p>
          </table:table-cell>
          <table:table-cell office:value-type="string" calcext:value-type="string">
            <text:p>Schweden</text:p>
          </table:table-cell>
          <table:table-cell office:value-type="string" calcext:value-type="string">
            <text:p>http://admin.paulsecret.com/order/show/242560270</text:p>
          </table:table-cell>
          <table:table-cell office:value-type="float" office:value="242560270" calcext:value-type="float">
            <text:p>242560270</text:p>
          </table:table-cell>
          <table:table-cell office:value-type="string" calcext:value-type="string">
            <text:p>2/16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05-05" calcext:value-type="date">
            <text:p>05/05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Alexander Pancenkov C/o Nikolics Rusthållarevägen 16 23234 Arlöv, S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estellung von Matthias Röben</text:p>
          </table:table-cell>
          <table:table-cell office:value-type="string" calcext:value-type="string">
            <text:p>Caution - please confirm shipping country</text:p>
          </table:table-cell>
          <table:table-cell office:value-type="string" calcext:value-type="string">
            <text:p>http://admin.paulsecret.com/order/show/243028093</text:p>
          </table:table-cell>
          <table:table-cell office:value-type="float" office:value="243028093" calcext:value-type="float">
            <text:p>243028093</text:p>
          </table:table-cell>
          <table:table-cell table:style-name="ce3" office:value-type="date" office:date-value="2015-06-02" calcext:value-type="date">
            <text:p>02/06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2/2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Matthias Röben Hoheluchterstr. 15 26316 Varel 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stellung von Maik Timm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3077810</text:p>
          </table:table-cell>
          <table:table-cell office:value-type="float" office:value="243077810" calcext:value-type="float">
            <text:p>243077810</text:p>
          </table:table-cell>
          <table:table-cell table:style-name="ce3" office:value-type="date" office:date-value="2015-10-02" calcext:value-type="date">
            <text:p>02/10/15</text:p>
          </table:table-cell>
          <table:table-cell office:value-type="string" calcext:value-type="string">
            <text:p>parcel refused by customer</text:p>
          </table:table-cell>
          <table:table-cell office:value-type="string" calcext:value-type="string">
            <text:p>3/17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nc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stellung von Dirk Nießn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3489603</text:p>
          </table:table-cell>
          <table:table-cell office:value-type="float" office:value="243489603" calcext:value-type="float">
            <text:p>243489603</text:p>
          </table:table-cell>
          <table:table-cell table:style-name="ce3" office:value-type="date" office:date-value="2015-06-02" calcext:value-type="date">
            <text:p>02/06/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2/2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Fahrettin Burtali G 2,1 68159 Mannheim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estellung von Valentin Zimmerman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4154379</text:p>
          </table:table-cell>
          <table:table-cell office:value-type="float" office:value="244154379" calcext:value-type="float">
            <text:p>244154379</text:p>
          </table:table-cell>
          <table:table-cell office:value-type="string" calcext:value-type="string">
            <text:p>2/16/20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3/17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Peter Friedrichs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4472977</text:p>
          </table:table-cell>
          <table:table-cell office:value-type="float" office:value="244472977" calcext:value-type="float">
            <text:p>244472977</text:p>
          </table:table-cell>
          <table:table-cell table:style-name="ce3" office:value-type="date" office:date-value="2015-09-02" calcext:value-type="date">
            <text:p>02/09/15</text:p>
          </table:table-cell>
          <table:table-cell office:value-type="string" calcext:value-type="string">
            <text:p>parcel refused by customer</text:p>
          </table:table-cell>
          <table:table-cell office:value-type="string" calcext:value-type="string">
            <text:p>2/16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nc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stellung von Ramon Kluge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4474612</text:p>
          </table:table-cell>
          <table:table-cell office:value-type="float" office:value="244474612" calcext:value-type="float">
            <text:p>244474612</text:p>
          </table:table-cell>
          <table:table-cell table:style-name="ce3" office:value-type="date" office:date-value="2015-09-02" calcext:value-type="date">
            <text:p>02/09/15</text:p>
          </table:table-cell>
          <table:table-cell office:value-type="string" calcext:value-type="string">
            <text:p>parcel refused by customer</text:p>
          </table:table-cell>
          <table:table-cell office:value-type="string" calcext:value-type="string">
            <text:p>2/2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ncel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estellung von roman dennenmoser</text:p>
          </table:table-cell>
          <table:table-cell office:value-type="string" calcext:value-type="string">
            <text:p>Schweiz</text:p>
          </table:table-cell>
          <table:table-cell office:value-type="string" calcext:value-type="string">
            <text:p>http://admin.paulsecret.com/order/show/244478626</text:p>
          </table:table-cell>
          <table:table-cell office:value-type="float" office:value="244478626" calcext:value-type="float">
            <text:p>244478626</text:p>
          </table:table-cell>
          <table:table-cell table:style-name="ce3" office:value-type="date" office:date-value="2015-09-02" calcext:value-type="date">
            <text:p>02/09/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4/15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c/O Alessia Gysi Eichstrasse 19 l 8712 Stäf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stellung von Björn Zach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5749744</text:p>
          </table:table-cell>
          <table:table-cell office:value-type="float" office:value="245749744" calcext:value-type="float">
            <text:p>245749744</text:p>
          </table:table-cell>
          <table:table-cell office:value-type="string" calcext:value-type="string">
            <text:p>2/24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3/17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Marcellus Pflichtfeld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5821486</text:p>
          </table:table-cell>
          <table:table-cell office:value-type="float" office:value="245821486" calcext:value-type="float">
            <text:p>245821486</text:p>
          </table:table-cell>
          <table:table-cell office:value-type="string" calcext:value-type="string">
            <text:p>2/16/20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3/17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Mirko Dunk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5885426</text:p>
          </table:table-cell>
          <table:table-cell office:value-type="float" office:value="245885426" calcext:value-type="float">
            <text:p>245885426</text:p>
          </table:table-cell>
          <table:table-cell table:style-name="ce3" office:value-type="date" office:date-value="2015-12-02" calcext:value-type="date">
            <text:p>02/12/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3/17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andreas zweifel</text:p>
          </table:table-cell>
          <table:table-cell office:value-type="string" calcext:value-type="string">
            <text:p>Schweiz</text:p>
          </table:table-cell>
          <table:table-cell office:value-type="string" calcext:value-type="string">
            <text:p>http://admin.paulsecret.com/order/show/246054932</text:p>
          </table:table-cell>
          <table:table-cell office:value-type="float" office:value="246054932" calcext:value-type="float">
            <text:p>246054932</text:p>
          </table:table-cell>
          <table:table-cell office:value-type="string" calcext:value-type="string">
            <text:p>2/26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08-05" calcext:value-type="date">
            <text:p>05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Andreas Zweifel Sonnengrund 3 8717 Benke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estellung von Enno Müller-Stepha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6060044</text:p>
          </table:table-cell>
          <table:table-cell office:value-type="float" office:value="246060044" calcext:value-type="float">
            <text:p>246060044</text:p>
          </table:table-cell>
          <table:table-cell office:value-type="string" calcext:value-type="string">
            <text:p>2/23/20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3/26/2015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Michael Dien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6060936</text:p>
          </table:table-cell>
          <table:table-cell office:value-type="float" office:value="246060936" calcext:value-type="float">
            <text:p>246060936</text:p>
          </table:table-cell>
          <table:table-cell office:value-type="string" calcext:value-type="string">
            <text:p>2/26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3/17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Joerg Hefft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6110394</text:p>
          </table:table-cell>
          <table:table-cell office:value-type="float" office:value="246110394" calcext:value-type="float">
            <text:p>246110394</text:p>
          </table:table-cell>
          <table:table-cell office:value-type="string" calcext:value-type="string">
            <text:p>2/25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3/2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Jörg Hefft Rudolf - Heilgers - Str.16 67549 Wor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stellung von Malte Rötz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6167689</text:p>
          </table:table-cell>
          <table:table-cell office:value-type="float" office:value="246167689" calcext:value-type="float">
            <text:p>246167689</text:p>
          </table:table-cell>
          <table:table-cell office:value-type="string" calcext:value-type="string">
            <text:p>2/24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11-04" calcext:value-type="date">
            <text:p>04/11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Bettina-von-Arnim-Straße 11 37085 Göttinge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estellung von Jannik Mertze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6174054</text:p>
          </table:table-cell>
          <table:table-cell office:value-type="float" office:value="246174054" calcext:value-type="float">
            <text:p>246174054</text:p>
          </table:table-cell>
          <table:table-cell office:value-type="string" calcext:value-type="string">
            <text:p>2/24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3/17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David Kaemm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6205713</text:p>
          </table:table-cell>
          <table:table-cell office:value-type="float" office:value="246205713" calcext:value-type="float">
            <text:p>246205713</text:p>
          </table:table-cell>
          <table:table-cell office:value-type="string" calcext:value-type="string">
            <text:p>2/16/20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3/17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Stefan Köhler</text:p>
          </table:table-cell>
          <table:table-cell office:value-type="string" calcext:value-type="string">
            <text:p>Schweiz</text:p>
          </table:table-cell>
          <table:table-cell office:value-type="string" calcext:value-type="string">
            <text:p>http://admin.paulsecret.com/order/show/246219474</text:p>
          </table:table-cell>
          <table:table-cell office:value-type="float" office:value="246219474" calcext:value-type="float">
            <text:p>246219474</text:p>
          </table:table-cell>
          <table:table-cell office:value-type="string" calcext:value-type="string">
            <text:p>2/24/20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4/13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en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estellung von Sebastian Schrörs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6230506</text:p>
          </table:table-cell>
          <table:table-cell office:value-type="float" office:value="246230506" calcext:value-type="float">
            <text:p>246230506</text:p>
          </table:table-cell>
          <table:table-cell office:value-type="string" calcext:value-type="string">
            <text:p>2/25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3/17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Mark Novotny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6402732</text:p>
          </table:table-cell>
          <table:table-cell office:value-type="float" office:value="246402732" calcext:value-type="float">
            <text:p>246402732</text:p>
          </table:table-cell>
          <table:table-cell office:value-type="string" calcext:value-type="string">
            <text:p>2/25/20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3/27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Florian Mei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6410840</text:p>
          </table:table-cell>
          <table:table-cell office:value-type="float" office:value="246410840" calcext:value-type="float">
            <text:p>246410840</text:p>
          </table:table-cell>
          <table:table-cell office:value-type="string" calcext:value-type="string">
            <text:p>2/25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3/17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Mathias Köhli</text:p>
          </table:table-cell>
          <table:table-cell office:value-type="string" calcext:value-type="string">
            <text:p>Schweiz</text:p>
          </table:table-cell>
          <table:table-cell office:value-type="string" calcext:value-type="string">
            <text:p>http://admin.paulsecret.com/order/show/246419504</text:p>
          </table:table-cell>
          <table:table-cell office:value-type="float" office:value="246419504" calcext:value-type="float">
            <text:p>246419504</text:p>
          </table:table-cell>
          <table:table-cell office:value-type="string" calcext:value-type="string">
            <text:p>2/24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1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Mathias Köhli Rosenbergweg 19 CH St.Galle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estellung von Martin Schneid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6423546</text:p>
          </table:table-cell>
          <table:table-cell office:value-type="float" office:value="246423546" calcext:value-type="float">
            <text:p>246423546</text:p>
          </table:table-cell>
          <table:table-cell office:value-type="string" calcext:value-type="string">
            <text:p>2/24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3/17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Erkki Böncke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6510579</text:p>
          </table:table-cell>
          <table:table-cell office:value-type="float" office:value="246510579" calcext:value-type="float">
            <text:p>246510579</text:p>
          </table:table-cell>
          <table:table-cell office:value-type="string" calcext:value-type="string">
            <text:p>2/26/2015</text:p>
          </table:table-cell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3/24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Christian Lenz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6637272</text:p>
          </table:table-cell>
          <table:table-cell office:value-type="float" office:value="246637272" calcext:value-type="float">
            <text:p>246637272</text:p>
          </table:table-cell>
          <table:table-cell table:style-name="ce3" office:value-type="date" office:date-value="2015-02-03" calcext:value-type="date">
            <text:p>03/02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3/23/2015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Björn Boschma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6646623</text:p>
          </table:table-cell>
          <table:table-cell office:value-type="float" office:value="246646623" calcext:value-type="float">
            <text:p>246646623</text:p>
          </table:table-cell>
          <table:table-cell office:value-type="string" calcext:value-type="string">
            <text:p>2/16/20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5/22/2015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Kai Cornelius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6678303</text:p>
          </table:table-cell>
          <table:table-cell office:value-type="float" office:value="246678303" calcext:value-type="float">
            <text:p>246678303</text:p>
          </table:table-cell>
          <table:table-cell office:value-type="string" calcext:value-type="string">
            <text:p>2/17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3/17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Evangelos Giotakis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6844534</text:p>
          </table:table-cell>
          <table:table-cell office:value-type="float" office:value="246844534" calcext:value-type="float">
            <text:p>246844534</text:p>
          </table:table-cell>
          <table:table-cell office:value-type="string" calcext:value-type="string">
            <text:p>2/16/20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3/17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Yue Che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6853451</text:p>
          </table:table-cell>
          <table:table-cell office:value-type="float" office:value="246853451" calcext:value-type="float">
            <text:p>246853451</text:p>
          </table:table-cell>
          <table:table-cell office:value-type="string" calcext:value-type="string">
            <text:p>2/17/20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3/17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Sven Mielke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6865170</text:p>
          </table:table-cell>
          <table:table-cell office:value-type="float" office:value="246865170" calcext:value-type="float">
            <text:p>246865170</text:p>
          </table:table-cell>
          <table:table-cell office:value-type="string" calcext:value-type="string">
            <text:p>2/23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3/17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Erdogan Kahrama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6872262</text:p>
          </table:table-cell>
          <table:table-cell office:value-type="float" office:value="246872262" calcext:value-type="float">
            <text:p>246872262</text:p>
          </table:table-cell>
          <table:table-cell office:value-type="string" calcext:value-type="string">
            <text:p>2/18/20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3/23/2015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Jan Fas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7052023</text:p>
          </table:table-cell>
          <table:table-cell office:value-type="float" office:value="247052023" calcext:value-type="float">
            <text:p>247052023</text:p>
          </table:table-cell>
          <table:table-cell office:value-type="string" calcext:value-type="string">
            <text:p>2/17/2015</text:p>
          </table:table-cell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3/24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Mike Pytlik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7052608</text:p>
          </table:table-cell>
          <table:table-cell office:value-type="float" office:value="247052608" calcext:value-type="float">
            <text:p>247052608</text:p>
          </table:table-cell>
          <table:table-cell office:value-type="string" calcext:value-type="string">
            <text:p>2/17/2015</text:p>
          </table:table-cell>
          <table:table-cell office:value-type="string" calcext:value-type="string">
            <text:p>parcel refused by customer</text:p>
          </table:table-cell>
          <table:table-cell table:style-name="ce3" office:value-type="date" office:date-value="2015-08-04" calcext:value-type="date">
            <text:p>04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c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stellung von Erwin Fuchs</text:p>
          </table:table-cell>
          <table:table-cell office:value-type="string" calcext:value-type="string">
            <text:p>Östereich</text:p>
          </table:table-cell>
          <table:table-cell/>
          <table:table-cell office:value-type="float" office:value="247064650" calcext:value-type="float">
            <text:p>247064650</text:p>
          </table:table-cell>
          <table:table-cell table:style-name="ce3" office:value-type="date" office:date-value="2015-09-03" calcext:value-type="date">
            <text:p>03/09/15</text:p>
          </table:table-cell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3/24/2015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Björn Ziegl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7302850</text:p>
          </table:table-cell>
          <table:table-cell office:value-type="float" office:value="247302850" calcext:value-type="float">
            <text:p>247302850</text:p>
          </table:table-cell>
          <table:table-cell office:value-type="string" calcext:value-type="string">
            <text:p>2/23/2015</text:p>
          </table:table-cell>
          <table:table-cell office:value-type="string" calcext:value-type="string">
            <text:p>not picked up from store</text:p>
          </table:table-cell>
          <table:table-cell table:style-name="ce3" office:value-type="date" office:date-value="2015-12-03" calcext:value-type="date">
            <text:p>03/12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stellung von Felix Bös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7325937</text:p>
          </table:table-cell>
          <table:table-cell office:value-type="float" office:value="247325937" calcext:value-type="float">
            <text:p>247325937</text:p>
          </table:table-cell>
          <table:table-cell office:value-type="string" calcext:value-type="string">
            <text:p>2/17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3/1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estellung von Jan van Ahrens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7429768</text:p>
          </table:table-cell>
          <table:table-cell office:value-type="float" office:value="247429768" calcext:value-type="float">
            <text:p>247429768</text:p>
          </table:table-cell>
          <table:table-cell office:value-type="string" calcext:value-type="string">
            <text:p>2/24/2015</text:p>
          </table:table-cell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3/24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Deniz Dikme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7442184</text:p>
          </table:table-cell>
          <table:table-cell office:value-type="float" office:value="247442184" calcext:value-type="float">
            <text:p>247442184</text:p>
          </table:table-cell>
          <table:table-cell office:value-type="string" calcext:value-type="string">
            <text:p>2/24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3/17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Daniel Kämm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7458178</text:p>
          </table:table-cell>
          <table:table-cell office:value-type="float" office:value="247458178" calcext:value-type="float">
            <text:p>247458178</text:p>
          </table:table-cell>
          <table:table-cell office:value-type="string" calcext:value-type="string">
            <text:p>2/24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3/17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Carl Smets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http://admin.paulsecret.com/order/show/247851563</text:p>
          </table:table-cell>
          <table:table-cell office:value-type="float" office:value="247851563" calcext:value-type="float">
            <text:p>247851563</text:p>
          </table:table-cell>
          <table:table-cell table:style-name="ce3" office:value-type="date" office:date-value="2015-03-03" calcext:value-type="date">
            <text:p>03/03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4/28/2015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Simon Schor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8427673</text:p>
          </table:table-cell>
          <table:table-cell office:value-type="float" office:value="248427673" calcext:value-type="float">
            <text:p>248427673</text:p>
          </table:table-cell>
          <table:table-cell office:value-type="string" calcext:value-type="string">
            <text:p>2/19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02-03" calcext:value-type="date">
            <text:p>03/02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stellung von Nikolaus Kech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8523529</text:p>
          </table:table-cell>
          <table:table-cell office:value-type="float" office:value="248523529" calcext:value-type="float">
            <text:p>248523529</text:p>
          </table:table-cell>
          <table:table-cell office:value-type="string" calcext:value-type="string">
            <text:p>2/23/2015</text:p>
          </table:table-cell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5/22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Philipp Küh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8549653</text:p>
          </table:table-cell>
          <table:table-cell office:value-type="float" office:value="248549653" calcext:value-type="float">
            <text:p>248549653</text:p>
          </table:table-cell>
          <table:table-cell office:value-type="string" calcext:value-type="string">
            <text:p>2/25/2015</text:p>
          </table:table-cell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3/24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Jens Stei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8584170</text:p>
          </table:table-cell>
          <table:table-cell office:value-type="float" office:value="248584170" calcext:value-type="float">
            <text:p>248584170</text:p>
          </table:table-cell>
          <table:table-cell office:value-type="string" calcext:value-type="string">
            <text:p>2/24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3/17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Sascha Haas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8590224</text:p>
          </table:table-cell>
          <table:table-cell office:value-type="float" office:value="248590224" calcext:value-type="float">
            <text:p>248590224</text:p>
          </table:table-cell>
          <table:table-cell office:value-type="string" calcext:value-type="string">
            <text:p>2/23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12-03" calcext:value-type="date">
            <text:p>03/12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Sascha Haas Wilhelm-Schuh-Weg 1 50935 Köl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stellung von Kurt Jäg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8831142</text:p>
          </table:table-cell>
          <table:table-cell office:value-type="float" office:value="248831142" calcext:value-type="float">
            <text:p>248831142</text:p>
          </table:table-cell>
          <table:table-cell office:value-type="string" calcext:value-type="string">
            <text:p>2/23/20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3/17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Martin Polomsky</text:p>
          </table:table-cell>
          <table:table-cell office:value-type="string" calcext:value-type="string">
            <text:p>Schweiz</text:p>
          </table:table-cell>
          <table:table-cell office:value-type="string" calcext:value-type="string">
            <text:p>http://admin.paulsecret.com/order/show/248960216</text:p>
          </table:table-cell>
          <table:table-cell office:value-type="float" office:value="248960216" calcext:value-type="float">
            <text:p>248960216</text:p>
          </table:table-cell>
          <table:table-cell office:value-type="string" calcext:value-type="string">
            <text:p>2/23/20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3/30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cel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estellung von Florian Strömsdörf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9021316</text:p>
          </table:table-cell>
          <table:table-cell office:value-type="float" office:value="249021316" calcext:value-type="float">
            <text:p>249021316</text:p>
          </table:table-cell>
          <table:table-cell office:value-type="string" calcext:value-type="string">
            <text:p>2/26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3/17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Jan Vzorek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9055745</text:p>
          </table:table-cell>
          <table:table-cell office:value-type="float" office:value="249055745" calcext:value-type="float">
            <text:p>249055745</text:p>
          </table:table-cell>
          <table:table-cell office:value-type="string" calcext:value-type="string">
            <text:p>2/24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3/17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sanja pavlovic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9206466</text:p>
          </table:table-cell>
          <table:table-cell office:value-type="float" office:value="249206466" calcext:value-type="float">
            <text:p>249206466</text:p>
          </table:table-cell>
          <table:table-cell office:value-type="string" calcext:value-type="string">
            <text:p>2/24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3/17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Marcel Wassm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9237990</text:p>
          </table:table-cell>
          <table:table-cell office:value-type="float" office:value="249237990" calcext:value-type="float">
            <text:p>249237990</text:p>
          </table:table-cell>
          <table:table-cell office:value-type="string" calcext:value-type="string">
            <text:p>2/26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3/1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Marcel Wassmer c/o: flyeralarm GmbH Alfred-Nobel-Straße 18 97080 Würzbur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estellung von Eduard Mierbach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49500210</text:p>
          </table:table-cell>
          <table:table-cell office:value-type="float" office:value="249500210" calcext:value-type="float">
            <text:p>249500210</text:p>
          </table:table-cell>
          <table:table-cell office:value-type="string" calcext:value-type="string">
            <text:p>2/24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4/15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hakan ekici</text:p>
          </table:table-cell>
          <table:table-cell office:value-type="string" calcext:value-type="string">
            <text:p>Deutschland</text:p>
          </table:table-cell>
          <table:table-cell/>
          <table:table-cell office:value-type="float" office:value="249561694" calcext:value-type="float">
            <text:p>249561694</text:p>
          </table:table-cell>
          <table:table-cell office:value-type="string" calcext:value-type="string">
            <text:p>2/26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3/17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Wolfgang Heider</text:p>
          </table:table-cell>
          <table:table-cell office:value-type="string" calcext:value-type="string">
            <text:p>Östereich</text:p>
          </table:table-cell>
          <table:table-cell office:value-type="string" calcext:value-type="string">
            <text:p>http://admin.paulsecret.com/order/show/249712210</text:p>
          </table:table-cell>
          <table:table-cell office:value-type="float" office:value="249712210" calcext:value-type="float">
            <text:p>249712210</text:p>
          </table:table-cell>
          <table:table-cell office:value-type="string" calcext:value-type="string">
            <text:p>3/18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3/2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Ringstraße 4, 4615 Holzhaus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stellung von Ioannis Raptis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0185577</text:p>
          </table:table-cell>
          <table:table-cell office:value-type="float" office:value="250185577" calcext:value-type="float">
            <text:p>250185577</text:p>
          </table:table-cell>
          <table:table-cell office:value-type="string" calcext:value-type="string">
            <text:p>2/25/2015</text:p>
          </table:table-cell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4/15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Marco Nerding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0247774</text:p>
          </table:table-cell>
          <table:table-cell office:value-type="float" office:value="250247774" calcext:value-type="float">
            <text:p>250247774</text:p>
          </table:table-cell>
          <table:table-cell office:value-type="string" calcext:value-type="string">
            <text:p>2/27/2015</text:p>
          </table:table-cell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3/24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Hakan Yilmaz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0266277</text:p>
          </table:table-cell>
          <table:table-cell office:value-type="float" office:value="250266277" calcext:value-type="float">
            <text:p>250266277</text:p>
          </table:table-cell>
          <table:table-cell office:value-type="string" calcext:value-type="string">
            <text:p>2/25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12-03" calcext:value-type="date">
            <text:p>03/12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Herr Hakan Yilmaz Seumestraße 43 22008 Hambur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stellung von Julian Jäg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0343122</text:p>
          </table:table-cell>
          <table:table-cell office:value-type="float" office:value="250343122" calcext:value-type="float">
            <text:p>250343122</text:p>
          </table:table-cell>
          <table:table-cell office:value-type="string" calcext:value-type="string">
            <text:p>2/26/2015</text:p>
          </table:table-cell>
          <table:table-cell office:value-type="string" calcext:value-type="string">
            <text:p>parcel refused by customer</text:p>
          </table:table-cell>
          <table:table-cell table:style-name="ce3" office:value-type="date" office:date-value="2015-12-03" calcext:value-type="date">
            <text:p>03/12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cel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estellung von Matthias Laugsch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0365758</text:p>
          </table:table-cell>
          <table:table-cell office:value-type="float" office:value="250365758" calcext:value-type="float">
            <text:p>250365758</text:p>
          </table:table-cell>
          <table:table-cell office:value-type="string" calcext:value-type="string">
            <text:p>2/26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3/23/2015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Max Musterdude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0741641</text:p>
          </table:table-cell>
          <table:table-cell office:value-type="float" office:value="250741641" calcext:value-type="float">
            <text:p>250741641</text:p>
          </table:table-cell>
          <table:table-cell office:value-type="string" calcext:value-type="string">
            <text:p>2/27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3/23/2015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Florian Hub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0783749</text:p>
          </table:table-cell>
          <table:table-cell office:value-type="float" office:value="250783749" calcext:value-type="float">
            <text:p>250783749</text:p>
          </table:table-cell>
          <table:table-cell office:value-type="string" calcext:value-type="string">
            <text:p>3/13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3/30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stellung von Harald Riem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1146249</text:p>
          </table:table-cell>
          <table:table-cell office:value-type="float" office:value="251146249" calcext:value-type="float">
            <text:p>251146249</text:p>
          </table:table-cell>
          <table:table-cell office:value-type="string" calcext:value-type="string">
            <text:p>3/23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4/20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Harald Riemer Winkelstr. 53 77767 Appenwe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stellung von Andy Drabik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1254356</text:p>
          </table:table-cell>
          <table:table-cell office:value-type="float" office:value="251254356" calcext:value-type="float">
            <text:p>251254356</text:p>
          </table:table-cell>
          <table:table-cell office:value-type="string" calcext:value-type="string">
            <text:p>3/31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10-04" calcext:value-type="date">
            <text:p>04/10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Andy Drabik Kunst am Bau Muskauer Straße 6 03042 Cottb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stellung von Sascha Walt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1307958</text:p>
          </table:table-cell>
          <table:table-cell office:value-type="float" office:value="251307958" calcext:value-type="float">
            <text:p>251307958</text:p>
          </table:table-cell>
          <table:table-cell table:style-name="ce3" office:value-type="date" office:date-value="2015-07-04" calcext:value-type="date">
            <text:p>04/07/15</text:p>
          </table:table-cell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4/28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Daniel Bengescu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1494590</text:p>
          </table:table-cell>
          <table:table-cell office:value-type="float" office:value="251494590" calcext:value-type="float">
            <text:p>251494590</text:p>
          </table:table-cell>
          <table:table-cell table:style-name="ce3" office:value-type="date" office:date-value="2015-01-04" calcext:value-type="date">
            <text:p>04/01/15</text:p>
          </table:table-cell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4/2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cel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estellung von Tobias Langfritz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1604351</text:p>
          </table:table-cell>
          <table:table-cell office:value-type="float" office:value="251604351" calcext:value-type="float">
            <text:p>251604351</text:p>
          </table:table-cell>
          <table:table-cell office:value-type="string" calcext:value-type="string">
            <text:p>3/16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4/1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Egerlandstr.67 91083 Beiersdorf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estellung von Christoph Jäg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1742756</text:p>
          </table:table-cell>
          <table:table-cell office:value-type="float" office:value="251742756" calcext:value-type="float">
            <text:p>251742756</text:p>
          </table:table-cell>
          <table:table-cell table:style-name="ce3" office:value-type="date" office:date-value="2015-02-03" calcext:value-type="date">
            <text:p>03/02/15</text:p>
          </table:table-cell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3/24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Bernd Ross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2056632</text:p>
          </table:table-cell>
          <table:table-cell office:value-type="float" office:value="252056632" calcext:value-type="float">
            <text:p>252056632</text:p>
          </table:table-cell>
          <table:table-cell table:style-name="ce3" office:value-type="date" office:date-value="2015-10-03" calcext:value-type="date">
            <text:p>03/10/15</text:p>
          </table:table-cell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3/24/2015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Holger Schwa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2238319</text:p>
          </table:table-cell>
          <table:table-cell office:value-type="float" office:value="252238319" calcext:value-type="float">
            <text:p>252238319</text:p>
          </table:table-cell>
          <table:table-cell office:value-type="string" calcext:value-type="string">
            <text:p>3/20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01-04" calcext:value-type="date">
            <text:p>04/01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Holger Schwan 3811519 Packstation 110 50670 Köl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estellung von Nicholas Mützenich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2249127</text:p>
          </table:table-cell>
          <table:table-cell office:value-type="float" office:value="252249127" calcext:value-type="float">
            <text:p>252249127</text:p>
          </table:table-cell>
          <table:table-cell table:style-name="ce3" office:value-type="date" office:date-value="2015-12-03" calcext:value-type="date">
            <text:p>03/12/15</text:p>
          </table:table-cell>
          <table:table-cell office:value-type="string" calcext:value-type="string">
            <text:p>not picked up from store</text:p>
          </table:table-cell>
          <table:table-cell table:style-name="ce3" office:value-type="date" office:date-value="2015-10-04" calcext:value-type="date">
            <text:p>04/10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Dennis Schulz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2285555</text:p>
          </table:table-cell>
          <table:table-cell office:value-type="float" office:value="252285555" calcext:value-type="float">
            <text:p>252285555</text:p>
          </table:table-cell>
          <table:table-cell office:value-type="string" calcext:value-type="string">
            <text:p>3/14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3/30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Dennis Schulz Mecklenburger Str. 25 31185 Söhl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stellung von Jasin Afinia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2294745</text:p>
          </table:table-cell>
          <table:table-cell office:value-type="float" office:value="252294745" calcext:value-type="float">
            <text:p>252294745</text:p>
          </table:table-cell>
          <table:table-cell table:style-name="ce3" office:value-type="date" office:date-value="2015-11-03" calcext:value-type="date">
            <text:p>03/11/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3/2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stellung von Marco Teub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2594589</text:p>
          </table:table-cell>
          <table:table-cell office:value-type="float" office:value="252594589" calcext:value-type="float">
            <text:p>252594589</text:p>
          </table:table-cell>
          <table:table-cell table:style-name="ce3" office:value-type="date" office:date-value="2015-11-03" calcext:value-type="date">
            <text:p>03/11/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4/15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Zoran Vuckovic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2727100</text:p>
          </table:table-cell>
          <table:table-cell office:value-type="float" office:value="252727100" calcext:value-type="float">
            <text:p>252727100</text:p>
          </table:table-cell>
          <table:table-cell table:style-name="ce3" office:value-type="date" office:date-value="2015-10-03" calcext:value-type="date">
            <text:p>03/10/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4/15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Lennart Killius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3098793</text:p>
          </table:table-cell>
          <table:table-cell office:value-type="float" office:value="253098793" calcext:value-type="float">
            <text:p>253098793</text:p>
          </table:table-cell>
          <table:table-cell table:style-name="ce3" office:value-type="date" office:date-value="2015-12-03" calcext:value-type="date">
            <text:p>03/12/15</text:p>
          </table:table-cell>
          <table:table-cell office:value-type="string" calcext:value-type="string">
            <text:p>not picked up from store</text:p>
          </table:table-cell>
          <table:table-cell table:style-name="ce3" office:value-type="date" office:date-value="2015-10-04" calcext:value-type="date">
            <text:p>04/10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Christian Schwarzbach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3165562</text:p>
          </table:table-cell>
          <table:table-cell office:value-type="float" office:value="253165562" calcext:value-type="float">
            <text:p>253165562</text:p>
          </table:table-cell>
          <table:table-cell table:style-name="ce3" office:value-type="date" office:date-value="2015-06-03" calcext:value-type="date">
            <text:p>03/06/15</text:p>
          </table:table-cell>
          <table:table-cell office:value-type="string" calcext:value-type="string">
            <text:p>not picked up from parcel pickup station/packstation</text:p>
          </table:table-cell>
          <table:table-cell table:style-name="ce3" office:value-type="date" office:date-value="2015-09-04" calcext:value-type="date">
            <text:p>04/09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Sebastian Hashani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3194132</text:p>
          </table:table-cell>
          <table:table-cell office:value-type="float" office:value="253194132" calcext:value-type="float">
            <text:p>253194132</text:p>
          </table:table-cell>
          <table:table-cell office:value-type="string" calcext:value-type="string">
            <text:p>3/23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10-04" calcext:value-type="date">
            <text:p>04/10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Henrik Bengtsson</text:p>
          </table:table-cell>
          <table:table-cell office:value-type="string" calcext:value-type="string">
            <text:p>Schweden</text:p>
          </table:table-cell>
          <table:table-cell office:value-type="string" calcext:value-type="string">
            <text:p>http://admin.paulsecret.com/order/show/253703853</text:p>
          </table:table-cell>
          <table:table-cell office:value-type="float" office:value="253703853" calcext:value-type="float">
            <text:p>253703853</text:p>
          </table:table-cell>
          <table:table-cell office:value-type="string" calcext:value-type="string">
            <text:p>3/18/2015</text:p>
          </table:table-cell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4/1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estellung von Uwe Schmalz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3717119</text:p>
          </table:table-cell>
          <table:table-cell office:value-type="float" office:value="253717119" calcext:value-type="float">
            <text:p>253717119</text:p>
          </table:table-cell>
          <table:table-cell office:value-type="string" calcext:value-type="string">
            <text:p>3/14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07-04" calcext:value-type="date">
            <text:p>04/07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Uwe Schmalz bito berlin verkaufs GmbH Romain-Rolland-Straße 44-46 13089 Berli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estellung von Thomas Reicherz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3729281</text:p>
          </table:table-cell>
          <table:table-cell office:value-type="float" office:value="253729281" calcext:value-type="float">
            <text:p>253729281</text:p>
          </table:table-cell>
          <table:table-cell table:style-name="ce3" office:value-type="date" office:date-value="2015-09-03" calcext:value-type="date">
            <text:p>03/09/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4/15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ncel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estellung von Simon lanzerath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3832679</text:p>
          </table:table-cell>
          <table:table-cell office:value-type="float" office:value="253832679" calcext:value-type="float">
            <text:p>253832679</text:p>
          </table:table-cell>
          <table:table-cell table:style-name="ce3" office:value-type="date" office:date-value="2015-09-03" calcext:value-type="date">
            <text:p>03/09/15</text:p>
          </table:table-cell>
          <table:table-cell office:value-type="string" calcext:value-type="string">
            <text:p>not picked up from parcel pickup station/packstation</text:p>
          </table:table-cell>
          <table:table-cell table:style-name="ce3" office:value-type="date" office:date-value="2015-06-05" calcext:value-type="date">
            <text:p>05/06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Robert und Mathilde Lanzerath ,Starenweg 5 53902 Bad Münstereifel/Wal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stellung von Jonas Gerbsch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4230367</text:p>
          </table:table-cell>
          <table:table-cell office:value-type="float" office:value="254230367" calcext:value-type="float">
            <text:p>254230367</text:p>
          </table:table-cell>
          <table:table-cell table:style-name="ce3" office:value-type="date" office:date-value="2015-10-03" calcext:value-type="date">
            <text:p>03/10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1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Jonas Gerbsch Löwenzahnweg 23a 12357 Berl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stellung von Martin Balassa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4250048</text:p>
          </table:table-cell>
          <table:table-cell office:value-type="float" office:value="254250048" calcext:value-type="float">
            <text:p>254250048</text:p>
          </table:table-cell>
          <table:table-cell table:style-name="ce3" office:value-type="date" office:date-value="2015-10-03" calcext:value-type="date">
            <text:p>03/10/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08-05" calcext:value-type="date">
            <text:p>05/08/15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artin Balassa Wiltbergstraße 50 Haus 15e 13125 Berl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stellung von Maik Wod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4597648</text:p>
          </table:table-cell>
          <table:table-cell office:value-type="float" office:value="254597648" calcext:value-type="float">
            <text:p>254597648</text:p>
          </table:table-cell>
          <table:table-cell table:style-name="ce3" office:value-type="date" office:date-value="2015-10-03" calcext:value-type="date">
            <text:p>03/10/15</text:p>
          </table:table-cell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4/1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Maik Wodzinski Büngerstrasse 50 44267 Dortmu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stellung von Maik Wod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4600188</text:p>
          </table:table-cell>
          <table:table-cell office:value-type="float" office:value="254600188" calcext:value-type="float">
            <text:p>254600188</text:p>
          </table:table-cell>
          <table:table-cell table:style-name="ce3" office:value-type="date" office:date-value="2015-10-03" calcext:value-type="date">
            <text:p>03/10/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08-04" calcext:value-type="date">
            <text:p>04/08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Maik Wodzinski Büngerstrasse 50 44267 Dortmund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estellung von Stefan Hauschild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4879553</text:p>
          </table:table-cell>
          <table:table-cell office:value-type="float" office:value="254879553" calcext:value-type="float">
            <text:p>254879553</text:p>
          </table:table-cell>
          <table:table-cell table:style-name="ce3" office:value-type="date" office:date-value="2015-11-03" calcext:value-type="date">
            <text:p>03/11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3/2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Postnummer: 38977396 Packstation 132 68161 Mannhei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stellung von Metin Zerma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4880571</text:p>
          </table:table-cell>
          <table:table-cell office:value-type="float" office:value="254880571" calcext:value-type="float">
            <text:p>254880571</text:p>
          </table:table-cell>
          <table:table-cell table:style-name="ce3" office:value-type="date" office:date-value="2015-11-03" calcext:value-type="date">
            <text:p>03/11/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4/1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c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stellung von Alex Greb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5039486</text:p>
          </table:table-cell>
          <table:table-cell office:value-type="float" office:value="255039486" calcext:value-type="float">
            <text:p>255039486</text:p>
          </table:table-cell>
          <table:table-cell office:value-type="string" calcext:value-type="string">
            <text:p>3/14/2015</text:p>
          </table:table-cell>
          <table:table-cell office:value-type="string" calcext:value-type="string">
            <text:p>not picked up from store</text:p>
          </table:table-cell>
          <table:table-cell table:style-name="ce3" office:value-type="date" office:date-value="2015-10-04" calcext:value-type="date">
            <text:p>04/10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Tim leitne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5051728</text:p>
          </table:table-cell>
          <table:table-cell office:value-type="float" office:value="255051728" calcext:value-type="float">
            <text:p>255051728</text:p>
          </table:table-cell>
          <table:table-cell table:style-name="ce3" office:value-type="date" office:date-value="2015-11-03" calcext:value-type="date">
            <text:p>03/11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3/24/2015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Turhan Gülec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5060318</text:p>
          </table:table-cell>
          <table:table-cell office:value-type="float" office:value="255060318" calcext:value-type="float">
            <text:p>255060318</text:p>
          </table:table-cell>
          <table:table-cell table:style-name="ce3" office:value-type="date" office:date-value="2015-11-03" calcext:value-type="date">
            <text:p>03/11/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4/16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Sebastian Thomalla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5470486</text:p>
          </table:table-cell>
          <table:table-cell office:value-type="float" office:value="255470486" calcext:value-type="float">
            <text:p>255470486</text:p>
          </table:table-cell>
          <table:table-cell table:style-name="ce3" office:value-type="date" office:date-value="2015-12-03" calcext:value-type="date">
            <text:p>03/12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3/1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Packstation 136 Postnummer 39718323 Clemens-August-Str. 60 53115 Bon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stellung von André Koh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5482346</text:p>
          </table:table-cell>
          <table:table-cell office:value-type="float" office:value="255482346" calcext:value-type="float">
            <text:p>255482346</text:p>
          </table:table-cell>
          <table:table-cell table:style-name="ce3" office:value-type="date" office:date-value="2015-12-03" calcext:value-type="date">
            <text:p>03/12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6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André Kohl 24035201 Packstation 233 12305 Berli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estellung von Stephan Vaske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5834376</text:p>
          </table:table-cell>
          <table:table-cell office:value-type="float" office:value="255834376" calcext:value-type="float">
            <text:p>255834376</text:p>
          </table:table-cell>
          <table:table-cell office:value-type="string" calcext:value-type="string">
            <text:p>3/24/2015</text:p>
          </table:table-cell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4/15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Christopher Matthäi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5891831</text:p>
          </table:table-cell>
          <table:table-cell office:value-type="float" office:value="255891831" calcext:value-type="float">
            <text:p>255891831</text:p>
          </table:table-cell>
          <table:table-cell office:value-type="string" calcext:value-type="string">
            <text:p>3/16/2015</text:p>
          </table:table-cell>
          <table:table-cell office:value-type="string" calcext:value-type="string">
            <text:p>not picked up from store</text:p>
          </table:table-cell>
          <table:table-cell table:style-name="ce3" office:value-type="date" office:date-value="2015-10-04" calcext:value-type="date">
            <text:p>04/10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Tjark Fiedl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5936158</text:p>
          </table:table-cell>
          <table:table-cell office:value-type="float" office:value="255936158" calcext:value-type="float">
            <text:p>255936158</text:p>
          </table:table-cell>
          <table:table-cell office:value-type="string" calcext:value-type="string">
            <text:p>3/14/2015</text:p>
          </table:table-cell>
          <table:table-cell office:value-type="string" calcext:value-type="string">
            <text:p>not picked up from store</text:p>
          </table:table-cell>
          <table:table-cell table:style-name="ce3" office:value-type="date" office:date-value="2015-10-04" calcext:value-type="date">
            <text:p>04/10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Baris Yildiz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6002774</text:p>
          </table:table-cell>
          <table:table-cell office:value-type="float" office:value="256002774" calcext:value-type="float">
            <text:p>256002774</text:p>
          </table:table-cell>
          <table:table-cell office:value-type="string" calcext:value-type="string">
            <text:p>3/13/20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5/22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Paul Jan Tomasek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6259715</text:p>
          </table:table-cell>
          <table:table-cell office:value-type="float" office:value="256259715" calcext:value-type="float">
            <text:p>256259715</text:p>
          </table:table-cell>
          <table:table-cell office:value-type="string" calcext:value-type="string">
            <text:p>3/24/2015</text:p>
          </table:table-cell>
          <table:table-cell office:value-type="string" calcext:value-type="string">
            <text:p>not picked up from store</text:p>
          </table:table-cell>
          <table:table-cell table:style-name="ce3" office:value-type="date" office:date-value="2015-04-05" calcext:value-type="date">
            <text:p>05/04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Flavio Gambato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6280111</text:p>
          </table:table-cell>
          <table:table-cell office:value-type="float" office:value="256280111" calcext:value-type="float">
            <text:p>256280111</text:p>
          </table:table-cell>
          <table:table-cell office:value-type="string" calcext:value-type="string">
            <text:p>3/13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3/2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Herr Flavio Gambato Richard-strauss-str. 75 81679 Münche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estellung von Lukas Fronczyk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7019307</text:p>
          </table:table-cell>
          <table:table-cell office:value-type="float" office:value="257019307" calcext:value-type="float">
            <text:p>257019307</text:p>
          </table:table-cell>
          <table:table-cell office:value-type="string" calcext:value-type="string">
            <text:p>3/20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09-04" calcext:value-type="date">
            <text:p>04/09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Bleckstr. 8 44807 Bochum D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estellung von Alberto Gutierrez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7142412</text:p>
          </table:table-cell>
          <table:table-cell office:value-type="float" office:value="257142412" calcext:value-type="float">
            <text:p>257142412</text:p>
          </table:table-cell>
          <table:table-cell office:value-type="string" calcext:value-type="string">
            <text:p>3/17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1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Adresszusatz: Gomez Kempf Athener Strasse 1 60327 Frankfurt am Ma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stellung von Tom Buchta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7346995</text:p>
          </table:table-cell>
          <table:table-cell office:value-type="float" office:value="257346995" calcext:value-type="float">
            <text:p>257346995</text:p>
          </table:table-cell>
          <table:table-cell office:value-type="string" calcext:value-type="string">
            <text:p>3/17/20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4/25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Paul noack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7528949</text:p>
          </table:table-cell>
          <table:table-cell office:value-type="float" office:value="257528949" calcext:value-type="float">
            <text:p>257528949</text:p>
          </table:table-cell>
          <table:table-cell office:value-type="string" calcext:value-type="string">
            <text:p>3/18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10-04" calcext:value-type="date">
            <text:p>04/10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Robert Weiß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7537403</text:p>
          </table:table-cell>
          <table:table-cell office:value-type="float" office:value="257537403" calcext:value-type="float">
            <text:p>257537403</text:p>
          </table:table-cell>
          <table:table-cell office:value-type="string" calcext:value-type="string">
            <text:p>3/18/2015</text:p>
          </table:table-cell>
          <table:table-cell office:value-type="string" calcext:value-type="string">
            <text:p>not picked up from store</text:p>
          </table:table-cell>
          <table:table-cell table:style-name="ce3" office:value-type="date" office:date-value="2015-10-04" calcext:value-type="date">
            <text:p>04/10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Christian Berg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7539970</text:p>
          </table:table-cell>
          <table:table-cell office:value-type="float" office:value="257539970" calcext:value-type="float">
            <text:p>257539970</text:p>
          </table:table-cell>
          <table:table-cell office:value-type="string" calcext:value-type="string">
            <text:p>3/19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05-05" calcext:value-type="date">
            <text:p>05/05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cel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estellung von Daniel Michaelis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7559327</text:p>
          </table:table-cell>
          <table:table-cell office:value-type="float" office:value="257559327" calcext:value-type="float">
            <text:p>257559327</text:p>
          </table:table-cell>
          <table:table-cell office:value-type="string" calcext:value-type="string">
            <text:p>3/20/2015</text:p>
          </table:table-cell>
          <table:table-cell office:value-type="string" calcext:value-type="string">
            <text:p>not picked up from store</text:p>
          </table:table-cell>
          <table:table-cell table:style-name="ce3" office:value-type="date" office:date-value="2015-12-05" calcext:value-type="date">
            <text:p>05/12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Peter Imhoff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7711443</text:p>
          </table:table-cell>
          <table:table-cell office:value-type="float" office:value="257711443" calcext:value-type="float">
            <text:p>257711443</text:p>
          </table:table-cell>
          <table:table-cell office:value-type="string" calcext:value-type="string">
            <text:p>3/19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10-04" calcext:value-type="date">
            <text:p>04/10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Heinz Schmitt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7818779</text:p>
          </table:table-cell>
          <table:table-cell office:value-type="float" office:value="257818779" calcext:value-type="float">
            <text:p>257818779</text:p>
          </table:table-cell>
          <table:table-cell office:value-type="string" calcext:value-type="string">
            <text:p>3/20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10-04" calcext:value-type="date">
            <text:p>04/10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Paul Lambrecht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8148421</text:p>
          </table:table-cell>
          <table:table-cell office:value-type="float" office:value="258148421" calcext:value-type="float">
            <text:p>258148421</text:p>
          </table:table-cell>
          <table:table-cell office:value-type="string" calcext:value-type="string">
            <text:p>3/20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4/15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Mario Mormina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8453950</text:p>
          </table:table-cell>
          <table:table-cell office:value-type="float" office:value="258453950" calcext:value-type="float">
            <text:p>258453950</text:p>
          </table:table-cell>
          <table:table-cell office:value-type="string" calcext:value-type="string">
            <text:p>3/23/2015</text:p>
          </table:table-cell>
          <table:table-cell office:value-type="string" calcext:value-type="string">
            <text:p>not picked up from store</text:p>
          </table:table-cell>
          <table:table-cell table:style-name="ce3" office:value-type="date" office:date-value="2015-10-04" calcext:value-type="date">
            <text:p>04/10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Christian Gaus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8464818</text:p>
          </table:table-cell>
          <table:table-cell office:value-type="float" office:value="258464818" calcext:value-type="float">
            <text:p>258464818</text:p>
          </table:table-cell>
          <table:table-cell office:value-type="string" calcext:value-type="string">
            <text:p>3/19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3/30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Christian Gaus c / o Gaus &amp; Knödler Architekten Nördliche Ringstr. 3 73033 Göppinge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estellung von Torsten Lewerenz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8511461</text:p>
          </table:table-cell>
          <table:table-cell office:value-type="float" office:value="258511461" calcext:value-type="float">
            <text:p>258511461</text:p>
          </table:table-cell>
          <table:table-cell office:value-type="string" calcext:value-type="string">
            <text:p>3/26/20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4/30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Konstantin Lackn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8647734</text:p>
          </table:table-cell>
          <table:table-cell office:value-type="float" office:value="258647734" calcext:value-type="float">
            <text:p>258647734</text:p>
          </table:table-cell>
          <table:table-cell office:value-type="string" calcext:value-type="string">
            <text:p>3/20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10-04" calcext:value-type="date">
            <text:p>04/10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Frank Burges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8657231</text:p>
          </table:table-cell>
          <table:table-cell office:value-type="float" office:value="258657231" calcext:value-type="float">
            <text:p>258657231</text:p>
          </table:table-cell>
          <table:table-cell office:value-type="string" calcext:value-type="string">
            <text:p>3/20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10-04" calcext:value-type="date">
            <text:p>04/10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christian müll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8827975</text:p>
          </table:table-cell>
          <table:table-cell office:value-type="float" office:value="258827975" calcext:value-type="float">
            <text:p>258827975</text:p>
          </table:table-cell>
          <table:table-cell office:value-type="string" calcext:value-type="string">
            <text:p>3/20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10-04" calcext:value-type="date">
            <text:p>04/10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Kemal Tunali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59443721</text:p>
          </table:table-cell>
          <table:table-cell office:value-type="float" office:value="259443721" calcext:value-type="float">
            <text:p>259443721</text:p>
          </table:table-cell>
          <table:table-cell office:value-type="string" calcext:value-type="string">
            <text:p>3/24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10-04" calcext:value-type="date">
            <text:p>04/10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andre cobi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0022746</text:p>
          </table:table-cell>
          <table:table-cell office:value-type="float" office:value="260022746" calcext:value-type="float">
            <text:p>260022746</text:p>
          </table:table-cell>
          <table:table-cell office:value-type="string" calcext:value-type="string">
            <text:p>3/23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10-04" calcext:value-type="date">
            <text:p>04/10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Bernd Ruppelt-Heide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0234320</text:p>
          </table:table-cell>
          <table:table-cell office:value-type="float" office:value="260234320" calcext:value-type="float">
            <text:p>260234320</text:p>
          </table:table-cell>
          <table:table-cell office:value-type="string" calcext:value-type="string">
            <text:p>3/24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10-04" calcext:value-type="date">
            <text:p>04/10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André Pow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0582787</text:p>
          </table:table-cell>
          <table:table-cell office:value-type="float" office:value="260582787" calcext:value-type="float">
            <text:p>260582787</text:p>
          </table:table-cell>
          <table:table-cell office:value-type="string" calcext:value-type="string">
            <text:p>3/25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10-04" calcext:value-type="date">
            <text:p>04/10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Roel Sluijs</text:p>
          </table:table-cell>
          <table:table-cell office:value-type="string" calcext:value-type="string">
            <text:p>Niederlande</text:p>
          </table:table-cell>
          <table:table-cell office:value-type="string" calcext:value-type="string">
            <text:p>http://admin.paulsecret.com/order/show/260782279</text:p>
          </table:table-cell>
          <table:table-cell office:value-type="float" office:value="260782279" calcext:value-type="float">
            <text:p>260782279</text:p>
          </table:table-cell>
          <table:table-cell office:value-type="string" calcext:value-type="string">
            <text:p>4/21/20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5/26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Jorge Lopes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1041951</text:p>
          </table:table-cell>
          <table:table-cell office:value-type="float" office:value="261041951" calcext:value-type="float">
            <text:p>261041951</text:p>
          </table:table-cell>
          <table:table-cell office:value-type="string" calcext:value-type="string">
            <text:p>3/25/20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4/25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maik Paulitz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1404858</text:p>
          </table:table-cell>
          <table:table-cell office:value-type="float" office:value="261404858" calcext:value-type="float">
            <text:p>261404858</text:p>
          </table:table-cell>
          <table:table-cell office:value-type="string" calcext:value-type="string">
            <text:p>3/26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04-05" calcext:value-type="date">
            <text:p>05/04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Alex Schnab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1481133</text:p>
          </table:table-cell>
          <table:table-cell office:value-type="float" office:value="261481133" calcext:value-type="float">
            <text:p>261481133</text:p>
          </table:table-cell>
          <table:table-cell office:value-type="string" calcext:value-type="string">
            <text:p>3/26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10-04" calcext:value-type="date">
            <text:p>04/10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Michael Wind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2043300</text:p>
          </table:table-cell>
          <table:table-cell office:value-type="float" office:value="262043300" calcext:value-type="float">
            <text:p>262043300</text:p>
          </table:table-cell>
          <table:table-cell office:value-type="string" calcext:value-type="string">
            <text:p>3/27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4/15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Patrick Bräs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2243092</text:p>
          </table:table-cell>
          <table:table-cell office:value-type="float" office:value="262243092" calcext:value-type="float">
            <text:p>262243092</text:p>
          </table:table-cell>
          <table:table-cell table:style-name="ce3" office:value-type="date" office:date-value="2015-04-04" calcext:value-type="date">
            <text:p>04/04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4/25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James Bark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2265077</text:p>
          </table:table-cell>
          <table:table-cell office:value-type="float" office:value="262265077" calcext:value-type="float">
            <text:p>262265077</text:p>
          </table:table-cell>
          <table:table-cell table:style-name="ce3" office:value-type="date" office:date-value="2015-01-04" calcext:value-type="date">
            <text:p>04/01/15</text:p>
          </table:table-cell>
          <table:table-cell office:value-type="string" calcext:value-type="string">
            <text:p>not picked up from store</text:p>
          </table:table-cell>
          <table:table-cell table:style-name="ce3" office:value-type="date" office:date-value="2015-07-05" calcext:value-type="date">
            <text:p>05/07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Sami Riahi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2683375</text:p>
          </table:table-cell>
          <table:table-cell office:value-type="float" office:value="262683375" calcext:value-type="float">
            <text:p>262683375</text:p>
          </table:table-cell>
          <table:table-cell office:value-type="string" calcext:value-type="string">
            <text:p>3/31/2015</text:p>
          </table:table-cell>
          <table:table-cell office:value-type="string" calcext:value-type="string">
            <text:p>does not meet delivery conditions</text:p>
          </table:table-cell>
          <table:table-cell table:style-name="ce3" office:value-type="date" office:date-value="2015-12-05" calcext:value-type="date">
            <text:p>05/12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stellung von steffen dufft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2714791</text:p>
          </table:table-cell>
          <table:table-cell office:value-type="float" office:value="262714791" calcext:value-type="float">
            <text:p>262714791</text:p>
          </table:table-cell>
          <table:table-cell table:style-name="ce3" office:value-type="date" office:date-value="2015-04-04" calcext:value-type="date">
            <text:p>04/04/15</text:p>
          </table:table-cell>
          <table:table-cell office:value-type="string" calcext:value-type="string">
            <text:p>not picked up from store</text:p>
          </table:table-cell>
          <table:table-cell table:style-name="ce3" office:value-type="date" office:date-value="2015-12-05" calcext:value-type="date">
            <text:p>05/12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Andy Koppe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3038048</text:p>
          </table:table-cell>
          <table:table-cell office:value-type="float" office:value="263038048" calcext:value-type="float">
            <text:p>263038048</text:p>
          </table:table-cell>
          <table:table-cell office:value-type="string" calcext:value-type="string">
            <text:p>4/14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4/30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Patrick Grabe</text:p>
          </table:table-cell>
          <table:table-cell office:value-type="string" calcext:value-type="string">
            <text:p>Schweiz</text:p>
          </table:table-cell>
          <table:table-cell office:value-type="string" calcext:value-type="string">
            <text:p>http://admin.paulsecret.com/order/show/263066757</text:p>
          </table:table-cell>
          <table:table-cell office:value-type="float" office:value="263066757" calcext:value-type="float">
            <text:p>263066757</text:p>
          </table:table-cell>
          <table:table-cell table:style-name="ce3" office:value-type="date" office:date-value="2015-09-04" calcext:value-type="date">
            <text:p>04/09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1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estellung von Philipp Nauman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3074585</text:p>
          </table:table-cell>
          <table:table-cell office:value-type="float" office:value="263074585" calcext:value-type="float">
            <text:p>263074585</text:p>
          </table:table-cell>
          <table:table-cell table:style-name="ce3" office:value-type="date" office:date-value="2015-08-04" calcext:value-type="date">
            <text:p>04/08/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12-05" calcext:value-type="date">
            <text:p>05/12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Simon Kneisn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3228233</text:p>
          </table:table-cell>
          <table:table-cell office:value-type="float" office:value="263228233" calcext:value-type="float">
            <text:p>263228233</text:p>
          </table:table-cell>
          <table:table-cell table:style-name="ce3" office:value-type="date" office:date-value="2015-07-04" calcext:value-type="date">
            <text:p>04/07/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5/14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Sebastian Gretenkort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3245062</text:p>
          </table:table-cell>
          <table:table-cell office:value-type="float" office:value="263245062" calcext:value-type="float">
            <text:p>263245062</text:p>
          </table:table-cell>
          <table:table-cell table:style-name="ce3" office:value-type="date" office:date-value="2015-02-04" calcext:value-type="date">
            <text:p>04/02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4/1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stellung von Catalin Dranca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3261029</text:p>
          </table:table-cell>
          <table:table-cell office:value-type="float" office:value="263261029" calcext:value-type="float">
            <text:p>263261029</text:p>
          </table:table-cell>
          <table:table-cell table:style-name="ce3" office:value-type="date" office:date-value="2015-10-04" calcext:value-type="date">
            <text:p>04/10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4/30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David Weigelt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3262644</text:p>
          </table:table-cell>
          <table:table-cell office:value-type="float" office:value="263262644" calcext:value-type="float">
            <text:p>263262644</text:p>
          </table:table-cell>
          <table:table-cell table:style-name="ce3" office:value-type="date" office:date-value="2015-02-04" calcext:value-type="date">
            <text:p>04/02/15</text:p>
          </table:table-cell>
          <table:table-cell office:value-type="string" calcext:value-type="string">
            <text:p>not picked up from store</text:p>
          </table:table-cell>
          <table:table-cell table:style-name="ce3" office:value-type="date" office:date-value="2015-04-05" calcext:value-type="date">
            <text:p>05/04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Sebastian Jung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3460076</text:p>
          </table:table-cell>
          <table:table-cell office:value-type="float" office:value="263460076" calcext:value-type="float">
            <text:p>263460076</text:p>
          </table:table-cell>
          <table:table-cell table:style-name="ce3" office:value-type="date" office:date-value="2015-01-04" calcext:value-type="date">
            <text:p>04/01/15</text:p>
          </table:table-cell>
          <table:table-cell office:value-type="string" calcext:value-type="string">
            <text:p>not picked up from store</text:p>
          </table:table-cell>
          <table:table-cell table:style-name="ce3" office:value-type="date" office:date-value="2015-07-05" calcext:value-type="date">
            <text:p>05/07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Thomas Kuh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3500606</text:p>
          </table:table-cell>
          <table:table-cell office:value-type="float" office:value="263500606" calcext:value-type="float">
            <text:p>263500606</text:p>
          </table:table-cell>
          <table:table-cell table:style-name="ce3" office:value-type="date" office:date-value="2015-02-04" calcext:value-type="date">
            <text:p>04/02/15</text:p>
          </table:table-cell>
          <table:table-cell office:value-type="string" calcext:value-type="string">
            <text:p>not picked up from parcel pickup station/packstation</text:p>
          </table:table-cell>
          <table:table-cell table:style-name="ce3" office:value-type="date" office:date-value="2015-07-05" calcext:value-type="date">
            <text:p>05/07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cel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estellung von Danny Nagorse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3513860</text:p>
          </table:table-cell>
          <table:table-cell office:value-type="float" office:value="263513860" calcext:value-type="float">
            <text:p>263513860</text:p>
          </table:table-cell>
          <table:table-cell table:style-name="ce3" office:value-type="date" office:date-value="2015-02-04" calcext:value-type="date">
            <text:p>04/02/15</text:p>
          </table:table-cell>
          <table:table-cell office:value-type="string" calcext:value-type="string">
            <text:p>not picked up from parcel pickup station/packstation</text:p>
          </table:table-cell>
          <table:table-cell office:value-type="string" calcext:value-type="string">
            <text:p>4/30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Jannik Degn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3529660</text:p>
          </table:table-cell>
          <table:table-cell office:value-type="float" office:value="263529660" calcext:value-type="float">
            <text:p>263529660</text:p>
          </table:table-cell>
          <table:table-cell table:style-name="ce3" office:value-type="date" office:date-value="2015-01-04" calcext:value-type="date">
            <text:p>04/01/15</text:p>
          </table:table-cell>
          <table:table-cell office:value-type="string" calcext:value-type="string">
            <text:p>not picked up from parcel pickup station/packstation</text:p>
          </table:table-cell>
          <table:table-cell table:style-name="ce3" office:value-type="date" office:date-value="2015-12-05" calcext:value-type="date">
            <text:p>05/12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Florian Köst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3621542</text:p>
          </table:table-cell>
          <table:table-cell office:value-type="float" office:value="263621542" calcext:value-type="float">
            <text:p>263621542</text:p>
          </table:table-cell>
          <table:table-cell table:style-name="ce3" office:value-type="date" office:date-value="2015-02-04" calcext:value-type="date">
            <text:p>04/02/15</text:p>
          </table:table-cell>
          <table:table-cell office:value-type="string" calcext:value-type="string">
            <text:p>does not meet delivery conditions</text:p>
          </table:table-cell>
          <table:table-cell office:value-type="string" calcext:value-type="string">
            <text:p>4/25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Danir Toma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4506638</text:p>
          </table:table-cell>
          <table:table-cell office:value-type="float" office:value="264506638" calcext:value-type="float">
            <text:p>264506638</text:p>
          </table:table-cell>
          <table:table-cell table:style-name="ce3" office:value-type="date" office:date-value="2015-08-04" calcext:value-type="date">
            <text:p>04/08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4/30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Günter Peterom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4684004</text:p>
          </table:table-cell>
          <table:table-cell office:value-type="float" office:value="264684004" calcext:value-type="float">
            <text:p>264684004</text:p>
          </table:table-cell>
          <table:table-cell table:style-name="ce3" office:value-type="date" office:date-value="2015-11-04" calcext:value-type="date">
            <text:p>04/11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4/30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Ruven Götze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4817309</text:p>
          </table:table-cell>
          <table:table-cell office:value-type="float" office:value="264817309" calcext:value-type="float">
            <text:p>264817309</text:p>
          </table:table-cell>
          <table:table-cell office:value-type="string" calcext:value-type="string">
            <text:p>4/14/2015</text:p>
          </table:table-cell>
          <table:table-cell office:value-type="string" calcext:value-type="string">
            <text:p>not picked up from store</text:p>
          </table:table-cell>
          <table:table-cell table:style-name="ce3" office:value-type="date" office:date-value="2015-12-05" calcext:value-type="date">
            <text:p>05/12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Amir Nikkheslat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4845633</text:p>
          </table:table-cell>
          <table:table-cell office:value-type="float" office:value="264845633" calcext:value-type="float">
            <text:p>264845633</text:p>
          </table:table-cell>
          <table:table-cell office:value-type="string" calcext:value-type="string">
            <text:p>4/15/20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5/22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karina lesmeist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4852466</text:p>
          </table:table-cell>
          <table:table-cell office:value-type="float" office:value="264852466" calcext:value-type="float">
            <text:p>264852466</text:p>
          </table:table-cell>
          <table:table-cell office:value-type="string" calcext:value-type="string">
            <text:p>4/13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4/20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Frau Karina Lesmeister Jakobstr. 36 co/ Peter Wessa 66877 Ramstein-Miesenba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stellung von Timo Bau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5024733</text:p>
          </table:table-cell>
          <table:table-cell office:value-type="float" office:value="265024733" calcext:value-type="float">
            <text:p>265024733</text:p>
          </table:table-cell>
          <table:table-cell table:style-name="ce3" office:value-type="date" office:date-value="2015-06-05" calcext:value-type="date">
            <text:p>05/06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2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Silvan Laux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5031148</text:p>
          </table:table-cell>
          <table:table-cell office:value-type="float" office:value="265031148" calcext:value-type="float">
            <text:p>265031148</text:p>
          </table:table-cell>
          <table:table-cell office:value-type="string" calcext:value-type="string">
            <text:p>4/13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4/30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Thomas Grau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5032775</text:p>
          </table:table-cell>
          <table:table-cell office:value-type="float" office:value="265032775" calcext:value-type="float">
            <text:p>265032775</text:p>
          </table:table-cell>
          <table:table-cell table:style-name="ce3" office:value-type="date" office:date-value="2015-08-04" calcext:value-type="date">
            <text:p>04/08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4/27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h s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5041744</text:p>
          </table:table-cell>
          <table:table-cell office:value-type="float" office:value="265041744" calcext:value-type="float">
            <text:p>265041744</text:p>
          </table:table-cell>
          <table:table-cell table:style-name="ce3" office:value-type="date" office:date-value="2015-10-04" calcext:value-type="date">
            <text:p>04/10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4/28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Hasan Kotemsh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5066190</text:p>
          </table:table-cell>
          <table:table-cell office:value-type="float" office:value="265066190" calcext:value-type="float">
            <text:p>265066190</text:p>
          </table:table-cell>
          <table:table-cell office:value-type="string" calcext:value-type="string">
            <text:p>4/30/20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5/22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Marcel Köhl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5071618</text:p>
          </table:table-cell>
          <table:table-cell office:value-type="float" office:value="265071618" calcext:value-type="float">
            <text:p>265071618</text:p>
          </table:table-cell>
          <table:table-cell office:value-type="string" calcext:value-type="string">
            <text:p>4/13/2015</text:p>
          </table:table-cell>
          <table:table-cell office:value-type="string" calcext:value-type="string">
            <text:p>does not meet delivery conditions</text:p>
          </table:table-cell>
          <table:table-cell table:style-name="ce3" office:value-type="date" office:date-value="2015-12-05" calcext:value-type="date">
            <text:p>05/12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Waldemar Wegn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5072943</text:p>
          </table:table-cell>
          <table:table-cell office:value-type="float" office:value="265072943" calcext:value-type="float">
            <text:p>265072943</text:p>
          </table:table-cell>
          <table:table-cell office:value-type="string" calcext:value-type="string">
            <text:p>4/13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4/20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Herr Waldemar Wegner Oberntorwall 23 33602 Bielefel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stellung von masuni Cicek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5231082</text:p>
          </table:table-cell>
          <table:table-cell office:value-type="float" office:value="265231082" calcext:value-type="float">
            <text:p>265231082</text:p>
          </table:table-cell>
          <table:table-cell table:style-name="ce3" office:value-type="date" office:date-value="2015-09-04" calcext:value-type="date">
            <text:p>04/09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19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Burbach Rusla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5269725</text:p>
          </table:table-cell>
          <table:table-cell office:value-type="float" office:value="265269725" calcext:value-type="float">
            <text:p>265269725</text:p>
          </table:table-cell>
          <table:table-cell office:value-type="string" calcext:value-type="string">
            <text:p>4/22/20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5/22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Eckhard Pfei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5424114</text:p>
          </table:table-cell>
          <table:table-cell office:value-type="float" office:value="265424114" calcext:value-type="float">
            <text:p>265424114</text:p>
          </table:table-cell>
          <table:table-cell table:style-name="ce3" office:value-type="date" office:date-value="2015-10-04" calcext:value-type="date">
            <text:p>04/10/15</text:p>
          </table:table-cell>
          <table:table-cell office:value-type="string" calcext:value-type="string">
            <text:p>not picked up from store</text:p>
          </table:table-cell>
          <table:table-cell table:style-name="ce3" office:value-type="date" office:date-value="2015-12-05" calcext:value-type="date">
            <text:p>05/12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Lilli Loos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5429587</text:p>
          </table:table-cell>
          <table:table-cell office:value-type="float" office:value="265429587" calcext:value-type="float">
            <text:p>265429587</text:p>
          </table:table-cell>
          <table:table-cell office:value-type="string" calcext:value-type="string">
            <text:p>4/21/20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5/26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Steve G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5436923</text:p>
          </table:table-cell>
          <table:table-cell office:value-type="float" office:value="265436923" calcext:value-type="float">
            <text:p>265436923</text:p>
          </table:table-cell>
          <table:table-cell table:style-name="ce3" office:value-type="date" office:date-value="2015-09-04" calcext:value-type="date">
            <text:p>04/09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4/30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Michael Ludwig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5461366</text:p>
          </table:table-cell>
          <table:table-cell office:value-type="float" office:value="265461366" calcext:value-type="float">
            <text:p>265461366</text:p>
          </table:table-cell>
          <table:table-cell office:value-type="string" calcext:value-type="string">
            <text:p>4/16/20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5/26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Cemal Celik</text:p>
          </table:table-cell>
          <table:table-cell office:value-type="string" calcext:value-type="string">
            <text:p>Caution - please confirm shipping country</text:p>
          </table:table-cell>
          <table:table-cell office:value-type="string" calcext:value-type="string">
            <text:p>http://admin.paulsecret.com/order/show/265625558</text:p>
          </table:table-cell>
          <table:table-cell office:value-type="float" office:value="265625558" calcext:value-type="float">
            <text:p>265625558</text:p>
          </table:table-cell>
          <table:table-cell office:value-type="string" calcext:value-type="string">
            <text:p>4/15/2015</text:p>
          </table:table-cell>
          <table:table-cell office:value-type="string" calcext:value-type="string">
            <text:p>not picked up from store</text:p>
          </table:table-cell>
          <table:table-cell table:style-name="ce3" office:value-type="date" office:date-value="2015-12-05" calcext:value-type="date">
            <text:p>05/12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c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stellung von Jirko Kampa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5645530</text:p>
          </table:table-cell>
          <table:table-cell office:value-type="float" office:value="265645530" calcext:value-type="float">
            <text:p>265645530</text:p>
          </table:table-cell>
          <table:table-cell table:style-name="ce3" office:value-type="date" office:date-value="2015-09-04" calcext:value-type="date">
            <text:p>04/09/15</text:p>
          </table:table-cell>
          <table:table-cell office:value-type="string" calcext:value-type="string">
            <text:p>not picked up from parcel pickup station/packstation</text:p>
          </table:table-cell>
          <table:table-cell table:style-name="ce3" office:value-type="date" office:date-value="2015-04-05" calcext:value-type="date">
            <text:p>05/04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klaus mey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6040889</text:p>
          </table:table-cell>
          <table:table-cell office:value-type="float" office:value="266040889" calcext:value-type="float">
            <text:p>266040889</text:p>
          </table:table-cell>
          <table:table-cell office:value-type="string" calcext:value-type="string">
            <text:p>4/14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04-05" calcext:value-type="date">
            <text:p>05/04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Har Ry</text:p>
          </table:table-cell>
          <table:table-cell office:value-type="string" calcext:value-type="string">
            <text:p>Östereich</text:p>
          </table:table-cell>
          <table:table-cell office:value-type="string" calcext:value-type="string">
            <text:p>http://admin.paulsecret.com/order/show/266051503</text:p>
          </table:table-cell>
          <table:table-cell office:value-type="float" office:value="266051503" calcext:value-type="float">
            <text:p>266051503</text:p>
          </table:table-cell>
          <table:table-cell office:value-type="string" calcext:value-type="string">
            <text:p>4/24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13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Alexander Caspari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6226086</text:p>
          </table:table-cell>
          <table:table-cell office:value-type="float" office:value="266226086" calcext:value-type="float">
            <text:p>266226086</text:p>
          </table:table-cell>
          <table:table-cell office:value-type="string" calcext:value-type="string">
            <text:p>4/17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12-05" calcext:value-type="date">
            <text:p>05/12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Tommy Vrecety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6706420</text:p>
          </table:table-cell>
          <table:table-cell office:value-type="float" office:value="266706420" calcext:value-type="float">
            <text:p>266706420</text:p>
          </table:table-cell>
          <table:table-cell office:value-type="string" calcext:value-type="string">
            <text:p>4/14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4/30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Marcel Köhl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6767558</text:p>
          </table:table-cell>
          <table:table-cell office:value-type="float" office:value="266767558" calcext:value-type="float">
            <text:p>266767558</text:p>
          </table:table-cell>
          <table:table-cell office:value-type="string" calcext:value-type="string">
            <text:p>4/13/2015</text:p>
          </table:table-cell>
          <table:table-cell office:value-type="string" calcext:value-type="string">
            <text:p>does not meet delivery conditions</text:p>
          </table:table-cell>
          <table:table-cell table:style-name="ce3" office:value-type="date" office:date-value="2015-12-05" calcext:value-type="date">
            <text:p>05/12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Tobias Festerling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6823808</text:p>
          </table:table-cell>
          <table:table-cell office:value-type="float" office:value="266823808" calcext:value-type="float">
            <text:p>266823808</text:p>
          </table:table-cell>
          <table:table-cell office:value-type="string" calcext:value-type="string">
            <text:p>4/28/20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5/21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Mathias Schönhofer</text:p>
          </table:table-cell>
          <table:table-cell office:value-type="string" calcext:value-type="string">
            <text:p>Östereich</text:p>
          </table:table-cell>
          <table:table-cell office:value-type="string" calcext:value-type="string">
            <text:p>http://admin.paulsecret.com/order/show/266886187</text:p>
          </table:table-cell>
          <table:table-cell office:value-type="float" office:value="266886187" calcext:value-type="float">
            <text:p>266886187</text:p>
          </table:table-cell>
          <table:table-cell office:value-type="string" calcext:value-type="string">
            <text:p>4/20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12-05" calcext:value-type="date">
            <text:p>05/12/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nc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stellung von Luis Prunk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7069942</text:p>
          </table:table-cell>
          <table:table-cell office:value-type="float" office:value="267069942" calcext:value-type="float">
            <text:p>267069942</text:p>
          </table:table-cell>
          <table:table-cell office:value-type="string" calcext:value-type="string">
            <text:p>4/17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12-05" calcext:value-type="date">
            <text:p>05/12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Julius Steinriede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7129997</text:p>
          </table:table-cell>
          <table:table-cell office:value-type="float" office:value="267129997" calcext:value-type="float">
            <text:p>267129997</text:p>
          </table:table-cell>
          <table:table-cell office:value-type="string" calcext:value-type="string">
            <text:p>4/15/2015</text:p>
          </table:table-cell>
          <table:table-cell office:value-type="string" calcext:value-type="string">
            <text:p>not picked up from store</text:p>
          </table:table-cell>
          <table:table-cell table:style-name="ce3" office:value-type="date" office:date-value="2015-12-05" calcext:value-type="date">
            <text:p>05/12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jendrik Boueke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7170681</text:p>
          </table:table-cell>
          <table:table-cell office:value-type="float" office:value="267170681" calcext:value-type="float">
            <text:p>267170681</text:p>
          </table:table-cell>
          <table:table-cell office:value-type="string" calcext:value-type="string">
            <text:p>4/15/2015</text:p>
          </table:table-cell>
          <table:table-cell office:value-type="string" calcext:value-type="string">
            <text:p>not picked up from store</text:p>
          </table:table-cell>
          <table:table-cell table:style-name="ce3" office:value-type="date" office:date-value="2015-12-05" calcext:value-type="date">
            <text:p>05/12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Jan Geiß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7257762</text:p>
          </table:table-cell>
          <table:table-cell office:value-type="float" office:value="267257762" calcext:value-type="float">
            <text:p>267257762</text:p>
          </table:table-cell>
          <table:table-cell office:value-type="string" calcext:value-type="string">
            <text:p>4/21/2015</text:p>
          </table:table-cell>
          <table:table-cell office:value-type="string" calcext:value-type="string">
            <text:p>does not meet delivery conditions</text:p>
          </table:table-cell>
          <table:table-cell office:value-type="string" calcext:value-type="string">
            <text:p>5/18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Eller rich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7258271</text:p>
          </table:table-cell>
          <table:table-cell office:value-type="float" office:value="267258271" calcext:value-type="float">
            <text:p>267258271</text:p>
          </table:table-cell>
          <table:table-cell office:value-type="string" calcext:value-type="string">
            <text:p>4/17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07-05" calcext:value-type="date">
            <text:p>05/07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Gallio Gar?ia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7481644</text:p>
          </table:table-cell>
          <table:table-cell office:value-type="float" office:value="267481644" calcext:value-type="float">
            <text:p>267481644</text:p>
          </table:table-cell>
          <table:table-cell office:value-type="string" calcext:value-type="string">
            <text:p>4/18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12-05" calcext:value-type="date">
            <text:p>05/12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Marc Schneppenheim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7488374</text:p>
          </table:table-cell>
          <table:table-cell office:value-type="float" office:value="267488374" calcext:value-type="float">
            <text:p>267488374</text:p>
          </table:table-cell>
          <table:table-cell office:value-type="string" calcext:value-type="string">
            <text:p>4/22/2015</text:p>
          </table:table-cell>
          <table:table-cell office:value-type="string" calcext:value-type="string">
            <text:p>does not meet delivery conditions</text:p>
          </table:table-cell>
          <table:table-cell table:style-name="ce3" office:value-type="date" office:date-value="2015-12-05" calcext:value-type="date">
            <text:p>05/12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Martin Mayer</text:p>
          </table:table-cell>
          <table:table-cell office:value-type="string" calcext:value-type="string">
            <text:p>Schweiz</text:p>
          </table:table-cell>
          <table:table-cell office:value-type="string" calcext:value-type="string">
            <text:p>http://admin.paulsecret.com/order/show/267500036</text:p>
          </table:table-cell>
          <table:table-cell office:value-type="float" office:value="267500036" calcext:value-type="float">
            <text:p>267500036</text:p>
          </table:table-cell>
          <table:table-cell office:value-type="string" calcext:value-type="string">
            <text:p>4/20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05-05" calcext:value-type="date">
            <text:p>05/05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Josef Rheinbergerstr. 24 9490 Vaduz CH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estellung von Alexander Posch</text:p>
          </table:table-cell>
          <table:table-cell office:value-type="string" calcext:value-type="string">
            <text:p>Östereich</text:p>
          </table:table-cell>
          <table:table-cell office:value-type="string" calcext:value-type="string">
            <text:p>http://admin.paulsecret.com/order/show/267707507</text:p>
          </table:table-cell>
          <table:table-cell office:value-type="float" office:value="267707507" calcext:value-type="float">
            <text:p>267707507</text:p>
          </table:table-cell>
          <table:table-cell office:value-type="string" calcext:value-type="string">
            <text:p>4/20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12-05" calcext:value-type="date">
            <text:p>05/12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Matthias Schuh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7962916</text:p>
          </table:table-cell>
          <table:table-cell office:value-type="float" office:value="267962916" calcext:value-type="float">
            <text:p>267962916</text:p>
          </table:table-cell>
          <table:table-cell office:value-type="string" calcext:value-type="string">
            <text:p>4/17/20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5/14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Ibrahim Serbest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7978403</text:p>
          </table:table-cell>
          <table:table-cell office:value-type="float" office:value="267978403" calcext:value-type="float">
            <text:p>267978403</text:p>
          </table:table-cell>
          <table:table-cell office:value-type="string" calcext:value-type="string">
            <text:p>4/15/2015</text:p>
          </table:table-cell>
          <table:table-cell office:value-type="string" calcext:value-type="string">
            <text:p>not picked up from store</text:p>
          </table:table-cell>
          <table:table-cell table:style-name="ce3" office:value-type="date" office:date-value="2015-07-05" calcext:value-type="date">
            <text:p>05/07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Thorsten Rüth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8021153</text:p>
          </table:table-cell>
          <table:table-cell office:value-type="float" office:value="268021153" calcext:value-type="float">
            <text:p>268021153</text:p>
          </table:table-cell>
          <table:table-cell office:value-type="string" calcext:value-type="string">
            <text:p>4/15/2015</text:p>
          </table:table-cell>
          <table:table-cell office:value-type="string" calcext:value-type="string">
            <text:p>not picked up from parcel pickup station/packstation</text:p>
          </table:table-cell>
          <table:table-cell table:style-name="ce3" office:value-type="date" office:date-value="2015-12-05" calcext:value-type="date">
            <text:p>05/12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stellung von Martin Heinze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8300408</text:p>
          </table:table-cell>
          <table:table-cell office:value-type="float" office:value="268300408" calcext:value-type="float">
            <text:p>268300408</text:p>
          </table:table-cell>
          <table:table-cell office:value-type="string" calcext:value-type="string">
            <text:p>4/21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1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Philipp Scholz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8327584</text:p>
          </table:table-cell>
          <table:table-cell office:value-type="float" office:value="268327584" calcext:value-type="float">
            <text:p>268327584</text:p>
          </table:table-cell>
          <table:table-cell office:value-type="string" calcext:value-type="string">
            <text:p>4/18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4/2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Packstation 107, 801869366 Herr Philipp Scholz Bahnhofstr. 169 74321 Bietigheim-Bissinge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estellung von Thomas Gkoudoulas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8420394</text:p>
          </table:table-cell>
          <table:table-cell office:value-type="float" office:value="268420394" calcext:value-type="float">
            <text:p>268420394</text:p>
          </table:table-cell>
          <table:table-cell office:value-type="string" calcext:value-type="string">
            <text:p>4/29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12-05" calcext:value-type="date">
            <text:p>05/12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Erdinger Straße 30d85356 Freis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stellung von David Belz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8526802</text:p>
          </table:table-cell>
          <table:table-cell office:value-type="float" office:value="268526802" calcext:value-type="float">
            <text:p>268526802</text:p>
          </table:table-cell>
          <table:table-cell office:value-type="string" calcext:value-type="string">
            <text:p>4/16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4/30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David Belzer 28909301 Packstation 123 76135 Karlsruh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estellung von Hashah Habenj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8740611</text:p>
          </table:table-cell>
          <table:table-cell office:value-type="float" office:value="268740611" calcext:value-type="float">
            <text:p>268740611</text:p>
          </table:table-cell>
          <table:table-cell office:value-type="string" calcext:value-type="string">
            <text:p>4/20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12-05" calcext:value-type="date">
            <text:p>05/12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Thilo P.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8768040</text:p>
          </table:table-cell>
          <table:table-cell office:value-type="float" office:value="268768040" calcext:value-type="float">
            <text:p>268768040</text:p>
          </table:table-cell>
          <table:table-cell office:value-type="string" calcext:value-type="string">
            <text:p>4/30/20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5/21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estellung von Frank Hofman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8808544</text:p>
          </table:table-cell>
          <table:table-cell office:value-type="float" office:value="268808544" calcext:value-type="float">
            <text:p>268808544</text:p>
          </table:table-cell>
          <table:table-cell office:value-type="string" calcext:value-type="string">
            <text:p>4/18/20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5/22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David Haasl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8877860</text:p>
          </table:table-cell>
          <table:table-cell office:value-type="float" office:value="268877860" calcext:value-type="float">
            <text:p>268877860</text:p>
          </table:table-cell>
          <table:table-cell office:value-type="string" calcext:value-type="string">
            <text:p>4/17/2015</text:p>
          </table:table-cell>
          <table:table-cell office:value-type="string" calcext:value-type="string">
            <text:p>not picked up from store</text:p>
          </table:table-cell>
          <table:table-cell table:style-name="ce3" office:value-type="date" office:date-value="2015-12-05" calcext:value-type="date">
            <text:p>05/12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Marius Lühne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8879830</text:p>
          </table:table-cell>
          <table:table-cell office:value-type="float" office:value="268879830" calcext:value-type="float">
            <text:p>268879830</text:p>
          </table:table-cell>
          <table:table-cell office:value-type="string" calcext:value-type="string">
            <text:p>4/22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12-05" calcext:value-type="date">
            <text:p>05/12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Frans Posthumus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8903755</text:p>
          </table:table-cell>
          <table:table-cell office:value-type="float" office:value="268903755" calcext:value-type="float">
            <text:p>268903755</text:p>
          </table:table-cell>
          <table:table-cell office:value-type="string" calcext:value-type="string">
            <text:p>4/24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2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Frans Posthumus Käsehandel Posthumus Hauptstr. 2-6 26529 Rechtsupwe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stellung von Tom Rihm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8965127</text:p>
          </table:table-cell>
          <table:table-cell office:value-type="float" office:value="268965127" calcext:value-type="float">
            <text:p>268965127</text:p>
          </table:table-cell>
          <table:table-cell table:style-name="ce3" office:value-type="date" office:date-value="2015-07-05" calcext:value-type="date">
            <text:p>05/07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1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Felix Sontheim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9430212</text:p>
          </table:table-cell>
          <table:table-cell office:value-type="float" office:value="269430212" calcext:value-type="float">
            <text:p>269430212</text:p>
          </table:table-cell>
          <table:table-cell office:value-type="string" calcext:value-type="string">
            <text:p>4/27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12-05" calcext:value-type="date">
            <text:p>05/12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Felix Sontheimer Veit-Stoß-Str. 5 5 80687 Münche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estellung von Elias Kirchman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9734630</text:p>
          </table:table-cell>
          <table:table-cell office:value-type="float" office:value="269734630" calcext:value-type="float">
            <text:p>269734630</text:p>
          </table:table-cell>
          <table:table-cell office:value-type="string" calcext:value-type="string">
            <text:p>4/23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4/2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Elias Kirchmann Schlossring 20 76669 Bad Schönbor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stellung von Steffen Minas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9741645</text:p>
          </table:table-cell>
          <table:table-cell office:value-type="float" office:value="269741645" calcext:value-type="float">
            <text:p>269741645</text:p>
          </table:table-cell>
          <table:table-cell office:value-type="string" calcext:value-type="string">
            <text:p>4/21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12-05" calcext:value-type="date">
            <text:p>05/12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Martin Zwein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9760876</text:p>
          </table:table-cell>
          <table:table-cell office:value-type="float" office:value="269760876" calcext:value-type="float">
            <text:p>269760876</text:p>
          </table:table-cell>
          <table:table-cell office:value-type="string" calcext:value-type="string">
            <text:p>4/22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07-05" calcext:value-type="date">
            <text:p>05/07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Christoph Buechel</text:p>
          </table:table-cell>
          <table:table-cell office:value-type="string" calcext:value-type="string">
            <text:p>Schweiz</text:p>
          </table:table-cell>
          <table:table-cell office:value-type="string" calcext:value-type="string">
            <text:p>http://admin.paulsecret.com/order/show/269797824</text:p>
          </table:table-cell>
          <table:table-cell office:value-type="float" office:value="269797824" calcext:value-type="float">
            <text:p>269797824</text:p>
          </table:table-cell>
          <table:table-cell office:value-type="string" calcext:value-type="string">
            <text:p>4/24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12-05" calcext:value-type="date">
            <text:p>05/12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Girlenstrasse 11 9443 Widna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stellung von Delil Kaya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9862352</text:p>
          </table:table-cell>
          <table:table-cell office:value-type="float" office:value="269862352" calcext:value-type="float">
            <text:p>269862352</text:p>
          </table:table-cell>
          <table:table-cell office:value-type="string" calcext:value-type="string">
            <text:p>4/29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2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Mathias Osterholz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69878911</text:p>
          </table:table-cell>
          <table:table-cell office:value-type="float" office:value="269878911" calcext:value-type="float">
            <text:p>269878911</text:p>
          </table:table-cell>
          <table:table-cell office:value-type="string" calcext:value-type="string">
            <text:p>4/23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2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Dirk Engele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0086804</text:p>
          </table:table-cell>
          <table:table-cell office:value-type="float" office:value="270086804" calcext:value-type="float">
            <text:p>270086804</text:p>
          </table:table-cell>
          <table:table-cell office:value-type="string" calcext:value-type="string">
            <text:p>4/23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2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Richard Salzkammergut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0279651</text:p>
          </table:table-cell>
          <table:table-cell office:value-type="float" office:value="270279651" calcext:value-type="float">
            <text:p>270279651</text:p>
          </table:table-cell>
          <table:table-cell office:value-type="string" calcext:value-type="string">
            <text:p>4/22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12-05" calcext:value-type="date">
            <text:p>05/12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Christian Ostermei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0288772</text:p>
          </table:table-cell>
          <table:table-cell office:value-type="float" office:value="270288772" calcext:value-type="float">
            <text:p>270288772</text:p>
          </table:table-cell>
          <table:table-cell office:value-type="string" calcext:value-type="string">
            <text:p>4/24/20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5/22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Florian Speid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0314140</text:p>
          </table:table-cell>
          <table:table-cell office:value-type="float" office:value="270314140" calcext:value-type="float">
            <text:p>270314140</text:p>
          </table:table-cell>
          <table:table-cell office:value-type="string" calcext:value-type="string">
            <text:p>4/24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12-05" calcext:value-type="date">
            <text:p>05/12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Dominik Puritscher</text:p>
          </table:table-cell>
          <table:table-cell office:value-type="string" calcext:value-type="string">
            <text:p>Östereich</text:p>
          </table:table-cell>
          <table:table-cell office:value-type="string" calcext:value-type="string">
            <text:p>http://admin.paulsecret.com/order/show/270478766</text:p>
          </table:table-cell>
          <table:table-cell office:value-type="float" office:value="270478766" calcext:value-type="float">
            <text:p>270478766</text:p>
          </table:table-cell>
          <table:table-cell table:style-name="ce3" office:value-type="date" office:date-value="2015-04-05" calcext:value-type="date">
            <text:p>05/04/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5/20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stellung von as asa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0478916</text:p>
          </table:table-cell>
          <table:table-cell office:value-type="float" office:value="270478916" calcext:value-type="float">
            <text:p>270478916</text:p>
          </table:table-cell>
          <table:table-cell office:value-type="string" calcext:value-type="string">
            <text:p>4/22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12-05" calcext:value-type="date">
            <text:p>05/12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daniel kleinberns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0506338</text:p>
          </table:table-cell>
          <table:table-cell office:value-type="float" office:value="270506338" calcext:value-type="float">
            <text:p>270506338</text:p>
          </table:table-cell>
          <table:table-cell office:value-type="string" calcext:value-type="string">
            <text:p>4/22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12-05" calcext:value-type="date">
            <text:p>05/12/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Roman Schaub</text:p>
          </table:table-cell>
          <table:table-cell office:value-type="string" calcext:value-type="string">
            <text:p>Schweiz</text:p>
          </table:table-cell>
          <table:table-cell office:value-type="string" calcext:value-type="string">
            <text:p>http://admin.paulsecret.com/order/show/270587210</text:p>
          </table:table-cell>
          <table:table-cell office:value-type="float" office:value="270587210" calcext:value-type="float">
            <text:p>270587210</text:p>
          </table:table-cell>
          <table:table-cell office:value-type="string" calcext:value-type="string">
            <text:p>4/24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1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Roman Schaub Unterholz 4 3380 Wangen an der Aa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stellung von Sascha Lück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0957597</text:p>
          </table:table-cell>
          <table:table-cell office:value-type="float" office:value="270957597" calcext:value-type="float">
            <text:p>270957597</text:p>
          </table:table-cell>
          <table:table-cell office:value-type="string" calcext:value-type="string">
            <text:p>4/24/20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5/22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Bastian Jung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1107982</text:p>
          </table:table-cell>
          <table:table-cell office:value-type="float" office:value="271107982" calcext:value-type="float">
            <text:p>271107982</text:p>
          </table:table-cell>
          <table:table-cell office:value-type="string" calcext:value-type="string">
            <text:p>4/28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1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Packstation 107 46889397 Bahnhofstraße 2 67434 Neustadt D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estellung von Patrick Neuman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1831834</text:p>
          </table:table-cell>
          <table:table-cell office:value-type="float" office:value="271831834" calcext:value-type="float">
            <text:p>271831834</text:p>
          </table:table-cell>
          <table:table-cell table:style-name="ce3" office:value-type="date" office:date-value="2015-04-05" calcext:value-type="date">
            <text:p>05/04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0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Patrick Neumann Toulouser Allee 7 40211 Düsseldorf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estellung von Sascha Grimm</text:p>
          </table:table-cell>
          <table:table-cell office:value-type="string" calcext:value-type="string">
            <text:p>Caution - please confirm shipping country</text:p>
          </table:table-cell>
          <table:table-cell office:value-type="string" calcext:value-type="string">
            <text:p>http://admin.paulsecret.com/order/show/271833893</text:p>
          </table:table-cell>
          <table:table-cell office:value-type="float" office:value="271833893" calcext:value-type="float">
            <text:p>271833893</text:p>
          </table:table-cell>
          <table:table-cell office:value-type="string" calcext:value-type="string">
            <text:p>4/28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6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Sascha Grimm Packstation 116 841006009 90537 Feucht D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estellung von Michael Kauselman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1860932</text:p>
          </table:table-cell>
          <table:table-cell office:value-type="float" office:value="271860932" calcext:value-type="float">
            <text:p>271860932</text:p>
          </table:table-cell>
          <table:table-cell office:value-type="string" calcext:value-type="string">
            <text:p>4/28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2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nc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stellung von Julian Lipinski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2040743</text:p>
          </table:table-cell>
          <table:table-cell office:value-type="float" office:value="272040743" calcext:value-type="float">
            <text:p>272040743</text:p>
          </table:table-cell>
          <table:table-cell office:value-type="string" calcext:value-type="string">
            <text:p>4/30/20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5/22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Kai Ehlers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2351916</text:p>
          </table:table-cell>
          <table:table-cell office:value-type="float" office:value="272351916" calcext:value-type="float">
            <text:p>272351916</text:p>
          </table:table-cell>
          <table:table-cell table:style-name="ce3" office:value-type="date" office:date-value="2015-07-05" calcext:value-type="date">
            <text:p>05/07/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5/26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Sitzmann Moritz</text:p>
          </table:table-cell>
          <table:table-cell office:value-type="string" calcext:value-type="string">
            <text:p>Schweiz</text:p>
          </table:table-cell>
          <table:table-cell office:value-type="string" calcext:value-type="string">
            <text:p>http://admin.paulsecret.com/order/show/272446177</text:p>
          </table:table-cell>
          <table:table-cell office:value-type="float" office:value="272446177" calcext:value-type="float">
            <text:p>272446177</text:p>
          </table:table-cell>
          <table:table-cell office:value-type="string" calcext:value-type="string">
            <text:p>4/30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Moritz Sitzmann Langrütistrasse 11 8840 Einsiedel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stellung von Roger Sonder</text:p>
          </table:table-cell>
          <table:table-cell office:value-type="string" calcext:value-type="string">
            <text:p>Schweiz</text:p>
          </table:table-cell>
          <table:table-cell office:value-type="string" calcext:value-type="string">
            <text:p>http://admin.paulsecret.com/order/show/272521843</text:p>
          </table:table-cell>
          <table:table-cell office:value-type="float" office:value="272521843" calcext:value-type="float">
            <text:p>272521843</text:p>
          </table:table-cell>
          <table:table-cell office:value-type="string" calcext:value-type="string">
            <text:p>4/30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12-05" calcext:value-type="date">
            <text:p>05/12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Roger Sonder Carl-Beck-Strasse 2 6210 Surse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estellung von Zoltán Bakom-Keleti</text:p>
          </table:table-cell>
          <table:table-cell office:value-type="string" calcext:value-type="string">
            <text:p>Östereich</text:p>
          </table:table-cell>
          <table:table-cell office:value-type="string" calcext:value-type="string">
            <text:p>http://admin.paulsecret.com/order/show/272579384</text:p>
          </table:table-cell>
          <table:table-cell office:value-type="float" office:value="272579384" calcext:value-type="float">
            <text:p>272579384</text:p>
          </table:table-cell>
          <table:table-cell table:style-name="ce3" office:value-type="date" office:date-value="2015-05-05" calcext:value-type="date">
            <text:p>05/05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2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en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estellung von Thomas Boose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2775417</text:p>
          </table:table-cell>
          <table:table-cell office:value-type="float" office:value="272775417" calcext:value-type="float">
            <text:p>272775417</text:p>
          </table:table-cell>
          <table:table-cell table:style-name="ce3" office:value-type="date" office:date-value="2015-04-05" calcext:value-type="date">
            <text:p>05/04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2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Hre Bad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2791610</text:p>
          </table:table-cell>
          <table:table-cell office:value-type="float" office:value="272791610" calcext:value-type="float">
            <text:p>272791610</text:p>
          </table:table-cell>
          <table:table-cell table:style-name="ce3" office:value-type="date" office:date-value="2015-11-05" calcext:value-type="date">
            <text:p>05/11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1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Patrick Helmecke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2802122</text:p>
          </table:table-cell>
          <table:table-cell office:value-type="float" office:value="272802122" calcext:value-type="float">
            <text:p>272802122</text:p>
          </table:table-cell>
          <table:table-cell table:style-name="ce3" office:value-type="date" office:date-value="2015-04-05" calcext:value-type="date">
            <text:p>05/04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6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Karl Au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2812964</text:p>
          </table:table-cell>
          <table:table-cell office:value-type="float" office:value="272812964" calcext:value-type="float">
            <text:p>272812964</text:p>
          </table:table-cell>
          <table:table-cell table:style-name="ce3" office:value-type="date" office:date-value="2015-02-05" calcext:value-type="date">
            <text:p>05/02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2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Stefan Szigethy</text:p>
          </table:table-cell>
          <table:table-cell office:value-type="string" calcext:value-type="string">
            <text:p>Östereich</text:p>
          </table:table-cell>
          <table:table-cell office:value-type="string" calcext:value-type="string">
            <text:p>http://admin.paulsecret.com/order/show/272818314</text:p>
          </table:table-cell>
          <table:table-cell office:value-type="float" office:value="272818314" calcext:value-type="float">
            <text:p>272818314</text:p>
          </table:table-cell>
          <table:table-cell table:style-name="ce3" office:value-type="date" office:date-value="2015-04-05" calcext:value-type="date">
            <text:p>05/04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2/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en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estellung von Carsten Heyd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2995311</text:p>
          </table:table-cell>
          <table:table-cell office:value-type="float" office:value="272995311" calcext:value-type="float">
            <text:p>272995311</text:p>
          </table:table-cell>
          <table:table-cell office:value-type="string" calcext:value-type="string">
            <text:p>4/29/20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5/1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c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stellung von Peter Brun</text:p>
          </table:table-cell>
          <table:table-cell office:value-type="string" calcext:value-type="string">
            <text:p>Schweiz</text:p>
          </table:table-cell>
          <table:table-cell office:value-type="string" calcext:value-type="string">
            <text:p>http://admin.paulsecret.com/order/show/272996857</text:p>
          </table:table-cell>
          <table:table-cell office:value-type="float" office:value="272996857" calcext:value-type="float">
            <text:p>272996857</text:p>
          </table:table-cell>
          <table:table-cell office:value-type="string" calcext:value-type="string">
            <text:p>4/30/2015</text:p>
          </table:table-cell>
          <table:table-cell office:value-type="string" calcext:value-type="string">
            <text:p>addressee unknown</text:p>
          </table:table-cell>
          <table:table-cell table:style-name="ce3" office:value-type="date" office:date-value="2015-07-05" calcext:value-type="date">
            <text:p>05/07/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Peter Brun MyPost24 30045261 Im Schossacher 24 8600 Dübendo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stellung von Felice Fantoni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3018454</text:p>
          </table:table-cell>
          <table:table-cell office:value-type="float" office:value="273018454" calcext:value-type="float">
            <text:p>273018454</text:p>
          </table:table-cell>
          <table:table-cell table:style-name="ce3" office:value-type="date" office:date-value="2015-05-05" calcext:value-type="date">
            <text:p>05/05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2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Luca Wagen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3026023</text:p>
          </table:table-cell>
          <table:table-cell office:value-type="float" office:value="273026023" calcext:value-type="float">
            <text:p>273026023</text:p>
          </table:table-cell>
          <table:table-cell office:value-type="string" calcext:value-type="string">
            <text:p>4/29/20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5/22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Yacine Benamara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3300908</text:p>
          </table:table-cell>
          <table:table-cell office:value-type="float" office:value="273300908" calcext:value-type="float">
            <text:p>273300908</text:p>
          </table:table-cell>
          <table:table-cell table:style-name="ce3" office:value-type="date" office:date-value="2015-04-05" calcext:value-type="date">
            <text:p>05/04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6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Herr Yacine Benamara Ehrhart str 4 30455 Hannov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stellung von peter jürge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3433862</text:p>
          </table:table-cell>
          <table:table-cell office:value-type="float" office:value="273433862" calcext:value-type="float">
            <text:p>273433862</text:p>
          </table:table-cell>
          <table:table-cell table:style-name="ce3" office:value-type="date" office:date-value="2015-08-05" calcext:value-type="date">
            <text:p>05/08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1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Reto Graf</text:p>
          </table:table-cell>
          <table:table-cell office:value-type="string" calcext:value-type="string">
            <text:p>Schweiz</text:p>
          </table:table-cell>
          <table:table-cell office:value-type="string" calcext:value-type="string">
            <text:p>http://admin.paulsecret.com/order/show/273674313</text:p>
          </table:table-cell>
          <table:table-cell office:value-type="float" office:value="273674313" calcext:value-type="float">
            <text:p>273674313</text:p>
          </table:table-cell>
          <table:table-cell table:style-name="ce3" office:value-type="date" office:date-value="2015-05-05" calcext:value-type="date">
            <text:p>05/05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1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Reto Graf Ch. de la Tour-Grise 6 1007 Lausan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stellung von Jonas Burkard</text:p>
          </table:table-cell>
          <table:table-cell office:value-type="string" calcext:value-type="string">
            <text:p>Schweiz</text:p>
          </table:table-cell>
          <table:table-cell office:value-type="string" calcext:value-type="string">
            <text:p>http://admin.paulsecret.com/order/show/273907427</text:p>
          </table:table-cell>
          <table:table-cell office:value-type="float" office:value="273907427" calcext:value-type="float">
            <text:p>273907427</text:p>
          </table:table-cell>
          <table:table-cell table:style-name="ce3" office:value-type="date" office:date-value="2015-05-05" calcext:value-type="date">
            <text:p>05/05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1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Kreuzenstrasse 25 4500 Solothur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estellung von semelit steffixid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4183705</text:p>
          </table:table-cell>
          <table:table-cell office:value-type="float" office:value="274183705" calcext:value-type="float">
            <text:p>274183705</text:p>
          </table:table-cell>
          <table:table-cell table:style-name="ce3" office:value-type="date" office:date-value="2015-06-05" calcext:value-type="date">
            <text:p>05/06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2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Waldemar Mereschko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4201821</text:p>
          </table:table-cell>
          <table:table-cell office:value-type="float" office:value="274201821" calcext:value-type="float">
            <text:p>274201821</text:p>
          </table:table-cell>
          <table:table-cell table:style-name="ce3" office:value-type="date" office:date-value="2015-06-05" calcext:value-type="date">
            <text:p>05/06/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5/26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Kai Schuhman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4239598</text:p>
          </table:table-cell>
          <table:table-cell office:value-type="float" office:value="274239598" calcext:value-type="float">
            <text:p>274239598</text:p>
          </table:table-cell>
          <table:table-cell table:style-name="ce3" office:value-type="date" office:date-value="2015-04-05" calcext:value-type="date">
            <text:p>05/04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2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Phillip Westpha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4438072</text:p>
          </table:table-cell>
          <table:table-cell office:value-type="float" office:value="274438072" calcext:value-type="float">
            <text:p>274438072</text:p>
          </table:table-cell>
          <table:table-cell office:value-type="string" calcext:value-type="string">
            <text:p>4/30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2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Ratsmühlendamm 30 22335 Hambur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estellung von Patrick Brauckman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4449191</text:p>
          </table:table-cell>
          <table:table-cell office:value-type="float" office:value="274449191" calcext:value-type="float">
            <text:p>274449191</text:p>
          </table:table-cell>
          <table:table-cell table:style-name="ce3" office:value-type="date" office:date-value="2015-05-05" calcext:value-type="date">
            <text:p>05/05/15</text:p>
          </table:table-cell>
          <table:table-cell office:value-type="string" calcext:value-type="string">
            <text:p>not picked up from store</text:p>
          </table:table-cell>
          <table:table-cell office:value-type="string" calcext:value-type="string">
            <text:p>5/2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estellung von Kevin Siegenthaler</text:p>
          </table:table-cell>
          <table:table-cell office:value-type="string" calcext:value-type="string">
            <text:p>Schweiz</text:p>
          </table:table-cell>
          <table:table-cell office:value-type="string" calcext:value-type="string">
            <text:p>http://admin.paulsecret.com/order/show/274513191</text:p>
          </table:table-cell>
          <table:table-cell office:value-type="float" office:value="274513191" calcext:value-type="float">
            <text:p>274513191</text:p>
          </table:table-cell>
          <table:table-cell table:style-name="ce3" office:value-type="date" office:date-value="2015-09-05" calcext:value-type="date">
            <text:p>05/09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18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Tulpenweg 4 3250 Lys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estellung von Emauel Kouench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4562909</text:p>
          </table:table-cell>
          <table:table-cell office:value-type="float" office:value="274562909" calcext:value-type="float">
            <text:p>274562909</text:p>
          </table:table-cell>
          <table:table-cell table:style-name="ce3" office:value-type="date" office:date-value="2015-04-05" calcext:value-type="date">
            <text:p>05/04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2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Eina Schniedelzwerg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4607986</text:p>
          </table:table-cell>
          <table:table-cell office:value-type="float" office:value="274607986" calcext:value-type="float">
            <text:p>274607986</text:p>
          </table:table-cell>
          <table:table-cell table:style-name="ce3" office:value-type="date" office:date-value="2015-04-05" calcext:value-type="date">
            <text:p>05/04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6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Luca Gentile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4874362</text:p>
          </table:table-cell>
          <table:table-cell office:value-type="float" office:value="274874362" calcext:value-type="float">
            <text:p>274874362</text:p>
          </table:table-cell>
          <table:table-cell office:value-type="string" calcext:value-type="string">
            <text:p>5/15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6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Patrick Lohr</text:p>
          </table:table-cell>
          <table:table-cell office:value-type="string" calcext:value-type="string">
            <text:p>Schweiz</text:p>
          </table:table-cell>
          <table:table-cell office:value-type="string" calcext:value-type="string">
            <text:p>http://admin.paulsecret.com/order/show/275284616</text:p>
          </table:table-cell>
          <table:table-cell office:value-type="float" office:value="275284616" calcext:value-type="float">
            <text:p>275284616</text:p>
          </table:table-cell>
          <table:table-cell table:style-name="ce3" office:value-type="date" office:date-value="2015-10-05" calcext:value-type="date">
            <text:p>05/10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0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Patrick Lohr /CO Launchswiss AG Rathausstrasse 14 6340 Ba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stellung von Daniel Heck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5297328</text:p>
          </table:table-cell>
          <table:table-cell office:value-type="float" office:value="275297328" calcext:value-type="float">
            <text:p>275297328</text:p>
          </table:table-cell>
          <table:table-cell table:style-name="ce3" office:value-type="date" office:date-value="2015-11-05" calcext:value-type="date">
            <text:p>05/11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2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Nancy Kecke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5309264</text:p>
          </table:table-cell>
          <table:table-cell office:value-type="float" office:value="275309264" calcext:value-type="float">
            <text:p>275309264</text:p>
          </table:table-cell>
          <table:table-cell table:style-name="ce3" office:value-type="date" office:date-value="2015-08-05" calcext:value-type="date">
            <text:p>05/08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6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Helge Hoffman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5481488</text:p>
          </table:table-cell>
          <table:table-cell office:value-type="float" office:value="275481488" calcext:value-type="float">
            <text:p>275481488</text:p>
          </table:table-cell>
          <table:table-cell table:style-name="ce3" office:value-type="date" office:date-value="2015-07-05" calcext:value-type="date">
            <text:p>05/07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2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Paul Pablito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5484471</text:p>
          </table:table-cell>
          <table:table-cell office:value-type="float" office:value="275484471" calcext:value-type="float">
            <text:p>275484471</text:p>
          </table:table-cell>
          <table:table-cell table:style-name="ce3" office:value-type="date" office:date-value="2015-07-05" calcext:value-type="date">
            <text:p>05/07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1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Mario Stadlbauer</text:p>
          </table:table-cell>
          <table:table-cell office:value-type="string" calcext:value-type="string">
            <text:p>Östereich</text:p>
          </table:table-cell>
          <table:table-cell office:value-type="string" calcext:value-type="string">
            <text:p>http://admin.paulsecret.com/order/show/275498582</text:p>
          </table:table-cell>
          <table:table-cell office:value-type="float" office:value="275498582" calcext:value-type="float">
            <text:p>275498582</text:p>
          </table:table-cell>
          <table:table-cell table:style-name="ce3" office:value-type="date" office:date-value="2015-07-05" calcext:value-type="date">
            <text:p>05/07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2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Marco Vogt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5661330</text:p>
          </table:table-cell>
          <table:table-cell office:value-type="float" office:value="275661330" calcext:value-type="float">
            <text:p>275661330</text:p>
          </table:table-cell>
          <table:table-cell table:style-name="ce3" office:value-type="date" office:date-value="2015-07-05" calcext:value-type="date">
            <text:p>05/07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2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Thomas Dittman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5679129</text:p>
          </table:table-cell>
          <table:table-cell office:value-type="float" office:value="275679129" calcext:value-type="float">
            <text:p>275679129</text:p>
          </table:table-cell>
          <table:table-cell table:style-name="ce3" office:value-type="date" office:date-value="2015-12-05" calcext:value-type="date">
            <text:p>05/12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2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frithjof bogda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5700127</text:p>
          </table:table-cell>
          <table:table-cell office:value-type="float" office:value="275700127" calcext:value-type="float">
            <text:p>275700127</text:p>
          </table:table-cell>
          <table:table-cell table:style-name="ce3" office:value-type="date" office:date-value="2015-08-05" calcext:value-type="date">
            <text:p>05/08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2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Ion Vlad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5711528</text:p>
          </table:table-cell>
          <table:table-cell office:value-type="float" office:value="275711528" calcext:value-type="float">
            <text:p>275711528</text:p>
          </table:table-cell>
          <table:table-cell table:style-name="ce3" office:value-type="date" office:date-value="2015-11-05" calcext:value-type="date">
            <text:p>05/11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2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Oz Ko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6072747</text:p>
          </table:table-cell>
          <table:table-cell office:value-type="float" office:value="276072747" calcext:value-type="float">
            <text:p>276072747</text:p>
          </table:table-cell>
          <table:table-cell table:style-name="ce3" office:value-type="date" office:date-value="2015-06-05" calcext:value-type="date">
            <text:p>05/06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14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Herr Ozan Korkmaz Heinrichstrasse 77 64283 Darmstadt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estellung von Johann Heinrich</text:p>
          </table:table-cell>
          <table:table-cell office:value-type="string" calcext:value-type="string">
            <text:p>Östereich</text:p>
          </table:table-cell>
          <table:table-cell office:value-type="string" calcext:value-type="string">
            <text:p>http://admin.paulsecret.com/order/show/276617436</text:p>
          </table:table-cell>
          <table:table-cell office:value-type="float" office:value="276617436" calcext:value-type="float">
            <text:p>276617436</text:p>
          </table:table-cell>
          <table:table-cell table:style-name="ce3" office:value-type="date" office:date-value="2015-11-05" calcext:value-type="date">
            <text:p>05/11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0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Stefan Hartman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6640205</text:p>
          </table:table-cell>
          <table:table-cell office:value-type="float" office:value="276640205" calcext:value-type="float">
            <text:p>276640205</text:p>
          </table:table-cell>
          <table:table-cell table:style-name="ce3" office:value-type="date" office:date-value="2015-08-05" calcext:value-type="date">
            <text:p>05/08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1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Herr Stefan Hartmann Brahmsstr. 2 Packstation 107 22247248 86179 Augsburg 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stellung von david hojka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6891947</text:p>
          </table:table-cell>
          <table:table-cell office:value-type="float" office:value="276891947" calcext:value-type="float">
            <text:p>276891947</text:p>
          </table:table-cell>
          <table:table-cell table:style-name="ce3" office:value-type="date" office:date-value="2015-08-05" calcext:value-type="date">
            <text:p>05/08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2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Tobias Schultz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6900314</text:p>
          </table:table-cell>
          <table:table-cell office:value-type="float" office:value="276900314" calcext:value-type="float">
            <text:p>276900314</text:p>
          </table:table-cell>
          <table:table-cell table:style-name="ce3" office:value-type="date" office:date-value="2015-08-05" calcext:value-type="date">
            <text:p>05/08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2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daniel sau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6922996</text:p>
          </table:table-cell>
          <table:table-cell office:value-type="float" office:value="276922996" calcext:value-type="float">
            <text:p>276922996</text:p>
          </table:table-cell>
          <table:table-cell table:style-name="ce3" office:value-type="date" office:date-value="2015-08-05" calcext:value-type="date">
            <text:p>05/08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15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</text:p>
          </table:table-cell>
          <table:table-cell office:value-type="string" calcext:value-type="string">
            <text:p>Rückmarsdorfer Str. 10 04179 Leipzi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estellung von Jens Altenbernd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6944654</text:p>
          </table:table-cell>
          <table:table-cell office:value-type="float" office:value="276944654" calcext:value-type="float">
            <text:p>276944654</text:p>
          </table:table-cell>
          <table:table-cell office:value-type="string" calcext:value-type="string">
            <text:p>5/13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1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Jen Altenbernd Kurt-Schumacher Str. 51 58452 Witt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stellung von Florian Prüst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6992083</text:p>
          </table:table-cell>
          <table:table-cell office:value-type="float" office:value="276992083" calcext:value-type="float">
            <text:p>276992083</text:p>
          </table:table-cell>
          <table:table-cell table:style-name="ce3" office:value-type="date" office:date-value="2015-08-05" calcext:value-type="date">
            <text:p>05/08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17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Gewerbestrasse 2 79258 Hartheim am Rhe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stellung von r h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7107135</text:p>
          </table:table-cell>
          <table:table-cell office:value-type="float" office:value="277107135" calcext:value-type="float">
            <text:p>277107135</text:p>
          </table:table-cell>
          <table:table-cell table:style-name="ce3" office:value-type="date" office:date-value="2015-12-05" calcext:value-type="date">
            <text:p>05/12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2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david hojka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7395157</text:p>
          </table:table-cell>
          <table:table-cell office:value-type="float" office:value="277395157" calcext:value-type="float">
            <text:p>277395157</text:p>
          </table:table-cell>
          <table:table-cell table:style-name="ce3" office:value-type="date" office:date-value="2015-09-05" calcext:value-type="date">
            <text:p>05/09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2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Christopher Haselhorst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7415802</text:p>
          </table:table-cell>
          <table:table-cell office:value-type="float" office:value="277415802" calcext:value-type="float">
            <text:p>277415802</text:p>
          </table:table-cell>
          <table:table-cell table:style-name="ce3" office:value-type="date" office:date-value="2015-11-05" calcext:value-type="date">
            <text:p>05/11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1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Hegestraße 9 59558 Lippstadt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estellung von Robert Dr. Schlichthaa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7471128</text:p>
          </table:table-cell>
          <table:table-cell office:value-type="float" office:value="277471128" calcext:value-type="float">
            <text:p>277471128</text:p>
          </table:table-cell>
          <table:table-cell table:style-name="ce3" office:value-type="date" office:date-value="2015-11-05" calcext:value-type="date">
            <text:p>05/11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1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Kaiser Otto Ring 2 39106 Magdebur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stellung von Jens Hartman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7481614</text:p>
          </table:table-cell>
          <table:table-cell office:value-type="float" office:value="277481614" calcext:value-type="float">
            <text:p>277481614</text:p>
          </table:table-cell>
          <table:table-cell table:style-name="ce3" office:value-type="date" office:date-value="2015-11-05" calcext:value-type="date">
            <text:p>05/11/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2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Sebastian Schrörs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8003569</text:p>
          </table:table-cell>
          <table:table-cell office:value-type="float" office:value="278003569" calcext:value-type="float">
            <text:p>278003569</text:p>
          </table:table-cell>
          <table:table-cell/>
          <table:table-cell office:value-type="string" calcext:value-type="string">
            <text:p>does not meet delivery conditions</text:p>
          </table:table-cell>
          <table:table-cell office:value-type="string" calcext:value-type="string">
            <text:p>5/21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ellung von Luc Thilges</text:p>
          </table:table-cell>
          <table:table-cell office:value-type="string" calcext:value-type="string">
            <text:p>Luxemburg</text:p>
          </table:table-cell>
          <table:table-cell office:value-type="string" calcext:value-type="string">
            <text:p>http://admin.paulsecret.com/order/show/278530175</text:p>
          </table:table-cell>
          <table:table-cell office:value-type="float" office:value="278530175" calcext:value-type="float">
            <text:p>278530175</text:p>
          </table:table-cell>
          <table:table-cell office:value-type="string" calcext:value-type="string">
            <text:p>5/22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5, rue de la Foret verte L-7340 Heisdorf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estellung von Alexander Berg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8748738</text:p>
          </table:table-cell>
          <table:table-cell office:value-type="float" office:value="278748738" calcext:value-type="float">
            <text:p>278748738</text:p>
          </table:table-cell>
          <table:table-cell office:value-type="string" calcext:value-type="string">
            <text:p>5/13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2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Packstation 160 0000355211 60386 Frankfu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stellung von Bjoern Herbert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8848318</text:p>
          </table:table-cell>
          <table:table-cell office:value-type="float" office:value="278848318" calcext:value-type="float">
            <text:p>278848318</text:p>
          </table:table-cell>
          <table:table-cell office:value-type="string" calcext:value-type="string">
            <text:p>5/13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6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In den Steckengärten 10 61191 Rodheim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estellung von youness attoumi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8849944</text:p>
          </table:table-cell>
          <table:table-cell office:value-type="float" office:value="278849944" calcext:value-type="float">
            <text:p>278849944</text:p>
          </table:table-cell>
          <table:table-cell office:value-type="string" calcext:value-type="string">
            <text:p>5/13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6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Andreas Steinbach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8993536</text:p>
          </table:table-cell>
          <table:table-cell office:value-type="float" office:value="278993536" calcext:value-type="float">
            <text:p>278993536</text:p>
          </table:table-cell>
          <table:table-cell office:value-type="string" calcext:value-type="string">
            <text:p>5/13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Jana Novak Borbergstr. 21 59065 Hamm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estellung von Marcel Eickelbaum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9433873</text:p>
          </table:table-cell>
          <table:table-cell office:value-type="float" office:value="279433873" calcext:value-type="float">
            <text:p>279433873</text:p>
          </table:table-cell>
          <table:table-cell office:value-type="string" calcext:value-type="string">
            <text:p>5/19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0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Gladbacherstr 346 47805 Krefeld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estellung von Torsten Walth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79697688</text:p>
          </table:table-cell>
          <table:table-cell office:value-type="float" office:value="279697688" calcext:value-type="float">
            <text:p>279697688</text:p>
          </table:table-cell>
          <table:table-cell office:value-type="string" calcext:value-type="string">
            <text:p>5/15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Teichstr. 36 45768 Mar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stellung von Flavio Geiser</text:p>
          </table:table-cell>
          <table:table-cell office:value-type="string" calcext:value-type="string">
            <text:p>Schweiz</text:p>
          </table:table-cell>
          <table:table-cell office:value-type="string" calcext:value-type="string">
            <text:p>http://admin.paulsecret.com/order/show/279871698</text:p>
          </table:table-cell>
          <table:table-cell office:value-type="float" office:value="279871698" calcext:value-type="float">
            <text:p>279871698</text:p>
          </table:table-cell>
          <table:table-cell office:value-type="string" calcext:value-type="string">
            <text:p>5/19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1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Schönbergstr. 11 6252 Dagmerselle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estellung von Koen Dillen</text:p>
          </table:table-cell>
          <table:table-cell office:value-type="string" calcext:value-type="string">
            <text:p>Schweiz</text:p>
          </table:table-cell>
          <table:table-cell office:value-type="string" calcext:value-type="string">
            <text:p>http://admin.paulsecret.com/order/show/279872203</text:p>
          </table:table-cell>
          <table:table-cell office:value-type="float" office:value="279872203" calcext:value-type="float">
            <text:p>279872203</text:p>
          </table:table-cell>
          <table:table-cell office:value-type="string" calcext:value-type="string">
            <text:p>5/21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BMW Felix Emmenegger AG Koen Dillen Gibriststrasse 5 5317 Hettenschwil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estellung von Michael Kählke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80872191</text:p>
          </table:table-cell>
          <table:table-cell office:value-type="float" office:value="280872191" calcext:value-type="float">
            <text:p>280872191</text:p>
          </table:table-cell>
          <table:table-cell office:value-type="string" calcext:value-type="string">
            <text:p>5/19/2015</text:p>
          </table:table-cell>
          <table:table-cell office:value-type="string" calcext:value-type="string">
            <text:p>does not meet delivery conditions</text:p>
          </table:table-cell>
          <table:table-cell office:value-type="string" calcext:value-type="string">
            <text:p>5/26/2015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stellung von Allan Lokananta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81569115</text:p>
          </table:table-cell>
          <table:table-cell office:value-type="float" office:value="281569115" calcext:value-type="float">
            <text:p>281569115</text:p>
          </table:table-cell>
          <table:table-cell office:value-type="string" calcext:value-type="string">
            <text:p>5/20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2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Allan Lokananta Finkenweg 2 91154 Roth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estellung von Christian Heck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82676449</text:p>
          </table:table-cell>
          <table:table-cell office:value-type="float" office:value="282676449" calcext:value-type="float">
            <text:p>282676449</text:p>
          </table:table-cell>
          <table:table-cell office:value-type="string" calcext:value-type="string">
            <text:p>5/20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1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nd with new address</text:p>
          </table:table-cell>
          <table:table-cell office:value-type="string" calcext:value-type="string">
            <text:p>Keplerstr. 17 69120 Heidelber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stellung von Arndt Palz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82984971</text:p>
          </table:table-cell>
          <table:table-cell office:value-type="float" office:value="282984971" calcext:value-type="float">
            <text:p>282984971</text:p>
          </table:table-cell>
          <table:table-cell office:value-type="string" calcext:value-type="string">
            <text:p>5/21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3/2015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itte sofort Lars kontaktieren..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estellung von Alexander Kind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83223644</text:p>
          </table:table-cell>
          <table:table-cell office:value-type="float" office:value="283223644" calcext:value-type="float">
            <text:p>283223644</text:p>
          </table:table-cell>
          <table:table-cell office:value-type="string" calcext:value-type="string">
            <text:p>5/22/2015</text:p>
          </table:table-cell>
          <table:table-cell office:value-type="string" calcext:value-type="string">
            <text:p>addressee unknown</text:p>
          </table:table-cell>
          <table:table-cell office:value-type="string" calcext:value-type="string">
            <text:p>5/23/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cel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estellung von Constantin Müller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http://admin.paulsecret.com/order/show/288526214</text:p>
          </table:table-cell>
          <table:table-cell office:value-type="float" office:value="288526214" calcext:value-type="float">
            <text:p>288526214</text:p>
          </table:table-cell>
          <table:table-cell/>
          <table:table-cell office:value-type="string" calcext:value-type="string">
            <text:p>addressee unknown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Resen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cha Kaderli</text:p>
          </table:table-cell>
          <table:table-cell office:value-type="string" calcext:value-type="string">
            <text:p>Schweiz</text:p>
          </table:table-cell>
          <table:table-cell office:value-type="string" calcext:value-type="string">
            <text:p>http://admin.paulsecret.com/order/show/294162199</text:p>
          </table:table-cell>
          <table:table-cell office:value-type="float" office:value="294162199" calcext:value-type="float">
            <text:p>294162199</text:p>
          </table:table-cell>
          <table:table-cell/>
          <table:table-cell office:value-type="string" calcext:value-type="string">
            <text:p>addressee has moved</text:p>
          </table:table-cell>
          <table:table-cell table:number-columns-repeated="2"/>
          <table:table-cell office:value-type="string" calcext:value-type="string">
            <text:p>resend with new address</text:p>
          </table:table-cell>
          <table:table-cell office:value-type="string" calcext:value-type="string">
            <text:p>c/o Marco Sacchetti</text:p>
            <text:p>Holligenstrasse 70</text:p>
            <text:p>3008 Ber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ic Schneider</text:p>
          </table:table-cell>
          <table:table-cell office:value-type="string" calcext:value-type="string">
            <text:p>Luxemburg</text:p>
          </table:table-cell>
          <table:table-cell office:value-type="string" calcext:value-type="string">
            <text:p>http://admin.paulsecret.com/order/show/312084447</text:p>
          </table:table-cell>
          <table:table-cell table:number-columns-repeated="1021"/>
        </table:table-row>
        <table:table-row table:style-name="ro1" table:number-rows-repeated="10465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/</number:text>
      <number:day/>
      <number:text>/</number:text>
      <number:year number:style="long"/>
    </number:date-style>
    <number:currency-style style:name="N112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2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12P2" style:volatile="true">
      <number:currency-symbol>$</number:currency-symbol>
      <number:text>- </number:text>
    </number:currency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4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4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14P2" style:volatile="true">
      <number:currency-symbol>$</number:currency-symbol>
      <number:text>-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15:36:55.156000000</meta:creation-date>
    <dc:date>2015-09-29T15:57:37.210000000</dc:date>
    <meta:editing-duration>PT5M38S</meta:editing-duration>
    <meta:editing-cycles>2</meta:editing-cycles>
    <meta:generator>LibreOffice/5.0.1.2$Windows_x86 LibreOffice_project/81898c9f5c0d43f3473ba111d7b351050be20261</meta:generator>
    <meta:document-statistic meta:table-count="1" meta:cell-count="15640" meta:object-count="0"/>
  </office:meta>
</office:document-meta>
</file>